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3098D7E479107919420.jpg" manifest:media-type="image/jpeg"/>
  <manifest:file-entry manifest:full-path="Pictures/1000000000000400000002FFBA381E305C8913E4.jpg" manifest:media-type="image/jpeg"/>
  <manifest:file-entry manifest:full-path="Pictures/10000000000004000000030A58E82F2F68DB6387.jpg" manifest:media-type="image/jpeg"/>
  <manifest:file-entry manifest:full-path="Pictures/10000000000004000000031F247C6FDBDBAB68B8.jpg" manifest:media-type="image/jpeg"/>
  <manifest:file-entry manifest:full-path="Pictures/1000000000000400000003133247F0F0498BFD14.jpg" manifest:media-type="image/jpeg"/>
  <manifest:file-entry manifest:full-path="Pictures/1000000000000400000003031E55882E8CF966FF.jpg" manifest:media-type="image/jpeg"/>
  <manifest:file-entry manifest:full-path="Pictures/100000000000040000000301BFB561F2605828E7.jpg" manifest:media-type="image/jpeg"/>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1c8fd"/>
    </style:style>
    <style:style style:name="P8" style:family="paragraph" style:parent-style-name="Text_20_body">
      <style:paragraph-properties fo:text-align="justify" style:justify-single-word="false"/>
      <style:text-properties officeooo:paragraph-rsid="009315a4"/>
    </style:style>
    <style:style style:name="P9" style:family="paragraph" style:parent-style-name="Text_20_body">
      <style:paragraph-properties fo:text-align="justify" style:justify-single-word="false"/>
      <style:text-properties officeooo:paragraph-rsid="0096fece"/>
    </style:style>
    <style:style style:name="P10" style:family="paragraph" style:parent-style-name="Text_20_body">
      <style:paragraph-properties fo:text-align="justify" style:justify-single-word="false"/>
      <style:text-properties officeooo:paragraph-rsid="009a91cc"/>
    </style:style>
    <style:style style:name="P11" style:family="paragraph" style:parent-style-name="Text_20_body">
      <style:paragraph-properties fo:text-align="justify" style:justify-single-word="false"/>
      <style:text-properties officeooo:paragraph-rsid="009b999a"/>
    </style:style>
    <style:style style:name="P12" style:family="paragraph" style:parent-style-name="Text_20_body">
      <style:paragraph-properties fo:text-align="justify" style:justify-single-word="false"/>
      <style:text-properties officeooo:paragraph-rsid="009f6244"/>
    </style:style>
    <style:style style:name="P13" style:family="paragraph" style:parent-style-name="Text_20_body">
      <style:paragraph-properties fo:text-align="justify" style:justify-single-word="false"/>
      <style:text-properties officeooo:paragraph-rsid="00a35568"/>
    </style:style>
    <style:style style:name="P14" style:family="paragraph" style:parent-style-name="Text_20_body">
      <style:paragraph-properties fo:text-align="justify" style:justify-single-word="false"/>
      <style:text-properties officeooo:paragraph-rsid="00a520e3"/>
    </style:style>
    <style:style style:name="P15" style:family="paragraph" style:parent-style-name="Text_20_body">
      <style:paragraph-properties fo:text-align="justify" style:justify-single-word="false"/>
      <style:text-properties officeooo:paragraph-rsid="00a53372"/>
    </style:style>
    <style:style style:name="P16" style:family="paragraph" style:parent-style-name="Text_20_body">
      <style:paragraph-properties fo:text-align="justify" style:justify-single-word="false"/>
      <style:text-properties officeooo:paragraph-rsid="00b24fda"/>
    </style:style>
    <style:style style:name="P17" style:family="paragraph" style:parent-style-name="Text_20_body">
      <style:paragraph-properties fo:text-align="justify" style:justify-single-word="false"/>
      <style:text-properties officeooo:paragraph-rsid="00423a4a"/>
    </style:style>
    <style:style style:name="P18" style:family="paragraph" style:parent-style-name="Text_20_body">
      <style:paragraph-properties fo:text-align="justify" style:justify-single-word="false"/>
      <style:text-properties officeooo:paragraph-rsid="00c2dcca"/>
    </style:style>
    <style:style style:name="P19" style:family="paragraph" style:parent-style-name="Text_20_body">
      <style:paragraph-properties fo:text-align="justify" style:justify-single-word="false"/>
      <style:text-properties officeooo:paragraph-rsid="001cc3ed"/>
    </style:style>
    <style:style style:name="P20" style:family="paragraph" style:parent-style-name="Text_20_body">
      <style:paragraph-properties fo:text-align="justify" style:justify-single-word="false"/>
      <style:text-properties officeooo:paragraph-rsid="00d5ed76"/>
    </style:style>
    <style:style style:name="P21" style:family="paragraph" style:parent-style-name="Text_20_body">
      <style:paragraph-properties fo:text-align="justify" style:justify-single-word="false"/>
      <style:text-properties officeooo:paragraph-rsid="00e5f488"/>
    </style:style>
    <style:style style:name="P22" style:family="paragraph" style:parent-style-name="Text_20_body">
      <style:text-properties officeooo:rsid="003c27e5" officeooo:paragraph-rsid="003c27e5"/>
    </style:style>
    <style:style style:name="P23" style:family="paragraph" style:parent-style-name="Text_20_body">
      <style:text-properties officeooo:rsid="003c833c" officeooo:paragraph-rsid="003c833c"/>
    </style:style>
    <style:style style:name="P24"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5"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6"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7"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8" style:family="paragraph" style:parent-style-name="Text_20_body">
      <style:text-properties fo:language="en" fo:country="US"/>
    </style:style>
    <style:style style:name="P29" style:family="paragraph" style:parent-style-name="Text_20_body">
      <style:paragraph-properties fo:text-align="justify" style:justify-single-word="false"/>
      <style:text-properties fo:language="en" fo:country="US" officeooo:rsid="0012945f" officeooo:paragraph-rsid="0012945f"/>
    </style:style>
    <style:style style:name="P30" style:family="paragraph" style:parent-style-name="Text_20_body">
      <style:paragraph-properties fo:text-align="justify" style:justify-single-word="false"/>
      <style:text-properties fo:language="en" fo:country="US"/>
    </style:style>
    <style:style style:name="P31" style:family="paragraph" style:parent-style-name="Text_20_body">
      <style:paragraph-properties fo:text-align="justify" style:justify-single-word="false"/>
      <style:text-properties fo:language="en" fo:country="US" officeooo:paragraph-rsid="001184fa"/>
    </style:style>
    <style:style style:name="P32" style:family="paragraph" style:parent-style-name="Text_20_body">
      <style:paragraph-properties fo:text-align="justify" style:justify-single-word="false"/>
      <style:text-properties fo:language="en" fo:country="US" officeooo:paragraph-rsid="0024b30a"/>
    </style:style>
    <style:style style:name="P33" style:family="paragraph" style:parent-style-name="Text_20_body">
      <style:paragraph-properties fo:text-align="justify" style:justify-single-word="false"/>
      <style:text-properties fo:language="en" fo:country="US" officeooo:paragraph-rsid="0015681d"/>
    </style:style>
    <style:style style:name="P34" style:family="paragraph" style:parent-style-name="Text_20_body">
      <style:paragraph-properties fo:text-align="justify" style:justify-single-word="false"/>
      <style:text-properties fo:language="en" fo:country="US" officeooo:paragraph-rsid="001709fc"/>
    </style:style>
    <style:style style:name="P35" style:family="paragraph" style:parent-style-name="Text_20_body">
      <style:paragraph-properties fo:text-align="justify" style:justify-single-word="false"/>
      <style:text-properties fo:language="en" fo:country="US" officeooo:paragraph-rsid="00173b3f"/>
    </style:style>
    <style:style style:name="P36" style:family="paragraph" style:parent-style-name="Text_20_body">
      <style:paragraph-properties fo:text-align="justify" style:justify-single-word="false"/>
      <style:text-properties fo:language="en" fo:country="US" officeooo:paragraph-rsid="0018bf25"/>
    </style:style>
    <style:style style:name="P37" style:family="paragraph" style:parent-style-name="Text_20_body">
      <style:paragraph-properties fo:text-align="justify" style:justify-single-word="false"/>
      <style:text-properties fo:language="en" fo:country="US" officeooo:paragraph-rsid="00423a4a"/>
    </style:style>
    <style:style style:name="P38" style:family="paragraph" style:parent-style-name="Text_20_body">
      <style:paragraph-properties fo:text-align="justify" style:justify-single-word="false"/>
      <style:text-properties fo:language="en" fo:country="US" officeooo:paragraph-rsid="001994f0"/>
    </style:style>
    <style:style style:name="P39" style:family="paragraph" style:parent-style-name="Text_20_body">
      <style:paragraph-properties fo:text-align="justify" style:justify-single-word="false"/>
      <style:text-properties fo:language="en" fo:country="US" officeooo:paragraph-rsid="0019a820"/>
    </style:style>
    <style:style style:name="P40" style:family="paragraph" style:parent-style-name="Text_20_body">
      <style:paragraph-properties fo:text-align="justify" style:justify-single-word="false"/>
      <style:text-properties fo:language="en" fo:country="US" officeooo:paragraph-rsid="005905ea"/>
    </style:style>
    <style:style style:name="P41" style:family="paragraph" style:parent-style-name="Text_20_body">
      <style:paragraph-properties fo:text-align="justify" style:justify-single-word="false"/>
      <style:text-properties fo:language="en" fo:country="US" officeooo:paragraph-rsid="003d7eb9"/>
    </style:style>
    <style:style style:name="P42" style:family="paragraph" style:parent-style-name="Text_20_body">
      <style:paragraph-properties fo:text-align="justify" style:justify-single-word="false"/>
      <style:text-properties fo:language="en" fo:country="US" officeooo:paragraph-rsid="0044f816"/>
    </style:style>
    <style:style style:name="P43" style:family="paragraph" style:parent-style-name="Text_20_body">
      <style:paragraph-properties fo:text-align="justify" style:justify-single-word="false"/>
      <style:text-properties fo:language="en" fo:country="US" officeooo:paragraph-rsid="001dcc26"/>
    </style:style>
    <style:style style:name="P44" style:family="paragraph" style:parent-style-name="Text_20_body">
      <style:paragraph-properties fo:text-align="justify" style:justify-single-word="false"/>
      <style:text-properties fo:language="en" fo:country="US" officeooo:paragraph-rsid="008fe387"/>
    </style:style>
    <style:style style:name="P45" style:family="paragraph" style:parent-style-name="Text_20_body">
      <style:paragraph-properties fo:text-align="justify" style:justify-single-word="false"/>
      <style:text-properties fo:language="en" fo:country="US" officeooo:paragraph-rsid="0091c8fd"/>
    </style:style>
    <style:style style:name="P46" style:family="paragraph" style:parent-style-name="Text_20_body">
      <style:paragraph-properties fo:text-align="justify" style:justify-single-word="false"/>
      <style:text-properties fo:language="en" fo:country="US" officeooo:paragraph-rsid="009315a4"/>
    </style:style>
    <style:style style:name="P47" style:family="paragraph" style:parent-style-name="Text_20_body">
      <style:paragraph-properties fo:text-align="justify" style:justify-single-word="false"/>
      <style:text-properties fo:language="en" fo:country="US" officeooo:paragraph-rsid="0096fece"/>
    </style:style>
    <style:style style:name="P48" style:family="paragraph" style:parent-style-name="Text_20_body">
      <style:paragraph-properties fo:text-align="justify" style:justify-single-word="false"/>
      <style:text-properties fo:language="en" fo:country="US" officeooo:paragraph-rsid="009b999a"/>
    </style:style>
    <style:style style:name="P49" style:family="paragraph" style:parent-style-name="Text_20_body">
      <style:paragraph-properties fo:text-align="justify" style:justify-single-word="false"/>
      <style:text-properties fo:language="en" fo:country="US" officeooo:paragraph-rsid="00eb940b"/>
    </style:style>
    <style:style style:name="P50" style:family="paragraph" style:parent-style-name="Text_20_body">
      <style:text-properties fo:language="en" fo:country="US" officeooo:rsid="0055efa0" officeooo:paragraph-rsid="0055efa0"/>
    </style:style>
    <style:style style:name="P51" style:family="paragraph" style:parent-style-name="Text_20_body">
      <style:text-properties fo:language="en" fo:country="US" officeooo:rsid="002e929d" officeooo:paragraph-rsid="002e929d"/>
    </style:style>
    <style:style style:name="P52" style:family="paragraph" style:parent-style-name="Text_20_body">
      <style:paragraph-properties fo:text-align="justify" style:justify-single-word="false"/>
      <style:text-properties fo:language="en" fo:country="US" officeooo:rsid="0037c33a" officeooo:paragraph-rsid="0037c33a"/>
    </style:style>
    <style:style style:name="P53" style:family="paragraph" style:parent-style-name="Text_20_body">
      <style:text-properties fo:language="en" fo:country="US" officeooo:paragraph-rsid="0015681d"/>
    </style:style>
    <style:style style:name="P54" style:family="paragraph" style:parent-style-name="Text_20_body">
      <style:paragraph-properties fo:text-align="justify" style:justify-single-word="false"/>
      <style:text-properties fo:language="en" fo:country="US" officeooo:rsid="00173b3f" officeooo:paragraph-rsid="00173b3f"/>
    </style:style>
    <style:style style:name="P55" style:family="paragraph" style:parent-style-name="Text_20_body">
      <style:text-properties fo:language="en" fo:country="US" officeooo:rsid="0041c45d" officeooo:paragraph-rsid="0041c45d"/>
    </style:style>
    <style:style style:name="P56" style:family="paragraph" style:parent-style-name="Text_20_body">
      <style:paragraph-properties fo:text-align="justify" style:justify-single-word="false"/>
      <style:text-properties fo:language="en" fo:country="US" officeooo:rsid="0018bf25" officeooo:paragraph-rsid="0050681e"/>
    </style:style>
    <style:style style:name="P57" style:family="paragraph" style:parent-style-name="Text_20_body">
      <style:paragraph-properties fo:text-align="justify" style:justify-single-word="false"/>
      <style:text-properties fo:language="en" fo:country="US" officeooo:rsid="00423a4a" officeooo:paragraph-rsid="00423a4a"/>
    </style:style>
    <style:style style:name="P58" style:family="paragraph" style:parent-style-name="Text_20_body">
      <style:paragraph-properties fo:text-align="justify" style:justify-single-word="false"/>
      <style:text-properties fo:language="en" fo:country="US" officeooo:rsid="0042712e" officeooo:paragraph-rsid="0042712e"/>
    </style:style>
    <style:style style:name="P59" style:family="paragraph" style:parent-style-name="Text_20_body">
      <style:paragraph-properties fo:text-align="justify" style:justify-single-word="false"/>
      <style:text-properties fo:language="en" fo:country="US" officeooo:rsid="005905ea" officeooo:paragraph-rsid="005905ea"/>
    </style:style>
    <style:style style:name="P60" style:family="paragraph" style:parent-style-name="Text_20_body">
      <style:paragraph-properties fo:text-align="justify" style:justify-single-word="false"/>
      <style:text-properties fo:language="en" fo:country="US" officeooo:rsid="001cc3ed" officeooo:paragraph-rsid="001cc3ed"/>
    </style:style>
    <style:style style:name="P61" style:family="paragraph" style:parent-style-name="Text_20_body">
      <style:paragraph-properties fo:text-align="justify" style:justify-single-word="false"/>
      <style:text-properties fo:language="en" fo:country="US" officeooo:rsid="0044f816" officeooo:paragraph-rsid="0044f816"/>
    </style:style>
    <style:style style:name="P62" style:family="paragraph" style:parent-style-name="Text_20_body">
      <style:text-properties fo:language="en" fo:country="US" officeooo:rsid="00468f68" officeooo:paragraph-rsid="00468f68"/>
    </style:style>
    <style:style style:name="P63" style:family="paragraph" style:parent-style-name="Text_20_body">
      <style:text-properties fo:language="en" fo:country="US" officeooo:rsid="003c27e5" officeooo:paragraph-rsid="003c27e5"/>
    </style:style>
    <style:style style:name="P64" style:family="paragraph" style:parent-style-name="Text_20_body">
      <style:text-properties fo:language="en" fo:country="US" officeooo:rsid="003c833c" officeooo:paragraph-rsid="003c833c"/>
    </style:style>
    <style:style style:name="P65" style:family="paragraph" style:parent-style-name="Text_20_body">
      <style:paragraph-properties fo:text-align="justify" style:justify-single-word="false"/>
      <style:text-properties fo:language="en" fo:country="US" officeooo:rsid="0091c8fd" officeooo:paragraph-rsid="0091c8fd"/>
    </style:style>
    <style:style style:name="P66" style:family="paragraph" style:parent-style-name="Text_20_body">
      <style:paragraph-properties fo:text-align="justify" style:justify-single-word="false"/>
      <style:text-properties fo:language="en" fo:country="US" officeooo:rsid="00992205" officeooo:paragraph-rsid="00992205"/>
    </style:style>
    <style:style style:name="P67" style:family="paragraph" style:parent-style-name="Text_20_body">
      <style:paragraph-properties fo:text-align="justify" style:justify-single-word="false"/>
      <style:text-properties fo:language="en" fo:country="US" officeooo:rsid="0087c902" officeooo:paragraph-rsid="0087c902"/>
    </style:style>
    <style:style style:name="P68" style:family="paragraph" style:parent-style-name="Text_20_body">
      <style:text-properties fo:language="en" fo:country="US" officeooo:rsid="008c6b89"/>
    </style:style>
    <style:style style:name="P69" style:family="paragraph" style:parent-style-name="Text_20_body">
      <style:paragraph-properties fo:text-align="justify" style:justify-single-word="false"/>
      <style:text-properties fo:language="en" fo:country="US" officeooo:rsid="008f60da" officeooo:paragraph-rsid="008f60da"/>
    </style:style>
    <style:style style:name="P70" style:family="paragraph" style:parent-style-name="Text_20_body">
      <style:paragraph-properties fo:text-align="justify" style:justify-single-word="false"/>
      <style:text-properties fo:language="en" fo:country="US" officeooo:rsid="009f6244" officeooo:paragraph-rsid="009f6244"/>
    </style:style>
    <style:style style:name="P71" style:family="paragraph" style:parent-style-name="Text_20_body">
      <style:paragraph-properties fo:text-align="justify" style:justify-single-word="false"/>
      <style:text-properties fo:language="en" fo:country="US" officeooo:rsid="009fa62a" officeooo:paragraph-rsid="009fa62a"/>
    </style:style>
    <style:style style:name="P72" style:family="paragraph" style:parent-style-name="Text_20_body">
      <style:text-properties fo:language="en" fo:country="US" officeooo:rsid="009fa62a" officeooo:paragraph-rsid="009fa62a"/>
    </style:style>
    <style:style style:name="P73" style:family="paragraph" style:parent-style-name="Text_20_body">
      <style:paragraph-properties fo:text-align="justify" style:justify-single-word="false"/>
      <style:text-properties fo:language="en" fo:country="US" officeooo:rsid="00a520e3" officeooo:paragraph-rsid="00a520e3"/>
    </style:style>
    <style:style style:name="P74" style:family="paragraph" style:parent-style-name="Text_20_body">
      <style:paragraph-properties fo:text-align="justify" style:justify-single-word="false"/>
      <style:text-properties fo:language="en" fo:country="US" officeooo:rsid="00a53372" officeooo:paragraph-rsid="00a53372"/>
    </style:style>
    <style:style style:name="P75" style:family="paragraph" style:parent-style-name="Text_20_body">
      <style:text-properties fo:language="en" fo:country="US" officeooo:rsid="00aa8fa7" officeooo:paragraph-rsid="00aa8fa7"/>
    </style:style>
    <style:style style:name="P76" style:family="paragraph" style:parent-style-name="Text_20_body">
      <style:text-properties fo:language="en" fo:country="US" officeooo:rsid="00b86f73" officeooo:paragraph-rsid="00b86f73"/>
    </style:style>
    <style:style style:name="P77" style:family="paragraph" style:parent-style-name="Text_20_body">
      <style:text-properties fo:language="en" fo:country="US" officeooo:rsid="00b8393b" officeooo:paragraph-rsid="00b8393b"/>
    </style:style>
    <style:style style:name="P78" style:family="paragraph" style:parent-style-name="Text_20_body">
      <style:text-properties fo:language="en" fo:country="US" officeooo:rsid="00ba4977" officeooo:paragraph-rsid="00ba4977"/>
    </style:style>
    <style:style style:name="P79" style:family="paragraph" style:parent-style-name="Text_20_body">
      <style:text-properties fo:language="en" fo:country="US" fo:font-weight="bold" officeooo:rsid="00b86f73" officeooo:paragraph-rsid="00ba4977" style:font-weight-asian="bold" style:font-weight-complex="bold"/>
    </style:style>
    <style:style style:name="P80" style:family="paragraph" style:parent-style-name="Text_20_body">
      <style:text-properties fo:language="en" fo:country="US" fo:font-weight="bold" officeooo:rsid="00ba4977" officeooo:paragraph-rsid="00ba4977" style:font-weight-asian="bold" style:font-weight-complex="bold"/>
    </style:style>
    <style:style style:name="P81" style:family="paragraph" style:parent-style-name="Text_20_body">
      <style:text-properties fo:language="en" fo:country="US" fo:font-weight="bold" officeooo:rsid="00be82f9" officeooo:paragraph-rsid="00be82f9" style:font-weight-asian="bold" style:font-weight-complex="bold"/>
    </style:style>
    <style:style style:name="P82" style:family="paragraph" style:parent-style-name="Text_20_body">
      <style:text-properties fo:language="en" fo:country="US" officeooo:rsid="00bbe094" officeooo:paragraph-rsid="00bbe094"/>
    </style:style>
    <style:style style:name="P83" style:family="paragraph" style:parent-style-name="Text_20_body">
      <style:text-properties fo:language="en" fo:country="US" officeooo:rsid="00bc9f92" officeooo:paragraph-rsid="00bbe094"/>
    </style:style>
    <style:style style:name="P84" style:family="paragraph" style:parent-style-name="Text_20_body">
      <style:text-properties fo:language="en" fo:country="US" officeooo:rsid="00be82f9" officeooo:paragraph-rsid="00be82f9"/>
    </style:style>
    <style:style style:name="P85" style:family="paragraph" style:parent-style-name="Text_20_body">
      <style:paragraph-properties fo:text-align="justify" style:justify-single-word="false"/>
      <style:text-properties fo:language="en" fo:country="US" officeooo:rsid="009226f2" officeooo:paragraph-rsid="00c20dbd"/>
    </style:style>
    <style:style style:name="P86" style:family="paragraph" style:parent-style-name="Text_20_body">
      <style:paragraph-properties fo:text-align="justify" style:justify-single-word="false"/>
      <style:text-properties fo:language="en" fo:country="US" officeooo:rsid="00c26016" officeooo:paragraph-rsid="00c26016"/>
    </style:style>
    <style:style style:name="P87" style:family="paragraph" style:parent-style-name="Text_20_body">
      <style:paragraph-properties fo:text-align="justify" style:justify-single-word="false"/>
      <style:text-properties fo:language="en" fo:country="US" officeooo:rsid="00c2b811" officeooo:paragraph-rsid="00c2b811"/>
    </style:style>
    <style:style style:name="P88" style:family="paragraph" style:parent-style-name="Text_20_body">
      <style:paragraph-properties fo:text-align="justify" style:justify-single-word="false"/>
      <style:text-properties fo:language="en" fo:country="US" officeooo:rsid="00c57783" officeooo:paragraph-rsid="00c57783"/>
    </style:style>
    <style:style style:name="P89" style:family="paragraph" style:parent-style-name="Text_20_body">
      <style:paragraph-properties fo:text-align="justify" style:justify-single-word="false"/>
      <style:text-properties fo:language="en" fo:country="US" officeooo:rsid="009a91cc"/>
    </style:style>
    <style:style style:name="P90" style:family="paragraph" style:parent-style-name="Text_20_body">
      <style:text-properties fo:language="en" fo:country="US" officeooo:paragraph-rsid="00c75329"/>
    </style:style>
    <style:style style:name="P91" style:family="paragraph" style:parent-style-name="Text_20_body">
      <style:text-properties fo:language="en" fo:country="US" officeooo:rsid="00caff88" officeooo:paragraph-rsid="00caff88"/>
    </style:style>
    <style:style style:name="P92" style:family="paragraph" style:parent-style-name="Text_20_body">
      <style:paragraph-properties fo:text-align="justify" style:justify-single-word="false"/>
      <style:text-properties fo:language="en" fo:country="US" officeooo:rsid="00cde847" officeooo:paragraph-rsid="00cde847"/>
    </style:style>
    <style:style style:name="P93" style:family="paragraph" style:parent-style-name="Text_20_body">
      <style:text-properties fo:language="en" fo:country="US" officeooo:rsid="00d7c3f2" officeooo:paragraph-rsid="00d7c3f2"/>
    </style:style>
    <style:style style:name="P94" style:family="paragraph" style:parent-style-name="Text_20_body">
      <style:paragraph-properties fo:text-align="justify" style:justify-single-word="false"/>
      <style:text-properties fo:language="en" fo:country="US" officeooo:rsid="00e5f488" officeooo:paragraph-rsid="00e5f488"/>
    </style:style>
    <style:style style:name="P95" style:family="paragraph" style:parent-style-name="Text_20_body">
      <style:text-properties officeooo:paragraph-rsid="0055efa0"/>
    </style:style>
    <style:style style:name="P96" style:family="paragraph" style:parent-style-name="Text_20_body">
      <style:text-properties officeooo:rsid="00894b0b" officeooo:paragraph-rsid="00894b0b"/>
    </style:style>
    <style:style style:name="P97" style:family="paragraph" style:parent-style-name="Text_20_body">
      <style:text-properties officeooo:paragraph-rsid="003961a6"/>
    </style:style>
    <style:style style:name="P98" style:family="paragraph" style:parent-style-name="Text_20_body">
      <style:text-properties officeooo:paragraph-rsid="0041c45d"/>
    </style:style>
    <style:style style:name="P99" style:family="paragraph" style:parent-style-name="Text_20_body">
      <style:text-properties officeooo:rsid="0094bfe0" officeooo:paragraph-rsid="0094bfe0"/>
    </style:style>
    <style:style style:name="P100" style:family="paragraph" style:parent-style-name="Text_20_body">
      <style:text-properties fo:font-weight="bold" style:font-weight-asian="bold" style:font-weight-complex="bold"/>
    </style:style>
    <style:style style:name="P101" style:family="paragraph" style:parent-style-name="Text_20_body">
      <style:text-properties fo:font-weight="bold" officeooo:rsid="00ba4977" officeooo:paragraph-rsid="00ba4977" style:font-weight-asian="bold" style:font-weight-complex="bold"/>
    </style:style>
    <style:style style:name="P102" style:family="paragraph" style:parent-style-name="Text_20_body">
      <style:text-properties officeooo:paragraph-rsid="002e929d"/>
    </style:style>
    <style:style style:name="P103" style:family="paragraph" style:parent-style-name="Text_20_body">
      <style:text-properties officeooo:paragraph-rsid="00ae78ae"/>
    </style:style>
    <style:style style:name="P104" style:family="paragraph" style:parent-style-name="Text_20_body">
      <style:text-properties officeooo:paragraph-rsid="00ae91de"/>
    </style:style>
    <style:style style:name="P105" style:family="paragraph" style:parent-style-name="Text_20_body">
      <style:text-properties officeooo:rsid="00ae78ae" officeooo:paragraph-rsid="00ae78ae"/>
    </style:style>
    <style:style style:name="P106" style:family="paragraph" style:parent-style-name="Text_20_body">
      <style:text-properties officeooo:rsid="00b70bdc" officeooo:paragraph-rsid="00b70bdc"/>
    </style:style>
    <style:style style:name="P107" style:family="paragraph" style:parent-style-name="Text_20_body">
      <style:text-properties officeooo:rsid="00b70bdc" officeooo:paragraph-rsid="00ba4977"/>
    </style:style>
    <style:style style:name="P108" style:family="paragraph" style:parent-style-name="Text_20_body">
      <style:text-properties officeooo:rsid="00b8393b" officeooo:paragraph-rsid="00b8393b"/>
    </style:style>
    <style:style style:name="P109" style:family="paragraph" style:parent-style-name="Text_20_body">
      <style:text-properties officeooo:paragraph-rsid="00b86f73"/>
    </style:style>
    <style:style style:name="P110" style:family="paragraph" style:parent-style-name="Text_20_body">
      <style:text-properties officeooo:paragraph-rsid="00b9dfbf"/>
    </style:style>
    <style:style style:name="P111" style:family="paragraph" style:parent-style-name="Text_20_body">
      <style:text-properties officeooo:paragraph-rsid="00ba4977"/>
    </style:style>
    <style:style style:name="P112" style:family="paragraph" style:parent-style-name="Text_20_body">
      <style:text-properties officeooo:rsid="00b86f73" officeooo:paragraph-rsid="00ba4977"/>
    </style:style>
    <style:style style:name="P113" style:family="paragraph" style:parent-style-name="Text_20_body">
      <style:text-properties officeooo:rsid="00bbe094" officeooo:paragraph-rsid="00bbe094"/>
    </style:style>
    <style:style style:name="P114" style:family="paragraph" style:parent-style-name="Text_20_body">
      <style:text-properties officeooo:paragraph-rsid="00bbe094"/>
    </style:style>
    <style:style style:name="P115" style:family="paragraph" style:parent-style-name="Text_20_body">
      <style:text-properties officeooo:paragraph-rsid="00be82f9"/>
    </style:style>
    <style:style style:name="P116" style:family="paragraph" style:parent-style-name="Text_20_body">
      <style:text-properties officeooo:paragraph-rsid="00ca1b9c"/>
    </style:style>
    <style:style style:name="P117" style:family="paragraph" style:parent-style-name="Text_20_body">
      <style:text-properties officeooo:rsid="00aafcd7" officeooo:paragraph-rsid="00aafcd7"/>
    </style:style>
    <style:style style:name="P118" style:family="paragraph" style:parent-style-name="Text_20_body">
      <style:text-properties officeooo:rsid="00bc9f92" officeooo:paragraph-rsid="00ba4977"/>
    </style:style>
    <style:style style:name="P119" style:family="paragraph" style:parent-style-name="Text_20_body">
      <style:text-properties officeooo:rsid="00cbdecd" officeooo:paragraph-rsid="00cbdecd"/>
    </style:style>
    <style:style style:name="P120" style:family="paragraph" style:parent-style-name="Text_20_body">
      <style:text-properties officeooo:paragraph-rsid="00cf777c"/>
    </style:style>
    <style:style style:name="P121" style:family="paragraph" style:parent-style-name="Text_20_body">
      <style:text-properties officeooo:rsid="00d48156" officeooo:paragraph-rsid="00d48156"/>
    </style:style>
    <style:style style:name="P122" style:family="paragraph" style:parent-style-name="Text_20_body">
      <style:text-properties officeooo:rsid="00d7c3f2" officeooo:paragraph-rsid="00d7c3f2"/>
    </style:style>
    <style:style style:name="P123" style:family="paragraph" style:parent-style-name="Text_20_body">
      <style:text-properties officeooo:paragraph-rsid="00de8881"/>
    </style:style>
    <style:style style:name="P124" style:family="paragraph" style:parent-style-name="Text_20_body">
      <style:text-properties officeooo:rsid="00de8881" officeooo:paragraph-rsid="00de8881"/>
    </style:style>
    <style:style style:name="P125" style:family="paragraph" style:parent-style-name="Text_20_body">
      <style:text-properties officeooo:rsid="00df4e30" officeooo:paragraph-rsid="00df4e30"/>
    </style:style>
    <style:style style:name="P126" style:family="paragraph" style:parent-style-name="Text_20_body">
      <style:text-properties officeooo:paragraph-rsid="00df4e30"/>
    </style:style>
    <style:style style:name="P127" style:family="paragraph" style:parent-style-name="Text_20_body">
      <style:text-properties officeooo:rsid="00dff40b" officeooo:paragraph-rsid="00dff40b"/>
    </style:style>
    <style:style style:name="P128" style:family="paragraph" style:parent-style-name="Text_20_body">
      <style:text-properties officeooo:rsid="00e114f9" officeooo:paragraph-rsid="00e114f9"/>
    </style:style>
    <style:style style:name="P129" style:family="paragraph" style:parent-style-name="Text_20_body">
      <style:text-properties officeooo:rsid="00e427f9" officeooo:paragraph-rsid="00e427f9"/>
    </style:style>
    <style:style style:name="P130" style:family="paragraph" style:parent-style-name="Text_20_body">
      <style:text-properties officeooo:rsid="00e5e2d3" officeooo:paragraph-rsid="00e5e2d3"/>
    </style:style>
    <style:style style:name="P131" style:family="paragraph" style:parent-style-name="Text_20_body">
      <style:text-properties officeooo:rsid="00e5f488" officeooo:paragraph-rsid="00e5f488"/>
    </style:style>
    <style:style style:name="P132" style:family="paragraph" style:parent-style-name="Text_20_body">
      <style:text-properties officeooo:paragraph-rsid="00eb940b"/>
    </style:style>
    <style:style style:name="P133" style:family="paragraph" style:parent-style-name="Text_20_body">
      <style:text-properties officeooo:rsid="00eb940b" officeooo:paragraph-rsid="00eb940b"/>
    </style:style>
    <style:style style:name="P134" style:family="paragraph" style:parent-style-name="Standard">
      <style:paragraph-properties fo:text-align="center" style:justify-single-word="false" fo:break-before="pag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135" style:family="paragraph" style:parent-style-name="Text_20_body">
      <style:paragraph-properties fo:break-before="page"/>
      <style:text-properties fo:language="en" fo:country="US"/>
    </style:style>
    <style:style style:name="P136" style:family="paragraph" style:parent-style-name="Text_20_body">
      <style:paragraph-properties fo:break-before="page"/>
      <style:text-properties fo:language="en" fo:country="US" officeooo:rsid="003c833c" officeooo:paragraph-rsid="003c833c"/>
    </style:style>
    <style:style style:name="P137" style:family="paragraph" style:parent-style-name="Contents_20_Heading">
      <style:paragraph-properties fo:break-before="page"/>
    </style:style>
    <style:style style:name="P138" style:family="paragraph" style:parent-style-name="Horizontal_20_Line">
      <style:text-properties fo:language="en" fo:country="US"/>
    </style:style>
    <style:style style:name="P139" style:family="paragraph" style:parent-style-name="Preformatted_20_Text">
      <style:text-properties fo:language="en" fo:country="US"/>
    </style:style>
    <style:style style:name="P140" style:family="paragraph" style:parent-style-name="Preformatted_20_Text">
      <style:text-properties fo:language="en" fo:country="US" officeooo:paragraph-rsid="004b1b78"/>
    </style:style>
    <style:style style:name="P141" style:family="paragraph" style:parent-style-name="Preformatted_20_Text">
      <style:text-properties fo:language="en" fo:country="US" officeooo:rsid="004b1b78" officeooo:paragraph-rsid="004b1b78"/>
    </style:style>
    <style:style style:name="P142" style:family="paragraph" style:parent-style-name="Preformatted_20_Text">
      <style:text-properties fo:language="en" fo:country="US" officeooo:rsid="0050681e" officeooo:paragraph-rsid="0050681e"/>
    </style:style>
    <style:style style:name="P143" style:family="paragraph" style:parent-style-name="Preformatted_20_Text">
      <style:text-properties fo:language="en" fo:country="US" officeooo:rsid="003d30e6" officeooo:paragraph-rsid="003d30e6"/>
    </style:style>
    <style:style style:name="P144" style:family="paragraph" style:parent-style-name="Preformatted_20_Text">
      <style:text-properties fo:language="en" fo:country="US" officeooo:rsid="003d30e6" officeooo:paragraph-rsid="0050681e"/>
    </style:style>
    <style:style style:name="P145" style:family="paragraph" style:parent-style-name="Preformatted_20_Text">
      <style:text-properties fo:language="en" fo:country="US" officeooo:rsid="003d30e6" officeooo:paragraph-rsid="00d7c3f2"/>
    </style:style>
    <style:style style:name="P146" style:family="paragraph" style:parent-style-name="Preformatted_20_Text">
      <style:text-properties fo:language="en" fo:country="US" officeooo:paragraph-rsid="0024b30a"/>
    </style:style>
    <style:style style:name="P147" style:family="paragraph" style:parent-style-name="Preformatted_20_Text">
      <style:text-properties fo:language="en" fo:country="US" fo:font-weight="normal" style:font-weight-asian="normal" style:font-weight-complex="normal"/>
    </style:style>
    <style:style style:name="P148" style:family="paragraph" style:parent-style-name="Preformatted_20_Text">
      <style:text-properties fo:language="en" fo:country="US" officeooo:paragraph-rsid="0015681d"/>
    </style:style>
    <style:style style:name="P149" style:family="paragraph" style:parent-style-name="Preformatted_20_Text">
      <style:text-properties fo:language="en" fo:country="US" officeooo:paragraph-rsid="0041c45d"/>
    </style:style>
    <style:style style:name="P150" style:family="paragraph" style:parent-style-name="Preformatted_20_Text">
      <style:text-properties fo:language="en" fo:country="US" officeooo:rsid="0041c45d" officeooo:paragraph-rsid="0041c45d"/>
    </style:style>
    <style:style style:name="P151" style:family="paragraph" style:parent-style-name="Preformatted_20_Text">
      <style:text-properties fo:language="en" fo:country="US" officeooo:paragraph-rsid="00423a4a"/>
    </style:style>
    <style:style style:name="P152" style:family="paragraph" style:parent-style-name="Preformatted_20_Text">
      <style:text-properties fo:language="en" fo:country="US" officeooo:rsid="00468f68"/>
    </style:style>
    <style:style style:name="P153" style:family="paragraph" style:parent-style-name="Preformatted_20_Text">
      <style:text-properties fo:language="en" fo:country="US" officeooo:paragraph-rsid="00468f68"/>
    </style:style>
    <style:style style:name="P154" style:family="paragraph" style:parent-style-name="Preformatted_20_Text">
      <style:text-properties fo:language="en" fo:country="US" officeooo:paragraph-rsid="008fe387"/>
    </style:style>
    <style:style style:name="P155" style:family="paragraph" style:parent-style-name="Preformatted_20_Text">
      <style:text-properties fo:language="en" fo:country="US" officeooo:paragraph-rsid="009315a4"/>
    </style:style>
    <style:style style:name="P156" style:family="paragraph" style:parent-style-name="Preformatted_20_Text">
      <style:text-properties fo:language="en" fo:country="US" officeooo:rsid="0094bfe0" officeooo:paragraph-rsid="0094bfe0"/>
    </style:style>
    <style:style style:name="P157" style:family="paragraph" style:parent-style-name="Preformatted_20_Text">
      <style:text-properties fo:language="en" fo:country="US" officeooo:paragraph-rsid="0094bfe0"/>
    </style:style>
    <style:style style:name="P158" style:family="paragraph" style:parent-style-name="Preformatted_20_Text">
      <style:text-properties fo:language="en" fo:country="US" officeooo:paragraph-rsid="0095109d"/>
    </style:style>
    <style:style style:name="P159" style:family="paragraph" style:parent-style-name="Preformatted_20_Text">
      <style:text-properties fo:language="en" fo:country="US" officeooo:paragraph-rsid="00957c84"/>
    </style:style>
    <style:style style:name="P160" style:family="paragraph" style:parent-style-name="Preformatted_20_Text">
      <style:text-properties fo:language="en" fo:country="US" officeooo:rsid="00992205"/>
    </style:style>
    <style:style style:name="P161" style:family="paragraph" style:parent-style-name="Preformatted_20_Text">
      <style:text-properties fo:language="en" fo:country="US" officeooo:rsid="0087c902"/>
    </style:style>
    <style:style style:name="P162" style:family="paragraph" style:parent-style-name="Preformatted_20_Text">
      <style:text-properties fo:language="en" fo:country="US" officeooo:rsid="009315a4" officeooo:paragraph-rsid="009315a4"/>
    </style:style>
    <style:style style:name="P163" style:family="paragraph" style:parent-style-name="Preformatted_20_Text">
      <style:text-properties fo:language="en" fo:country="US" officeooo:rsid="009b999a" officeooo:paragraph-rsid="009b999a"/>
    </style:style>
    <style:style style:name="P164" style:family="paragraph" style:parent-style-name="Preformatted_20_Text">
      <style:paragraph-properties fo:text-align="justify" style:justify-single-word="false"/>
      <style:text-properties fo:language="en" fo:country="US" officeooo:rsid="00a53372" officeooo:paragraph-rsid="00a53372"/>
    </style:style>
    <style:style style:name="P165" style:family="paragraph" style:parent-style-name="Preformatted_20_Text">
      <style:text-properties fo:language="en" fo:country="US" officeooo:rsid="00aa6cf1" officeooo:paragraph-rsid="00aa6cf1"/>
    </style:style>
    <style:style style:name="P166" style:family="paragraph" style:parent-style-name="Preformatted_20_Text">
      <style:text-properties fo:language="en" fo:country="US" officeooo:paragraph-rsid="00aa8fa7"/>
    </style:style>
    <style:style style:name="P167" style:family="paragraph" style:parent-style-name="Preformatted_20_Text">
      <style:paragraph-properties fo:text-align="justify" style:justify-single-word="false"/>
      <style:text-properties fo:language="en" fo:country="US" officeooo:rsid="00ad7206" officeooo:paragraph-rsid="00ad7206"/>
    </style:style>
    <style:style style:name="P168" style:family="paragraph" style:parent-style-name="Preformatted_20_Text">
      <style:paragraph-properties fo:text-align="justify" style:justify-single-word="false"/>
      <style:text-properties fo:language="en" fo:country="US" officeooo:rsid="00ae78ae" officeooo:paragraph-rsid="00ae78ae"/>
    </style:style>
    <style:style style:name="P169" style:family="paragraph" style:parent-style-name="Preformatted_20_Text">
      <style:text-properties fo:language="en" fo:country="US" officeooo:rsid="00d5ed76"/>
    </style:style>
    <style:style style:name="P170" style:family="paragraph" style:parent-style-name="Preformatted_20_Text">
      <style:text-properties fo:language="en" fo:country="US" officeooo:paragraph-rsid="00d7c3f2"/>
    </style:style>
    <style:style style:name="P171" style:family="paragraph" style:parent-style-name="Preformatted_20_Text">
      <style:text-properties fo:language="en" fo:country="US" officeooo:paragraph-rsid="00eb940b"/>
    </style:style>
    <style:style style:name="P172" style:family="paragraph" style:parent-style-name="Preformatted_20_Text">
      <style:text-properties fo:language="en" fo:country="US" officeooo:rsid="00eb940b"/>
    </style:style>
    <style:style style:name="P173" style:family="paragraph" style:parent-style-name="Preformatted_20_Text">
      <style:text-properties fo:language="en" fo:country="US" officeooo:rsid="00ec74d5"/>
    </style:style>
    <style:style style:name="P174" style:family="paragraph" style:parent-style-name="Preformatted_20_Text">
      <style:text-properties officeooo:paragraph-rsid="009315a4"/>
    </style:style>
    <style:style style:name="P175" style:family="paragraph" style:parent-style-name="Preformatted_20_Text">
      <style:text-properties officeooo:paragraph-rsid="00992205"/>
    </style:style>
    <style:style style:name="P176" style:family="paragraph" style:parent-style-name="Preformatted_20_Text">
      <style:text-properties officeooo:paragraph-rsid="009d7ab4"/>
    </style:style>
    <style:style style:name="P177" style:family="paragraph" style:parent-style-name="Preformatted_20_Text">
      <style:paragraph-properties fo:text-align="justify" style:justify-single-word="false"/>
      <style:text-properties officeooo:rsid="00a53372" officeooo:paragraph-rsid="00a53372"/>
    </style:style>
    <style:style style:name="P178" style:family="paragraph" style:parent-style-name="Preformatted_20_Text">
      <style:text-properties officeooo:paragraph-rsid="00ac7f51"/>
    </style:style>
    <style:style style:name="P179" style:family="paragraph" style:parent-style-name="Preformatted_20_Text">
      <style:text-properties officeooo:rsid="00ae78ae" officeooo:paragraph-rsid="00ae78ae"/>
    </style:style>
    <style:style style:name="P180" style:family="paragraph" style:parent-style-name="Preformatted_20_Text">
      <style:text-properties officeooo:paragraph-rsid="00be82f9"/>
    </style:style>
    <style:style style:name="P181" style:family="paragraph" style:parent-style-name="Preformatted_20_Text">
      <style:text-properties officeooo:rsid="00ba4977"/>
    </style:style>
    <style:style style:name="P182" style:family="paragraph" style:parent-style-name="Preformatted_20_Text">
      <style:text-properties officeooo:rsid="00cf777c" officeooo:paragraph-rsid="00cf777c"/>
    </style:style>
    <style:style style:name="P183" style:family="paragraph" style:parent-style-name="Preformatted_20_Text">
      <style:text-properties officeooo:paragraph-rsid="00db541b"/>
    </style:style>
    <style:style style:name="P184" style:family="paragraph" style:parent-style-name="Preformatted_20_Text">
      <style:text-properties officeooo:rsid="00db541b" officeooo:paragraph-rsid="00db541b"/>
    </style:style>
    <style:style style:name="P185" style:family="paragraph" style:parent-style-name="Preformatted_20_Text">
      <style:text-properties officeooo:rsid="00de8881" officeooo:paragraph-rsid="00de8881"/>
    </style:style>
    <style:style style:name="P186" style:family="paragraph" style:parent-style-name="Preformatted_20_Text">
      <style:text-properties officeooo:paragraph-rsid="00dff40b"/>
    </style:style>
    <style:style style:name="P187" style:family="paragraph" style:parent-style-name="Preformatted_20_Text">
      <style:text-properties officeooo:paragraph-rsid="00eb940b"/>
    </style:style>
    <style:style style:name="P188" style:family="paragraph" style:parent-style-name="Preformatted_20_Text">
      <style:text-properties officeooo:paragraph-rsid="00ec74d5"/>
    </style:style>
    <style:style style:name="P189" style:family="paragraph" style:parent-style-name="Standard">
      <style:text-properties fo:language="en" fo:country="US"/>
    </style:style>
    <style:style style:name="P190" style:family="paragraph" style:parent-style-name="Standard">
      <style:paragraph-properties fo:text-align="center" style:justify-single-word="false"/>
      <style:text-properties fo:language="en" fo:country="US"/>
    </style:style>
    <style:style style:name="P191" style:family="paragraph" style:parent-style-name="Standard">
      <style:paragraph-properties fo:text-align="center" style:justify-single-word="false"/>
      <style:text-properties fo:language="en" fo:country="US" officeooo:paragraph-rsid="0034c7f5"/>
    </style:style>
    <style:style style:name="P192" style:family="paragraph" style:parent-style-name="Standard">
      <style:paragraph-properties fo:text-align="center" style:justify-single-word="false"/>
      <style:text-properties fo:language="en" fo:country="US" officeooo:paragraph-rsid="000f024d"/>
    </style:style>
    <style:style style:name="P193" style:family="paragraph" style:parent-style-name="Standard">
      <style:paragraph-properties fo:text-align="center" style:justify-single-word="false"/>
      <style:text-properties fo:language="en" fo:country="US" officeooo:paragraph-rsid="000f9b58"/>
    </style:style>
    <style:style style:name="P194" style:family="paragraph" style:parent-style-name="Standard">
      <style:paragraph-properties fo:text-align="center" style:justify-single-word="false"/>
      <style:text-properties fo:language="en" fo:country="US" officeooo:paragraph-rsid="00357e1c"/>
    </style:style>
    <style:style style:name="P195" style:family="paragraph" style:parent-style-name="Standard">
      <style:text-properties fo:language="en" fo:country="US" officeooo:rsid="000f024d"/>
    </style:style>
    <style:style style:name="P196" style:family="paragraph" style:parent-style-name="Standard">
      <style:paragraph-properties fo:text-align="center" style:justify-single-word="false"/>
      <style:text-properties fo:language="en" fo:country="US" officeooo:rsid="000f024d" officeooo:paragraph-rsid="000f024d"/>
    </style:style>
    <style:style style:name="P197" style:family="paragraph" style:parent-style-name="Standard">
      <style:paragraph-properties fo:text-align="justify" style:justify-single-word="false"/>
      <style:text-properties fo:language="en" fo:country="US" officeooo:rsid="000f024d" officeooo:paragraph-rsid="00357e1c"/>
    </style:style>
    <style:style style:name="P198" style:family="paragraph" style:parent-style-name="Standard">
      <style:paragraph-properties fo:text-align="justify" style:justify-single-word="false"/>
      <style:text-properties fo:language="en" fo:country="US" officeooo:rsid="000f024d" officeooo:paragraph-rsid="000f024d"/>
    </style:style>
    <style:style style:name="P199" style:family="paragraph" style:parent-style-name="Standard">
      <style:paragraph-properties fo:text-align="justify" style:justify-single-word="false"/>
      <style:text-properties fo:language="en" fo:country="US" officeooo:rsid="000f024d" officeooo:paragraph-rsid="0036322f"/>
    </style:style>
    <style:style style:name="P200" style:family="paragraph" style:parent-style-name="Standard">
      <style:paragraph-properties fo:text-align="center" style:justify-single-word="false"/>
      <style:text-properties fo:language="en" fo:country="US" officeooo:rsid="002febf3" officeooo:paragraph-rsid="002febf3"/>
    </style:style>
    <style:style style:name="P201" style:family="paragraph" style:parent-style-name="Standard">
      <style:paragraph-properties fo:text-align="justify" style:justify-single-word="false"/>
      <style:text-properties fo:language="en" fo:country="US"/>
    </style:style>
    <style:style style:name="P202" style:family="paragraph" style:parent-style-name="Standard">
      <style:paragraph-properties fo:text-align="justify" style:justify-single-word="false"/>
      <style:text-properties fo:language="en" fo:country="US" officeooo:paragraph-rsid="000f024d"/>
    </style:style>
    <style:style style:name="P203" style:family="paragraph" style:parent-style-name="Standard">
      <style:paragraph-properties fo:text-align="justify" style:justify-single-word="false"/>
      <style:text-properties fo:language="en" fo:country="US" officeooo:paragraph-rsid="004a6ea2"/>
    </style:style>
    <style:style style:name="P204" style:family="paragraph" style:parent-style-name="Standard">
      <style:paragraph-properties fo:text-align="justify" style:justify-single-word="false"/>
      <style:text-properties fo:language="en" fo:country="US" officeooo:paragraph-rsid="0024b30a"/>
    </style:style>
    <style:style style:name="P205" style:family="paragraph" style:parent-style-name="Standard">
      <style:paragraph-properties fo:text-align="justify" style:justify-single-word="false"/>
      <style:text-properties fo:language="en" fo:country="US" officeooo:paragraph-rsid="00252cfc"/>
    </style:style>
    <style:style style:name="P206" style:family="paragraph" style:parent-style-name="Standard">
      <style:paragraph-properties fo:text-align="justify" style:justify-single-word="false"/>
      <style:text-properties fo:language="en" fo:country="US" officeooo:paragraph-rsid="00270818"/>
    </style:style>
    <style:style style:name="P207" style:family="paragraph" style:parent-style-name="Standard">
      <style:paragraph-properties fo:text-align="justify" style:justify-single-word="false"/>
      <style:text-properties fo:language="en" fo:country="US" officeooo:paragraph-rsid="002e929d"/>
    </style:style>
    <style:style style:name="P208" style:family="paragraph" style:parent-style-name="Standard">
      <style:paragraph-properties fo:text-align="justify" style:justify-single-word="false"/>
      <style:text-properties fo:language="en" fo:country="US" officeooo:paragraph-rsid="0028ad0f"/>
    </style:style>
    <style:style style:name="P209" style:family="paragraph" style:parent-style-name="Standard">
      <style:paragraph-properties fo:text-align="justify" style:justify-single-word="false"/>
      <style:text-properties fo:language="en" fo:country="US" officeooo:paragraph-rsid="00297e14"/>
    </style:style>
    <style:style style:name="P210" style:family="paragraph" style:parent-style-name="Standard">
      <style:paragraph-properties fo:text-align="justify" style:justify-single-word="false"/>
      <style:text-properties fo:language="en" fo:country="US" officeooo:paragraph-rsid="0029a587"/>
    </style:style>
    <style:style style:name="P211" style:family="paragraph" style:parent-style-name="Standard">
      <style:paragraph-properties fo:text-align="justify" style:justify-single-word="false"/>
      <style:text-properties fo:language="en" fo:country="US" officeooo:paragraph-rsid="00357e1c"/>
    </style:style>
    <style:style style:name="P212" style:family="paragraph" style:parent-style-name="Standard">
      <style:paragraph-properties fo:text-align="justify" style:justify-single-word="false"/>
      <style:text-properties fo:language="en" fo:country="US" officeooo:rsid="0012945f" officeooo:paragraph-rsid="0012945f"/>
    </style:style>
    <style:style style:name="P213" style:family="paragraph" style:parent-style-name="Standard">
      <style:paragraph-properties fo:text-align="justify" style:justify-single-word="false"/>
      <style:text-properties fo:language="en" fo:country="US" officeooo:rsid="00252cfc" officeooo:paragraph-rsid="00252cfc"/>
    </style:style>
    <style:style style:name="P214" style:family="paragraph" style:parent-style-name="Standard">
      <style:paragraph-properties fo:text-align="justify" style:justify-single-word="false"/>
      <style:text-properties fo:language="en" fo:country="US" officeooo:rsid="0026873d" officeooo:paragraph-rsid="0026873d"/>
    </style:style>
    <style:style style:name="P215" style:family="paragraph" style:parent-style-name="Standard">
      <style:paragraph-properties fo:text-align="justify" style:justify-single-word="false"/>
      <style:text-properties fo:language="en" fo:country="US" officeooo:rsid="00270818" officeooo:paragraph-rsid="008d8275"/>
    </style:style>
    <style:style style:name="P216" style:family="paragraph" style:parent-style-name="Standard">
      <style:paragraph-properties fo:text-align="justify" style:justify-single-word="false"/>
      <style:text-properties fo:language="en" fo:country="US" officeooo:rsid="00272fc1" officeooo:paragraph-rsid="00272fc1"/>
    </style:style>
    <style:style style:name="P217" style:family="paragraph" style:parent-style-name="Standard">
      <style:paragraph-properties fo:text-align="justify" style:justify-single-word="false"/>
      <style:text-properties fo:language="en" fo:country="US" officeooo:rsid="002e929d" officeooo:paragraph-rsid="002e929d"/>
    </style:style>
    <style:style style:name="P218" style:family="paragraph" style:parent-style-name="Standard">
      <style:paragraph-properties fo:text-align="justify" style:justify-single-word="false"/>
      <style:text-properties fo:language="en" fo:country="US" officeooo:rsid="002e929d" officeooo:paragraph-rsid="008d8275"/>
    </style:style>
    <style:style style:name="P219" style:family="paragraph" style:parent-style-name="Standard">
      <style:paragraph-properties fo:text-align="justify" style:justify-single-word="false"/>
      <style:text-properties fo:language="en" fo:country="US" officeooo:rsid="0028ad0f" officeooo:paragraph-rsid="0028ad0f"/>
    </style:style>
    <style:style style:name="P220" style:family="paragraph" style:parent-style-name="Standard">
      <style:paragraph-properties fo:text-align="justify" style:justify-single-word="false"/>
      <style:text-properties fo:language="en" fo:country="US" officeooo:rsid="00297e14" officeooo:paragraph-rsid="00297e14"/>
    </style:style>
    <style:style style:name="P221" style:family="paragraph" style:parent-style-name="Standard">
      <style:paragraph-properties fo:text-align="justify" style:justify-single-word="false"/>
      <style:text-properties fo:language="en" fo:country="US" officeooo:rsid="0020b196" officeooo:paragraph-rsid="0020b196"/>
    </style:style>
    <style:style style:name="P222"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23"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24"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25"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26"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27"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28"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29" style:family="paragraph" style:parent-style-name="Standard">
      <style:text-properties fo:language="en" fo:country="US" officeooo:rsid="0021c48c" officeooo:paragraph-rsid="0021c48c"/>
    </style:style>
    <style:style style:name="P230" style:family="paragraph" style:parent-style-name="Standard">
      <style:text-properties fo:language="en" fo:country="US" officeooo:rsid="00224c8a" officeooo:paragraph-rsid="00224c8a"/>
    </style:style>
    <style:style style:name="P231" style:family="paragraph" style:parent-style-name="Standard">
      <style:text-properties fo:language="en" fo:country="US" officeooo:rsid="00224c8a" officeooo:paragraph-rsid="00eb940b"/>
    </style:style>
    <style:style style:name="P232" style:family="paragraph" style:parent-style-name="Standard">
      <style:text-properties fo:language="en" fo:country="US" officeooo:rsid="0021f78a" officeooo:paragraph-rsid="0021f78a"/>
    </style:style>
    <style:style style:name="P233" style:family="paragraph" style:parent-style-name="Standard">
      <style:text-properties fo:language="en" fo:country="US" officeooo:rsid="0021f78a" officeooo:paragraph-rsid="00eb940b"/>
    </style:style>
    <style:style style:name="P234" style:family="paragraph" style:parent-style-name="Standard">
      <style:text-properties fo:language="en" fo:country="US" officeooo:rsid="0022c65c" officeooo:paragraph-rsid="0022c65c"/>
    </style:style>
    <style:style style:name="P235" style:family="paragraph" style:parent-style-name="Standard">
      <style:paragraph-properties fo:text-align="justify" style:justify-single-word="false"/>
      <style:text-properties fo:language="en" fo:country="US" officeooo:rsid="008d8275" officeooo:paragraph-rsid="008d8275"/>
    </style:style>
    <style:style style:name="P236" style:family="paragraph" style:parent-style-name="Standard">
      <style:text-properties fo:language="en" fo:country="US" officeooo:rsid="008d90e8" officeooo:paragraph-rsid="008d90e8"/>
    </style:style>
    <style:style style:name="P237" style:family="paragraph" style:parent-style-name="Standard">
      <style:paragraph-properties fo:text-align="justify" style:justify-single-word="false"/>
      <style:text-properties fo:language="en" fo:country="US" officeooo:rsid="00894b0b"/>
    </style:style>
    <style:style style:name="P238" style:family="paragraph" style:parent-style-name="Standard">
      <style:paragraph-properties fo:text-align="justify" style:justify-single-word="false"/>
      <style:text-properties fo:language="en" fo:country="US" officeooo:rsid="0029a587" officeooo:paragraph-rsid="0029a587"/>
    </style:style>
    <style:style style:name="P239" style:family="paragraph" style:parent-style-name="Standard">
      <style:paragraph-properties fo:text-align="justify" style:justify-single-word="false"/>
      <style:text-properties fo:language="en" fo:country="US" officeooo:rsid="00ac7f51" officeooo:paragraph-rsid="00ac7f51"/>
    </style:style>
    <style:style style:name="P240" style:family="paragraph" style:parent-style-name="Standard">
      <style:paragraph-properties fo:text-align="justify" style:justify-single-word="false"/>
      <style:text-properties fo:language="en" fo:country="US" officeooo:rsid="00afdef1" officeooo:paragraph-rsid="00afdef1"/>
    </style:style>
    <style:style style:name="P241" style:family="paragraph" style:parent-style-name="Standard">
      <style:paragraph-properties fo:text-align="justify" style:justify-single-word="false"/>
      <style:text-properties fo:language="en" fo:country="US" officeooo:rsid="00ad7206" officeooo:paragraph-rsid="00ac7f51"/>
    </style:style>
    <style:style style:name="P242" style:family="paragraph" style:parent-style-name="Standard">
      <style:paragraph-properties fo:text-align="justify" style:justify-single-word="false"/>
      <style:text-properties fo:language="en" fo:country="US" officeooo:rsid="00b56e73" officeooo:paragraph-rsid="00b56e73"/>
    </style:style>
    <style:style style:name="P243" style:family="paragraph" style:parent-style-name="Standard">
      <style:paragraph-properties fo:text-align="justify" style:justify-single-word="false"/>
      <style:text-properties fo:language="en" fo:country="US" officeooo:rsid="001184fa" officeooo:paragraph-rsid="001184fa"/>
    </style:style>
    <style:style style:name="P244" style:family="paragraph" style:parent-style-name="Standard">
      <style:paragraph-properties fo:text-align="justify" style:justify-single-word="false"/>
      <style:text-properties fo:language="en" fo:country="US" officeooo:rsid="0034c7f5" officeooo:paragraph-rsid="00357e1c"/>
    </style:style>
    <style:style style:name="P245" style:family="paragraph" style:parent-style-name="Standard">
      <style:text-properties fo:language="en" fo:country="US" officeooo:rsid="00d7c3f2" officeooo:paragraph-rsid="00d7c3f2"/>
    </style:style>
    <style:style style:name="P246" style:family="paragraph" style:parent-style-name="Standard">
      <style:text-properties fo:language="en" fo:country="US" officeooo:paragraph-rsid="0022c65c"/>
    </style:style>
    <style:style style:name="P247" style:family="paragraph" style:parent-style-name="Standard">
      <style:text-properties fo:language="en" fo:country="US" officeooo:rsid="00eb940b" officeooo:paragraph-rsid="00eb940b"/>
    </style:style>
    <style:style style:name="P248" style:family="paragraph" style:parent-style-name="Standard">
      <style:paragraph-properties fo:text-align="center" style:justify-single-word="fals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249" style:family="paragraph" style:parent-style-name="Standard">
      <style:paragraph-properties fo:text-align="center" style:justify-single-word="false"/>
      <style:text-properties fo:color="#000000" fo:font-size="22pt" fo:language="en" fo:country="US" fo:font-weight="bold" officeooo:rsid="00357e1c" officeooo:paragraph-rsid="00357e1c" fo:background-color="transparent" style:font-size-asian="22pt" style:font-weight-asian="bold" style:font-size-complex="22pt" style:font-weight-complex="bold"/>
    </style:style>
    <style:style style:name="P250"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51" style:family="paragraph" style:parent-style-name="Standard">
      <style:paragraph-properties fo:text-align="justify" style:justify-single-word="false"/>
      <style:text-properties officeooo:paragraph-rsid="00272fc1"/>
    </style:style>
    <style:style style:name="P252" style:family="paragraph" style:parent-style-name="Standard">
      <style:paragraph-properties fo:text-align="justify" style:justify-single-word="false"/>
      <style:text-properties officeooo:paragraph-rsid="00297e14"/>
    </style:style>
    <style:style style:name="P253" style:family="paragraph" style:parent-style-name="Standard">
      <style:paragraph-properties fo:text-align="justify" style:justify-single-word="false"/>
      <style:text-properties officeooo:paragraph-rsid="00ba4977"/>
    </style:style>
    <style:style style:name="P254" style:family="paragraph" style:parent-style-name="Standard">
      <style:paragraph-properties fo:text-align="center" style:justify-single-word="false"/>
      <style:text-properties officeooo:paragraph-rsid="002febf3"/>
    </style:style>
    <style:style style:name="P255" style:family="paragraph" style:parent-style-name="Standard">
      <style:paragraph-properties fo:text-align="center" style:justify-single-word="false"/>
      <style:text-properties officeooo:paragraph-rsid="0087af7c"/>
    </style:style>
    <style:style style:name="P256" style:family="paragraph" style:parent-style-name="Table_20_Contents">
      <style:paragraph-properties fo:text-align="justify" style:justify-single-word="false"/>
      <style:text-properties officeooo:paragraph-rsid="00e114f9"/>
    </style:style>
    <style:style style:name="P257" style:family="paragraph" style:parent-style-name="Table_20_Contents">
      <style:paragraph-properties fo:text-align="justify" style:justify-single-word="false"/>
      <style:text-properties officeooo:rsid="00e114f9" officeooo:paragraph-rsid="00e114f9"/>
    </style:style>
    <style:style style:name="P258" style:family="paragraph" style:parent-style-name="Table_20_Contents">
      <style:paragraph-properties fo:text-align="justify" style:justify-single-word="false"/>
      <style:text-properties officeooo:rsid="00e114f9" officeooo:paragraph-rsid="00e5e2d3"/>
    </style:style>
    <style:style style:name="P259" style:family="paragraph" style:parent-style-name="Table_20_Contents">
      <style:paragraph-properties fo:text-align="justify" style:justify-single-word="false"/>
      <style:text-properties officeooo:rsid="00e5f488" officeooo:paragraph-rsid="00e5f488"/>
    </style:style>
    <style:style style:name="P260" style:family="paragraph" style:parent-style-name="Contents_20_1">
      <style:paragraph-properties>
        <style:tab-stops>
          <style:tab-stop style:position="17cm" style:type="right" style:leader-style="dotted" style:leader-text="."/>
        </style:tab-stops>
      </style:paragraph-properties>
    </style:style>
    <style:style style:name="P261" style:family="paragraph" style:parent-style-name="Contents_20_2">
      <style:paragraph-properties>
        <style:tab-stops>
          <style:tab-stop style:position="17cm" style:type="right" style:leader-style="dotted" style:leader-text="."/>
        </style:tab-stops>
      </style:paragraph-properties>
    </style:style>
    <style:style style:name="P262" style:family="paragraph" style:parent-style-name="Contents_20_3">
      <style:paragraph-properties>
        <style:tab-stops>
          <style:tab-stop style:position="17cm" style:type="right" style:leader-style="dotted" style:leader-text="."/>
        </style:tab-stops>
      </style:paragraph-properties>
    </style:style>
    <style:style style:name="P263" style:family="paragraph" style:parent-style-name="Heading_20_1" style:list-style-name="">
      <style:text-properties fo:language="en" fo:country="US"/>
    </style:style>
    <style:style style:name="P264" style:family="paragraph" style:parent-style-name="Heading_20_1">
      <style:paragraph-properties fo:break-before="page"/>
      <style:text-properties fo:language="en" fo:country="US"/>
    </style:style>
    <style:style style:name="P265" style:family="paragraph" style:parent-style-name="Heading_20_1">
      <style:paragraph-properties fo:text-align="justify" style:justify-single-word="false" fo:break-before="page"/>
      <style:text-properties fo:language="en" fo:country="US"/>
    </style:style>
    <style:style style:name="P266" style:family="paragraph" style:parent-style-name="Heading_20_1">
      <style:paragraph-properties fo:break-before="page"/>
      <style:text-properties fo:language="en" fo:country="US" officeooo:paragraph-rsid="0020b196"/>
    </style:style>
    <style:style style:name="P267" style:family="paragraph" style:parent-style-name="Heading_20_1" style:list-style-name="">
      <style:paragraph-properties fo:break-before="page"/>
      <style:text-properties fo:language="en" fo:country="US" officeooo:rsid="00e114f9" officeooo:paragraph-rsid="00e114f9"/>
    </style:style>
    <style:style style:name="P268" style:family="paragraph" style:parent-style-name="Heading_20_2">
      <style:text-properties fo:language="en" fo:country="US"/>
    </style:style>
    <style:style style:name="P269" style:family="paragraph" style:parent-style-name="Heading_20_2">
      <style:paragraph-properties fo:text-align="justify" style:justify-single-word="false"/>
      <style:text-properties fo:language="en" fo:country="US"/>
    </style:style>
    <style:style style:name="P270" style:family="paragraph" style:parent-style-name="Heading_20_2">
      <style:paragraph-properties fo:text-align="justify" style:justify-single-word="false"/>
      <style:text-properties fo:language="en" fo:country="US" officeooo:rsid="001184fa" officeooo:paragraph-rsid="001184fa"/>
    </style:style>
    <style:style style:name="P271" style:family="paragraph" style:parent-style-name="Heading_20_2">
      <style:text-properties officeooo:paragraph-rsid="00e114f9"/>
    </style:style>
    <style:style style:name="P272" style:family="paragraph" style:parent-style-name="Heading_20_3">
      <style:text-properties fo:language="en" fo:country="US"/>
    </style:style>
    <style:style style:name="P273" style:family="paragraph" style:parent-style-name="Heading_20_3">
      <style:text-properties fo:language="en" fo:country="US" officeooo:rsid="0021f78a"/>
    </style:style>
    <style:style style:name="P274" style:family="paragraph" style:parent-style-name="Heading_20_3">
      <style:text-properties fo:language="en" fo:country="US" officeooo:paragraph-rsid="009315a4"/>
    </style:style>
    <style:style style:name="P275" style:family="paragraph" style:parent-style-name="Heading_20_3">
      <style:text-properties fo:language="en" fo:country="US" officeooo:rsid="00de8881" officeooo:paragraph-rsid="00de8881"/>
    </style:style>
    <style:style style:name="P276" style:family="paragraph" style:parent-style-name="Heading_20_3">
      <style:text-properties fo:language="en" fo:country="US" officeooo:rsid="00aa8fa7" officeooo:paragraph-rsid="00de8881"/>
    </style:style>
    <style:style style:name="P277" style:family="paragraph" style:parent-style-name="Heading_20_3">
      <style:text-properties fo:language="en" fo:country="US" officeooo:paragraph-rsid="00eb940b"/>
    </style:style>
    <style:style style:name="P278" style:family="paragraph" style:parent-style-name="Heading_20_3">
      <style:text-properties fo:language="en" fo:country="US" officeooo:rsid="00ca1b9c" officeooo:paragraph-rsid="00ca1b9c"/>
    </style:style>
    <style:style style:name="P279" style:family="paragraph" style:parent-style-name="Heading_20_3">
      <style:text-properties fo:language="en" fo:country="US" officeooo:rsid="00cf777c" officeooo:paragraph-rsid="00cf777c"/>
    </style:style>
    <style:style style:name="P280" style:family="paragraph" style:parent-style-name="Heading_20_3">
      <style:text-properties fo:language="en" fo:country="US" officeooo:rsid="00d7c3f2" officeooo:paragraph-rsid="00d7c3f2"/>
    </style:style>
    <style:style style:name="P281"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282" style:family="paragraph" style:parent-style-name="Standard" style:master-page-name="First_20_Page">
      <style:paragraph-properties fo:text-align="center" style:justify-single-word="false" style:page-number="auto"/>
      <style:text-properties fo:language="en" fo:country="US"/>
    </style:style>
    <style:style style:name="P283" style:family="paragraph" style:parent-style-name="Standard" style:list-style-name="L1">
      <style:paragraph-properties fo:text-align="justify" style:justify-single-word="false"/>
      <style:text-properties fo:language="en" fo:country="US" officeooo:rsid="001184fa" officeooo:paragraph-rsid="001184fa"/>
    </style:style>
    <style:style style:name="P284" style:family="paragraph" style:parent-style-name="Standard" style:list-style-name="L1">
      <style:paragraph-properties fo:text-align="justify" style:justify-single-word="false"/>
      <style:text-properties fo:language="en" fo:country="US" officeooo:paragraph-rsid="001184fa"/>
    </style:style>
    <style:style style:name="P285" style:family="paragraph" style:parent-style-name="Standard" style:list-style-name="L2">
      <style:text-properties fo:language="en" fo:country="US"/>
    </style:style>
    <style:style style:name="P286" style:family="paragraph" style:parent-style-name="Standard" style:list-style-name="L2">
      <style:text-properties fo:language="en" fo:country="US" officeooo:rsid="00ba4977" officeooo:paragraph-rsid="00ba4977"/>
    </style:style>
    <style:style style:name="P287" style:family="paragraph" style:parent-style-name="Text_20_body" style:list-style-name="L3">
      <style:paragraph-properties fo:text-align="justify" style:justify-single-word="false"/>
      <style:text-properties officeooo:paragraph-rsid="008f60da"/>
    </style:style>
    <style:style style:name="P288" style:family="paragraph" style:parent-style-name="Text_20_body" style:list-style-name="L3">
      <style:paragraph-properties fo:text-align="justify" style:justify-single-word="false"/>
      <style:text-properties officeooo:paragraph-rsid="00c20dbd"/>
    </style:style>
    <style:style style:name="P289" style:family="paragraph" style:parent-style-name="Text_20_body" style:list-style-name="L5">
      <style:paragraph-properties fo:text-align="justify" style:justify-single-word="false"/>
      <style:text-properties officeooo:paragraph-rsid="00c57783"/>
    </style:style>
    <style:style style:name="P290" style:family="paragraph" style:parent-style-name="Text_20_body" style:list-style-name="L3">
      <style:paragraph-properties fo:text-align="justify" style:justify-single-word="false"/>
      <style:text-properties fo:language="en" fo:country="US" officeooo:rsid="008f60da" officeooo:paragraph-rsid="00c20dbd"/>
    </style:style>
    <style:style style:name="P291" style:family="paragraph" style:parent-style-name="Text_20_body" style:list-style-name="L5">
      <style:paragraph-properties fo:text-align="justify" style:justify-single-word="false"/>
      <style:text-properties fo:language="en" fo:country="US" officeooo:rsid="009a91cc" officeooo:paragraph-rsid="00c57783"/>
    </style:style>
    <style:style style:name="P292" style:family="paragraph" style:parent-style-name="Text_20_body">
      <style:paragraph-properties fo:text-align="justify" style:justify-single-word="false"/>
      <style:text-properties fo:language="en" fo:country="US" officeooo:rsid="00ef377a" officeooo:paragraph-rsid="00ef377a"/>
    </style:style>
    <style:style style:name="P293" style:family="paragraph" style:parent-style-name="Text_20_body" style:list-style-name="L4">
      <style:paragraph-properties fo:margin-top="0cm" fo:margin-bottom="0.101cm" loext: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fo:color="#ffffff" style:font-name="8-bit Operator+ 8" fo:font-size="22pt" fo:font-weight="bold" officeooo:rsid="00357e1c" fo:background-color="#f10d0c" loext:char-shading-value="0" style:font-size-asian="22pt" style:font-weight-asian="bold" style:font-size-complex="22pt" style:font-weight-complex="bold"/>
    </style:style>
    <style:style style:name="T6" style:family="text">
      <style:text-properties fo:color="#ffffff" style:font-name="8-bit Operator+ 8" fo:font-size="22pt" fo:font-weight="bold" officeooo:rsid="0084f3dc" fo:background-color="#f10d0c" loext:char-shading-value="0" style:font-size-asian="22pt" style:font-weight-asian="bold" style:font-size-complex="22pt" style:font-weight-complex="bold"/>
    </style:style>
    <style:style style:name="T7" style:family="text">
      <style:text-properties officeooo:rsid="000f9b58"/>
    </style:style>
    <style:style style:name="T8" style:family="text">
      <style:text-properties style:text-underline-style="solid" style:text-underline-width="auto" style:text-underline-color="font-color" officeooo:rsid="000f024d"/>
    </style:style>
    <style:style style:name="T9" style:family="text">
      <style:text-properties officeooo:rsid="001184fa"/>
    </style:style>
    <style:style style:name="T10"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6"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8" style:family="text">
      <style:text-properties officeooo:rsid="00145427"/>
    </style:style>
    <style:style style:name="T19" style:family="text">
      <style:text-properties fo:font-style="italic" style:font-style-asian="italic" style:font-style-complex="italic"/>
    </style:style>
    <style:style style:name="T20" style:family="text">
      <style:text-properties fo:font-style="italic" officeooo:rsid="003d7eb9" style:font-style-asian="italic" style:font-style-complex="italic"/>
    </style:style>
    <style:style style:name="T21" style:family="text">
      <style:text-properties fo:font-style="italic" officeooo:rsid="00397fdb" style:font-style-asian="italic" style:font-style-complex="italic"/>
    </style:style>
    <style:style style:name="T22" style:family="text">
      <style:text-properties fo:font-style="italic" officeooo:rsid="002cdef3" style:font-style-asian="italic" style:font-style-complex="italic"/>
    </style:style>
    <style:style style:name="T23" style:family="text">
      <style:text-properties fo:font-style="italic" officeooo:rsid="003ec2cd" style:font-style-asian="italic" style:font-style-complex="italic"/>
    </style:style>
    <style:style style:name="T24" style:family="text">
      <style:text-properties fo:font-style="italic" officeooo:rsid="003fe8e2" style:font-style-asian="italic" style:font-style-complex="italic"/>
    </style:style>
    <style:style style:name="T25" style:family="text">
      <style:text-properties fo:font-style="italic" officeooo:rsid="0041c45d" style:font-style-asian="italic" style:font-style-complex="italic"/>
    </style:style>
    <style:style style:name="T26" style:family="text">
      <style:text-properties fo:font-style="italic" officeooo:rsid="00423a4a" style:font-style-asian="italic" style:font-style-complex="italic"/>
    </style:style>
    <style:style style:name="T27" style:family="text">
      <style:text-properties fo:font-style="italic" officeooo:rsid="0042712e" style:font-style-asian="italic" style:font-style-complex="italic"/>
    </style:style>
    <style:style style:name="T28" style:family="text">
      <style:text-properties fo:font-style="italic" officeooo:rsid="0042fd2c" style:font-style-asian="italic" style:font-style-complex="italic"/>
    </style:style>
    <style:style style:name="T29" style:family="text">
      <style:text-properties fo:font-style="italic" officeooo:rsid="0044f816" style:font-style-asian="italic" style:font-style-complex="italic"/>
    </style:style>
    <style:style style:name="T30" style:family="text">
      <style:text-properties fo:font-style="italic" officeooo:rsid="00468f68" style:font-style-asian="italic" style:font-style-complex="italic"/>
    </style:style>
    <style:style style:name="T31" style:family="text">
      <style:text-properties fo:font-style="italic" officeooo:rsid="0047c66e" style:font-style-asian="italic" style:font-style-complex="italic"/>
    </style:style>
    <style:style style:name="T32" style:family="text">
      <style:text-properties fo:font-style="italic" officeooo:rsid="005905ea" style:font-style-asian="italic" style:font-style-complex="italic"/>
    </style:style>
    <style:style style:name="T33" style:family="text">
      <style:text-properties fo:font-style="italic" officeooo:rsid="0091c8fd" style:font-style-asian="italic" style:font-style-complex="italic"/>
    </style:style>
    <style:style style:name="T34" style:family="text">
      <style:text-properties fo:font-style="italic" officeooo:rsid="001994f0" style:font-style-asian="italic" style:font-style-complex="italic"/>
    </style:style>
    <style:style style:name="T35" style:family="text">
      <style:text-properties fo:font-style="italic" officeooo:rsid="00a53372" style:font-style-asian="italic" style:font-style-complex="italic"/>
    </style:style>
    <style:style style:name="T36" style:family="text">
      <style:text-properties fo:font-style="italic" officeooo:rsid="00cf777c" style:font-style-asian="italic" style:font-style-complex="italic"/>
    </style:style>
    <style:style style:name="T37" style:family="text">
      <style:text-properties fo:font-style="italic" officeooo:rsid="00de8881" style:font-style-asian="italic" style:font-style-complex="italic"/>
    </style:style>
    <style:style style:name="T38" style:family="text">
      <style:text-properties fo:font-style="italic" officeooo:rsid="00e5e2d3" style:font-style-asian="italic" style:font-style-complex="italic"/>
    </style:style>
    <style:style style:name="T39" style:family="text">
      <style:text-properties fo:font-style="italic" officeooo:rsid="00eb940b"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01709fc"/>
    </style:style>
    <style:style style:name="T42" style:family="text">
      <style:text-properties officeooo:rsid="00173b3f"/>
    </style:style>
    <style:style style:name="T43" style:family="text">
      <style:text-properties style:font-name="Liberation Mono"/>
    </style:style>
    <style:style style:name="T44"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45"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46"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47"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48"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49"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50"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51"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52"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53"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54"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55"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56" style:family="text">
      <style:text-properties style:font-name="Liberation Mono" fo:font-size="10.5pt" officeooo:rsid="009226f2" fo:background-color="#eeeeee" loext:char-shading-value="0" style:font-name-asian="Liberation Mono" style:font-size-asian="10pt" style:font-name-complex="Liberation Mono" style:font-size-complex="10pt"/>
    </style:style>
    <style:style style:name="T57" style:family="text">
      <style:text-properties style:font-name="Liberation Mono" fo:font-size="10.5pt" fo:language="en" fo:country="US" officeooo:rsid="00224c8a" fo:background-color="#eeeeee" loext:char-shading-value="0" style:font-name-asian="Liberation Mono" style:font-size-asian="10pt" style:font-name-complex="Liberation Mono" style:font-size-complex="10pt"/>
    </style:style>
    <style:style style:name="T58" style:family="text">
      <style:text-properties style:font-name="Liberation Mono" fo:font-size="10.5pt" fo:language="en" fo:country="US" officeooo:rsid="008f60da" fo:background-color="#eeeeee" loext:char-shading-value="0" style:font-name-asian="Liberation Mono" style:font-size-asian="10pt" style:font-name-complex="Liberation Mono" style:font-size-complex="10pt"/>
    </style:style>
    <style:style style:name="T59" style:family="text">
      <style:text-properties style:font-name="Liberation Mono" fo:font-size="10.5pt" fo:language="en" fo:country="US" officeooo:rsid="009315a4" fo:background-color="#eeeeee" loext:char-shading-value="0" style:font-name-asian="Liberation Mono" style:font-size-asian="10pt" style:font-name-complex="Liberation Mono" style:font-size-complex="10pt"/>
    </style:style>
    <style:style style:name="T60" style:family="text">
      <style:text-properties style:font-name="Liberation Mono" fo:font-size="10.5pt" fo:language="en" fo:country="US" officeooo:rsid="0041c45d" fo:background-color="#eeeeee" loext:char-shading-value="0" style:font-name-asian="Liberation Mono" style:font-size-asian="10pt" style:font-name-complex="Liberation Mono" style:font-size-complex="10pt"/>
    </style:style>
    <style:style style:name="T61" style:family="text">
      <style:text-properties style:font-name="Liberation Mono" fo:font-size="10.5pt" fo:language="en" fo:country="US" officeooo:rsid="0094bfe0" fo:background-color="#eeeeee" loext:char-shading-value="0" style:font-name-asian="Liberation Mono" style:font-size-asian="10pt" style:font-name-complex="Liberation Mono" style:font-size-complex="10pt"/>
    </style:style>
    <style:style style:name="T62" style:family="text">
      <style:text-properties style:font-name="Liberation Mono" fo:font-size="10.5pt" fo:language="en" fo:country="US" officeooo:rsid="0095109d" fo:background-color="#eeeeee" loext:char-shading-value="0" style:font-name-asian="Liberation Mono" style:font-size-asian="10pt" style:font-name-complex="Liberation Mono" style:font-size-complex="10pt"/>
    </style:style>
    <style:style style:name="T63" style:family="text">
      <style:text-properties style:font-name="Liberation Mono" fo:font-size="10.5pt" fo:language="en" fo:country="US" officeooo:rsid="00423a4a" fo:background-color="#eeeeee" loext:char-shading-value="0" style:font-name-asian="Liberation Mono" style:font-size-asian="10pt" style:font-name-complex="Liberation Mono" style:font-size-complex="10pt"/>
    </style:style>
    <style:style style:name="T64" style:family="text">
      <style:text-properties style:font-name="Liberation Mono" fo:font-size="10.5pt" fo:language="en" fo:country="US" officeooo:rsid="0096fece" fo:background-color="#eeeeee" loext:char-shading-value="0" style:font-name-asian="Liberation Mono" style:font-size-asian="10pt" style:font-name-complex="Liberation Mono" style:font-size-complex="10pt"/>
    </style:style>
    <style:style style:name="T65" style:family="text">
      <style:text-properties style:font-name="Liberation Mono" fo:font-size="10.5pt" fo:language="en" fo:country="US" officeooo:rsid="00a520e3" fo:background-color="#eeeeee" loext:char-shading-value="0" style:font-name-asian="Liberation Mono" style:font-size-asian="10pt" style:font-name-complex="Liberation Mono" style:font-size-complex="10pt"/>
    </style:style>
    <style:style style:name="T66" style:family="text">
      <style:text-properties style:font-name="Liberation Mono" fo:font-size="10.5pt" fo:language="en" fo:country="US" officeooo:rsid="00de3660" fo:background-color="#eeeeee" loext:char-shading-value="0" style:font-name-asian="Liberation Mono" style:font-size-asian="10pt" style:font-name-complex="Liberation Mono" style:font-size-complex="10pt"/>
    </style:style>
    <style:style style:name="T67" style:family="text">
      <style:text-properties style:font-name="Liberation Mono" fo:font-size="10.5pt" fo:language="en" fo:country="US" officeooo:rsid="00e8048e" fo:background-color="#eeeeee" loext:char-shading-value="0" style:font-name-asian="Liberation Mono" style:font-size-asian="10pt" style:font-name-complex="Liberation Mono" style:font-size-complex="10pt"/>
    </style:style>
    <style:style style:name="T68" style:family="text">
      <style:text-properties style:font-name="Liberation Mono" fo:font-size="10.5pt" fo:language="en" fo:country="US" officeooo:rsid="00eb940b" fo:background-color="#eeeeee" loext:char-shading-value="0" style:font-name-asian="Liberation Mono" style:font-size-asian="10pt" style:font-name-complex="Liberation Mono" style:font-size-complex="10pt"/>
    </style:style>
    <style:style style:name="T69" style:family="text">
      <style:text-properties style:font-name="Liberation Mono" fo:language="en" fo:country="US"/>
    </style:style>
    <style:style style:name="T70" style:family="text">
      <style:text-properties style:font-name="Liberation Mono" fo:language="en" fo:country="US" officeooo:rsid="009b999a"/>
    </style:style>
    <style:style style:name="T71" style:family="text">
      <style:text-properties style:font-name="Liberation Mono" fo:language="en" fo:country="US" officeooo:rsid="009d7ab4"/>
    </style:style>
    <style:style style:name="T72" style:family="text">
      <style:text-properties style:font-name="Liberation Mono" fo:language="en" fo:country="US" officeooo:rsid="009f6244"/>
    </style:style>
    <style:style style:name="T73" style:family="text">
      <style:text-properties style:font-name="Liberation Mono" fo:language="en" fo:country="US" officeooo:rsid="00caff88"/>
    </style:style>
    <style:style style:name="T74" style:family="text">
      <style:text-properties style:font-name="Liberation Mono" fo:language="en" fo:country="US" officeooo:rsid="00ca1b9c"/>
    </style:style>
    <style:style style:name="T75" style:family="text">
      <style:text-properties style:font-name="Liberation Mono" officeooo:rsid="00468f68"/>
    </style:style>
    <style:style style:name="T76" style:family="text">
      <style:text-properties officeooo:rsid="001994f0"/>
    </style:style>
    <style:style style:name="T77" style:family="text">
      <style:text-properties officeooo:rsid="0019a820"/>
    </style:style>
    <style:style style:name="T78" style:family="text">
      <style:text-properties officeooo:rsid="001ae6ee"/>
    </style:style>
    <style:style style:name="T79" style:family="text">
      <style:text-properties officeooo:rsid="001cc3ed"/>
    </style:style>
    <style:style style:name="T80" style:family="text">
      <style:text-properties officeooo:rsid="001dcc26"/>
    </style:style>
    <style:style style:name="T81" style:family="text">
      <style:text-properties officeooo:rsid="0020b196"/>
    </style:style>
    <style:style style:name="T82" style:family="text">
      <style:text-properties fo:font-weight="bold" style:font-weight-asian="bold" style:font-weight-complex="bold"/>
    </style:style>
    <style:style style:name="T83" style:family="text">
      <style:text-properties fo:font-weight="bold" officeooo:rsid="002e929d" style:font-weight-asian="bold" style:font-weight-complex="bold"/>
    </style:style>
    <style:style style:name="T84" style:family="text">
      <style:text-properties fo:font-weight="bold" officeooo:rsid="00b70bdc" style:font-weight-asian="bold" style:font-weight-complex="bold"/>
    </style:style>
    <style:style style:name="T85" style:family="text">
      <style:text-properties fo:font-weight="bold" officeooo:rsid="0086b5ae" style:font-weight-asian="bold" style:font-weight-complex="bold"/>
    </style:style>
    <style:style style:name="T86" style:family="text">
      <style:text-properties officeooo:rsid="0021f78a"/>
    </style:style>
    <style:style style:name="T87" style:family="text">
      <style:text-properties officeooo:rsid="0022c65c"/>
    </style:style>
    <style:style style:name="T88" style:family="text">
      <style:text-properties officeooo:rsid="0024b30a"/>
    </style:style>
    <style:style style:name="T89" style:family="text">
      <style:text-properties style:text-line-through-style="none" style:text-line-through-type="none"/>
    </style:style>
    <style:style style:name="T90" style:family="text">
      <style:text-properties style:text-line-through-style="none" style:text-line-through-type="none" officeooo:rsid="0026873d"/>
    </style:style>
    <style:style style:name="T91" style:family="text">
      <style:text-properties style:text-line-through-style="none" style:text-line-through-type="none" officeooo:rsid="00270818"/>
    </style:style>
    <style:style style:name="T92" style:family="text">
      <style:text-properties style:text-line-through-style="none" style:text-line-through-type="none" fo:language="en" fo:country="US" officeooo:rsid="0026873d"/>
    </style:style>
    <style:style style:name="T93" style:family="text">
      <style:text-properties officeooo:rsid="002cdef3"/>
    </style:style>
    <style:style style:name="T94" style:family="text">
      <style:text-properties officeooo:rsid="002e929d"/>
    </style:style>
    <style:style style:name="T95" style:family="text">
      <style:text-properties officeooo:rsid="0031330c"/>
    </style:style>
    <style:style style:name="T96" style:family="text">
      <style:text-properties officeooo:rsid="0032e775"/>
    </style:style>
    <style:style style:name="T97" style:family="text">
      <style:text-properties officeooo:rsid="0036322f"/>
    </style:style>
    <style:style style:name="T98" style:family="text">
      <style:text-properties officeooo:rsid="0037c33a"/>
    </style:style>
    <style:style style:name="T99" style:family="text">
      <style:text-properties fo:background-color="#dddddd" loext:char-shading-value="0"/>
    </style:style>
    <style:style style:name="T100" style:family="text">
      <style:text-properties officeooo:rsid="00b56e73" fo:background-color="#dddddd" loext:char-shading-value="0"/>
    </style:style>
    <style:style style:name="T101" style:family="text">
      <style:text-properties style:font-name="Liberation Mono1"/>
    </style:style>
    <style:style style:name="T102" style:family="text">
      <style:text-properties style:font-name="Liberation Mono1" fo:font-size="10.5pt" fo:language="en" fo:country="US" officeooo:rsid="0037c33a" fo:background-color="#dddddd" loext:char-shading-value="0" style:font-size-asian="10.5pt" style:font-size-complex="10.5pt"/>
    </style:style>
    <style:style style:name="T103" style:family="text">
      <style:text-properties style:font-name="Liberation Mono1" fo:font-size="10.5pt" fo:language="en" fo:country="US" officeooo:rsid="003961a6" fo:background-color="#dddddd" loext:char-shading-value="0" style:font-size-asian="10.5pt" style:font-size-complex="10.5pt"/>
    </style:style>
    <style:style style:name="T104" style:family="text">
      <style:text-properties style:font-name="Liberation Mono1" fo:language="en" fo:country="US"/>
    </style:style>
    <style:style style:name="T105" style:family="text">
      <style:text-properties style:font-name="Liberation Mono1" fo:language="en" fo:country="US" officeooo:rsid="00b24fda"/>
    </style:style>
    <style:style style:name="T106" style:family="text">
      <style:text-properties style:font-name="Liberation Mono1" fo:language="en" fo:country="US" fo:font-weight="bold" style:font-weight-asian="bold" style:font-weight-complex="bold"/>
    </style:style>
    <style:style style:name="T107" style:family="text">
      <style:text-properties style:font-name="Liberation Mono1" fo:language="en" fo:country="US" fo:font-weight="bold" officeooo:rsid="00b56e73" style:font-weight-asian="bold" style:font-weight-complex="bold"/>
    </style:style>
    <style:style style:name="T108" style:family="text">
      <style:text-properties style:font-name="Liberation Mono1" fo:language="en" fo:country="US" fo:font-weight="bold" officeooo:rsid="00b70bdc" style:font-weight-asian="bold" style:font-weight-complex="bold"/>
    </style:style>
    <style:style style:name="T109" style:family="text">
      <style:text-properties style:font-name="Liberation Mono1" fo:language="en" fo:country="US" fo:font-weight="bold" officeooo:rsid="00b8393b" style:font-weight-asian="bold" style:font-weight-complex="bold"/>
    </style:style>
    <style:style style:name="T110" style:family="text">
      <style:text-properties style:font-name="Liberation Mono1" fo:language="en" fo:country="US" officeooo:rsid="008ef7db"/>
    </style:style>
    <style:style style:name="T111" style:family="text">
      <style:text-properties style:font-name="Liberation Mono1" fo:language="en" fo:country="US" officeooo:rsid="008f60da"/>
    </style:style>
    <style:style style:name="T112" style:family="text">
      <style:text-properties style:font-name="Liberation Mono1" fo:language="en" fo:country="US" officeooo:rsid="00c20dbd"/>
    </style:style>
    <style:style style:name="T113" style:family="text">
      <style:text-properties style:font-name="Liberation Mono1" fo:language="en" fo:country="US" officeooo:rsid="0041c45d"/>
    </style:style>
    <style:style style:name="T114" style:family="text">
      <style:text-properties style:font-name="Liberation Mono1" fo:language="en" fo:country="US" officeooo:rsid="009315a4"/>
    </style:style>
    <style:style style:name="T115" style:family="text">
      <style:text-properties style:font-name="Liberation Mono1" fo:language="en" fo:country="US" officeooo:rsid="00224c8a"/>
    </style:style>
    <style:style style:name="T116" style:family="text">
      <style:text-properties style:font-name="Liberation Mono1" fo:language="en" fo:country="US" officeooo:rsid="0094bfe0"/>
    </style:style>
    <style:style style:name="T117" style:family="text">
      <style:text-properties style:font-name="Liberation Mono1" fo:language="en" fo:country="US" officeooo:rsid="00c26016"/>
    </style:style>
    <style:style style:name="T118" style:family="text">
      <style:text-properties style:font-name="Liberation Mono1" fo:language="en" fo:country="US" officeooo:rsid="0050681e"/>
    </style:style>
    <style:style style:name="T119" style:family="text">
      <style:text-properties style:font-name="Liberation Mono1" fo:language="en" fo:country="US" officeooo:rsid="0031330c"/>
    </style:style>
    <style:style style:name="T120" style:family="text">
      <style:text-properties style:font-name="Liberation Mono1" fo:language="en" fo:country="US" officeooo:rsid="00a53372"/>
    </style:style>
    <style:style style:name="T121" style:family="text">
      <style:text-properties style:font-name="Liberation Mono1" fo:language="en" fo:country="US" officeooo:rsid="00c57783"/>
    </style:style>
    <style:style style:name="T122" style:family="text">
      <style:text-properties style:font-name="Liberation Mono1" fo:language="en" fo:country="US" officeooo:rsid="001cc3ed"/>
    </style:style>
    <style:style style:name="T123" style:family="text">
      <style:text-properties style:font-name="Liberation Mono1" fo:language="en" fo:country="US" officeooo:rsid="00cde847"/>
    </style:style>
    <style:style style:name="T124" style:family="text">
      <style:text-properties style:font-name="Liberation Mono1" fo:language="en" fo:country="US" officeooo:rsid="00b86f73"/>
    </style:style>
    <style:style style:name="T125" style:family="text">
      <style:text-properties style:font-name="Liberation Mono1" fo:font-size="12pt" fo:language="en" fo:country="US" fo:background-color="transparent" loext:char-shading-value="0" style:font-size-asian="12pt" style:font-size-complex="12pt"/>
    </style:style>
    <style:style style:name="T126" style:family="text">
      <style:text-properties style:font-name="Liberation Mono1" fo:font-weight="bold" officeooo:rsid="00b70bdc" style:font-weight-asian="bold" style:font-weight-complex="bold"/>
    </style:style>
    <style:style style:name="T127" style:family="text">
      <style:text-properties style:font-name="Liberation Mono1" officeooo:rsid="00ad7206"/>
    </style:style>
    <style:style style:name="T128" style:family="text">
      <style:text-properties style:font-name="Liberation Mono1" officeooo:rsid="00c14052"/>
    </style:style>
    <style:style style:name="T129" style:family="text">
      <style:text-properties style:font-name="Liberation Mono1" officeooo:rsid="00ae78ae"/>
    </style:style>
    <style:style style:name="T130" style:family="text">
      <style:text-properties style:font-name="Liberation Mono1" officeooo:rsid="00ae91de"/>
    </style:style>
    <style:style style:name="T131" style:family="text">
      <style:text-properties style:font-name="Liberation Mono1" officeooo:rsid="008fe387"/>
    </style:style>
    <style:style style:name="T132" style:family="text">
      <style:text-properties style:font-name="Liberation Mono1" officeooo:rsid="009315a4"/>
    </style:style>
    <style:style style:name="T133" style:family="text">
      <style:text-properties style:font-name="Liberation Mono1" officeooo:rsid="0094bfe0"/>
    </style:style>
    <style:style style:name="T134" style:family="text">
      <style:text-properties style:font-name="Liberation Mono1" officeooo:rsid="00992205"/>
    </style:style>
    <style:style style:name="T135" style:family="text">
      <style:text-properties style:font-name="Liberation Mono1" officeooo:rsid="00c2dcca"/>
    </style:style>
    <style:style style:name="T136" style:family="text">
      <style:text-properties style:font-name="Liberation Mono1" officeooo:rsid="00a53372"/>
    </style:style>
    <style:style style:name="T137" style:family="text">
      <style:text-properties style:font-name="Liberation Mono1" officeooo:rsid="00c57783"/>
    </style:style>
    <style:style style:name="T138" style:family="text">
      <style:text-properties style:font-name="Liberation Mono1" officeooo:rsid="00de8881"/>
    </style:style>
    <style:style style:name="T139" style:family="text">
      <style:text-properties style:font-name="Liberation Mono1" officeooo:rsid="00df4e30"/>
    </style:style>
    <style:style style:name="T140" style:family="text">
      <style:text-properties style:font-name="Liberation Mono1" officeooo:rsid="004a6ea2"/>
    </style:style>
    <style:style style:name="T141" style:family="text">
      <style:text-properties style:font-name="Liberation Mono1" officeooo:rsid="00ef377a"/>
    </style:style>
    <style:style style:name="T142" style:family="text">
      <style:text-properties officeooo:rsid="00397fdb"/>
    </style:style>
    <style:style style:name="T143" style:family="text">
      <style:text-properties officeooo:rsid="003d30e6"/>
    </style:style>
    <style:style style:name="T144" style:family="text">
      <style:text-properties officeooo:rsid="003d7eb9"/>
    </style:style>
    <style:style style:name="T145" style:family="text">
      <style:text-properties fo:font-style="normal" style:font-style-asian="normal" style:font-style-complex="normal"/>
    </style:style>
    <style:style style:name="T146" style:family="text">
      <style:text-properties officeooo:rsid="003ec2cd"/>
    </style:style>
    <style:style style:name="T147" style:family="text">
      <style:text-properties officeooo:rsid="003fe8e2"/>
    </style:style>
    <style:style style:name="T14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9" style:family="text">
      <style:text-properties officeooo:rsid="0041c45d"/>
    </style:style>
    <style:style style:name="T150" style:family="text">
      <style:text-properties officeooo:rsid="00423a4a"/>
    </style:style>
    <style:style style:name="T151" style:family="text">
      <style:text-properties officeooo:rsid="0042712e"/>
    </style:style>
    <style:style style:name="T152" style:family="text">
      <style:text-properties officeooo:rsid="0042fd2c"/>
    </style:style>
    <style:style style:name="T153" style:family="text">
      <style:text-properties officeooo:rsid="0044f816"/>
    </style:style>
    <style:style style:name="T154" style:family="text">
      <style:text-properties officeooo:rsid="00468f68"/>
    </style:style>
    <style:style style:name="T155" style:family="text">
      <style:text-properties officeooo:rsid="0047c66e"/>
    </style:style>
    <style:style style:name="T156" style:family="text">
      <style:text-properties officeooo:rsid="004a0c85"/>
    </style:style>
    <style:style style:name="T157" style:family="text">
      <style:text-properties officeooo:rsid="004a6ea2"/>
    </style:style>
    <style:style style:name="T158" style:family="text">
      <style:text-properties officeooo:rsid="004dc065"/>
    </style:style>
    <style:style style:name="T159" style:family="text">
      <style:text-properties officeooo:rsid="004e3b55"/>
    </style:style>
    <style:style style:name="T160" style:family="text">
      <style:text-properties officeooo:rsid="0050681e"/>
    </style:style>
    <style:style style:name="T161" style:family="text">
      <style:text-properties officeooo:rsid="00513055"/>
    </style:style>
    <style:style style:name="T162" style:family="text">
      <style:text-properties officeooo:rsid="00547008"/>
    </style:style>
    <style:style style:name="T163" style:family="text">
      <style:text-properties officeooo:rsid="0055efa0"/>
    </style:style>
    <style:style style:name="T164" style:family="text">
      <style:text-properties officeooo:rsid="005740f8"/>
    </style:style>
    <style:style style:name="T165" style:family="text">
      <style:text-properties officeooo:rsid="005905ea"/>
    </style:style>
    <style:style style:name="T166" style:family="text">
      <style:text-properties officeooo:rsid="0084ce99"/>
    </style:style>
    <style:style style:name="T167" style:family="text">
      <style:text-properties officeooo:rsid="0086b5ae"/>
    </style:style>
    <style:style style:name="T168" style:family="text">
      <style:text-properties fo:language="en" fo:country="US"/>
    </style:style>
    <style:style style:name="T169" style:family="text">
      <style:text-properties fo:language="en" fo:country="US" officeooo:rsid="0022c65c"/>
    </style:style>
    <style:style style:name="T170" style:family="text">
      <style:text-properties fo:language="en" fo:country="US" fo:font-style="italic" style:font-style-asian="italic" style:font-style-complex="italic"/>
    </style:style>
    <style:style style:name="T171" style:family="text">
      <style:text-properties fo:language="en" fo:country="US" fo:font-style="italic" officeooo:rsid="0026873d" style:font-style-asian="italic" style:font-style-complex="italic"/>
    </style:style>
    <style:style style:name="T172" style:family="text">
      <style:text-properties fo:language="en" fo:country="US" fo:font-style="italic" officeooo:rsid="008c6b89" style:font-style-asian="italic" style:font-style-complex="italic"/>
    </style:style>
    <style:style style:name="T173" style:family="text">
      <style:text-properties fo:language="en" fo:country="US" fo:font-style="italic" officeooo:rsid="003ec2cd" style:font-style-asian="italic" style:font-style-complex="italic"/>
    </style:style>
    <style:style style:name="T174" style:family="text">
      <style:text-properties fo:language="en" fo:country="US" fo:font-style="italic" officeooo:rsid="0091c8fd" style:font-style-asian="italic" style:font-style-complex="italic"/>
    </style:style>
    <style:style style:name="T175" style:family="text">
      <style:text-properties fo:language="en" fo:country="US" fo:font-style="italic" officeooo:rsid="003fe8e2" style:font-style-asian="italic" style:font-style-complex="italic"/>
    </style:style>
    <style:style style:name="T176" style:family="text">
      <style:text-properties fo:language="en" fo:country="US" fo:font-style="italic" officeooo:rsid="0041c45d" style:font-style-asian="italic" style:font-style-complex="italic"/>
    </style:style>
    <style:style style:name="T177" style:family="text">
      <style:text-properties fo:language="en" fo:country="US" fo:font-style="italic" officeooo:rsid="009315a4" style:font-style-asian="italic" style:font-style-complex="italic"/>
    </style:style>
    <style:style style:name="T178" style:family="text">
      <style:text-properties fo:language="en" fo:country="US" fo:font-style="italic" officeooo:rsid="00423a4a" style:font-style-asian="italic" style:font-style-complex="italic"/>
    </style:style>
    <style:style style:name="T179" style:family="text">
      <style:text-properties fo:language="en" fo:country="US" fo:font-style="italic" officeooo:rsid="0096fece" style:font-style-asian="italic" style:font-style-complex="italic"/>
    </style:style>
    <style:style style:name="T180" style:family="text">
      <style:text-properties fo:language="en" fo:country="US" fo:font-style="italic" officeooo:rsid="0042712e" style:font-style-asian="italic" style:font-style-complex="italic"/>
    </style:style>
    <style:style style:name="T181" style:family="text">
      <style:text-properties fo:language="en" fo:country="US" fo:font-style="italic" officeooo:rsid="004a0c85" style:font-style-asian="italic" style:font-style-complex="italic"/>
    </style:style>
    <style:style style:name="T182" style:family="text">
      <style:text-properties fo:language="en" fo:country="US" fo:font-style="italic" officeooo:rsid="0042fd2c" style:font-style-asian="italic" style:font-style-complex="italic"/>
    </style:style>
    <style:style style:name="T183" style:family="text">
      <style:text-properties fo:language="en" fo:country="US" fo:font-style="italic" officeooo:rsid="0044f816" style:font-style-asian="italic" style:font-style-complex="italic"/>
    </style:style>
    <style:style style:name="T184" style:family="text">
      <style:text-properties fo:language="en" fo:country="US" fo:font-style="italic" officeooo:rsid="00a35568" style:font-style-asian="italic" style:font-style-complex="italic"/>
    </style:style>
    <style:style style:name="T185" style:family="text">
      <style:text-properties fo:language="en" fo:country="US" fo:font-style="italic" officeooo:rsid="00a520e3" style:font-style-asian="italic" style:font-style-complex="italic"/>
    </style:style>
    <style:style style:name="T186" style:family="text">
      <style:text-properties fo:language="en" fo:country="US" fo:font-style="italic" officeooo:rsid="00a53372" style:font-style-asian="italic" style:font-style-complex="italic"/>
    </style:style>
    <style:style style:name="T187" style:family="text">
      <style:text-properties fo:language="en" fo:country="US" fo:font-style="italic" officeooo:rsid="00ca1b9c" style:font-style-asian="italic" style:font-style-complex="italic"/>
    </style:style>
    <style:style style:name="T188" style:family="text">
      <style:text-properties fo:language="en" fo:country="US" fo:font-style="italic" officeooo:rsid="00d5ed76" style:font-style-asian="italic" style:font-style-complex="italic"/>
    </style:style>
    <style:style style:name="T189" style:family="text">
      <style:text-properties fo:language="en" fo:country="US" fo:font-style="italic" officeooo:rsid="00de3660" style:font-style-asian="italic" style:font-style-complex="italic"/>
    </style:style>
    <style:style style:name="T190" style:family="text">
      <style:text-properties fo:language="en" fo:country="US" fo:font-style="italic" fo:font-weight="bold" style:font-style-asian="italic" style:font-weight-asian="bold" style:font-style-complex="italic" style:font-weight-complex="bold"/>
    </style:style>
    <style:style style:name="T191" style:family="text">
      <style:text-properties fo:language="en" fo:country="US" fo:font-style="italic" fo:font-weight="bold" officeooo:rsid="002e929d" style:font-style-asian="italic" style:font-weight-asian="bold" style:font-style-complex="italic" style:font-weight-complex="bold"/>
    </style:style>
    <style:style style:name="T192" style:family="text">
      <style:text-properties fo:language="en" fo:country="US" fo:font-style="italic" fo:font-weight="normal" style:font-style-asian="italic" style:font-weight-asian="normal" style:font-style-complex="italic" style:font-weight-complex="normal"/>
    </style:style>
    <style:style style:name="T193" style:family="text">
      <style:text-properties fo:language="en" fo:country="US" officeooo:rsid="0086b5ae"/>
    </style:style>
    <style:style style:name="T194" style:family="text">
      <style:text-properties fo:language="en" fo:country="US" officeooo:rsid="00224c8a"/>
    </style:style>
    <style:style style:name="T195" style:family="text">
      <style:text-properties fo:language="en" fo:country="US" officeooo:rsid="0055efa0"/>
    </style:style>
    <style:style style:name="T196" style:family="text">
      <style:text-properties fo:language="en" fo:country="US" officeooo:rsid="00252cfc"/>
    </style:style>
    <style:style style:name="T197" style:family="text">
      <style:text-properties fo:language="en" fo:country="US" officeooo:rsid="0087af7c"/>
    </style:style>
    <style:style style:name="T198" style:family="text">
      <style:text-properties fo:language="en" fo:country="US" officeooo:rsid="004b1b78"/>
    </style:style>
    <style:style style:name="T199" style:family="text">
      <style:text-properties fo:language="en" fo:country="US" officeooo:rsid="004a6ea2"/>
    </style:style>
    <style:style style:name="T200" style:family="text">
      <style:text-properties fo:language="en" fo:country="US" officeooo:rsid="0024b30a"/>
    </style:style>
    <style:style style:name="T201" style:family="text">
      <style:text-properties fo:language="en" fo:country="US" officeooo:rsid="005740f8"/>
    </style:style>
    <style:style style:name="T202" style:family="text">
      <style:text-properties fo:language="en" fo:country="US" officeooo:rsid="0087c902"/>
    </style:style>
    <style:style style:name="T203" style:family="text">
      <style:text-properties fo:language="en" fo:country="US" officeooo:rsid="00894b0b"/>
    </style:style>
    <style:style style:name="T204" style:family="text">
      <style:text-properties fo:language="en" fo:country="US" officeooo:rsid="00145427"/>
    </style:style>
    <style:style style:name="T205" style:family="text">
      <style:text-properties fo:language="en" fo:country="US" officeooo:rsid="008c6b89"/>
    </style:style>
    <style:style style:name="T206" style:family="text">
      <style:text-properties fo:language="en" fo:country="US" officeooo:rsid="0026873d"/>
    </style:style>
    <style:style style:name="T207" style:family="text">
      <style:text-properties fo:language="en" fo:country="US" officeooo:rsid="008d8275"/>
    </style:style>
    <style:style style:name="T208" style:family="text">
      <style:text-properties fo:language="en" fo:country="US" officeooo:rsid="00270818"/>
    </style:style>
    <style:style style:name="T209" style:family="text">
      <style:text-properties fo:language="en" fo:country="US" officeooo:rsid="00272fc1"/>
    </style:style>
    <style:style style:name="T210" style:family="text">
      <style:text-properties fo:language="en" fo:country="US" officeooo:rsid="0037c33a"/>
    </style:style>
    <style:style style:name="T211" style:family="text">
      <style:text-properties fo:language="en" fo:country="US" officeooo:rsid="003961a6"/>
    </style:style>
    <style:style style:name="T212" style:family="text">
      <style:text-properties fo:language="en" fo:country="US" officeooo:rsid="00297e14"/>
    </style:style>
    <style:style style:name="T213" style:family="text">
      <style:text-properties fo:language="en" fo:country="US" officeooo:rsid="008d90e8"/>
    </style:style>
    <style:style style:name="T214" style:family="text">
      <style:text-properties fo:language="en" fo:country="US" officeooo:rsid="008ef7db"/>
    </style:style>
    <style:style style:name="T215" style:family="text">
      <style:text-properties fo:language="en" fo:country="US" officeooo:rsid="003ec2cd"/>
    </style:style>
    <style:style style:name="T216" style:family="text">
      <style:text-properties fo:language="en" fo:country="US" officeooo:rsid="0015681d"/>
    </style:style>
    <style:style style:name="T217" style:family="text">
      <style:text-properties fo:language="en" fo:country="US" officeooo:rsid="008f60da"/>
    </style:style>
    <style:style style:name="T218" style:family="text">
      <style:text-properties fo:language="en" fo:country="US" officeooo:rsid="008fe387"/>
    </style:style>
    <style:style style:name="T219" style:family="text">
      <style:text-properties fo:language="en" fo:country="US" officeooo:rsid="0091c8fd"/>
    </style:style>
    <style:style style:name="T220" style:family="text">
      <style:text-properties fo:language="en" fo:country="US" officeooo:rsid="003fe8e2"/>
    </style:style>
    <style:style style:name="T221" style:family="text">
      <style:text-properties fo:language="en" fo:country="US" officeooo:rsid="009226f2"/>
    </style:style>
    <style:style style:name="T222" style:family="text">
      <style:text-properties fo:language="en" fo:country="US" officeooo:rsid="0041c45d"/>
    </style:style>
    <style:style style:name="T223" style:family="text">
      <style:text-properties fo:language="en" fo:country="US" officeooo:rsid="009315a4"/>
    </style:style>
    <style:style style:name="T224" style:family="text">
      <style:text-properties fo:language="en" fo:country="US" officeooo:rsid="0094bfe0"/>
    </style:style>
    <style:style style:name="T225" style:family="text">
      <style:text-properties fo:language="en" fo:country="US" officeooo:rsid="0095109d"/>
    </style:style>
    <style:style style:name="T226" style:family="text">
      <style:text-properties fo:language="en" fo:country="US" officeooo:rsid="00957c84"/>
    </style:style>
    <style:style style:name="T227" style:family="text">
      <style:text-properties fo:language="en" fo:country="US" officeooo:rsid="0050681e"/>
    </style:style>
    <style:style style:name="T228" style:family="text">
      <style:text-properties fo:language="en" fo:country="US" officeooo:rsid="0096fece"/>
    </style:style>
    <style:style style:name="T229" style:family="text">
      <style:text-properties fo:language="en" fo:country="US" officeooo:rsid="00423a4a"/>
    </style:style>
    <style:style style:name="T230" style:family="text">
      <style:text-properties fo:language="en" fo:country="US" officeooo:rsid="001994f0"/>
    </style:style>
    <style:style style:name="T231" style:family="text">
      <style:text-properties fo:language="en" fo:country="US" officeooo:rsid="0098d750"/>
    </style:style>
    <style:style style:name="T232" style:family="text">
      <style:text-properties fo:language="en" fo:country="US" officeooo:rsid="0042712e"/>
    </style:style>
    <style:style style:name="T233" style:family="text">
      <style:text-properties fo:language="en" fo:country="US" officeooo:rsid="003d7eb9"/>
    </style:style>
    <style:style style:name="T234" style:family="text">
      <style:text-properties fo:language="en" fo:country="US" officeooo:rsid="00992205"/>
    </style:style>
    <style:style style:name="T235" style:family="text">
      <style:text-properties fo:language="en" fo:country="US" officeooo:rsid="0031330c"/>
    </style:style>
    <style:style style:name="T236" style:family="text">
      <style:text-properties fo:language="en" fo:country="US" officeooo:rsid="009a91cc"/>
    </style:style>
    <style:style style:name="T237" style:family="text">
      <style:text-properties fo:language="en" fo:country="US" officeooo:rsid="0019a820"/>
    </style:style>
    <style:style style:name="T238" style:family="text">
      <style:text-properties fo:language="en" fo:country="US" officeooo:rsid="004a0c85"/>
    </style:style>
    <style:style style:name="T239" style:family="text">
      <style:text-properties fo:language="en" fo:country="US" officeooo:rsid="00547008"/>
    </style:style>
    <style:style style:name="T240" style:family="text">
      <style:text-properties fo:language="en" fo:country="US" officeooo:rsid="009b999a"/>
    </style:style>
    <style:style style:name="T241" style:family="text">
      <style:text-properties fo:language="en" fo:country="US" officeooo:rsid="0042fd2c"/>
    </style:style>
    <style:style style:name="T242" style:family="text">
      <style:text-properties fo:language="en" fo:country="US" officeooo:rsid="009f6244"/>
    </style:style>
    <style:style style:name="T243" style:family="text">
      <style:text-properties fo:language="en" fo:country="US" officeooo:rsid="0044f816"/>
    </style:style>
    <style:style style:name="T244" style:family="text">
      <style:text-properties fo:language="en" fo:country="US" officeooo:rsid="002febf3"/>
    </style:style>
    <style:style style:name="T245" style:family="text">
      <style:text-properties fo:language="en" fo:country="US" officeooo:rsid="000f024d"/>
    </style:style>
    <style:style style:name="T246" style:family="text">
      <style:text-properties fo:language="en" fo:country="US" officeooo:rsid="00a35568"/>
    </style:style>
    <style:style style:name="T247" style:family="text">
      <style:text-properties fo:language="en" fo:country="US" officeooo:rsid="00a520e3"/>
    </style:style>
    <style:style style:name="T248" style:family="text">
      <style:text-properties fo:language="en" fo:country="US" officeooo:rsid="00a53372"/>
    </style:style>
    <style:style style:name="T249" style:family="text">
      <style:text-properties fo:language="en" fo:country="US" officeooo:rsid="00aa6cf1"/>
    </style:style>
    <style:style style:name="T250" style:family="text">
      <style:text-properties fo:language="en" fo:country="US" officeooo:rsid="00aafcd7"/>
    </style:style>
    <style:style style:name="T251" style:family="text">
      <style:text-properties fo:language="en" fo:country="US" officeooo:rsid="002e929d"/>
    </style:style>
    <style:style style:name="T252" style:family="text">
      <style:text-properties fo:language="en" fo:country="US" officeooo:rsid="00ac7f51"/>
    </style:style>
    <style:style style:name="T253" style:family="text">
      <style:text-properties fo:language="en" fo:country="US" officeooo:rsid="00ad7206"/>
    </style:style>
    <style:style style:name="T254" style:family="text">
      <style:text-properties fo:language="en" fo:country="US" officeooo:rsid="00afdef1"/>
    </style:style>
    <style:style style:name="T255" style:family="text">
      <style:text-properties fo:language="en" fo:country="US" officeooo:rsid="00b179ca"/>
    </style:style>
    <style:style style:name="T256" style:family="text">
      <style:text-properties fo:language="en" fo:country="US" officeooo:rsid="00b24fda"/>
    </style:style>
    <style:style style:name="T257" style:family="text">
      <style:text-properties fo:language="en" fo:country="US" officeooo:rsid="00b56e73"/>
    </style:style>
    <style:style style:name="T258" style:family="text">
      <style:text-properties fo:language="en" fo:country="US" officeooo:rsid="00b70bdc"/>
    </style:style>
    <style:style style:name="T259" style:family="text">
      <style:text-properties fo:language="en" fo:country="US" officeooo:rsid="00b8393b"/>
    </style:style>
    <style:style style:name="T260" style:family="text">
      <style:text-properties fo:language="en" fo:country="US" fo:font-weight="bold" style:font-weight-asian="bold" style:font-weight-complex="bold"/>
    </style:style>
    <style:style style:name="T261" style:family="text">
      <style:text-properties fo:language="en" fo:country="US" fo:font-weight="bold" officeooo:rsid="00b8393b" style:font-weight-asian="bold" style:font-weight-complex="bold"/>
    </style:style>
    <style:style style:name="T262" style:family="text">
      <style:text-properties fo:language="en" fo:country="US" fo:font-weight="bold" officeooo:rsid="00b70bdc" style:font-weight-asian="bold" style:font-weight-complex="bold"/>
    </style:style>
    <style:style style:name="T263" style:family="text">
      <style:text-properties fo:language="en" fo:country="US" fo:font-weight="bold" officeooo:rsid="00b56e73" style:font-weight-asian="bold" style:font-weight-complex="bold"/>
    </style:style>
    <style:style style:name="T264" style:family="text">
      <style:text-properties fo:language="en" fo:country="US" officeooo:rsid="00b86f73"/>
    </style:style>
    <style:style style:name="T265" style:family="text">
      <style:text-properties fo:language="en" fo:country="US" officeooo:rsid="00b9dfbf"/>
    </style:style>
    <style:style style:name="T266" style:family="text">
      <style:text-properties fo:language="en" fo:country="US" officeooo:rsid="00ba4977"/>
    </style:style>
    <style:style style:name="T267" style:family="text">
      <style:text-properties fo:language="en" fo:country="US" fo:font-weight="normal" officeooo:rsid="00ba4977" style:font-weight-asian="normal" style:font-weight-complex="normal"/>
    </style:style>
    <style:style style:name="T268" style:family="text">
      <style:text-properties fo:language="en" fo:country="US" officeooo:rsid="00c20dbd"/>
    </style:style>
    <style:style style:name="T269" style:family="text">
      <style:text-properties fo:language="en" fo:country="US" style:text-underline-style="solid" style:text-underline-width="auto" style:text-underline-color="font-color" officeooo:rsid="00c26016"/>
    </style:style>
    <style:style style:name="T270" style:family="text">
      <style:text-properties fo:language="en" fo:country="US" officeooo:rsid="00c2b811"/>
    </style:style>
    <style:style style:name="T271" style:family="text">
      <style:text-properties fo:language="en" fo:country="US" officeooo:rsid="00c2dcca"/>
    </style:style>
    <style:style style:name="T272" style:family="text">
      <style:text-properties fo:language="en" fo:country="US" officeooo:rsid="00c57783"/>
    </style:style>
    <style:style style:name="T273" style:family="text">
      <style:text-properties fo:language="en" fo:country="US" officeooo:rsid="001cc3ed"/>
    </style:style>
    <style:style style:name="T274" style:family="text">
      <style:text-properties fo:language="en" fo:country="US" officeooo:rsid="00c6a956"/>
    </style:style>
    <style:style style:name="T275" style:family="text">
      <style:text-properties fo:language="en" fo:country="US" officeooo:rsid="009d7ab4"/>
    </style:style>
    <style:style style:name="T276" style:family="text">
      <style:text-properties fo:language="en" fo:country="US" officeooo:rsid="00c75329"/>
    </style:style>
    <style:style style:name="T277" style:family="text">
      <style:text-properties fo:language="en" fo:country="US" officeooo:rsid="00ca1b9c"/>
    </style:style>
    <style:style style:name="T278" style:family="text">
      <style:text-properties fo:language="en" fo:country="US" officeooo:rsid="00caff88"/>
    </style:style>
    <style:style style:name="T279" style:family="text">
      <style:text-properties fo:language="en" fo:country="US" officeooo:rsid="00cbdecd"/>
    </style:style>
    <style:style style:name="T280" style:family="text">
      <style:text-properties fo:language="en" fo:country="US" officeooo:rsid="00cde847"/>
    </style:style>
    <style:style style:name="T281" style:family="text">
      <style:text-properties fo:language="en" fo:country="US" officeooo:rsid="00cf357d"/>
    </style:style>
    <style:style style:name="T282" style:family="text">
      <style:text-properties fo:language="en" fo:country="US" officeooo:rsid="00d5ed76"/>
    </style:style>
    <style:style style:name="T283" style:family="text">
      <style:text-properties fo:language="en" fo:country="US" officeooo:rsid="00d8467d"/>
    </style:style>
    <style:style style:name="T284" style:family="text">
      <style:text-properties fo:language="en" fo:country="US" officeooo:rsid="00dd417f"/>
    </style:style>
    <style:style style:name="T285" style:family="text">
      <style:text-properties fo:language="en" fo:country="US" officeooo:rsid="00de3660"/>
    </style:style>
    <style:style style:name="T286" style:family="text">
      <style:text-properties fo:language="en" fo:country="US" officeooo:rsid="001ae6ee"/>
    </style:style>
    <style:style style:name="T287" style:family="text">
      <style:text-properties fo:language="en" fo:country="US" officeooo:rsid="00e5f488"/>
    </style:style>
    <style:style style:name="T288" style:family="text">
      <style:text-properties fo:language="en" fo:country="US" officeooo:rsid="00e7e09f"/>
    </style:style>
    <style:style style:name="T289" style:family="text">
      <style:text-properties fo:language="en" fo:country="US" officeooo:rsid="00e8048e"/>
    </style:style>
    <style:style style:name="T290" style:family="text">
      <style:text-properties fo:language="en" fo:country="US" officeooo:rsid="00eb940b"/>
    </style:style>
    <style:style style:name="T291" style:family="text">
      <style:text-properties fo:language="en" fo:country="US" officeooo:rsid="00ec74d5"/>
    </style:style>
    <style:style style:name="T292" style:family="text">
      <style:text-properties fo:language="en" fo:country="US" officeooo:rsid="00ee6b3c"/>
    </style:style>
    <style:style style:name="T293" style:family="text">
      <style:text-properties fo:language="en" fo:country="US" officeooo:rsid="00ef377a"/>
    </style:style>
    <style:style style:name="T294" style:family="text">
      <style:text-properties fo:language="en" fo:country="US" officeooo:rsid="00f1177e"/>
    </style:style>
    <style:style style:name="T295" style:family="text">
      <style:text-properties officeooo:rsid="0087af7c"/>
    </style:style>
    <style:style style:name="T296" style:family="text">
      <style:text-properties officeooo:rsid="0087c902"/>
    </style:style>
    <style:style style:name="T297" style:family="text">
      <style:text-properties officeooo:rsid="00894b0b"/>
    </style:style>
    <style:style style:name="T298" style:family="text">
      <style:text-properties officeooo:rsid="008a9ca9"/>
    </style:style>
    <style:style style:name="T299" style:family="text">
      <style:text-properties officeooo:rsid="008d8275"/>
    </style:style>
    <style:style style:name="T300" style:family="text">
      <style:text-properties officeooo:rsid="008d90e8"/>
    </style:style>
    <style:style style:name="T301" style:family="text">
      <style:text-properties officeooo:rsid="008ef7db"/>
    </style:style>
    <style:style style:name="T302" style:family="text">
      <style:text-properties officeooo:rsid="008f60da"/>
    </style:style>
    <style:style style:name="T303" style:family="text">
      <style:text-properties officeooo:rsid="008fe387"/>
    </style:style>
    <style:style style:name="T304" style:family="text">
      <style:text-properties officeooo:rsid="0091c8fd"/>
    </style:style>
    <style:style style:name="T305" style:family="text">
      <style:text-properties officeooo:rsid="009226f2"/>
    </style:style>
    <style:style style:name="T306" style:family="text">
      <style:text-properties officeooo:rsid="009315a4"/>
    </style:style>
    <style:style style:name="T307" style:family="text">
      <style:text-properties officeooo:rsid="0094bfe0"/>
    </style:style>
    <style:style style:name="T308" style:family="text">
      <style:text-properties officeooo:rsid="00957c84"/>
    </style:style>
    <style:style style:name="T309" style:family="text">
      <style:text-properties officeooo:rsid="0096fece"/>
    </style:style>
    <style:style style:name="T310" style:family="text">
      <style:text-properties officeooo:rsid="0098d750"/>
    </style:style>
    <style:style style:name="T311" style:family="text">
      <style:text-properties officeooo:rsid="00992205"/>
    </style:style>
    <style:style style:name="T312" style:family="text">
      <style:text-properties officeooo:rsid="009a91cc"/>
    </style:style>
    <style:style style:name="T313" style:family="text">
      <style:text-properties officeooo:rsid="009b999a"/>
    </style:style>
    <style:style style:name="T314" style:family="text">
      <style:text-properties officeooo:rsid="009f6244"/>
    </style:style>
    <style:style style:name="T315" style:family="text">
      <style:text-properties officeooo:rsid="009fa62a"/>
    </style:style>
    <style:style style:name="T316" style:family="text">
      <style:text-properties officeooo:rsid="00a35568"/>
    </style:style>
    <style:style style:name="T317" style:family="text">
      <style:text-properties officeooo:rsid="00a520e3"/>
    </style:style>
    <style:style style:name="T318" style:family="text">
      <style:text-properties officeooo:rsid="00a53372"/>
    </style:style>
    <style:style style:name="T319" style:family="text">
      <style:text-properties officeooo:rsid="00a7272c"/>
    </style:style>
    <style:style style:name="T320" style:family="text">
      <style:text-properties officeooo:rsid="00aafcd7"/>
    </style:style>
    <style:style style:name="T321" style:family="text">
      <style:text-properties officeooo:rsid="00ac7f51"/>
    </style:style>
    <style:style style:name="T322" style:family="text">
      <style:text-properties officeooo:rsid="00ae78ae"/>
    </style:style>
    <style:style style:name="T323" style:family="text">
      <style:text-properties officeooo:rsid="00ae91de"/>
    </style:style>
    <style:style style:name="T324" style:family="text">
      <style:text-properties officeooo:rsid="00afdef1"/>
    </style:style>
    <style:style style:name="T325" style:family="text">
      <style:text-properties officeooo:rsid="00b44484"/>
    </style:style>
    <style:style style:name="T326" style:family="text">
      <style:text-properties officeooo:rsid="00b56e73"/>
    </style:style>
    <style:style style:name="T327" style:family="text">
      <style:text-properties officeooo:rsid="00b8393b"/>
    </style:style>
    <style:style style:name="T328" style:family="text">
      <style:text-properties officeooo:rsid="00ba4977"/>
    </style:style>
    <style:style style:name="T329" style:family="text">
      <style:text-properties officeooo:rsid="00bbe094"/>
    </style:style>
    <style:style style:name="T330" style:family="text">
      <style:text-properties officeooo:rsid="00bc9f92"/>
    </style:style>
    <style:style style:name="T331" style:family="text">
      <style:text-properties style:font-name="Liberation Serif"/>
    </style:style>
    <style:style style:name="T332" style:family="text">
      <style:text-properties style:font-name="Liberation Serif" fo:language="en" fo:country="US" officeooo:rsid="00ac7f51"/>
    </style:style>
    <style:style style:name="T333" style:family="text">
      <style:text-properties style:font-name="Liberation Serif" officeooo:rsid="00c14052"/>
    </style:style>
    <style:style style:name="T334" style:family="text">
      <style:text-properties officeooo:rsid="00c20dbd"/>
    </style:style>
    <style:style style:name="T335" style:family="text">
      <style:text-properties officeooo:rsid="00c2dcca"/>
    </style:style>
    <style:style style:name="T336" style:family="text">
      <style:text-properties officeooo:rsid="00c57783"/>
    </style:style>
    <style:style style:name="T337" style:family="text">
      <style:text-properties officeooo:rsid="00c6a956"/>
    </style:style>
    <style:style style:name="T338" style:family="text">
      <style:text-properties officeooo:rsid="00c75329"/>
    </style:style>
    <style:style style:name="T339" style:family="text">
      <style:text-properties officeooo:rsid="00cbdecd"/>
    </style:style>
    <style:style style:name="T340" style:family="text">
      <style:text-properties officeooo:rsid="00cf777c"/>
    </style:style>
    <style:style style:name="T341" style:family="text">
      <style:text-properties officeooo:rsid="00d5ed76"/>
    </style:style>
    <style:style style:name="T342" style:family="text">
      <style:text-properties officeooo:rsid="00d7c3f2"/>
    </style:style>
    <style:style style:name="T343" style:family="text">
      <style:text-properties officeooo:rsid="00d8467d"/>
    </style:style>
    <style:style style:name="T344" style:family="text">
      <style:text-properties officeooo:rsid="00d9d517"/>
    </style:style>
    <style:style style:name="T345" style:family="text">
      <style:text-properties officeooo:rsid="00db541b"/>
    </style:style>
    <style:style style:name="T346" style:family="text">
      <style:text-properties officeooo:rsid="00dca6eb"/>
    </style:style>
    <style:style style:name="T347" style:family="text">
      <style:text-properties officeooo:rsid="00de3660"/>
    </style:style>
    <style:style style:name="T348" style:family="text">
      <style:text-properties fo:font-weight="normal" style:font-weight-asian="normal" style:font-weight-complex="normal"/>
    </style:style>
    <style:style style:name="T349" style:family="text">
      <style:text-properties officeooo:rsid="00de8881"/>
    </style:style>
    <style:style style:name="T350" style:family="text">
      <style:text-properties officeooo:rsid="00df4e30"/>
    </style:style>
    <style:style style:name="T351" style:family="text">
      <style:text-properties officeooo:rsid="00e114f9"/>
    </style:style>
    <style:style style:name="T352" style:family="text">
      <style:text-properties officeooo:rsid="00e427f9"/>
    </style:style>
    <style:style style:name="T353" style:family="text">
      <style:text-properties officeooo:rsid="00e5e2d3"/>
    </style:style>
    <style:style style:name="T354" style:family="text">
      <style:text-properties officeooo:rsid="00eb940b"/>
    </style:style>
    <style:style style:name="T355" style:family="text">
      <style:text-properties officeooo:rsid="00ec74d5"/>
    </style:style>
    <style:style style:name="T356" style:family="text">
      <style:text-properties officeooo:rsid="00ef377a"/>
    </style:style>
    <style:style style:name="T357" style:family="text">
      <style:text-properties officeooo:rsid="00f1177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2"/>
      <text:p text:style-name="P190"/>
      <text:p text:style-name="P190"/>
      <text:p text:style-name="P190"/>
      <text:p text:style-name="P190"/>
      <text:p text:style-name="P190"/>
      <text:p text:style-name="P191"><draw:frame draw:style-name="fr3" draw:name="Immagine1" text:anchor-type="char" svg:width="17cm" svg:height="4.369cm" draw:z-index="0"><draw:image xlink:href="Pictures/10000201000009030000025175AEE72991E1A8A0.png" xlink:type="simple" xlink:show="embed" xlink:actuate="onLoad" loext:mime-type="image/png"/></draw:frame><text:line-break/><text:line-break/></text:p>
      <text:p text:style-name="P191"/>
      <text:p text:style-name="P191"><text:line-break/><text:line-break/><text:line-break/><text:line-break/><text:line-break/><text:span text:style-name="T3"> </text:span><text:span text:style-name="T4">L</text:span><text:span text:style-name="T3"> M 8 0 C <text:s text:c="3"/></text:span><text:span text:style-name="T2">B A S I C </text:span></text:p>
      <text:p text:style-name="P248"/>
      <text:p text:style-name="P248"/>
      <text:p text:style-name="P194"><text:span text:style-name="T6"><text:s/>L</text:span><text:span text:style-name="T5">anguage Referenc</text:span><text:span text:style-name="T6">e Manual </text:span></text:p>
      <text:p text:style-name="P248"/>
      <text:p text:style-name="P248"/>
      <text:p text:style-name="P248"/>
      <text:p text:style-name="P248"/>
      <text:p text:style-name="P248"/>
      <text:p text:style-name="P248"/>
      <text:p text:style-name="P248"/>
      <text:p text:style-name="P248"/>
      <text:p text:style-name="P248"/>
      <text:p text:style-name="P134"/>
      <text:p text:style-name="P248"/>
      <text:p text:style-name="P248"/>
      <text:p text:style-name="P248"/>
      <text:p text:style-name="P248"/>
      <text:p text:style-name="P248"/>
      <text:p text:style-name="P249">LM80C BASIC</text:p>
      <text:p text:style-name="P189"/>
      <text:p text:style-name="P196">BASIC interpreter derived by NASCOM BASIC</text:p>
      <text:p text:style-name="P196">(based on Microsoft BASIC 4.7)</text:p>
      <text:p text:style-name="P192"><text:span text:style-name="T1">with additional statements </text:span>to take advantage</text:p>
      <text:p text:style-name="P192">of the features of the LM80C Color Computer</text:p>
      <text:p text:style-name="P189"/>
      <text:p text:style-name="P189"/>
      <text:p text:style-name="P189"/>
      <text:p text:style-name="P195"/>
      <text:p text:style-name="P193">This release covers the</text:p>
      <text:p text:style-name="P254"><text:span text:style-name="T168">LM80C </text:span><text:span text:style-name="T244">BASIC</text:span><text:span text:style-name="T168"> 3.</text:span><text:span text:style-name="T285">1</text:span><text:span text:style-name="T290">3.</text:span><text:span text:style-name="T294">1</text:span><text:span text:style-name="T168"> </text:span><text:span text:style-name="T245">(</text:span><text:span text:style-name="T294">07</text:span><text:span text:style-name="T246">/</text:span><text:span text:style-name="T288">0</text:span><text:span text:style-name="T294">6</text:span><text:span text:style-name="T245">/2020)</text:span></text:p>
      <text:p text:style-name="P254"><text:span text:style-name="T294"/></text:p>
      <text:p text:style-name="P200"/>
      <text:p text:style-name="P255"><text:span text:style-name="T197">Last revision on </text:span><text:span text:style-name="T293">0</text:span><text:span text:style-name="T294">7</text:span><text:span text:style-name="T282">/</text:span><text:span text:style-name="T280">0</text:span><text:span text:style-name="T293">6</text:span><text:span text:style-name="T197">/2020</text:span></text:p>
      <text:p text:style-name="P193"/>
      <text:p text:style-name="P20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28"/>
      <text:p text:style-name="P135"/>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72" text:outline-level="3"><text:bookmark-start text:name="__RefHeading___Toc3824_2749442001"/>Copyright notices:<text:bookmark-end text:name="__RefHeading___Toc3824_2749442001"/></text:h>
      <text:p text:style-name="P202"/>
      <text:p text:style-name="P202"/>
      <text:p text:style-name="P199">Microsoft BASIC <text:span text:style-name="T97">is</text:span> © 1978 Microsoft <text:span text:style-name="T97">Corp.</text:span></text:p>
      <text:p text:style-name="P198"/>
      <text:p text:style-name="P198">NASCOM BASIC and the trademark NASCOM are © Lucas Logic, Ltd.</text:p>
      <text:p text:style-name="P198"/>
      <text:p text:style-name="P198">Modifications and additions made for LM80C Color Computer by Leonardo Miliani</text:p>
      <text:p text:style-name="P198"/>
      <text:p text:style-name="P198"/>
      <text:p text:style-name="P198"/>
      <text:p text:style-name="P197">The names “LM80C”, “LM80C Color Computer”, and “LM80C BASIC”, the “rainbow LM80C” logo, the LM80C schematics, the LM80C sources, and this work belong to Leonardo Miliani, from here on the “owner” . </text:p>
      <text:p text:style-name="P211"/>
      <text:p text:style-name="P244">The “rainbow LM80C” logo and the “LM80C/LM80C Color Computer” names can not be used in any work without explicit permission of the owner. You are allowed to use the “LM80C” name only in reference to or to describe the LM80C Color Computer.</text:p>
      <text:p text:style-name="P211"/>
      <text:p text:style-name="P211"><text:span text:style-name="T7">The LM80C schematics and source codes are released under the GNU GPL License 3.0 and in the form of "as is", without any kind of warranty: you can use them at your own risk. You are free to use them for any </text:span><text:span text:style-name="T8">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7">Index</text:p>
          </text:index-title>
          <text:p text:style-name="P262"><text:a xlink:type="simple" xlink:href="#__RefHeading___Toc3824_2749442001" text:style-name="Index_20_Link" text:visited-style-name="Index_20_Link">Copyright notices:<text:tab/>3</text:a></text:p>
          <text:p text:style-name="P260"><text:a xlink:type="simple" xlink:href="#__RefHeading___Toc3826_2749442001" text:style-name="Index_20_Link" text:visited-style-name="Index_20_Link">1. OVERVIEW<text:tab/>8</text:a></text:p>
          <text:p text:style-name="P261"><text:a xlink:type="simple" xlink:href="#__RefHeading___Toc3828_2749442001" text:style-name="Index_20_Link" text:visited-style-name="Index_20_Link">1.1 Preface<text:tab/>8</text:a></text:p>
          <text:p text:style-name="P261"><text:a xlink:type="simple" xlink:href="#__RefHeading___Toc3830_2749442001" text:style-name="Index_20_Link" text:visited-style-name="Index_20_Link">1.2 Video VS Console<text:tab/>8</text:a></text:p>
          <text:p text:style-name="P261"><text:a xlink:type="simple" xlink:href="#__RefHeading___Toc3832_2749442001" text:style-name="Index_20_Link" text:visited-style-name="Index_20_Link">1.3 Memory<text:tab/>8</text:a></text:p>
          <text:p text:style-name="P261"><text:a xlink:type="simple" xlink:href="#__RefHeading___Toc3834_2749442001" text:style-name="Index_20_Link" text:visited-style-name="Index_20_Link">1.4 System overview<text:tab/>8</text:a></text:p>
          <text:p text:style-name="P261"><text:a xlink:type="simple" xlink:href="#__RefHeading___Toc6172_3243069495" text:style-name="Index_20_Link" text:visited-style-name="Index_20_Link">1.5 Boot<text:tab/>9</text:a></text:p>
          <text:p text:style-name="P260"><text:a xlink:type="simple" xlink:href="#__RefHeading___Toc3836_2749442001" text:style-name="Index_20_Link" text:visited-style-name="Index_20_Link">2. LM80C BASIC<text:tab/>11</text:a></text:p>
          <text:p text:style-name="P261"><text:a xlink:type="simple" xlink:href="#__RefHeading___Toc3838_2749442001" text:style-name="Index_20_Link" text:visited-style-name="Index_20_Link">2.1 Differences with NASCOM BASIC<text:tab/>11</text:a></text:p>
          <text:p text:style-name="P261"><text:a xlink:type="simple" xlink:href="#__RefHeading___Toc7561_3555977281" text:style-name="Index_20_Link" text:visited-style-name="Index_20_Link">2.2 Modes of operation<text:tab/>11</text:a></text:p>
          <text:p text:style-name="P261"><text:a xlink:type="simple" xlink:href="#__RefHeading___Toc3840_2749442001" text:style-name="Index_20_Link" text:visited-style-name="Index_20_Link">2.3 New numeral systems<text:tab/>11</text:a></text:p>
          <text:p text:style-name="P261"><text:a xlink:type="simple" xlink:href="#__RefHeading___Toc3842_2749442001" text:style-name="Index_20_Link" text:visited-style-name="Index_20_Link">2.4 Functions<text:tab/>12</text:a></text:p>
          <text:p text:style-name="P261"><text:a xlink:type="simple" xlink:href="#__RefHeading___Toc3844_2749442001" text:style-name="Index_20_Link" text:visited-style-name="Index_20_Link">2.5 Commands<text:tab/>12</text:a></text:p>
          <text:p text:style-name="P261"><text:a xlink:type="simple" xlink:href="#__RefHeading___Toc3846_2749442001" text:style-name="Index_20_Link" text:visited-style-name="Index_20_Link">2.6 Line input<text:tab/>13</text:a></text:p>
          <text:p text:style-name="P261"><text:a xlink:type="simple" xlink:href="#__RefHeading___Toc3848_2749442001" text:style-name="Index_20_Link" text:visited-style-name="Index_20_Link">2.7 Numbers<text:tab/>13</text:a></text:p>
          <text:p text:style-name="P261"><text:a xlink:type="simple" xlink:href="#__RefHeading___Toc3850_2749442001" text:style-name="Index_20_Link" text:visited-style-name="Index_20_Link">2.8 Variables<text:tab/>15</text:a></text:p>
          <text:p text:style-name="P261"><text:a xlink:type="simple" xlink:href="#__RefHeading___Toc3852_2749442001" text:style-name="Index_20_Link" text:visited-style-name="Index_20_Link">2.9 Strings<text:tab/>15</text:a></text:p>
          <text:p text:style-name="P261"><text:a xlink:type="simple" xlink:href="#__RefHeading___Toc3854_2749442001" text:style-name="Index_20_Link" text:visited-style-name="Index_20_Link">2.10 Array variables<text:tab/>16</text:a></text:p>
          <text:p text:style-name="P261"><text:a xlink:type="simple" xlink:href="#__RefHeading___Toc3856_2749442001" text:style-name="Index_20_Link" text:visited-style-name="Index_20_Link">2.11 Operator precedence<text:tab/>17</text:a></text:p>
          <text:p text:style-name="P261"><text:a xlink:type="simple" xlink:href="#__RefHeading___Toc8485_1741579274" text:style-name="Index_20_Link" text:visited-style-name="Index_20_Link">2.12 Operators<text:tab/>18</text:a></text:p>
          <text:p text:style-name="P261"><text:a xlink:type="simple" xlink:href="#__RefHeading___Toc7908_3653248363" text:style-name="Index_20_Link" text:visited-style-name="Index_20_Link">2.13 Error management<text:tab/>21</text:a></text:p>
          <text:p text:style-name="P260"><text:a xlink:type="simple" xlink:href="#__RefHeading___Toc3858_2749442001" text:style-name="Index_20_Link" text:visited-style-name="Index_20_Link">3. LM80C BASIC INSTRUCTIONS<text:tab/>23</text:a></text:p>
          <text:p text:style-name="P261"><text:a xlink:type="simple" xlink:href="#__RefHeading___Toc3860_2749442001" text:style-name="Index_20_Link" text:visited-style-name="Index_20_Link">3.1 In alphabetical order<text:tab/>23</text:a></text:p>
          <text:p text:style-name="P261"><text:a xlink:type="simple" xlink:href="#__RefHeading___Toc3862_2749442001" text:style-name="Index_20_Link" text:visited-style-name="Index_20_Link">3.2 Per category<text:tab/>23</text:a></text:p>
          <text:p text:style-name="P262"><text:a xlink:type="simple" xlink:href="#__RefHeading___Toc3864_2749442001" text:style-name="Index_20_Link" text:visited-style-name="Index_20_Link">3.2.1 Arithmetical operators<text:tab/>23</text:a></text:p>
          <text:p text:style-name="P262"><text:a xlink:type="simple" xlink:href="#__RefHeading___Toc3866_2749442001" text:style-name="Index_20_Link" text:visited-style-name="Index_20_Link">3.2.2 Call/Return, Jump and Loop<text:tab/>24</text:a></text:p>
          <text:p text:style-name="P262"><text:a xlink:type="simple" xlink:href="#__RefHeading___Toc3868_2749442001" text:style-name="Index_20_Link" text:visited-style-name="Index_20_Link">3.2.3 Timing<text:tab/>24</text:a></text:p>
          <text:p text:style-name="P262"><text:a xlink:type="simple" xlink:href="#__RefHeading___Toc3870_2749442001" text:style-name="Index_20_Link" text:visited-style-name="Index_20_Link">3.2.4 Conditions<text:tab/>24</text:a></text:p>
          <text:p text:style-name="P262"><text:a xlink:type="simple" xlink:href="#__RefHeading___Toc3872_2749442001" text:style-name="Index_20_Link" text:visited-style-name="Index_20_Link">3.2.5 Conversion Functions<text:tab/>24</text:a></text:p>
          <text:p text:style-name="P262"><text:a xlink:type="simple" xlink:href="#__RefHeading___Toc3874_2749442001" text:style-name="Index_20_Link" text:visited-style-name="Index_20_Link">3.2.6 Code flow and programming<text:tab/>24</text:a></text:p>
          <text:p text:style-name="P262"><text:a xlink:type="simple" xlink:href="#__RefHeading___Toc3876_2749442001" text:style-name="Index_20_Link" text:visited-style-name="Index_20_Link">3.2.7 Graphics statements<text:tab/>25</text:a></text:p>
          <text:p text:style-name="P262"><text:a xlink:type="simple" xlink:href="#__RefHeading___Toc3878_2749442001" text:style-name="Index_20_Link" text:visited-style-name="Index_20_Link">3.2.8 Display<text:tab/>25</text:a></text:p>
          <text:p text:style-name="P262"><text:a xlink:type="simple" xlink:href="#__RefHeading___Toc3880_2749442001" text:style-name="Index_20_Link" text:visited-style-name="Index_20_Link">3.2.8 System &amp; Input/Output<text:tab/>25</text:a></text:p>
          <text:p text:style-name="P262"><text:a xlink:type="simple" xlink:href="#__RefHeading___Toc3882_2749442001" text:style-name="Index_20_Link" text:visited-style-name="Index_20_Link">3.2.9 Keyboard<text:tab/>25</text:a></text:p>
          <text:p text:style-name="P262"><text:a xlink:type="simple" xlink:href="#__RefHeading___Toc3884_2749442001" text:style-name="Index_20_Link" text:visited-style-name="Index_20_Link">3.2.10 Logical operators<text:tab/>25</text:a></text:p>
          <text:p text:style-name="P262"><text:a xlink:type="simple" xlink:href="#__RefHeading___Toc3886_2749442001" text:style-name="Index_20_Link" text:visited-style-name="Index_20_Link">3.2.11 Mathematical functions<text:tab/>25</text:a></text:p>
          <text:p text:style-name="P262"><text:a xlink:type="simple" xlink:href="#__RefHeading___Toc3888_2749442001" text:style-name="Index_20_Link" text:visited-style-name="Index_20_Link">3.2.12 Machine Language Functions<text:tab/>26</text:a></text:p>
          <text:p text:style-name="P262"><text:a xlink:type="simple" xlink:href="#__RefHeading___Toc3890_2749442001" text:style-name="Index_20_Link" text:visited-style-name="Index_20_Link">3.2.13 Memory management<text:tab/>26</text:a></text:p>
          <text:p text:style-name="P262"><text:a xlink:type="simple" xlink:href="#__RefHeading___Toc3892_2749442001" text:style-name="Index_20_Link" text:visited-style-name="Index_20_Link">3.2.14 Sound<text:tab/>26</text:a></text:p>
          <text:p text:style-name="P262"><text:soft-page-break/><text:a xlink:type="simple" xlink:href="#__RefHeading___Toc3894_2749442001" text:style-name="Index_20_Link" text:visited-style-name="Index_20_Link">3.2.15 String Handling<text:tab/>26</text:a></text:p>
          <text:p text:style-name="P262"><text:a xlink:type="simple" xlink:href="#__RefHeading___Toc3896_2749442001" text:style-name="Index_20_Link" text:visited-style-name="Index_20_Link">3.2.16 Variable settings, data management, &amp; user defined functions<text:tab/>26</text:a></text:p>
          <text:p text:style-name="P260"><text:a xlink:type="simple" xlink:href="#__RefHeading___Toc3898_2749442001" text:style-name="Index_20_Link" text:visited-style-name="Index_20_Link">4. LANGUAGE REFERENCE<text:tab/>27</text:a></text:p>
          <text:p text:style-name="P262"><text:a xlink:type="simple" xlink:href="#__RefHeading___Toc3900_2749442001" text:style-name="Index_20_Link" text:visited-style-name="Index_20_Link">&amp;B<text:tab/>27</text:a></text:p>
          <text:p text:style-name="P262"><text:a xlink:type="simple" xlink:href="#__RefHeading___Toc3902_2749442001" text:style-name="Index_20_Link" text:visited-style-name="Index_20_Link">&amp;H<text:tab/>27</text:a></text:p>
          <text:p text:style-name="P262"><text:a xlink:type="simple" xlink:href="#__RefHeading___Toc3904_2749442001" text:style-name="Index_20_Link" text:visited-style-name="Index_20_Link">ABS<text:tab/>27</text:a></text:p>
          <text:p text:style-name="P262"><text:a xlink:type="simple" xlink:href="#__RefHeading___Toc3906_2749442001" text:style-name="Index_20_Link" text:visited-style-name="Index_20_Link">AND<text:tab/>28</text:a></text:p>
          <text:p text:style-name="P262"><text:a xlink:type="simple" xlink:href="#__RefHeading___Toc3908_2749442001" text:style-name="Index_20_Link" text:visited-style-name="Index_20_Link">ASC<text:tab/>28</text:a></text:p>
          <text:p text:style-name="P262"><text:a xlink:type="simple" xlink:href="#__RefHeading___Toc3910_2749442001" text:style-name="Index_20_Link" text:visited-style-name="Index_20_Link">ATN<text:tab/>28</text:a></text:p>
          <text:p text:style-name="P262"><text:a xlink:type="simple" xlink:href="#__RefHeading___Toc3912_2749442001" text:style-name="Index_20_Link" text:visited-style-name="Index_20_Link">BIN$<text:tab/>29</text:a></text:p>
          <text:p text:style-name="P262"><text:a xlink:type="simple" xlink:href="#__RefHeading___Toc3914_2749442001" text:style-name="Index_20_Link" text:visited-style-name="Index_20_Link">CHR$<text:tab/>29</text:a></text:p>
          <text:p text:style-name="P262"><text:a xlink:type="simple" xlink:href="#__RefHeading___Toc3916_2749442001" text:style-name="Index_20_Link" text:visited-style-name="Index_20_Link">CIRCLE<text:tab/>29</text:a></text:p>
          <text:p text:style-name="P262"><text:a xlink:type="simple" xlink:href="#__RefHeading___Toc3918_2749442001" text:style-name="Index_20_Link" text:visited-style-name="Index_20_Link">CLEAR<text:tab/>29</text:a></text:p>
          <text:p text:style-name="P262"><text:a xlink:type="simple" xlink:href="#__RefHeading___Toc3920_2749442001" text:style-name="Index_20_Link" text:visited-style-name="Index_20_Link">CLS<text:tab/>30</text:a></text:p>
          <text:p text:style-name="P262"><text:a xlink:type="simple" xlink:href="#__RefHeading___Toc3922_2749442001" text:style-name="Index_20_Link" text:visited-style-name="Index_20_Link">COLOR<text:tab/>30</text:a></text:p>
          <text:p text:style-name="P262"><text:a xlink:type="simple" xlink:href="#__RefHeading___Toc3924_2749442001" text:style-name="Index_20_Link" text:visited-style-name="Index_20_Link">CONT<text:tab/>31</text:a></text:p>
          <text:p text:style-name="P262"><text:a xlink:type="simple" xlink:href="#__RefHeading___Toc3926_2749442001" text:style-name="Index_20_Link" text:visited-style-name="Index_20_Link">COS<text:tab/>31</text:a></text:p>
          <text:p text:style-name="P262"><text:a xlink:type="simple" xlink:href="#__RefHeading___Toc3928_2749442001" text:style-name="Index_20_Link" text:visited-style-name="Index_20_Link">DATA<text:tab/>31</text:a></text:p>
          <text:p text:style-name="P262"><text:a xlink:type="simple" xlink:href="#__RefHeading___Toc3930_2749442001" text:style-name="Index_20_Link" text:visited-style-name="Index_20_Link">DEEK<text:tab/>32</text:a></text:p>
          <text:p text:style-name="P262"><text:a xlink:type="simple" xlink:href="#__RefHeading___Toc3932_2749442001" text:style-name="Index_20_Link" text:visited-style-name="Index_20_Link">DEF FN<text:tab/>32</text:a></text:p>
          <text:p text:style-name="P262"><text:a xlink:type="simple" xlink:href="#__RefHeading___Toc3934_2749442001" text:style-name="Index_20_Link" text:visited-style-name="Index_20_Link">DIM<text:tab/>33</text:a></text:p>
          <text:p text:style-name="P262"><text:a xlink:type="simple" xlink:href="#__RefHeading___Toc3936_2749442001" text:style-name="Index_20_Link" text:visited-style-name="Index_20_Link">DOKE<text:tab/>33</text:a></text:p>
          <text:p text:style-name="P262"><text:a xlink:type="simple" xlink:href="#__RefHeading___Toc3938_2749442001" text:style-name="Index_20_Link" text:visited-style-name="Index_20_Link">DRAW<text:tab/>33</text:a></text:p>
          <text:p text:style-name="P262"><text:a xlink:type="simple" xlink:href="#__RefHeading___Toc3940_2749442001" text:style-name="Index_20_Link" text:visited-style-name="Index_20_Link">END<text:tab/>34</text:a></text:p>
          <text:p text:style-name="P262"><text:a xlink:type="simple" xlink:href="#__RefHeading___Toc3942_2749442001" text:style-name="Index_20_Link" text:visited-style-name="Index_20_Link">EXP<text:tab/>34</text:a></text:p>
          <text:p text:style-name="P262"><text:a xlink:type="simple" xlink:href="#__RefHeading___Toc3944_2749442001" text:style-name="Index_20_Link" text:visited-style-name="Index_20_Link">FOR...TO...STEP<text:tab/>34</text:a></text:p>
          <text:p text:style-name="P262"><text:a xlink:type="simple" xlink:href="#__RefHeading___Toc3946_2749442001" text:style-name="Index_20_Link" text:visited-style-name="Index_20_Link">FRE<text:tab/>35</text:a></text:p>
          <text:p text:style-name="P262"><text:a xlink:type="simple" xlink:href="#__RefHeading___Toc3948_2749442001" text:style-name="Index_20_Link" text:visited-style-name="Index_20_Link">GOSUB<text:tab/>36</text:a></text:p>
          <text:p text:style-name="P262"><text:a xlink:type="simple" xlink:href="#__RefHeading___Toc3950_2749442001" text:style-name="Index_20_Link" text:visited-style-name="Index_20_Link">GOTO<text:tab/>36</text:a></text:p>
          <text:p text:style-name="P262"><text:a xlink:type="simple" xlink:href="#__RefHeading___Toc7846_3653248363" text:style-name="Index_20_Link" text:visited-style-name="Index_20_Link">GPRINT<text:tab/>37</text:a></text:p>
          <text:p text:style-name="P262"><text:a xlink:type="simple" xlink:href="#__RefHeading___Toc9570_731021030" text:style-name="Index_20_Link" text:visited-style-name="Index_20_Link">HELP<text:tab/>38</text:a></text:p>
          <text:p text:style-name="P262"><text:a xlink:type="simple" xlink:href="#__RefHeading___Toc3952_2749442001" text:style-name="Index_20_Link" text:visited-style-name="Index_20_Link">HEX$<text:tab/>38</text:a></text:p>
          <text:p text:style-name="P262"><text:a xlink:type="simple" xlink:href="#__RefHeading___Toc3954_2749442001" text:style-name="Index_20_Link" text:visited-style-name="Index_20_Link">IF...THEN IF...GOTO<text:tab/>38</text:a></text:p>
          <text:p text:style-name="P262"><text:a xlink:type="simple" xlink:href="#__RefHeading___Toc3956_2749442001" text:style-name="Index_20_Link" text:visited-style-name="Index_20_Link">INKEY<text:tab/>39</text:a></text:p>
          <text:p text:style-name="P262"><text:a xlink:type="simple" xlink:href="#__RefHeading___Toc3958_2749442001" text:style-name="Index_20_Link" text:visited-style-name="Index_20_Link">INP<text:tab/>40</text:a></text:p>
          <text:p text:style-name="P262"><text:a xlink:type="simple" xlink:href="#__RefHeading___Toc3960_2749442001" text:style-name="Index_20_Link" text:visited-style-name="Index_20_Link">INPUT<text:tab/>40</text:a></text:p>
          <text:p text:style-name="P262"><text:a xlink:type="simple" xlink:href="#__RefHeading___Toc10045_2072703436" text:style-name="Index_20_Link" text:visited-style-name="Index_20_Link">INSTR<text:tab/>41</text:a></text:p>
          <text:p text:style-name="P262"><text:a xlink:type="simple" xlink:href="#__RefHeading___Toc10047_2072703436" text:style-name="Index_20_Link" text:visited-style-name="Index_20_Link">INT<text:tab/>41</text:a></text:p>
          <text:p text:style-name="P262"><text:a xlink:type="simple" xlink:href="#__RefHeading___Toc9236_766368163" text:style-name="Index_20_Link" text:visited-style-name="Index_20_Link">KEY<text:tab/>41</text:a></text:p>
          <text:p text:style-name="P262"><text:a xlink:type="simple" xlink:href="#__RefHeading___Toc3964_2749442001" text:style-name="Index_20_Link" text:visited-style-name="Index_20_Link">LEFT$<text:tab/>42</text:a></text:p>
          <text:p text:style-name="P262"><text:a xlink:type="simple" xlink:href="#__RefHeading___Toc3966_2749442001" text:style-name="Index_20_Link" text:visited-style-name="Index_20_Link">LEN<text:tab/>43</text:a></text:p>
          <text:p text:style-name="P262"><text:a xlink:type="simple" xlink:href="#__RefHeading___Toc3968_2749442001" text:style-name="Index_20_Link" text:visited-style-name="Index_20_Link">LET<text:tab/>43</text:a></text:p>
          <text:p text:style-name="P262"><text:soft-page-break/><text:a xlink:type="simple" xlink:href="#__RefHeading___Toc3972_2749442001" text:style-name="Index_20_Link" text:visited-style-name="Index_20_Link">LIST<text:tab/>43</text:a></text:p>
          <text:p text:style-name="P262"><text:a xlink:type="simple" xlink:href="#__RefHeading___Toc3974_2749442001" text:style-name="Index_20_Link" text:visited-style-name="Index_20_Link">LOCATE<text:tab/>44</text:a></text:p>
          <text:p text:style-name="P262"><text:a xlink:type="simple" xlink:href="#__RefHeading___Toc3976_2749442001" text:style-name="Index_20_Link" text:visited-style-name="Index_20_Link">LOG<text:tab/>44</text:a></text:p>
          <text:p text:style-name="P262"><text:a xlink:type="simple" xlink:href="#__RefHeading___Toc3978_2749442001" text:style-name="Index_20_Link" text:visited-style-name="Index_20_Link">MID$<text:tab/>44</text:a></text:p>
          <text:p text:style-name="P262"><text:a xlink:type="simple" xlink:href="#__RefHeading___Toc3980_2749442001" text:style-name="Index_20_Link" text:visited-style-name="Index_20_Link">NEW<text:tab/>45</text:a></text:p>
          <text:p text:style-name="P262"><text:a xlink:type="simple" xlink:href="#__RefHeading___Toc3982_2749442001" text:style-name="Index_20_Link" text:visited-style-name="Index_20_Link">NEXT<text:tab/>45</text:a></text:p>
          <text:p text:style-name="P262"><text:a xlink:type="simple" xlink:href="#__RefHeading___Toc9387_3778654832" text:style-name="Index_20_Link" text:visited-style-name="Index_20_Link">NMI<text:tab/>45</text:a></text:p>
          <text:p text:style-name="P262"><text:a xlink:type="simple" xlink:href="#__RefHeading___Toc3984_2749442001" text:style-name="Index_20_Link" text:visited-style-name="Index_20_Link">NOT<text:tab/>46</text:a></text:p>
          <text:p text:style-name="P262"><text:a xlink:type="simple" xlink:href="#__RefHeading___Toc3986_2749442001" text:style-name="Index_20_Link" text:visited-style-name="Index_20_Link">ON<text:tab/>46</text:a></text:p>
          <text:p text:style-name="P262"><text:a xlink:type="simple" xlink:href="#__RefHeading___Toc3988_2749442001" text:style-name="Index_20_Link" text:visited-style-name="Index_20_Link">OR<text:tab/>47</text:a></text:p>
          <text:p text:style-name="P262"><text:a xlink:type="simple" xlink:href="#__RefHeading___Toc3990_2749442001" text:style-name="Index_20_Link" text:visited-style-name="Index_20_Link">OUT<text:tab/>47</text:a></text:p>
          <text:p text:style-name="P262"><text:a xlink:type="simple" xlink:href="#__RefHeading___Toc3992_2749442001" text:style-name="Index_20_Link" text:visited-style-name="Index_20_Link">PAUSE<text:tab/>48</text:a></text:p>
          <text:p text:style-name="P262"><text:a xlink:type="simple" xlink:href="#__RefHeading___Toc3994_2749442001" text:style-name="Index_20_Link" text:visited-style-name="Index_20_Link">PEEK<text:tab/>48</text:a></text:p>
          <text:p text:style-name="P262"><text:a xlink:type="simple" xlink:href="#__RefHeading___Toc3996_2749442001" text:style-name="Index_20_Link" text:visited-style-name="Index_20_Link">PLOT<text:tab/>48</text:a></text:p>
          <text:p text:style-name="P262"><text:a xlink:type="simple" xlink:href="#__RefHeading___Toc9419_3218186580" text:style-name="Index_20_Link" text:visited-style-name="Index_20_Link">POINT<text:tab/>49</text:a></text:p>
          <text:p text:style-name="P262"><text:a xlink:type="simple" xlink:href="#__RefHeading___Toc3998_2749442001" text:style-name="Index_20_Link" text:visited-style-name="Index_20_Link">POKE<text:tab/>49</text:a></text:p>
          <text:p text:style-name="P262"><text:a xlink:type="simple" xlink:href="#__RefHeading___Toc4000_2749442001" text:style-name="Index_20_Link" text:visited-style-name="Index_20_Link">POS<text:tab/>49</text:a></text:p>
          <text:p text:style-name="P262"><text:a xlink:type="simple" xlink:href="#__RefHeading___Toc4002_2749442001" text:style-name="Index_20_Link" text:visited-style-name="Index_20_Link">PRINT<text:tab/>50</text:a></text:p>
          <text:p text:style-name="P262"><text:a xlink:type="simple" xlink:href="#__RefHeading___Toc4004_2749442001" text:style-name="Index_20_Link" text:visited-style-name="Index_20_Link">READ<text:tab/>51</text:a></text:p>
          <text:p text:style-name="P262"><text:a xlink:type="simple" xlink:href="#__RefHeading___Toc4006_2749442001" text:style-name="Index_20_Link" text:visited-style-name="Index_20_Link">REM<text:tab/>51</text:a></text:p>
          <text:p text:style-name="P262"><text:a xlink:type="simple" xlink:href="#__RefHeading___Toc4008_2749442001" text:style-name="Index_20_Link" text:visited-style-name="Index_20_Link">RESET<text:tab/>51</text:a></text:p>
          <text:p text:style-name="P262"><text:a xlink:type="simple" xlink:href="#__RefHeading___Toc4010_2749442001" text:style-name="Index_20_Link" text:visited-style-name="Index_20_Link">RESTORE<text:tab/>52</text:a></text:p>
          <text:p text:style-name="P262"><text:a xlink:type="simple" xlink:href="#__RefHeading___Toc4012_2749442001" text:style-name="Index_20_Link" text:visited-style-name="Index_20_Link">RETURN<text:tab/>52</text:a></text:p>
          <text:p text:style-name="P262"><text:a xlink:type="simple" xlink:href="#__RefHeading___Toc4014_2749442001" text:style-name="Index_20_Link" text:visited-style-name="Index_20_Link">RIGHT$<text:tab/>52</text:a></text:p>
          <text:p text:style-name="P262"><text:a xlink:type="simple" xlink:href="#__RefHeading___Toc4016_2749442001" text:style-name="Index_20_Link" text:visited-style-name="Index_20_Link">RND<text:tab/>53</text:a></text:p>
          <text:p text:style-name="P262"><text:a xlink:type="simple" xlink:href="#__RefHeading___Toc4018_2749442001" text:style-name="Index_20_Link" text:visited-style-name="Index_20_Link">RUN<text:tab/>53</text:a></text:p>
          <text:p text:style-name="P262"><text:a xlink:type="simple" xlink:href="#__RefHeading___Toc4020_2749442001" text:style-name="Index_20_Link" text:visited-style-name="Index_20_Link">SCREEN<text:tab/>54</text:a></text:p>
          <text:p text:style-name="P262"><text:a xlink:type="simple" xlink:href="#__RefHeading___Toc4022_2749442001" text:style-name="Index_20_Link" text:visited-style-name="Index_20_Link">SERIAL<text:tab/>55</text:a></text:p>
          <text:p text:style-name="P262"><text:a xlink:type="simple" xlink:href="#__RefHeading___Toc4024_2749442001" text:style-name="Index_20_Link" text:visited-style-name="Index_20_Link">SGN<text:tab/>57</text:a></text:p>
          <text:p text:style-name="P262"><text:a xlink:type="simple" xlink:href="#__RefHeading___Toc4026_2749442001" text:style-name="Index_20_Link" text:visited-style-name="Index_20_Link">SIN<text:tab/>57</text:a></text:p>
          <text:p text:style-name="P262"><text:a xlink:type="simple" xlink:href="#__RefHeading___Toc4028_2749442001" text:style-name="Index_20_Link" text:visited-style-name="Index_20_Link">SOUND<text:tab/>57</text:a></text:p>
          <text:p text:style-name="P262"><text:a xlink:type="simple" xlink:href="#__RefHeading___Toc4030_2749442001" text:style-name="Index_20_Link" text:visited-style-name="Index_20_Link">SPC<text:tab/>59</text:a></text:p>
          <text:p text:style-name="P262"><text:a xlink:type="simple" xlink:href="#__RefHeading___Toc4032_2749442001" text:style-name="Index_20_Link" text:visited-style-name="Index_20_Link">SQR<text:tab/>59</text:a></text:p>
          <text:p text:style-name="P262"><text:a xlink:type="simple" xlink:href="#__RefHeading___Toc4034_2749442001" text:style-name="Index_20_Link" text:visited-style-name="Index_20_Link">SREG<text:tab/>60</text:a></text:p>
          <text:p text:style-name="P262"><text:a xlink:type="simple" xlink:href="#__RefHeading___Toc4036_2749442001" text:style-name="Index_20_Link" text:visited-style-name="Index_20_Link">SSTAT<text:tab/>60</text:a></text:p>
          <text:p text:style-name="P262"><text:a xlink:type="simple" xlink:href="#__RefHeading___Toc4038_2749442001" text:style-name="Index_20_Link" text:visited-style-name="Index_20_Link">STOP<text:tab/>61</text:a></text:p>
          <text:p text:style-name="P262"><text:a xlink:type="simple" xlink:href="#__RefHeading___Toc4040_2749442001" text:style-name="Index_20_Link" text:visited-style-name="Index_20_Link">STR$<text:tab/>61</text:a></text:p>
          <text:p text:style-name="P262"><text:a xlink:type="simple" xlink:href="#__RefHeading___Toc4042_2749442001" text:style-name="Index_20_Link" text:visited-style-name="Index_20_Link">SYS<text:tab/>61</text:a></text:p>
          <text:p text:style-name="P262"><text:a xlink:type="simple" xlink:href="#__RefHeading___Toc4044_2749442001" text:style-name="Index_20_Link" text:visited-style-name="Index_20_Link">TAB<text:tab/>62</text:a></text:p>
          <text:p text:style-name="P262"><text:a xlink:type="simple" xlink:href="#__RefHeading___Toc4046_2749442001" text:style-name="Index_20_Link" text:visited-style-name="Index_20_Link">TAN<text:tab/>62</text:a></text:p>
          <text:p text:style-name="P262"><text:a xlink:type="simple" xlink:href="#__RefHeading___Toc4048_2749442001" text:style-name="Index_20_Link" text:visited-style-name="Index_20_Link">TMR<text:tab/>62</text:a></text:p>
          <text:p text:style-name="P262"><text:a xlink:type="simple" xlink:href="#__RefHeading___Toc4050_2749442001" text:style-name="Index_20_Link" text:visited-style-name="Index_20_Link">USR<text:tab/>63</text:a></text:p>
          <text:p text:style-name="P262"><text:soft-page-break/><text:a xlink:type="simple" xlink:href="#__RefHeading___Toc4052_2749442001" text:style-name="Index_20_Link" text:visited-style-name="Index_20_Link">VAL<text:tab/>64</text:a></text:p>
          <text:p text:style-name="P262"><text:a xlink:type="simple" xlink:href="#__RefHeading___Toc4054_2749442001" text:style-name="Index_20_Link" text:visited-style-name="Index_20_Link">VOLUME<text:tab/>64</text:a></text:p>
          <text:p text:style-name="P262"><text:a xlink:type="simple" xlink:href="#__RefHeading___Toc4056_2749442001" text:style-name="Index_20_Link" text:visited-style-name="Index_20_Link">VPEEK<text:tab/>65</text:a></text:p>
          <text:p text:style-name="P262"><text:a xlink:type="simple" xlink:href="#__RefHeading___Toc4058_2749442001" text:style-name="Index_20_Link" text:visited-style-name="Index_20_Link">VPOKE<text:tab/>66</text:a></text:p>
          <text:p text:style-name="P262"><text:a xlink:type="simple" xlink:href="#__RefHeading___Toc4060_2749442001" text:style-name="Index_20_Link" text:visited-style-name="Index_20_Link">VREG<text:tab/>66</text:a></text:p>
          <text:p text:style-name="P262"><text:a xlink:type="simple" xlink:href="#__RefHeading___Toc4062_2749442001" text:style-name="Index_20_Link" text:visited-style-name="Index_20_Link">VSTAT<text:tab/>66</text:a></text:p>
          <text:p text:style-name="P262"><text:a xlink:type="simple" xlink:href="#__RefHeading___Toc4064_2749442001" text:style-name="Index_20_Link" text:visited-style-name="Index_20_Link">WAIT<text:tab/>67</text:a></text:p>
          <text:p text:style-name="P262"><text:a xlink:type="simple" xlink:href="#__RefHeading___Toc4066_2749442001" text:style-name="Index_20_Link" text:visited-style-name="Index_20_Link">WIDTH<text:tab/>67</text:a></text:p>
          <text:p text:style-name="P262"><text:a xlink:type="simple" xlink:href="#__RefHeading___Toc4068_2749442001" text:style-name="Index_20_Link" text:visited-style-name="Index_20_Link">XOR<text:tab/>67</text:a></text:p>
          <text:p text:style-name="P260"><text:a xlink:type="simple" xlink:href="#__RefHeading___Toc9734_3299531010" text:style-name="Index_20_Link" text:visited-style-name="Index_20_Link">5.APPENDIX<text:tab/>69</text:a></text:p>
          <text:p text:style-name="P261"><text:a xlink:type="simple" xlink:href="#__RefHeading___Toc9736_3299531010" text:style-name="Index_20_Link" text:visited-style-name="Index_20_Link">5.1 ASCII table<text:tab/>69</text:a></text:p>
          <text:p text:style-name="P261"><text:a xlink:type="simple" xlink:href="#__RefHeading___Toc10006_1351868231" text:style-name="Index_20_Link" text:visited-style-name="Index_20_Link">5.2 Status LEDs<text:tab/>70</text:a></text:p>
          <text:p text:style-name="P260"><text:a xlink:type="simple" xlink:href="#__RefHeading___Toc4389_2749442001" text:style-name="Index_20_Link" text:visited-style-name="Index_20_Link">6. USEFUL LINKS<text:tab/>71</text:a></text:p>
        </text:index-body>
      </text:table-of-content>
      <text:h text:style-name="P263" text:outline-level="1"/>
      <text:h text:style-name="P264" text:outline-level="1"><text:bookmark-start text:name="__RefHeading___Toc3826_2749442001"/>1. <text:span text:style-name="T10">OVERVIEW</text:span><text:bookmark-end text:name="__RefHeading___Toc3826_2749442001"/></text:h>
      <text:h text:style-name="P268" text:outline-level="2"><text:bookmark-start text:name="__RefHeading___Toc3828_2749442001"/>1.1 Preface<text:bookmark-end text:name="__RefHeading___Toc3828_2749442001"/></text:h>
      <text:p text:style-name="P29">This manual <text:span text:style-name="T167">is a language reference for the </text:span><text:span text:style-name="T85">LM80C BASIC</text:span><text:span text:style-name="T167"> interpreter built into the </text:span><text:span text:style-name="T85">LM80C Color Computer</text:span><text:span text:style-name="T167">,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69" text:outline-level="2"><text:bookmark-start text:name="__RefHeading___Toc3830_2749442001"/>1.<text:span text:style-name="T13">2</text:span> Video VS Console<text:bookmark-end text:name="__RefHeading___Toc3830_2749442001"/></text:h>
      <text:p text:style-name="Text_20_body">The most significant difference between the original Microsoft BASIC released for NASCOM <text:span text:style-name="T7">c</text:span>omputers <text:span text:style-name="T7">and the LM80C BASIC </text:span>is the usage of the screen instead of the terminal or console devices <text:span text:style-name="T7">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7">the </text:span>LM80C <text:span text:style-name="T7">Color Computer (from now on, simply LM80C for convenience) basically is like a home-computer of the 8-bit era, so it </text:span>will always and primarily <text:span text:style-name="T296">get input from keyboard and </text:span>print output on the screen: please adapt/modify the source <text:span text:style-name="T9">you are inserting</text:span> to take care of such behavi<text:span text:style-name="T167">o</text:span>r.</text:p>
      <text:h text:style-name="P269" text:outline-level="2"><text:bookmark-start text:name="__RefHeading___Toc3832_2749442001"/>1.<text:span text:style-name="T13">3</text:span> Memory<text:bookmark-end text:name="__RefHeading___Toc3832_2749442001"/></text:h>
      <text:p text:style-name="Text_20_body"><text:span text:style-name="T168">NASCOM Basic was originally released for machines that had a limited amount of RAM, </text:span><text:span text:style-name="T202">commonly </text:span><text:span text:style-name="T168">4/8 KB. Surely, they could be expanded and several users </text:span><text:span text:style-name="T202">did it, </text:span><text:span text:style-name="T168">reach</text:span><text:span text:style-name="T194">i</text:span><text:span text:style-name="T202">ng</text:span><text:span text:style-name="T168"> 16/24/32 KB of memory and more, but this wasn't the standard. The LM80C actually comes with 32 KB o</text:span><text:span text:style-name="T194">f</text:span><text:span text:style-name="T168"> SRAM, so don't hesitate to use all of this room. Just keep in mind that the original limit on the leng</text:span><text:span text:style-name="T197">t</text:span><text:span text:style-name="T168">h of a</text:span><text:span text:style-name="T249">n</text:span><text:span text:style-name="T168"> input line </text:span><text:span text:style-name="T202">has been changed from </text:span><text:span text:style-name="T168">72 </text:span><text:span text:style-name="T202">to 88 </text:span><text:span text:style-name="T168">chars, </text:span><text:span text:style-name="T202">so this facilitate the input </text:span><text:span text:style-name="T194">o</text:span><text:span text:style-name="T202">f </text:span><text:span text:style-name="T168">big programs.</text:span></text:p>
      <text:h text:style-name="P269" text:outline-level="2"><text:bookmark-start text:name="__RefHeading___Toc3834_2749442001"/>1.<text:span text:style-name="T13">4</text:span> System overview<text:bookmark-end text:name="__RefHeading___Toc3834_2749442001"/></text:h>
      <text:p text:style-name="Text_20_body">The LM80C is a powerful computer made around the Z80 CPU from Zilog. It runs at 3.68 MHz and <text:span text:style-name="T297">it </text:span>is able to generate a video image of 256x192 pixels at 15 colors with 3 audio channels and serial&amp;parallel I/O. Here are the main technical characteristics:</text:p>
      <text:p text:style-name="P243"/>
      <text:list xml:id="list1762918672" text:style-name="L1">
        <text:list-item>
          <text:p text:style-name="P283">CPU: Zilog Z80B at 3.68 MHz</text:p>
        </text:list-item>
        <text:list-item>
          <text:p text:style-name="P283">32 KB of SRAM</text:p>
        </text:list-item>
        <text:list-item>
          <text:p text:style-name="P283">32 KB of EEPROM <text:span text:style-name="T163">with:</text:span></text:p>
          <text:list>
            <text:list-item>
              <text:p text:style-name="P283">firmware to drive video/audio/serial/paralle<text:span text:style-name="T167">l</text:span> peripheral chips</text:p>
            </text:list-item>
            <text:list-item>
              <text:p text:style-name="P283">integrated LM80C BASIC interpreter</text:p>
            </text:list-item>
          </text:list>
        </text:list-item>
        <text:list-item>
          <text:p text:style-name="P283">Video: TMS9918A at 10.7 MHz</text:p>
          <text:list>
            <text:list-item>
              <text:p text:style-name="P283">dedicated 16/32 KB of VRAM</text:p>
            </text:list-item>
            <text:list-item>
              <text:p text:style-name="P283"><text:soft-page-break/>screen resolution: 256x192 pixel</text:p>
            </text:list-item>
            <text:list-item>
              <text:p text:style-name="P283">15 colors + transparent</text:p>
            </text:list-item>
            <text:list-item>
              <text:p text:style-name="P283">32 monochrome sprites from 8x8 to 32x32 pixels</text:p>
            </text:list-item>
            <text:list-item>
              <text:p text:style-name="P283">NTSC output signal ad 60 Hz (can be seen on any moder<text:span text:style-name="T167">n</text:span> TV set, even PAL)</text:p>
            </text:list-item>
            <text:list-item>
              <text:p text:style-name="P283">text mode: 40x24 chars (6x8 pixels per char)</text:p>
            </text:list-item>
            <text:list-item>
              <text:p text:style-name="P283">text/graphic mode: 32x24 chars (8x8 pixels per char) with tile graphics and sprite support</text:p>
            </text:list-item>
            <text:list-item>
              <text:p text:style-name="P283">graphics mode: 256x192 pixels with bitmap graphic and sprite support</text:p>
            </text:list-item>
            <text:list-item>
              <text:p text:style-name="P283">multicolor mode: 64x48 pixels</text:p>
            </text:list-item>
          </text:list>
        </text:list-item>
        <text:list-item>
          <text:p text:style-name="P283">Audio: YM2149F (or AY-3-8910):</text:p>
          <text:list>
            <text:list-item>
              <text:p text:style-name="P283">3 analog outputs</text:p>
            </text:list-item>
            <text:list-item>
              <text:p text:style-name="P283">8 octaves</text:p>
            </text:list-item>
            <text:list-item>
              <text:p text:style-name="P283">white noise on any audio channel</text:p>
            </text:list-item>
            <text:list-item>
              <text:p text:style-name="P283">envelope support</text:p>
            </text:list-item>
            <text:list-item>
              <text:p text:style-name="P283">2x8 bit I/O ports</text:p>
            </text:list-item>
          </text:list>
        </text:list-item>
        <text:list-item>
          <text:p text:style-name="P283">Peripherals:</text:p>
          <text:list>
            <text:list-item>
              <text:p text:style-name="P283">Z80 SIO:</text:p>
              <text:list>
                <text:list-item>
                  <text:p text:style-name="P283">2x serial ports with a/synchronous support</text:p>
                </text:list-item>
                <text:list-item>
                  <text:p text:style-name="P283">up to 57,600 bps</text:p>
                </text:list-item>
                <text:list-item>
                  <text:p text:style-name="P283">5/6/7/8/9 pixels per char</text:p>
                </text:list-item>
                <text:list-item>
                  <text:p text:style-name="P283">parity and stop bits supported</text:p>
                </text:list-item>
              </text:list>
            </text:list-item>
            <text:list-item>
              <text:p text:style-name="P283">Z80 PIO:</text:p>
              <text:list>
                <text:list-item>
                  <text:p text:style-name="P283">2x8 bit parallel ports</text:p>
                </text:list-item>
                <text:list-item>
                  <text:p text:style-name="P283">port B is connected to a 8xLEDs matrix for status messages</text:p>
                </text:list-item>
              </text:list>
            </text:list-item>
            <text:list-item>
              <text:p text:style-name="P283">Z80 CTC:</text:p>
              <text:list>
                <text:list-item>
                  <text:p text:style-name="P283">4x channels timer/counter</text:p>
                </text:list-item>
                <text:list-item>
                  <text:p text:style-name="P283">used to generate the 1/100th of a second system tick signal that is used to temporize some inter<text:span text:style-name="T295">n</text:span>al operations</text:p>
                </text:list-item>
                <text:list-item>
                  <text:p text:style-name="P283">also used to generate the software selectable serial clock for the Z80 SIO</text:p>
                </text:list-item>
              </text:list>
              <text:p text:style-name="P284"/>
            </text:list-item>
          </text:list>
        </text:list-item>
      </text:list>
      <text:h text:style-name="P268"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344">9</text:span>:</text:p>
      <text:p text:style-name="P203"/>
      <text:p text:style-name="P139">LM80C by Leonardo Miliani</text:p>
      <text:p text:style-name="P139">Firmware R3.<text:span text:style-name="T344">9</text:span></text:p>
      <text:p text:style-name="P139"/>
      <text:p text:style-name="P139">Z80 BASIC Ver 4.8</text:p>
      <text:p text:style-name="P139">Copyright © 1978 by Microsoft</text:p>
      <text:p text:style-name="P139">32<text:span text:style-name="T324">074</text:span> Bytes free</text:p>
      <text:p text:style-name="P139">Ok</text:p>
      <text:p text:style-name="P203"/>
      <text:p text:style-name="Text_20_body"><text:span text:style-name="T199">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199">preserves the BASIC program in RAM. The choose is made by pressing </text:span><text:span text:style-name="T197">&lt;</text:span><text:span text:style-name="T199">C&gt; or &lt;W&gt; keys when prompted for:</text:span></text:p>
      <text:p text:style-name="P203"/>
      <text:p text:style-name="P140">LM80C by Leonardo Miliani</text:p>
      <text:p text:style-name="P140">Firmware R3.<text:span text:style-name="T344">9</text:span></text:p>
      <text:p text:style-name="P140"/>
      <text:p text:style-name="P141">&lt;C&gt;old or &lt;W&gt;arm start?</text:p>
      <text:p text:style-name="P141"/>
      <text:p text:style-name="Text_20_body"><text:span text:style-name="T168">If </text:span><text:span text:style-name="T198">the cold start is chosen, the system will print the copyright notices with the available free memory; if the warm start is chosen, then only a &lt;Ok&gt; will be printed.</text:span></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h text:style-name="P265" text:outline-level="1"><text:bookmark-start text:name="__RefHeading___Toc3836_2749442001"/>2. <text:span text:style-name="T10">LM80C BASIC</text:span><text:bookmark-end text:name="__RefHeading___Toc3836_2749442001"/></text:h>
      <text:h text:style-name="P270" text:outline-level="2"><text:bookmark-start text:name="__RefHeading___Toc3838_2749442001"/>2.1 Differences with NASCOM BASIC<text:bookmark-end text:name="__RefHeading___Toc3838_2749442001"/></text:h>
      <text:p text:style-name="P31"><text:span text:style-name="T9">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8">because</text:span> they laid over the original NASCOM machines. They are:</text:p>
      <text:p text:style-name="P139">CLOAD/CSAVE: loaded/stored data from/to an external mass storage device</text:p>
      <text:p text:style-name="P142">LINES: set number of lines to be printed simultaneously</text:p>
      <text:p text:style-name="P139">MONITOR: it launched the MONITOR program</text:p>
      <text:p text:style-name="P143">NULL: set the null chars to be printed at the end of a line</text:p>
      <text:p text:style-name="P144">PSET: set a video pixel on</text:p>
      <text:p text:style-name="P201"/>
      <text:p text:style-name="P212">Some statements <text:span text:style-name="T143">now</text:span> have a different behavior:</text:p>
      <text:p text:style-name="P145">POINT: returns the state of a video pixel</text:p>
      <text:p text:style-name="P170">RESET: resets the system</text:p>
      <text:p text:style-name="P170">SCREEN: changes the video mode</text:p>
      <text:p text:style-name="P170"/>
      <text:p text:style-name="Text_20_body"><text:span text:style-name="T168">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03">The complete list of the statements available in LM80C BASIC is available in chapter 3.</text:span></text:p>
      <text:p text:style-name="P237"/>
      <text:h text:style-name="Heading_20_2" text:outline-level="2"><text:bookmark-start text:name="__RefHeading___Toc7561_3555977281"/>2.2 Mode<text:span text:style-name="T298">s</text:span> <text:span text:style-name="T297">of operation</text:span><text:bookmark-end text:name="__RefHeading___Toc7561_3555977281"/></text:h>
      <text:p text:style-name="P96">The LM80C BASIC operates in two different modes. In <text:span text:style-name="T40">direct mode</text:span> it executes the commands as they are entered <text:span text:style-name="T320">at the prompt </text:span>and print<text:span text:style-name="T320">s</text:span> the results of the statements directly on the screen. This mode is useful if you intend to use the computer as a “calculator” but the instructions are lost as soon as they are executed. </text:p>
      <text:p text:style-name="P96">In <text:span text:style-name="T40">indirect mode</text:span> the computer executes the instructions from a program stored into the main memory. </text:p>
      <text:p text:style-name="P117">Not all the statements can be executed in direct and indirect mode. As an example, the “INPUT” statement can only be executed inside a program (indirect mode), while the “CLS” command, that clears the screen, can be executed in both direct and indirect modes.</text:p>
      <text:p text:style-name="P201"/>
      <text:h text:style-name="P268" text:outline-level="2"><text:bookmark-start text:name="__RefHeading___Toc3840_2749442001"/><text:span text:style-name="T18">2.3 </text:span>New numer<text:span text:style-name="T157">al</text:span> <text:span text:style-name="T14">systems</text:span><text:bookmark-end text:name="__RefHeading___Toc3840_2749442001"/></text:h>
      <text:p text:style-name="P30">The same number can be represented in several different <text:span text:style-name="T157">numeral systems</text:span>. The usual <text:span text:style-name="T157">one </text:span>is the decimal <text:span text:style-name="T157">numeral system</text:span>, where every single <text:span text:style-name="T18">digit </text:span>can only be the usual numerical digits from 0 to 9. LM80C BASIC supports other <text:span text:style-name="T157">systems </text:span>for numbers: <text:span text:style-name="T157">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57">of 16, so that every digit can be any number from 0 to 9 plus the letters from A to F to represent the values from 10 to 15. A base-2 number is preceded by the prefix </text:span><text:span text:style-name="T140">&amp;B</text:span><text:span text:style-name="T157"> while a hexadecimal number is introduced by the prefix </text:span><text:span text:style-name="T140">&amp;H</text:span><text:span text:style-name="T157">:</text:span></text:p>
      <text:p text:style-name="P139">&amp;Hxxxx: hexadecimal base. *GS*</text:p>
      <text:p text:style-name="P139">&amp;Bnnnn: binary base. *GS*</text:p>
      <text:p text:style-name="P139"/>
      <text:p text:style-name="Text_20_body">There <text:span text:style-name="T356">is also another way to manage hexadecimal and binary numbers: by using the </text:span><text:span text:style-name="T141">VAL</text:span><text:span text:style-name="T356"> function, that returns the value of a string expression, you can use the trailing “</text:span><text:span text:style-name="T141">$</text:span><text:span text:style-name="T356">” char for hexadecimal values and “</text:span><text:span text:style-name="T141">%</text:span><text:span text:style-name="T356">” for the binary values. See </text:span><text:a xlink:type="simple" xlink:href="#4.0.82.VAL|outline" text:style-name="Internet_20_link" text:visited-style-name="Visited_20_Internet_20_Link"><text:span text:style-name="T141">VAL</text:span></text:a><text:span text:style-name="T356"> for more informations.</text:span></text:p>
      <text:h text:style-name="Heading_20_2" text:outline-level="2"><text:bookmark-start text:name="__RefHeading___Toc3842_2749442001"/><text:span text:style-name="T204">2.4</text:span><text:span text:style-name="T168"> </text:span><text:span text:style-name="T17">F</text:span><text:span text:style-name="T168">unctions</text:span><text:bookmark-end text:name="__RefHeading___Toc3842_2749442001"/></text:h>
      <text:p text:style-name="P5"><text:span text:style-name="T168">A </text:span><text:span text:style-name="T190">function</text:span><text:span text:style-name="T168"> is a statement that gets an input </text:span><text:span text:style-name="T200">argument</text:span><text:span text:style-name="T168"> and returns another data, that depends on the way it process</text:span><text:span text:style-name="T197">es</text:span><text:span text:style-name="T168"> the input. </text:span><text:span text:style-name="T202">A function can not be used in direct mode, i.e. this statement is not valid:</text:span></text:p>
      <text:p text:style-name="Preformatted_20_Text">INPUT A</text:p>
      <text:p text:style-name="P161"/>
      <text:p text:style-name="P67">and will return an error. </text:p>
      <text:p text:style-name="P5"><text:span text:style-name="T201">The followings are the new functions that weren’t present on the original </text:span><text:span text:style-name="T197">NASCOM </text:span><text:span text:style-name="T201">BASIC:</text:span></text:p>
      <text:p text:style-name="P201"/>
      <text:p text:style-name="P139">BIN$: return the binary representation of a number. *GS*</text:p>
      <text:p text:style-name="P139">HEX$: return the hexadecimal representation of a number. *GS*</text:p>
      <text:p text:style-name="P139">INKEY: return the ASCII code of the key being pressed</text:p>
      <text:p text:style-name="P139">SSTAT: read the registers of the PSG</text:p>
      <text:p text:style-name="P139">TMR: return the value of the system timer</text:p>
      <text:p text:style-name="P139">VPEEK: read from VRAM</text:p>
      <text:p text:style-name="P139">VSTAT: return the value of status register of the VDP</text:p>
      <text:p text:style-name="P201"/>
      <text:h text:style-name="Heading_20_2" text:outline-level="2"><text:bookmark-start text:name="__RefHeading___Toc3844_2749442001"/><text:span text:style-name="T204">2.5</text:span><text:span text:style-name="T168"> </text:span><text:span text:style-name="T17">C</text:span><text:span text:style-name="T168">ommands</text:span><text:bookmark-end text:name="__RefHeading___Toc3844_2749442001"/></text:h>
      <text:p text:style-name="P32"><text:span text:style-name="T40">Commands</text:span> are statements that tell the system to perfo<text:span text:style-name="T167">r</text:span>m a specific operation. Commands can get some <text:span text:style-name="T88">arguments</text:span> but usually don't return any value. <text:span text:style-name="T296">Commands can be used in direct or indirect mode. </text:span>Here are the new commands <text:span text:style-name="T164">added to manage the features of the hardware of LM80C</text:span>:</text:p>
      <text:p text:style-name="P139">CIRCLE: draws a circle</text:p>
      <text:p text:style-name="P139">COLOR: set the foreground, background, and border colors</text:p>
      <text:p text:style-name="P139">CLS: clears the screen</text:p>
      <text:p text:style-name="P139">DRAW: draws a line</text:p>
      <text:p text:style-name="P165">HELP: prints the line where an error has occurred</text:p>
      <text:p text:style-name="P139">LOCATE: position the cursor onto the screen</text:p>
      <text:p text:style-name="P139">PAUSE: pauses the execution of the code for a certain bit of time</text:p>
      <text:p text:style-name="P139">PLOT: draws a pixel point</text:p>
      <text:p text:style-name="P139">RESET: resets the system</text:p>
      <text:p text:style-name="P139">SCREEN: changes the display mode</text:p>
      <text:p text:style-name="P139">SERIAL: open a serial communication line</text:p>
      <text:p text:style-name="P139">SOUND: plays a sound tone</text:p>
      <text:p text:style-name="P139">SREG: writes into a PSG register</text:p>
      <text:p text:style-name="P139">SYS: executes an assembly routine</text:p>
      <text:p text:style-name="P139">VOLUME: sets the volume of the PSG audio channels</text:p>
      <text:p text:style-name="P139">VPOKE: writes into VRAM</text:p>
      <text:p text:style-name="P139"><text:soft-page-break/>VREG: writes into a VDP register</text:p>
      <text:p text:style-name="P139">XOR: make a XOR between operators</text:p>
      <text:p text:style-name="P201"/>
      <text:h text:style-name="P268" text:outline-level="2"><text:bookmark-start text:name="__RefHeading___Toc3846_2749442001"/>2.<text:span text:style-name="T297">6</text:span> Line input<text:bookmark-end text:name="__RefHeading___Toc3846_2749442001"/></text:h>
      <text:p text:style-name="P4"><text:span text:style-name="T168">A number before a single </text:span><text:span text:style-name="T169">or a list of</text:span><text:span text:style-name="T168"> statement</text:span><text:span text:style-name="T169">s</text:span><text:span text:style-name="T168"> introduces a </text:span><text:span text:style-name="T190">program line</text:span><text:span text:style-name="T168">. Any line starting with a number is interpreted as a program line. </text:span><text:span text:style-name="T193">Li</text:span><text:span text:style-name="T168">ne number</text:span><text:span text:style-name="T193">s must be in range 0 to</text:span><text:span text:style-name="T168"> 65,529.</text:span></text:p>
      <text:p text:style-name="P204">Examples:</text:p>
      <text:p text:style-name="P204"/>
      <text:p text:style-name="P146">10 PRINT "HELLO"</text:p>
      <text:p text:style-name="P28"/>
      <text:p text:style-name="Text_20_body"><text:span text:style-name="T88">W</text:span>hen RETURN is pressed, the line is stored into memory. <text:span text:style-name="T163">If a line with the same number is already present in memory, then the new one will overwrite the current line into memory. If we digit the following line with the same number of the previous one:</text:span></text:p>
      <text:p text:style-name="P146"/>
      <text:p text:style-name="P146">10 PRINT "WORLD"</text:p>
      <text:p text:style-name="P28"/>
      <text:p text:style-name="P68">Then, when running this program, we will get the following result:</text:p>
      <text:p text:style-name="P139">WORLD</text:p>
      <text:p text:style-name="P50"/>
      <text:p text:style-name="P95"><text:span text:style-name="T195">When </text:span><text:span text:style-name="T193">a number is typed in </text:span><text:span text:style-name="T250">with anything following </text:span><text:span text:style-name="T205">but a</text:span><text:span text:style-name="T195"> RETURN, </text:span><text:span text:style-name="T193">it will be interpreted as a </text:span><text:span text:style-name="T205">direction to the BASIC to remove from the program the</text:span><text:span text:style-name="T193"> line number </text:span><text:span text:style-name="T205">whose number is being entered. The example below will remove the line 10:</text:span></text:p>
      <text:p text:style-name="P146">10</text:p>
      <text:p text:style-name="P146"/>
      <text:p text:style-name="Text_20_body"><text:span text:style-name="T195">If s</text:span><text:span text:style-name="T205">uch line is not present in memory, the</text:span><text:span text:style-name="T254">n</text:span><text:span text:style-name="T205"> </text:span><text:span text:style-name="T195">an “Undefined Line Error” will be raised.</text:span></text:p>
      <text:h text:style-name="P268" text:outline-level="2"><text:bookmark-start text:name="__RefHeading___Toc3848_2749442001"/>2.<text:span text:style-name="T297">7</text:span> Numbers<text:bookmark-end text:name="__RefHeading___Toc3848_2749442001"/></text:h>
      <text:p text:style-name="Text_20_body">LM80C BASIC accepts any integer or floating point number as constants. Allowed formats are with or without exponent notation, i.e.:</text:p>
      <text:p text:style-name="P213"/>
      <text:p text:style-name="P139">123</text:p>
      <text:p text:style-name="P139">0.456</text:p>
      <text:p text:style-name="P139">1.25E+06</text:p>
      <text:p text:style-name="P213"/>
      <text:p text:style-name="Text_20_body"><text:span text:style-name="T143">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213"/>
      <text:p text:style-name="P139">PRINT 1.234567890123</text:p>
      <text:p text:style-name="P213"/>
      <text:p text:style-name="Text_20_body">will produce the following output:</text:p>
      <text:p text:style-name="P213"><text:soft-page-break/></text:p>
      <text:p text:style-name="P139"><text:s/>1.23457</text:p>
      <text:p text:style-name="P213"/>
      <text:p text:style-name="Text_20_body">A printed number is preceded by the sign “-” if it is negative:</text:p>
      <text:p text:style-name="P213"/>
      <text:p text:style-name="P139">PRINT -1.2</text:p>
      <text:p text:style-name="P139">-1.2</text:p>
      <text:p text:style-name="P213"/>
      <text:p text:style-name="Text_20_body"><text:span text:style-name="T197">If </text:span><text:span text:style-name="T196">the number </text:span><text:span text:style-name="T197">i</text:span><text:span text:style-name="T196">s positive, </text:span><text:span text:style-name="T197">then a</text:span><text:span text:style-name="T196">n empty cell will be printed </text:span><text:span text:style-name="T197">as leading char</text:span><text:span text:style-name="T196">:</text:span></text:p>
      <text:p text:style-name="P213"/>
      <text:p text:style-name="P139">PRINT 1.2</text:p>
      <text:p text:style-name="P139"><text:s/>1.2</text:p>
      <text:p text:style-name="P139"/>
      <text:p text:style-name="Text_20_body">If the absolute value of a number is in the range 0 to 999,999, the number will be printed as an integer:</text:p>
      <text:p text:style-name="P205"/>
      <text:p text:style-name="P139">PRINT 123567</text:p>
      <text:p text:style-name="P139"><text:s/>123567</text:p>
      <text:p text:style-name="P139"/>
      <text:p text:style-name="Text_20_body">If the absolute value of a number is greater than or equal to 0.01 and less than or equal to 999,999, it will be printed in fixed point notation with no exponent:</text:p>
      <text:p text:style-name="P214"/>
      <text:p text:style-name="P139">PRINT 99000.1</text:p>
      <text:p text:style-name="P139"><text:s/>99000.1</text:p>
      <text:p text:style-name="P214"/>
      <text:p text:style-name="Text_20_body">If a number doesn’t fall into the previous two categories, it will be printed using the scientific notation, whose format is as follow:</text:p>
      <text:p text:style-name="P139">sX.XXXXXEsTT</text:p>
      <text:p text:style-name="P139"/>
      <text:p text:style-name="Text_20_body"><text:span text:style-name="T250">W</text:span><text:span text:style-name="T206">here &lt;</text:span><text:span text:style-name="T171">s</text:span><text:span text:style-name="T206">&gt; stands for the sign of the mantissa (the part to the left of the decimal point) and the exponent (the part to the right of the decimal point), &lt;</text:span><text:span text:style-name="T172">X</text:span><text:span text:style-name="T205">&gt;</text:span><text:span text:style-name="T206"> for the digits of the mantissa and </text:span><text:span text:style-name="T205">&lt;T&gt;</text:span><text:span text:style-name="T206"> for the digits of the exponent. Non-significant zeroes in the mantissa are suppressed while two digits are always printed in the exponent. </text:span><text:span text:style-name="T205">The convention rules for the sign seen above are also followed for the mantissa. </text:span><text:span text:style-name="T206">The exponent is in range</text:span><text:span text:style-name="T92"> -38 to +38. The largest number that may be represented is 1.70141E+38 while the smallest positive number is 2.9387E-38.</text:span></text:p>
      <text:p text:style-name="Text_20_body"><text:span text:style-name="T90">T</text:span><text:span text:style-name="T89">he followings are output examples of how the LM80C BASIC prints some numbers:</text:span></text:p>
      <text:p text:style-name="P139">+1<text:tab/><text:tab/><text:tab/> 1</text:p>
      <text:p text:style-name="P139">-1<text:tab/><text:tab/><text:tab/>-1</text:p>
      <text:p text:style-name="P139">1000000<text:tab/><text:tab/> 1E<text:span text:style-name="T299">+</text:span>06</text:p>
      <text:p text:style-name="P139">-12.34567E-10<text:tab/>-1.23456E-09</text:p>
      <text:p text:style-name="P139">.01<text:tab/><text:tab/><text:tab/> .01</text:p>
      <text:p text:style-name="P139">.000123<text:tab/><text:tab/> 1.23E-04</text:p>
      <text:p text:style-name="P250"/>
      <text:p text:style-name="Text_20_body"><text:span text:style-name="T91">I</text:span><text:span text:style-name="T89">n all formats, an empty char is printed after the last digit.</text:span></text:p>
      <text:h text:style-name="Heading_20_2" text:outline-level="2"><text:bookmark-start text:name="__RefHeading___Toc3850_2749442001"/><text:soft-page-break/><text:span text:style-name="T168">2.</text:span><text:span text:style-name="T203">8</text:span><text:span text:style-name="T168"> Variables</text:span><text:bookmark-end text:name="__RefHeading___Toc3850_2749442001"/></text:h>
      <text:p text:style-name="Text_20_body">A <text:span text:style-name="T40">variable</text:span> is a kind of pointer that represents a certain value into the memory of the computer. A variable can lead any value, assigned explicitly by the programmer or assigned as the result of some calculations. The name of a variable may be any leng<text:span text:style-name="T299">t</text:span>h but the alphanumeric characters after the first two are ignored: <text:span text:style-name="T299">this means that 2 different variable names that have the same two leading chars will refer to the same variable into memory:</text:span></text:p>
      <text:p text:style-name="P215"/>
      <text:p text:style-name="Preformatted_20_Text">WTS<text:tab/><text:tab/>(<text:span text:style-name="T299">interpreted as WT)</text:span></text:p>
      <text:p text:style-name="Preformatted_20_Text">WTP<text:tab/><text:tab/>(<text:span text:style-name="T299">interpreted as WT, too)</text:span></text:p>
      <text:p text:style-name="P235"/>
      <text:p text:style-name="Text_20_body"><text:span text:style-name="T207">They </text:span><text:span text:style-name="T250">are interpreted as the same variable and so they will </text:span><text:span text:style-name="T207">both refer to the same </text:span><text:span text:style-name="T250">value into memory</text:span><text:span text:style-name="T207">:</text:span></text:p>
      <text:p text:style-name="P235"/>
      <text:p text:style-name="Preformatted_20_Text">10 WTS=10</text:p>
      <text:p text:style-name="Preformatted_20_Text">20 WTP=20</text:p>
      <text:p text:style-name="Preformatted_20_Text">30 PRINT WTS</text:p>
      <text:p text:style-name="Preformatted_20_Text">RUN</text:p>
      <text:p text:style-name="Preformatted_20_Text"><text:s/><text:span text:style-name="T324">2</text:span>0</text:p>
      <text:p text:style-name="P240"/>
      <text:p text:style-name="Text_20_body"><text:span text:style-name="T208">A</text:span><text:span text:style-name="T207">lso, t</text:span><text:span text:style-name="T208">he first character of the name must be a letter, and no reserved words may be used as </text:span><text:span text:style-name="T250">a </text:span><text:span text:style-name="T208">variable name or appear within a variable name. Here are some examples of valid names:</text:span></text:p>
      <text:p text:style-name="P206"/>
      <text:p text:style-name="P139">A</text:p>
      <text:p text:style-name="P139">P1</text:p>
      <text:p text:style-name="P139">CRONO</text:p>
      <text:p text:style-name="P216"/>
      <text:p text:style-name="P251"><text:span text:style-name="T209">And here are some names that are N</text:span><text:span text:style-name="T207">OT</text:span><text:span text:style-name="T209"> valid:</text:span></text:p>
      <text:p text:style-name="P216"/>
      <text:p text:style-name="P139">%W<text:tab/><text:tab/>first char must be a letter</text:p>
      <text:p text:style-name="P139">ON<text:tab/><text:tab/>reserved word</text:p>
      <text:p text:style-name="P139">RGOTO<text:span text:style-name="T320">X</text:span><text:tab/>it contains a reserved word <text:span text:style-name="T320">(GOTO)</text:span></text:p>
      <text:p text:style-name="P139"/>
      <text:h text:style-name="P268" text:outline-level="2"><text:bookmark-start text:name="__RefHeading___Toc3852_2749442001"/><text:span text:style-name="T94">2.9 </text:span><text:span text:style-name="T83">Strings</text:span><text:bookmark-end text:name="__RefHeading___Toc3852_2749442001"/></text:h>
      <text:p text:style-name="P102"><text:span text:style-name="T251">Despite a numerical variable, that can only store numbers, a </text:span><text:span text:style-name="T191">string</text:span><text:span text:style-name="T251"> is a sequence of alphanumeric characters like letters, numbers, pun</text:span><text:span text:style-name="T207">c</text:span><text:span text:style-name="T251">t</text:span><text:span text:style-name="T207">u</text:span><text:span text:style-name="T251">ation, and other chars. A string must be included between double quotation marks, at the beginning and at the end of the chars that form the string itself. A trailing “$” in the name </text:span><text:span text:style-name="T250">identifies</text:span><text:span text:style-name="T251"> a string variable. The following is an example of a string definition:</text:span></text:p>
      <text:p text:style-name="P139">10 A$="TEST"</text:p>
      <text:p text:style-name="P139"/>
      <text:p text:style-name="P51">Strings can be concatenated by using the “+” operator. The concatenation results in the second string being attached at the end of the first one:</text:p>
      <text:p text:style-name="P139">10 B$="WORL<text:span text:style-name="T94">D</text:span>"</text:p>
      <text:p text:style-name="P166">20 A$="HELLO " : REM NOTE THE SPACE AT THE END <text:span text:style-name="T299">OF THE WORD HELLO</text:span></text:p>
      <text:p text:style-name="P139">30 C$=A$+B$:PRINT C$</text:p>
      <text:p text:style-name="P139"/>
      <text:p text:style-name="P28"><text:soft-page-break/>Running the program above <text:span text:style-name="T299">will </text:span>result in this message <text:span text:style-name="T94">being printed </text:span>on the screen:</text:p>
      <text:p text:style-name="P139">HELLO WORLD</text:p>
      <text:p text:style-name="P51"/>
      <text:p text:style-name="P97"><text:span text:style-name="T210">Strings can be evaluated with relational operators. In this case the strings are taken into account of the ASCII value of their characters until a difference is found. So, for example, </text:span><text:span text:style-name="T102">"</text:span><text:span text:style-name="T103">a</text:span><text:span text:style-name="T102">" </text:span><text:span text:style-name="T103">&gt; "A"</text:span><text:span text:style-name="T211"> is true because ASCII value of &lt;a&gt; is 97 while &lt;A&gt; is 65. Spaces are considered, too, so </text:span><text:span text:style-name="T103">" a" &gt; "a"</text:span><text:span text:style-name="T211"> is False: note the leading space in the first string.</text:span></text:p>
      <text:p text:style-name="P217">A string can be up to 255 chars. Ho<text:span text:style-name="T325">w</text:span>e<text:span text:style-name="T325">v</text:span>er, at any time string characters must not exceed the space allocated by the system to store strings: the LM80C by default reserves 100 bytes. If the program tries to create a string that exceeds the string space an <text:span text:style-name="T101">OUT OF STRING SPACE</text:span> error will be raised. This amount can be changed with <text:span text:style-name="T101">CLEAR</text:span> statement.</text:p>
      <text:p text:style-name="P207"/>
      <text:h text:style-name="P268" text:outline-level="2"><text:bookmark-start text:name="__RefHeading___Toc3854_2749442001"/>2.<text:span text:style-name="T297">10</text:span> Array variables<text:bookmark-end text:name="__RefHeading___Toc3854_2749442001"/></text:h>
      <text:p text:style-name="Text_20_body">An <text:span text:style-name="T40">array</text:span> variable is a series of several variables refered to by the same name. An array is created by using the DIM statement:</text:p>
      <text:p text:style-name="P216"/>
      <text:p text:style-name="P139">DIM VV(&lt;subscript&gt;[,&lt;subscript&gt;,…)</text:p>
      <text:p text:style-name="P208"/>
      <text:p text:style-name="Text_20_body">where <text:span text:style-name="T159">&lt;</text:span><text:span text:style-name="T19">VV</text:span><text:span text:style-name="T159">&gt;</text:span> is a variable valid name (see above) and &lt;<text:span text:style-name="T19">subscripts</text:span>&gt; are the dimensions of the array. An array may have as many dimensions as will fit on a single line and can be accomodat<text:span text:style-name="T300">ed</text:span> into the memory. A subscript must be an integer value: the smallest subscript is zero. This means that an array always has as many items as the subscript plus 1. See the example<text:span text:style-name="T300">s</text:span>:</text:p>
      <text:p text:style-name="P139">DIM A(10,10)</text:p>
      <text:p text:style-name="P219"/>
      <text:p text:style-name="Text_20_body">defines an array of 121 elements, because each dimension is formed by 11 elements, from 0 to 10.</text:p>
      <text:p text:style-name="P139">DIM A(5)</text:p>
      <text:p text:style-name="P219"/>
      <text:p text:style-name="Text_20_body">defines a mono-dimensional array of 6 elements (whose indexes go from 0 to 5).</text:p>
      <text:p text:style-name="Text_20_body">Each DIM statement can apply to more than 1 array:</text:p>
      <text:p text:style-name="P139">DIM A(10,5),B(8,2)</text:p>
      <text:p text:style-name="P219"/>
      <text:p text:style-name="Text_20_body">An array can also be dimensioned dinamically during program execution:</text:p>
      <text:p text:style-name="P139">DIM A(I+2)</text:p>
      <text:p text:style-name="P219"/>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39">10 DIM A(10,10)</text:p>
      <text:p text:style-name="P139">20 B=A(5,5,5) <text:s/>=&gt; error: indexes outside the assigned space</text:p>
      <text:p text:style-name="P209"><text:soft-page-break/></text:p>
      <text:p text:style-name="P252"><text:span text:style-name="T212">A “REDIMENSIONED ARRAY” error is raised if an attempt t</text:span><text:span text:style-name="T213">o</text:span><text:span text:style-name="T212"> re-dimension an array is made in the program:</text:span></text:p>
      <text:p text:style-name="P220"/>
      <text:p text:style-name="P139">10 DIM A(10,10)</text:p>
      <text:p text:style-name="P139">20 DIM A(20,20) =&gt; error: array already dimensioned</text:p>
      <text:p text:style-name="P201"/>
      <text:p text:style-name="Text_20_body">A string array can be defined with DIM statement: each element of the array is a string that may be up to 255 chars:</text:p>
      <text:p text:style-name="P218"/>
      <text:p text:style-name="Preformatted_20_Text">10 DIM A$(10)</text:p>
      <text:p text:style-name="Preformatted_20_Text">20 A$(1)="HELLO":A$(2)="WORLD"</text:p>
      <text:p text:style-name="P235"/>
      <text:h text:style-name="Heading_20_2" text:outline-level="2"><text:bookmark-start text:name="__RefHeading___Toc3856_2749442001"/>2.1<text:span text:style-name="T297">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98">O</text:span>perators <text:span text:style-name="T98">on the same line in the table below have the same precedence and are evaluated from </text:span>left to right in an expression:</text:p>
      <text:p text:style-name="P220"/>
      <text:list xml:id="list2032386626" text:style-name="L2">
        <text:list-item>
          <text:p text:style-name="P285"><text:span text:style-name="T99">( )</text:span> <text:s/>→ parentheses</text:p>
        </text:list-item>
        <text:list-item>
          <text:p text:style-name="P285"><text:span text:style-name="T99">^</text:span> <text:s/>→ exponentiation</text:p>
        </text:list-item>
        <text:list-item>
          <text:p text:style-name="P285"><text:span text:style-name="T99">-</text:span> <text:s/>→ Negation: this is the unary minus operator</text:p>
        </text:list-item>
        <text:list-item>
          <text:p text:style-name="P285"><text:span text:style-name="T99">*, /, %, </text:span><text:span text:style-name="T100">#</text:span><text:span text:style-name="T99"> </text:span><text:s/>→ multiplication, division, <text:span text:style-name="T326">modulo, integer division</text:span></text:p>
        </text:list-item>
        <text:list-item>
          <text:p text:style-name="P286"><text:span text:style-name="T99">+, - </text:span><text:s/>→ addition, subtraction</text:p>
        </text:list-item>
        <text:list-item>
          <text:p text:style-name="P285">relational operators:</text:p>
          <text:list>
            <text:list-item>
              <text:p text:style-name="P285"><text:span text:style-name="T99">=</text:span> <text:s/>→ equal</text:p>
            </text:list-item>
            <text:list-item>
              <text:p text:style-name="P285"><text:span text:style-name="T99">&lt;&gt;, &gt;&lt;</text:span> <text:s/>→ not equal</text:p>
            </text:list-item>
            <text:list-item>
              <text:p text:style-name="P285"><text:span text:style-name="T99">&lt;</text:span> <text:s/>→ less than</text:p>
            </text:list-item>
            <text:list-item>
              <text:p text:style-name="P285"><text:span text:style-name="T99">&gt;</text:span> <text:s/>→ greater than</text:p>
            </text:list-item>
            <text:list-item>
              <text:p text:style-name="P285">&lt;<text:span text:style-name="T99">=, =&lt;</text:span> <text:s/>→ less than or equal to</text:p>
            </text:list-item>
            <text:list-item>
              <text:p text:style-name="P285"><text:span text:style-name="T99">&gt;=, <text:s/>=&lt;</text:span> <text:s/>→ greater than or equal to</text:p>
            </text:list-item>
          </text:list>
        </text:list-item>
        <text:list-item>
          <text:p text:style-name="P285"><text:span text:style-name="T99">NOT</text:span> logical, bitwise negation</text:p>
        </text:list-item>
        <text:list-item>
          <text:p text:style-name="P285"><text:span text:style-name="T99">AND</text:span> logical, bitwise disjunction</text:p>
        </text:list-item>
        <text:list-item>
          <text:p text:style-name="P285"><text:span text:style-name="T99">XOR</text:span> logical, bitwise exclusive disjunction</text:p>
        </text:list-item>
        <text:list-item>
          <text:p text:style-name="P285"><text:span text:style-name="T99">OR</text:span> logical, bitwise conjunction</text:p>
        </text:list-item>
      </text:list>
      <text:p text:style-name="P201"/>
      <text:p text:style-name="P52">Relational operators may be used in any expressions: relational expressions retu<text:span text:style-name="T321">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46">of each </text:span>operator.</text:p>
      <text:p text:style-name="P238"/>
      <text:h text:style-name="Heading_20_2" text:outline-level="2"><text:bookmark-start text:name="__RefHeading___Toc8485_1741579274"/><text:soft-page-break/>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42"/>
      <text:p text:style-name="P253"><text:span text:style-name="T107">+</text:span><text:span text:style-name="T263"> → “</text:span><text:span text:style-name="T262">plus” operator</text:span></text:p>
      <text:p text:style-name="P253"><text:span text:style-name="T266">M</text:span><text:span text:style-name="T257">ake the sum of two </text:span><text:span text:style-name="T258">numerical </text:span><text:span text:style-name="T257">expressions. The results can be assigned to a variable or printed as is. Examples:</text:span></text:p>
      <text:p text:style-name="P242"/>
      <text:p text:style-name="Preformatted_20_Text">A=12+3</text:p>
      <text:p text:style-name="Preformatted_20_Text">PRINT 12.6+7.8</text:p>
      <text:p text:style-name="Preformatted_20_Text"/>
      <text:p text:style-name="P106">The “plus” operator can also be used to concatenate two strings (see <text:a xlink:type="simple" xlink:href="#2.9.2.9 Strings|outline" text:style-name="Internet_20_link" text:visited-style-name="Visited_20_Internet_20_Link">chapter 2.9</text:a>)</text:p>
      <text:p text:style-name="P106"/>
      <text:p text:style-name="P111"><text:span text:style-name="T126">-</text:span><text:span text:style-name="T84"> → “minus” operator</text:span></text:p>
      <text:p text:style-name="P111"><text:span text:style-name="T328">Subtracts the value of the second expression from the first one. </text:span><text:span text:style-name="T257">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111"><text:span text:style-name="T108">*</text:span><text:span text:style-name="T262"> → “times” operator</text:span></text:p>
      <text:p text:style-name="Text_20_body"><text:span text:style-name="T267">R</text:span><text:span text:style-name="T258">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107"><text:span text:style-name="T106">/</text:span><text:span text:style-name="T260"> →</text:span><text:span text:style-name="T261"> “division” operator</text:span></text:p>
      <text:p text:style-name="P107"><text:span text:style-name="T266">R</text:span><text:span text:style-name="T259">eturn the division between two numerical expressions, the dividend and the divisor. Examples:</text:span></text:p>
      <text:p text:style-name="Preformatted_20_Text">A=12/3</text:p>
      <text:p text:style-name="Preformatted_20_Text">PRINT 12.6/7.8</text:p>
      <text:p text:style-name="Preformatted_20_Text"/>
      <text:p text:style-name="P77">The value of the expression representing the divisor can not be 0 otherwise a <text:span text:style-name="T101">DIVISION BY ZERO ERROR</text:span> will be raised:</text:p>
      <text:p text:style-name="Preformatted_20_Text">PRINT 12/0</text:p>
      <text:p text:style-name="Preformatted_20_Text">? Division by Zero Error</text:p>
      <text:p text:style-name="Preformatted_20_Text"/>
      <text:p text:style-name="Preformatted_20_Text"/>
      <text:p text:style-name="P111"><text:span text:style-name="T109">%</text:span><text:span text:style-name="T261"> → “modulo” operator</text:span></text:p>
      <text:p text:style-name="P111"><text:span text:style-name="T266">R</text:span><text:span text:style-name="T259">eturn the modulus of a division, namely the remainder of an integer division. Let’s say that we have to compute 12 modulo 5. The result is 2:</text:span></text:p>
      <text:p text:style-name="Preformatted_20_Text">12 % 5 = 2</text:p>
      <text:p text:style-name="Preformatted_20_Text"/>
      <text:p text:style-name="P108"><text:span text:style-name="T168">because </text:span><text:span text:style-name="T264">12/5 has a quotient of 2 and a remainder of 2. In fact, 12-(5*2)→ 12-10=2</text:span></text:p>
      <text:p text:style-name="Preformatted_20_Text"><text:soft-page-break/>12 % 6 = 0</text:p>
      <text:p text:style-name="Preformatted_20_Text"/>
      <text:p text:style-name="P76">because 12/6 has a quotient of 2 and a remainder of 0. In fact, 12-(6*2) → 12-12=0</text:p>
      <text:p text:style-name="P109"><text:span text:style-name="T259">The two expressions </text:span><text:span text:style-name="T264">must be integer values: if they are floating point numbers, they will be truncated and only their integer parts will be considered:</text:span></text:p>
      <text:p text:style-name="Preformatted_20_Text"><text:span text:style-name="T327">1</text:span>2.6 % 4.3 = 0</text:p>
      <text:p text:style-name="Preformatted_20_Text"/>
      <text:p text:style-name="P76">because <text:span text:style-name="T101">INT(12.6)=12</text:span> and <text:span text:style-name="T101">INT(4.3)=4</text:span> so the previous operation becomes</text:p>
      <text:p text:style-name="Preformatted_20_Text">12 % 4 = 0</text:p>
      <text:p text:style-name="Preformatted_20_Text"/>
      <text:p text:style-name="Preformatted_20_Text"/>
      <text:p text:style-name="P79"><text:span text:style-name="T101">#</text:span> → integer division</text:p>
      <text:p text:style-name="P111"><text:span text:style-name="T266">R</text:span><text:span text:style-name="T264">eturn the integer part of the division of two numerical expressions. This is e</text:span><text:span text:style-name="T281">quivalent</text:span><text:span text:style-name="T264"> to call the</text:span><text:span text:style-name="T124"> INT()</text:span><text:span text:style-name="T264">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112"><text:span text:style-name="T106">^</text:span><text:span text:style-name="T260"> → “exponent” operand</text:span></text:p>
      <text:p text:style-name="P112"><text:span text:style-name="T266">T</text:span><text:span text:style-name="T168">he exponentiation is a repeated multiplication of the </text:span><text:span text:style-name="T265">base times the exponent:</text:span></text:p>
      <text:p text:style-name="Preformatted_20_Text">3^3 = 27</text:p>
      <text:p text:style-name="Preformatted_20_Text"/>
      <text:p text:style-name="P110"><text:span text:style-name="T265">that is e</text:span><text:span text:style-name="T281">quivalent</text:span><text:span text:style-name="T265"> to 3*3*3. </text:span><text:span text:style-name="T264">Note: any number to the 0 power is 1; </text:span><text:span text:style-name="T265">0 to any power is 0; 0</text:span><text:span text:style-name="T264"> to a negative power raises a “Division by zero” error.</text:span></text:p>
      <text:p text:style-name="Preformatted_20_Text"><text:span text:style-name="T264">1</text:span><text:span text:style-name="T168">23^0 = 1</text:span></text:p>
      <text:p text:style-name="Preformatted_20_Text">0^5 = 0</text:p>
      <text:p text:style-name="Preformatted_20_Text"><text:span text:style-name="T264">0</text:span><text:span text:style-name="T168">^-1 = Division by Zero Error</text:span></text:p>
      <text:p text:style-name="Preformatted_20_Text"/>
      <text:p text:style-name="Preformatted_20_Text"/>
      <text:p text:style-name="P80"><text:span text:style-name="T101">#</text:span> → “integer division” operand</text:p>
      <text:p text:style-name="P78">Return the integer part of the quotient of a division. Example:</text:p>
      <text:p text:style-name="Preformatted_20_Text">12 # 5 = 2</text:p>
      <text:p text:style-name="Preformatted_20_Text"/>
      <text:p text:style-name="P78">because</text:p>
      <text:p text:style-name="Preformatted_20_Text">12 / 5 = 2.4 → INT(2.4) = 2</text:p>
      <text:p text:style-name="Preformatted_20_Text"/>
      <text:p text:style-name="Preformatted_20_Text"/>
      <text:p text:style-name="P101"><text:span text:style-name="T101">( ) </text:span>→ parentheses</text:p>
      <text:p text:style-name="P118">In mathematic expressions the parentheses are used to clarify or change the precedence of operations set by the operands’ precedence. Let’s see the example below:</text:p>
      <text:p text:style-name="P181">A = 12 + 3 / 4</text:p>
      <text:p text:style-name="Preformatted_20_Text"/>
      <text:p text:style-name="P114"><text:soft-page-break/><text:span text:style-name="T329">By looking at the </text:span><text:a xlink:type="simple" xlink:href="#2.11.2.11 Operator precedence|outline" text:style-name="Internet_20_link" text:visited-style-name="Visited_20_Internet_20_Link"><text:span text:style-name="T329">operators’ precedence table</text:span></text:a><text:span text:style-name="T329">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13"/>
      <text:p text:style-name="P113">Now, let’s take a look at this one:</text:p>
      <text:p text:style-name="Preformatted_20_Text">A = 12 * 3 / 4</text:p>
      <text:p text:style-name="P113"/>
      <text:p text:style-name="P113">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13">In fact, if we invert the operations:</text:p>
      <text:p text:style-name="Preformatted_20_Text">A = 12 / 3 * 4</text:p>
      <text:p text:style-name="Preformatted_20_Text"/>
      <text:p text:style-name="P113">the result changes, and now it is 16, because the formula is seen as follow:</text:p>
      <text:p text:style-name="Preformatted_20_Text">A = (12 / 3) * 4 = 16</text:p>
      <text:p text:style-name="Preformatted_20_Text"/>
      <text:p text:style-name="P82">If we want to change the order of the operations, we can use the parentheses:</text:p>
      <text:p text:style-name="Preformatted_20_Text">A = 12 / (3 * 4 ) = 1</text:p>
      <text:p text:style-name="Preformatted_20_Text"/>
      <text:p text:style-name="P82">In the example above, we forced the interpreter to executed first the multiplication and then the division. </text:p>
      <text:p text:style-name="P82">Parentheses can be nested, for more complex expressions:</text:p>
      <text:p text:style-name="Preformatted_20_Text">A = 12 / (3 * 4 + (45 – 7) * (12 + (7 / 5 )) + 3) <text:span text:style-name="T330">= 0.022892</text:span></text:p>
      <text:p text:style-name="P83"/>
      <text:p text:style-name="P83"/>
      <text:p text:style-name="P81"><text:span text:style-name="T101">=</text:span> → “equal” operator</text:p>
      <text:p text:style-name="P84">The equals sign is used to assign a value to a variable:</text:p>
      <text:p text:style-name="Preformatted_20_Text">A = 12 + 4</text:p>
      <text:p text:style-name="Preformatted_20_Text"/>
      <text:p text:style-name="P84">A will get the results of the addition, 16.</text:p>
      <text:p text:style-name="P84">It’s also used as a relational operator to check that 2 expressions have the same value:</text:p>
      <text:p text:style-name="Preformatted_20_Text">10 IF A = B THEN PRINT “OK”</text:p>
      <text:p text:style-name="Preformatted_20_Text"/>
      <text:p text:style-name="P84">The program will print <text:span text:style-name="T101">OK</text:span> only if A and B have the same value.</text:p>
      <text:p text:style-name="P84"/>
      <text:p text:style-name="P81"><text:span text:style-name="T101">&lt;&gt;, &lt;, &gt;, &lt;=, &gt;=</text:span> → relational operands</text:p>
      <text:p text:style-name="P84"><text:soft-page-break/>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180">50 IF A &gt;= B THEN 500: REM JUMP IF A IS GREATER THAN OR EQUAL TO B</text:p>
      <text:p text:style-name="P115"/>
      <text:h text:style-name="Heading_20_2" text:outline-level="2"><text:bookmark-start text:name="__RefHeading___Toc7908_3653248363"/>2.1<text:span text:style-name="T15">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39"/>
      <text:p text:style-name="P178">PRINT 1+<text:span text:style-name="T168">"</text:span>2<text:span text:style-name="T168">"</text:span></text:p>
      <text:p text:style-name="P239"/>
      <text:p text:style-name="Text_20_body"><text:span text:style-name="T332">the </text:span><text:span text:style-name="T101">?Type </text:span><text:span text:style-name="T127">M</text:span><text:span text:style-name="T101">is-match </text:span><text:span text:style-name="T128">E</text:span><text:span text:style-name="T101">rror</text:span><text:span text:style-name="T331"> </text:span><text:span text:style-name="T333">will be printed out. </text:span>Since in direct mode the interpreter doesn’t store the instructions that are being executed, the only way to rectify the error and get the correct result is to re-enter the instruction:</text:p>
      <text:p text:style-name="P241"/>
      <text:p text:style-name="P167">PRINT 1+2</text:p>
      <text:p text:style-name="P167"><text:s/>3</text:p>
      <text:p text:style-name="P241"/>
      <text:p text:style-name="Text_20_body"><text:span text:style-name="T253">I</text:span><text:span text:style-name="T252">f an error occurs while </text:span><text:span text:style-name="T255">running</text:span><text:span text:style-name="T252"> a program, the interpreter will stop its execution and will print the message that identifies the error with the addition of the line where the error has occurred. For example, if the following program will be run:</text:span></text:p>
      <text:p text:style-name="P239"/>
      <text:p text:style-name="Preformatted_20_Text">10 A=0</text:p>
      <text:p text:style-name="Preformatted_20_Text">20 PRONT A</text:p>
      <text:p text:style-name="P210"/>
      <text:p text:style-name="Text_20_body"><text:span text:style-name="T252">The </text:span><text:span text:style-name="T253">error will also report the number of line:</text:span></text:p>
      <text:p text:style-name="P179">RUN</text:p>
      <text:p text:style-name="Preformatted_20_Text">?Syntax Error in 20</text:p>
      <text:p text:style-name="P239"/>
      <text:p text:style-name="Text_20_body">To fix the error, the user must re-enter the line by typing it again or by listing it, move the cursor over the error, type the correct syntax of the statement and then press “RETURN”. <text:span text:style-name="T322">It may help to use the HELP command that immediately lists the line containing the error:</text:span></text:p>
      <text:p text:style-name="P179">RUN</text:p>
      <text:p text:style-name="P168">?Syntax Error in 20</text:p>
      <text:p text:style-name="P168">HELP</text:p>
      <text:p text:style-name="P168">20 PRONT A</text:p>
      <text:p text:style-name="P168"/>
      <text:p text:style-name="P105">If the “RUN STOP” key is pressed while a program is being executed, the interpreter will print a message to show that the halt has been invoked by the user. Let’s consider the following code:</text:p>
      <text:p text:style-name="Preformatted_20_Text"><text:soft-page-break/>10 A=0</text:p>
      <text:p text:style-name="Preformatted_20_Text">20 FOR I=0 TO 100</text:p>
      <text:p text:style-name="Preformatted_20_Text">30 A=A+I</text:p>
      <text:p text:style-name="Preformatted_20_Text">40 NEXT</text:p>
      <text:p text:style-name="Preformatted_20_Text"/>
      <text:p text:style-name="P103"><text:span text:style-name="T322">If, after the </text:span><text:span text:style-name="T129">RUN</text:span><text:span text:style-name="T322"> command has been entered, the </text:span><text:span text:style-name="T129">RUN STOP</text:span><text:span text:style-name="T322"> key is pressed the interpreter will return to the prompt (direct mode) and print a message saying in which line the execution has been interrupted:</text:span></text:p>
      <text:p text:style-name="Preformatted_20_Text">Break in 30</text:p>
      <text:p text:style-name="Preformatted_20_Text"/>
      <text:p text:style-name="P103"><text:span text:style-name="T322">To resume the execution, the user can use the </text:span><text:span text:style-name="T129">CONT</text:span><text:span text:style-name="T322"> command: the interpreter will continue from the line following the one where the program was interrupted. However, if a change is made in the program before the </text:span><text:span text:style-name="T130">CONT</text:span><text:span text:style-name="T323">, or another error is raised in direct mode, the interpreter won’t be able anymore to resume the execution of the program, raising a </text:span><text:span text:style-name="T130">Can’t Continue Error</text:span><text:span text:style-name="T323">.</text:span></text:p>
      <text:p text:style-name="P104"><text:span text:style-name="T323">If, after the program has been halted, the user enters the </text:span><text:span text:style-name="T129">HELP</text:span><text:span text:style-name="T322"> command, the line of the break will be printed as it was a normal error:</text:span></text:p>
      <text:p text:style-name="Preformatted_20_Text">HELP</text:p>
      <text:p text:style-name="Preformatted_20_Text">30 A=A+I</text:p>
      <text:p text:style-name="Preformatted_20_Text"/>
      <text:p text:style-name="P104"/>
      <text:h text:style-name="P266" text:outline-level="1"><text:bookmark-start text:name="__RefHeading___Toc3858_2749442001"/>3. LM80C BASIC <text:span text:style-name="T11">INSTRUCTIONS</text:span><text:bookmark-end text:name="__RefHeading___Toc3858_2749442001"/></text:h>
      <text:h text:style-name="P268" text:outline-level="2"><text:bookmark-start text:name="__RefHeading___Toc3860_2749442001"/><text:span text:style-name="T81">3.1 I</text:span>n alphabetical order<text:bookmark-end text:name="__RefHeading___Toc3860_2749442001"/></text:h>
      <text:p text:style-name="P221"/>
      <text:section text:style-name="Sect2" text:name="Sezione1">
        <text:p text:style-name="P222">&amp;B</text:p>
        <text:p text:style-name="P222">&amp;H</text:p>
        <text:p text:style-name="P222">ABS</text:p>
        <text:p text:style-name="P222">AND</text:p>
        <text:p text:style-name="P222">ASC</text:p>
        <text:p text:style-name="P222">ATN</text:p>
        <text:p text:style-name="P222">BIN$</text:p>
        <text:p text:style-name="P222">CHR$</text:p>
        <text:p text:style-name="P222">CIRCLE</text:p>
        <text:p text:style-name="P222">CLEAR</text:p>
        <text:p text:style-name="P222">CLS</text:p>
        <text:p text:style-name="P222">COLOR</text:p>
        <text:p text:style-name="P222">CONT</text:p>
        <text:p text:style-name="P222">COS</text:p>
        <text:p text:style-name="P222">DATA</text:p>
        <text:p text:style-name="P222">DEEK</text:p>
        <text:p text:style-name="P222">DEF</text:p>
        <text:p text:style-name="P222">DIM</text:p>
        <text:p text:style-name="P222">DOKE</text:p>
        <text:p text:style-name="P222">DRAW</text:p>
        <text:p text:style-name="P222">END</text:p>
        <text:p text:style-name="P222">FN</text:p>
        <text:p text:style-name="P222">FOR</text:p>
        <text:p text:style-name="P222">FRE</text:p>
        <text:p text:style-name="P222">GOSUB</text:p>
        <text:p text:style-name="P222">GOTO</text:p>
        <text:p text:style-name="P226">HELP</text:p>
        <text:p text:style-name="P222">HEX$</text:p>
        <text:p text:style-name="P222">IF</text:p>
        <text:p text:style-name="P222">INKEY</text:p>
        <text:p text:style-name="P222">INP</text:p>
        <text:p text:style-name="P222">INPUT</text:p>
        <text:p text:style-name="P228">INSTR</text:p>
        <text:p text:style-name="P223">INT</text:p>
        <text:p text:style-name="P227">KEY</text:p>
        <text:p text:style-name="P223">LEFT$</text:p>
        <text:p text:style-name="P222">LEN</text:p>
        <text:p text:style-name="P222">LET</text:p>
        <text:p text:style-name="P222">LIST</text:p>
        <text:p text:style-name="P222">LOCATE</text:p>
        <text:p text:style-name="P222">LOG</text:p>
        <text:p text:style-name="P222">MID$</text:p>
        <text:p text:style-name="P222">NEW</text:p>
        <text:p text:style-name="P222">NEXT</text:p>
        <text:p text:style-name="P227">NMI</text:p>
        <text:p text:style-name="P224">NOT</text:p>
        <text:p text:style-name="P222">ON</text:p>
        <text:p text:style-name="P222">OR</text:p>
        <text:p text:style-name="P222">OUT</text:p>
        <text:p text:style-name="P222">PAUSE</text:p>
        <text:p text:style-name="P222">PEEK</text:p>
        <text:p text:style-name="P222">PLOT</text:p>
        <text:p text:style-name="P227">POINT</text:p>
        <text:p text:style-name="P224">POKE</text:p>
        <text:p text:style-name="P222">POS</text:p>
        <text:p text:style-name="P222">PRINT</text:p>
        <text:p text:style-name="P222">READ</text:p>
        <text:p text:style-name="P222">REM</text:p>
        <text:p text:style-name="P222">RESET</text:p>
        <text:p text:style-name="P222">RESTORE</text:p>
        <text:p text:style-name="P222">RETURN</text:p>
        <text:p text:style-name="P222">RIGHT$</text:p>
        <text:p text:style-name="P222">RND</text:p>
        <text:p text:style-name="P222">RUN</text:p>
        <text:p text:style-name="P222">SCREEN</text:p>
        <text:p text:style-name="P222">SERIAL</text:p>
        <text:p text:style-name="P222">SGN</text:p>
        <text:p text:style-name="P222">SIN</text:p>
        <text:p text:style-name="P222">SOUND</text:p>
        <text:p text:style-name="P222">SPC</text:p>
        <text:p text:style-name="P222">SQR</text:p>
        <text:p text:style-name="P222">SREG</text:p>
        <text:p text:style-name="P222">SSTAT</text:p>
        <text:p text:style-name="P222">STEP</text:p>
        <text:p text:style-name="P222">STOP</text:p>
        <text:p text:style-name="P222">STR$</text:p>
        <text:p text:style-name="P222">SYS</text:p>
        <text:p text:style-name="P222">TAB</text:p>
        <text:p text:style-name="P222">TAN</text:p>
        <text:p text:style-name="P225">THEN</text:p>
        <text:p text:style-name="P222">TMR</text:p>
        <text:p text:style-name="P222">TO</text:p>
        <text:p text:style-name="P222">USR</text:p>
        <text:p text:style-name="P222">VAL</text:p>
        <text:p text:style-name="P222">VOLUME</text:p>
        <text:p text:style-name="P222">VPEEK</text:p>
        <text:p text:style-name="P222">VPOKE</text:p>
        <text:p text:style-name="P222">VREG</text:p>
        <text:p text:style-name="P222">VSTAT</text:p>
        <text:p text:style-name="P222">WAIT</text:p>
        <text:p text:style-name="P222">WIDTH</text:p>
        <text:p text:style-name="P222">XOR</text:p>
      </text:section>
      <text:p text:style-name="P201"/>
      <text:p text:style-name="P201"/>
      <text:p text:style-name="P201"/>
      <text:h text:style-name="P268" text:outline-level="2"><text:bookmark-start text:name="__RefHeading___Toc3862_2749442001"/>3.2 Per category<text:bookmark-end text:name="__RefHeading___Toc3862_2749442001"/></text:h>
      <text:h text:style-name="P272" text:outline-level="3"><text:bookmark-start text:name="__RefHeading___Toc3864_2749442001"/>3.2.1 Arithmetical operators<text:bookmark-end text:name="__RefHeading___Toc3864_2749442001"/></text:h>
      <text:p text:style-name="P189"><text:span text:style-name="T82">- </text:span><text:tab/><text:tab/>Subtraction</text:p>
      <text:p text:style-name="P189"><text:span text:style-name="T82">+</text:span> <text:tab/><text:tab/>Addition</text:p>
      <text:p text:style-name="P189"><text:span text:style-name="T82">/</text:span> <text:tab/><text:tab/>Division</text:p>
      <text:p text:style-name="P189">%<text:tab/><text:tab/><text:span text:style-name="T342">Modulo</text:span></text:p>
      <text:p text:style-name="P245">#<text:tab/><text:tab/>Integer Division</text:p>
      <text:p text:style-name="P189"><text:soft-page-break/><text:span text:style-name="T82">*</text:span> <text:tab/><text:tab/>Multiplication</text:p>
      <text:p text:style-name="P189"><text:span text:style-name="T82">^</text:span> <text:tab/><text:tab/><text:span text:style-name="T81">Power</text:span></text:p>
      <text:p text:style-name="P28"/>
      <text:h text:style-name="P272" text:outline-level="3"><text:bookmark-start text:name="__RefHeading___Toc3866_2749442001"/>3.2.2 Call/Return, Jump and Loop<text:bookmark-end text:name="__RefHeading___Toc3866_2749442001"/></text:h>
      <text:p text:style-name="P189">FOR..NEXT</text:p>
      <text:p text:style-name="P189">GOSUB</text:p>
      <text:p text:style-name="P189">GOTO</text:p>
      <text:p text:style-name="P189">RETURN</text:p>
      <text:p text:style-name="P189"/>
      <text:h text:style-name="P272" text:outline-level="3"><text:bookmark-start text:name="__RefHeading___Toc3868_2749442001"/>3.2.3 Timing<text:bookmark-end text:name="__RefHeading___Toc3868_2749442001"/></text:h>
      <text:p text:style-name="P229">TMR</text:p>
      <text:p text:style-name="P236">PAUSE</text:p>
      <text:p text:style-name="P229"/>
      <text:h text:style-name="P272" text:outline-level="3"><text:bookmark-start text:name="__RefHeading___Toc3870_2749442001"/>3.2.4 Conditions<text:bookmark-end text:name="__RefHeading___Toc3870_2749442001"/></text:h>
      <text:p text:style-name="P229">&lt; <text:tab/><text:tab/>Checks if the first argument is less than the second</text:p>
      <text:p text:style-name="P229">&gt; <text:tab/><text:tab/>Checks if the first argument is greater than the second</text:p>
      <text:p text:style-name="P229">= <text:tab/><text:tab/>Checks if the first argument is equal to the second</text:p>
      <text:p text:style-name="P229">&lt;=<text:tab/><text:tab/>Checks if the first argument is less than or equal to the second</text:p>
      <text:p text:style-name="P229">&gt;=<text:tab/><text:tab/>Checks if the first argument is greater than or equal to the second</text:p>
      <text:p text:style-name="P229">&lt;&gt;<text:tab/><text:tab/>Checks if the first argument is different than the second</text:p>
      <text:p text:style-name="P229">IF...GOTO</text:p>
      <text:p text:style-name="P229">IF...THEN<text:tab/></text:p>
      <text:p text:style-name="P229">ON...GOSUB<text:tab/></text:p>
      <text:p text:style-name="P229">ON...GOTO</text:p>
      <text:p text:style-name="P229"/>
      <text:h text:style-name="P272" text:outline-level="3"><text:bookmark-start text:name="__RefHeading___Toc3872_2749442001"/>3.2.5 Conversion Functions<text:bookmark-end text:name="__RefHeading___Toc3872_2749442001"/></text:h>
      <text:p text:style-name="P230">&amp;B</text:p>
      <text:p text:style-name="P230">&amp;H</text:p>
      <text:p text:style-name="P229">ASC<text:tab/></text:p>
      <text:p text:style-name="P229">BIN$</text:p>
      <text:p text:style-name="P229">CHR$<text:tab/></text:p>
      <text:p text:style-name="P229">HEX$<text:tab/></text:p>
      <text:p text:style-name="P229">STR$</text:p>
      <text:p text:style-name="P229">VAL</text:p>
      <text:p text:style-name="P229"/>
      <text:h text:style-name="P273" text:outline-level="3"><text:bookmark-start text:name="__RefHeading___Toc3874_2749442001"/>3.2.6 Code flow and programming<text:bookmark-end text:name="__RefHeading___Toc3874_2749442001"/></text:h>
      <text:p text:style-name="P232">CONT</text:p>
      <text:p text:style-name="P232">END</text:p>
      <text:p text:style-name="P245">HELP</text:p>
      <text:p text:style-name="P230">LIST</text:p>
      <text:p text:style-name="P230">REM</text:p>
      <text:p text:style-name="P232">RUN</text:p>
      <text:p text:style-name="P232">STOP</text:p>
      <text:p text:style-name="P232"/>
      <text:h text:style-name="P272" text:outline-level="3"><text:bookmark-start text:name="__RefHeading___Toc3876_2749442001"/><text:soft-page-break/>3.2.7 Graphics <text:span text:style-name="T86">statements</text:span><text:bookmark-end text:name="__RefHeading___Toc3876_2749442001"/></text:h>
      <text:p text:style-name="P232">CIRCLE</text:p>
      <text:p text:style-name="P232">COLOR</text:p>
      <text:p text:style-name="P232">DRAW</text:p>
      <text:p text:style-name="P247">GPRINT</text:p>
      <text:p text:style-name="P233">PLOT</text:p>
      <text:p text:style-name="P245">POINT</text:p>
      <text:p text:style-name="P232">VPEEK</text:p>
      <text:p text:style-name="P232">VPOKE</text:p>
      <text:p text:style-name="P232">VREG</text:p>
      <text:p text:style-name="P232">VSTAT</text:p>
      <text:p text:style-name="P232"/>
      <text:h text:style-name="P272" text:outline-level="3"><text:bookmark-start text:name="__RefHeading___Toc3878_2749442001"/>3.2.8 Display<text:bookmark-end text:name="__RefHeading___Toc3878_2749442001"/></text:h>
      <text:p text:style-name="P232">CLS</text:p>
      <text:p text:style-name="P232">LOCATE</text:p>
      <text:p text:style-name="P230">POS</text:p>
      <text:p text:style-name="P232">PRINT</text:p>
      <text:p text:style-name="P232">SCREEN</text:p>
      <text:p text:style-name="P232">SPC</text:p>
      <text:p text:style-name="P232">TAB</text:p>
      <text:p text:style-name="P232">WIDTH</text:p>
      <text:p text:style-name="P232"/>
      <text:h text:style-name="P272" text:outline-level="3"><text:bookmark-start text:name="__RefHeading___Toc3880_2749442001"/>3.2.8 <text:span text:style-name="T87">System &amp; </text:span>Input/Output<text:bookmark-end text:name="__RefHeading___Toc3880_2749442001"/></text:h>
      <text:p text:style-name="P232">INP</text:p>
      <text:p text:style-name="P232">OUT</text:p>
      <text:p text:style-name="P234">RESET</text:p>
      <text:p text:style-name="P234">SERIAL</text:p>
      <text:p text:style-name="P232">WAIT</text:p>
      <text:p text:style-name="P232"/>
      <text:h text:style-name="P272" text:outline-level="3"><text:bookmark-start text:name="__RefHeading___Toc3882_2749442001"/>3.2.9 Keyboard<text:bookmark-end text:name="__RefHeading___Toc3882_2749442001"/></text:h>
      <text:p text:style-name="P232">INKEY</text:p>
      <text:p text:style-name="P232">INPUT</text:p>
      <text:p text:style-name="P245">KEY</text:p>
      <text:p text:style-name="P232"/>
      <text:h text:style-name="P272" text:outline-level="3"><text:bookmark-start text:name="__RefHeading___Toc3884_2749442001"/>3.2.10 Logical operators<text:bookmark-end text:name="__RefHeading___Toc3884_2749442001"/></text:h>
      <text:p text:style-name="P230">AND</text:p>
      <text:p text:style-name="P230">NOT</text:p>
      <text:p text:style-name="P230">OR</text:p>
      <text:p text:style-name="P230">XOR</text:p>
      <text:p text:style-name="P230"/>
      <text:h text:style-name="P272" text:outline-level="3"><text:bookmark-start text:name="__RefHeading___Toc3886_2749442001"/>3.2.11 Mathematical functions<text:bookmark-end text:name="__RefHeading___Toc3886_2749442001"/></text:h>
      <text:p text:style-name="P230">ABS</text:p>
      <text:p text:style-name="P230">ATN</text:p>
      <text:p text:style-name="P230">COS</text:p>
      <text:p text:style-name="P230"><text:soft-page-break/>INT</text:p>
      <text:p text:style-name="P230">LOG</text:p>
      <text:p text:style-name="P230">RND</text:p>
      <text:p text:style-name="P230">SGN</text:p>
      <text:p text:style-name="P230">SIN</text:p>
      <text:p text:style-name="P230">TAN</text:p>
      <text:p text:style-name="P230"/>
      <text:h text:style-name="P272" text:outline-level="3"><text:bookmark-start text:name="__RefHeading___Toc3888_2749442001"/>3.2.12 Machine Language Functions<text:bookmark-end text:name="__RefHeading___Toc3888_2749442001"/></text:h>
      <text:p text:style-name="P230">SYS</text:p>
      <text:p text:style-name="P230">USR</text:p>
      <text:p text:style-name="P230"/>
      <text:h text:style-name="P272" text:outline-level="3"><text:bookmark-start text:name="__RefHeading___Toc3890_2749442001"/>3.2.13 Memory management<text:bookmark-end text:name="__RefHeading___Toc3890_2749442001"/></text:h>
      <text:p text:style-name="P230">CLEAR</text:p>
      <text:p text:style-name="P230">DEEK</text:p>
      <text:p text:style-name="P230">DOKE</text:p>
      <text:p text:style-name="P230">FRE</text:p>
      <text:p text:style-name="P230">NEW</text:p>
      <text:p text:style-name="P230">PEEK</text:p>
      <text:p text:style-name="P230">POKE</text:p>
      <text:p text:style-name="P230"/>
      <text:h text:style-name="P272" text:outline-level="3"><text:bookmark-start text:name="__RefHeading___Toc3892_2749442001"/>3.2.14 Sound<text:bookmark-end text:name="__RefHeading___Toc3892_2749442001"/></text:h>
      <text:p text:style-name="P230">SOUND</text:p>
      <text:p text:style-name="P230">SREG</text:p>
      <text:p text:style-name="P230">SSTAT</text:p>
      <text:p text:style-name="P230">VOLUME</text:p>
      <text:p text:style-name="P230"/>
      <text:h text:style-name="P272" text:outline-level="3"><text:bookmark-start text:name="__RefHeading___Toc3894_2749442001"/>3.2.15 String Handling<text:bookmark-end text:name="__RefHeading___Toc3894_2749442001"/></text:h>
      <text:p text:style-name="P247">INSTR</text:p>
      <text:p text:style-name="P231">LEFT$</text:p>
      <text:p text:style-name="P230">LEN</text:p>
      <text:p text:style-name="P230">MID$</text:p>
      <text:p text:style-name="P230">RIGHT$</text:p>
      <text:p text:style-name="P230"/>
      <text:h text:style-name="P272" text:outline-level="3"><text:bookmark-start text:name="__RefHeading___Toc3896_2749442001"/>3.2.16 Variable settings, data management, &amp; user defined functions<text:bookmark-end text:name="__RefHeading___Toc3896_2749442001"/></text:h>
      <text:p text:style-name="P230">CLEAR</text:p>
      <text:p text:style-name="P230">DATA</text:p>
      <text:p text:style-name="P230">DEF FN</text:p>
      <text:p text:style-name="P230">DIM</text:p>
      <text:p text:style-name="P230">LET</text:p>
      <text:p text:style-name="P234">READ</text:p>
      <text:p text:style-name="P234">RESTORE</text:p>
      <text:p text:style-name="P246"/>
      <text:h text:style-name="P264" text:outline-level="1"><text:bookmark-start text:name="__RefHeading___Toc3898_2749442001"/><text:span text:style-name="T12">4</text:span>. LANGUAGE REFERENCE<text:bookmark-end text:name="__RefHeading___Toc3898_2749442001"/></text:h>
      <text:p text:style-name="P201"/>
      <text:h text:style-name="P272" text:outline-level="3"><text:bookmark-start text:name="__RefHeading___Toc3900_2749442001"/><text:span text:style-name="T88">&amp;</text:span>B<text:bookmark-end text:name="__RefHeading___Toc3900_2749442001"/></text:h>
      <text:p text:style-name="P201"/>
      <text:p text:style-name="P139">Syntax: &amp;Bnnnn</text:p>
      <text:p text:style-name="P201"/>
      <text:p text:style-name="Text_20_body">Binary base. It interprets the <text:span text:style-name="T144">argument</text:span> <text:span text:style-name="T144">&lt;</text:span><text:span text:style-name="T19">nnnn</text:span><text:span text:style-name="T144">&gt;</text:span> as a binary value (signed int). <text:span text:style-name="T144">&lt;</text:span><text:span text:style-name="T22">nnn</text:span><text:span text:style-name="T19">n</text:span><text:span text:style-name="T144">&gt;</text:span> can be made only by "0" <text:span text:style-name="T93">and</text:span> "1" <text:span text:style-name="T93">digits</text:span>.</text:p>
      <text:p text:style-name="Text_20_body">Example:</text:p>
      <text:p text:style-name="P201"/>
      <text:p text:style-name="P139">?&amp;B1000 <text:s/>=&gt; prints value 8</text:p>
      <text:p text:style-name="P28"/>
      <text:p text:style-name="P138"/>
      <text:h text:style-name="P272" text:outline-level="3"><text:bookmark-start text:name="__RefHeading___Toc3902_2749442001"/>&amp;H<text:bookmark-end text:name="__RefHeading___Toc3902_2749442001"/></text:h>
      <text:p text:style-name="P201"/>
      <text:p text:style-name="P139">Syntax: &amp;Hxxxx</text:p>
      <text:p text:style-name="P201"/>
      <text:p text:style-name="P28">Hexadecimal base. It interprets the <text:span text:style-name="T144">argument &lt;</text:span><text:span text:style-name="T19">xxxx</text:span><text:span text:style-name="T144">&gt;</text:span> value as an hexadecimal value <text:span text:style-name="T301">and returns a </text:span>signed int. Each <text:span text:style-name="T93">char of </text:span><text:s/><text:span text:style-name="T144">&lt;</text:span><text:span text:style-name="T19">x</text:span><text:span text:style-name="T22">xxx</text:span><text:span text:style-name="T144">&gt;</text:span> can <text:span text:style-name="T93">only </text:span>be any number between 0 and 9 and any <text:span text:style-name="T93">letter</text:span> between A (10) and F (15).</text:p>
      <text:p text:style-name="P28">Example:</text:p>
      <text:p text:style-name="P139">?&amp;H0F <text:s/>=&gt; prints value 15</text:p>
      <text:p text:style-name="P28"/>
      <text:p text:style-name="P138"/>
      <text:p text:style-name="P201"/>
      <text:h text:style-name="P272" text:outline-level="3"><text:bookmark-start text:name="__RefHeading___Toc3904_2749442001"/>ABS<text:bookmark-end text:name="__RefHeading___Toc3904_2749442001"/></text:h>
      <text:p text:style-name="P201"/>
      <text:p text:style-name="P139">Syntax: ABS(<text:span text:style-name="T45">x</text:span>)</text:p>
      <text:p text:style-name="P201"/>
      <text:p text:style-name="P28">Returns the absolute value (i.e. with no sign) of the expression <text:span text:style-name="T144">&lt;</text:span><text:span text:style-name="T20">x</text:span><text:span text:style-name="T144">&gt;</text:span>.</text:p>
      <text:p text:style-name="P28">Examples:</text:p>
      <text:p text:style-name="P139">ABS(12.4) =&gt; 12.4</text:p>
      <text:p text:style-name="P139">ABS(-75) <text:s/>=&gt; 75</text:p>
      <text:p text:style-name="P28"/>
      <text:p text:style-name="P138"/>
      <text:p text:style-name="P201"/>
      <text:h text:style-name="P272" text:outline-level="3"><text:bookmark-start text:name="__RefHeading___Toc3906_2749442001"/><text:soft-page-break/>AND<text:bookmark-end text:name="__RefHeading___Toc3906_2749442001"/></text:h>
      <text:p text:style-name="P139"/>
      <text:p text:style-name="P139">Syntax: <text:span text:style-name="T45">arg1</text:span> AND <text:span text:style-name="T45">arg2</text:span></text:p>
      <text:p text:style-name="P28"/>
      <text:p text:style-name="P30">Logic operator used in boolean expressions. <text:span text:style-name="T101">AND</text:span> performs a logical conjun<text:span text:style-name="T301">c</text:span>tion. The interpreter supports 4 boolean operators: <text:span text:style-name="T101">AND</text:span>, <text:span text:style-name="T101">OR</text:span>, <text:span text:style-name="T101">XOR</text:span>, and <text:span text:style-name="T101">NOT</text:span>, each of them work with 16-bit signed integers. They convert their inputs in 16-bit integers and return a value in such format. This means that the result is true only if both expressions <text:span text:style-name="T144">&lt;</text:span><text:span text:style-name="T20">arg1</text:span><text:span text:style-name="T144">&gt;</text:span> and <text:span text:style-name="T144">&lt;</text:span><text:span text:style-name="T20">arg2</text:span><text:span text:style-name="T144">&gt;</text:span> are true. The result of an <text:span text:style-name="T101">AND</text:span> operation follows the truth table below (1=T=true, 0=F=false):</text:p>
      <text:p text:style-name="P139">0 AND 0 = 0</text:p>
      <text:p text:style-name="P139">0 AND 1 = 0</text:p>
      <text:p text:style-name="P139">1 AND 0 = 0</text:p>
      <text:p text:style-name="P139">1 AND 1 = 1</text:p>
      <text:p text:style-name="P28"/>
      <text:p text:style-name="P28">Examples:</text:p>
      <text:p text:style-name="P139">10 AND 1 =&gt; 0 (because 10=1010b so 1010 AND 0001 = 0000)</text:p>
      <text:p text:style-name="P139">11 AND 1 =&gt; 1 (because 11=1011b so 1011 AND 0001 = 0001)</text:p>
      <text:p text:style-name="P139"/>
      <text:p text:style-name="P53">See also: <text:a xlink:type="simple" xlink:href="#4.0.43.NOT|outline" text:style-name="Internet_20_link" text:visited-style-name="Visited_20_Internet_20_Link"><text:span text:style-name="T101">NOT</text:span></text:a>, <text:a xlink:type="simple" xlink:href="#4.0.45.OR|outline" text:style-name="Internet_20_link" text:visited-style-name="Visited_20_Internet_20_Link"><text:span text:style-name="T101">OR</text:span></text:a>, and <text:a xlink:type="simple" xlink:href="#4.0.85.XOR|outline" text:style-name="Internet_20_link" text:visited-style-name="Visited_20_Internet_20_Link"><text:span text:style-name="T101">XOR</text:span></text:a>.</text:p>
      <text:p text:style-name="P138"/>
      <text:h text:style-name="P272" text:outline-level="3"><text:bookmark-start text:name="__RefHeading___Toc3908_2749442001"/>ASC<text:bookmark-end text:name="__RefHeading___Toc3908_2749442001"/></text:h>
      <text:p text:style-name="P139"/>
      <text:p text:style-name="P147">Syntax: ASC(X$)</text:p>
      <text:p text:style-name="P28"/>
      <text:p text:style-name="P28">Returns the ASCII code of the first character of the string <text:span text:style-name="T144">&lt;</text:span><text:span text:style-name="T19">X</text:span><text:span text:style-name="T20">$</text:span><text:span text:style-name="T144">&gt;</text:span>.</text:p>
      <text:p text:style-name="P28">Example:</text:p>
      <text:p text:style-name="P139">ASC("A") <text:s/>=&gt; 65</text:p>
      <text:p text:style-name="P139">ASC("AB") =&gt; 65</text:p>
      <text:p text:style-name="P139"/>
      <text:p text:style-name="P138"/>
      <text:p text:style-name="P28"/>
      <text:h text:style-name="P272" text:outline-level="3"><text:bookmark-start text:name="__RefHeading___Toc3910_2749442001"/>ATN<text:bookmark-end text:name="__RefHeading___Toc3910_2749442001"/></text:h>
      <text:p text:style-name="P139"/>
      <text:p text:style-name="P139">Syntax: ATN(<text:span text:style-name="T45">x</text:span>)</text:p>
      <text:p text:style-name="P28"/>
      <text:p text:style-name="P28">Returns the arc-tangent of <text:span text:style-name="T144">&lt;</text:span><text:span text:style-name="T20">x</text:span><text:span text:style-name="T144">&gt;</text:span>. The result is in <text:span text:style-name="T144">radius</text:span> in range -pi/2 to pi/2 (<text:span text:style-name="T301">pi is greek pi, i.e. 3.1415927)</text:span>.</text:p>
      <text:p text:style-name="P28">Example:</text:p>
      <text:p text:style-name="P139">ATN(2) =&gt; 1.10715</text:p>
      <text:p text:style-name="P139"/>
      <text:p text:style-name="P138"><text:soft-page-break/></text:p>
      <text:h text:style-name="P272" text:outline-level="3"><text:bookmark-start text:name="__RefHeading___Toc3912_2749442001"/>BIN$<text:bookmark-end text:name="__RefHeading___Toc3912_2749442001"/></text:h>
      <text:p text:style-name="P139"/>
      <text:p text:style-name="P139">Syntax: BIN$(<text:span text:style-name="T46">x</text:span>)</text:p>
      <text:p text:style-name="P28"/>
      <text:p text:style-name="Text_20_body"><text:span text:style-name="T168">Converts an expression into a string containing the binary </text:span><text:span text:style-name="T194">r</text:span><text:span text:style-name="T214">epresentation</text:span><text:span text:style-name="T168"> </text:span><text:span text:style-name="T215">of argument &lt;</text:span><text:span text:style-name="T173">x</text:span><text:span text:style-name="T215">&gt;</text:span><text:span text:style-name="T168">.</text:span></text:p>
      <text:p text:style-name="P28">Example:</text:p>
      <text:p text:style-name="P139">BIN$(12) =&gt; "1010"</text:p>
      <text:p text:style-name="P139"/>
      <text:p text:style-name="P138"/>
      <text:h text:style-name="P272" text:outline-level="3"><text:bookmark-start text:name="__RefHeading___Toc3914_2749442001"/>CHR$<text:bookmark-end text:name="__RefHeading___Toc3914_2749442001"/></text:h>
      <text:p text:style-name="P139"/>
      <text:p text:style-name="P139">Syntax: CHR$(<text:span text:style-name="T146">x</text:span>)</text:p>
      <text:p text:style-name="P28"/>
      <text:p text:style-name="P30">Returns a string containing the character whose ASCII code is represented by expression <text:span text:style-name="T146">&lt;</text:span><text:span text:style-name="T23">x</text:span><text:span text:style-name="T146">&gt;</text:span>.</text:p>
      <text:p text:style-name="P28">Example:</text:p>
      <text:p text:style-name="P139">CHR$(65) =&gt; "A"</text:p>
      <text:p text:style-name="P28"/>
      <text:p text:style-name="P138"/>
      <text:h text:style-name="P272" text:outline-level="3"><text:bookmark-start text:name="__RefHeading___Toc3916_2749442001"/>CIRCLE<text:bookmark-end text:name="__RefHeading___Toc3916_2749442001"/></text:h>
      <text:p text:style-name="P139"/>
      <text:p text:style-name="P139">Syntax: CIRCLE x,y,radius[,color]</text:p>
      <text:p text:style-name="P28"/>
      <text:p text:style-name="P3"><text:span text:style-name="T168">Draws a circle whose center is at </text:span><text:span text:style-name="T215">&lt;</text:span><text:span text:style-name="T173">x</text:span><text:span text:style-name="T215">&gt;</text:span><text:span text:style-name="T168">,</text:span><text:span text:style-name="T215">&lt;</text:span><text:span text:style-name="T173">y</text:span><text:span text:style-name="T215">&gt;</text:span><text:span text:style-name="T168"> coordinates. </text:span><text:span text:style-name="T215">&lt;</text:span><text:span text:style-name="T173">x</text:span><text:span text:style-name="T215">&gt;</text:span><text:span text:style-name="T168"> can range from 0 to 255, </text:span><text:span text:style-name="T215">while &lt;</text:span><text:span text:style-name="T173">y</text:span><text:span text:style-name="T215">&gt;</text:span><text:span text:style-name="T168"> can range from 0 to 191. </text:span><text:span text:style-name="T214">Coordinates origin (0,0) is set at the top left corner of the screen.</text:span><text:span text:style-name="T168"> </text:span><text:span text:style-name="T215">&lt;</text:span><text:span text:style-name="T170">radius</text:span><text:span text:style-name="T215">&gt;</text:span><text:span text:style-name="T168"> can range from 0 to 255. </text:span><text:span text:style-name="T214">P</text:span><text:span text:style-name="T168">oints of the circumference that come out of the screen won't be painted. If </text:span><text:span text:style-name="T215">&lt;</text:span><text:span text:style-name="T170">color</text:span><text:span text:style-name="T215">&gt;</text:span><text:span text:style-name="T168"> is passed, the circle will be drawn with the color </text:span><text:span text:style-name="T214">being specified</text:span><text:span text:style-name="T168">, otherwise the foreground color </text:span><text:span text:style-name="T214">set with </text:span><text:span text:style-name="T110">COLOR</text:span><text:span text:style-name="T214"> </text:span><text:span text:style-name="T168">will be used. </text:span></text:p>
      <text:p text:style-name="P28">Example:</text:p>
      <text:p text:style-name="P148">CIRCLE128,96,25 =&gt; draws a circle centered in the middle of the screen with a diameter of 50 pixels (radius=25)</text:p>
      <text:p text:style-name="P148"/>
      <text:p text:style-name="Text_20_body">See also: <text:a xlink:type="simple" xlink:href="#4.0.12.COLOR|outline" text:style-name="Internet_20_link" text:visited-style-name="Visited_20_Internet_20_Link"><text:span text:style-name="T101">COLOR</text:span></text:a><text:span text:style-name="T331">.</text:span></text:p>
      <text:p text:style-name="P138"/>
      <text:h text:style-name="P272" text:outline-level="3"><text:bookmark-start text:name="__RefHeading___Toc3918_2749442001"/>CLEAR<text:bookmark-end text:name="__RefHeading___Toc3918_2749442001"/></text:h>
      <text:p text:style-name="P139"/>
      <text:p text:style-name="P139">Syntax: CLEAR <text:span text:style-name="T146">[xx]</text:span></text:p>
      <text:p text:style-name="P28"><text:soft-page-break/></text:p>
      <text:p text:style-name="Text_20_body"><text:span text:style-name="T168">The call of </text:span><text:span text:style-name="T125">CLEAR</text:span><text:span text:style-name="T168"> with no </text:span><text:span text:style-name="T200">arguments</text:span><text:span text:style-name="T168"> </text:span><text:span text:style-name="T256">erases any variable in memory: this means that it </text:span><text:span text:style-name="T168">set</text:span><text:span text:style-name="T214">s</text:span><text:span text:style-name="T168"> the contents of all the numeric variables to 0 and the string variables to "" (empty string). </text:span><text:span text:style-name="T256">This command is automatically called when a </text:span><text:span text:style-name="T105">RUN</text:span><text:span text:style-name="T256"> or </text:span><text:span text:style-name="T105">NEW</text:span><text:span text:style-name="T256"> command is given.</text:span></text:p>
      <text:p text:style-name="P16"><text:span text:style-name="T168">If called with a numeric expression, it sets the string space to the value of </text:span><text:span text:style-name="T194">a</text:span><text:span text:style-name="T214">rgument</text:span><text:span text:style-name="T168"> </text:span><text:span text:style-name="T215">&lt;</text:span><text:span text:style-name="T173">xx</text:span><text:span text:style-name="T215">&gt;</text:span><text:span text:style-name="T168">. At startup, the string space is set by default to 100. See the string chapter </text:span><text:span text:style-name="T214">at 2.9 </text:span><text:span text:style-name="T168">for more info.</text:span></text:p>
      <text:p text:style-name="P30">Examples:</text:p>
      <text:p text:style-name="P139">CLEAR =&gt; clears every variable</text:p>
      <text:p text:style-name="P139">CLEAR 200 =&gt; sets the string space to 200 chars</text:p>
      <text:p text:style-name="P30"/>
      <text:p text:style-name="P138"/>
      <text:h text:style-name="P272" text:outline-level="3"><text:bookmark-start text:name="__RefHeading___Toc3920_2749442001"/>CLS<text:bookmark-end text:name="__RefHeading___Toc3920_2749442001"/></text:h>
      <text:p text:style-name="P139"/>
      <text:p text:style-name="P139">Syntax: CLS</text:p>
      <text:p text:style-name="P30"/>
      <text:p text:style-name="P3"><text:span text:style-name="T168">Clears the current screen, in</text:span><text:span text:style-name="T214">i</text:span><text:span text:style-name="T168">tializ</text:span><text:span text:style-name="T214">ing</text:span><text:span text:style-name="T168"> the pattern cells </text:span><text:span text:style-name="T214">to default values</text:span><text:span text:style-name="T168">. The filling value is graphic mode depend</text:span><text:span text:style-name="T194">e</text:span><text:span text:style-name="T168">nt: in modes 0, 1, &amp; 4 the video buffer is filled up with ASCII value </text:span><text:span text:style-name="T216">$00</text:span><text:span text:style-name="T168"> (the "</text:span><text:span text:style-name="T216">null</text:span><text:span text:style-name="T168">" character) while in modes 2 &amp; 3 the command simply resets the pixels of the screen (</text:span><text:span text:style-name="T214">byte 0)</text:span><text:span text:style-name="T168">. Finally, in text modes, it moves the cursor at coordinates 0,0 (the top left corner). </text:span><text:span text:style-name="T104">CLS</text:span><text:span text:style-name="T168"> clears the screen by using the background color set with </text:span><text:span text:style-name="T104">COLOR</text:span><text:span text:style-name="T168"> statement. Same behavior can be obtained in text modes by pressing together the </text:span><text:span text:style-name="T104">SHIFT + CLEAR/HOME</text:span><text:span text:style-name="T168"> keys.</text:span></text:p>
      <text:p text:style-name="P138"/>
      <text:h text:style-name="P272" text:outline-level="3"><text:bookmark-start text:name="__RefHeading___Toc3922_2749442001"/>COLOR<text:bookmark-end text:name="__RefHeading___Toc3922_2749442001"/></text:h>
      <text:p text:style-name="P139"/>
      <text:p text:style-name="P139">Syntax: COLOR foreground[,background][,border]</text:p>
      <text:p text:style-name="P30"/>
      <text:p text:style-name="P33">Sets the colors of the screen. It can have <text:span text:style-name="T302">from </text:span>1 to 3 arguments, depending of the current video mode. <text:span text:style-name="T146">&lt;</text:span><text:span text:style-name="T23">f</text:span><text:span text:style-name="T19">oreground</text:span><text:span text:style-name="T146">&gt;</text:span> sets the color of the text or of the pixels being printed on screen; <text:span text:style-name="T146">&lt;</text:span><text:span text:style-name="T19">background</text:span><text:span text:style-name="T146">&gt;</text:span> sets the color of the background parts, while <text:span text:style-name="T146">&lt;</text:span><text:span text:style-name="T19">border</text:span><text:span text:style-name="T146">&gt;</text:span> sets the colors of the borders of the image (the parts over the top, right, bottom, and left of the <text:span text:style-name="T302">image screen</text:span>).</text:p>
      <text:p text:style-name="P33">Values range from 1 to 15, <text:span text:style-name="T302">as follow</text:span>:</text:p>
      <text:p text:style-name="P189">1: black <text:s text:c="23"/><text:tab/><text:span text:style-name="T302">6: <text:s/>dark red<text:tab/><text:tab/></text:span><text:tab/><text:span text:style-name="T302">11: light yellow</text:span></text:p>
      <text:p text:style-name="P189">2: medium green<text:tab/><text:tab/><text:span text:style-name="T302">7: <text:s/>cyan (aqua blue)<text:tab/><text:tab/>12: dark green</text:span></text:p>
      <text:p text:style-name="P189">3: light green <text:s text:c="17"/><text:tab/><text:span text:style-name="T302">8: <text:s/>medium red<text:tab/><text:tab/>13: magenta (purple)</text:span></text:p>
      <text:p text:style-name="P189">4: dark blue <text:s text:c="19"/><text:tab/><text:span text:style-name="T302">9: <text:s/>light red<text:tab/><text:tab/><text:tab/>14: gray</text:span></text:p>
      <text:p text:style-name="P189">5: light blue <text:s text:c="18"/><text:tab/><text:span text:style-name="T302">10: dark yellow<text:tab/><text:tab/>15: white</text:span></text:p>
      <text:p text:style-name="P30"/>
      <text:p text:style-name="P69">Pay attention that:</text:p>
      <text:list xml:id="list2322910861" text:style-name="L3">
        <text:list-item>
          <text:p text:style-name="P287"><text:soft-page-break/><text:span text:style-name="T217">i</text:span><text:span text:style-name="T168">n </text:span><text:span text:style-name="T268">screen</text:span><text:span text:style-name="T168"> 0 (text mode), only the first 2 </text:span><text:span text:style-name="T200">arguments</text:span><text:span text:style-name="T168"> are allowed since the background and border colors coincide;</text:span></text:p>
        </text:list-item>
        <text:list-item>
          <text:p text:style-name="P290">in <text:span text:style-name="T334">screen</text:span> 1 &amp; 4 (text/graphics modes) the 3 arguments must be passed</text:p>
        </text:list-item>
        <text:list-item>
          <text:p text:style-name="P288"><text:span text:style-name="T217">in </text:span><text:span text:style-name="T268">screen</text:span><text:span text:style-name="T217"> 2 (pure graphics mode) <text:s/>he 3 arguments must be passed. Remember that in screen mode 2 the color of the pixels painted by </text:span><text:span text:style-name="T111">PLOT</text:span><text:span text:style-name="T217">, </text:span><text:span text:style-name="T111">DRAW</text:span><text:span text:style-name="T217">, and </text:span><text:span text:style-name="T111">CIRCLE</text:span><text:span text:style-name="T217"> commands, </text:span><text:span text:style-name="T216">otherwise</text:span><text:span text:style-name="T217"> not specified, is the foreground color set by </text:span><text:span text:style-name="T111">COLOR</text:span><text:span text:style-name="T217">.</text:span></text:p>
        </text:list-item>
        <text:list-item>
          <text:p text:style-name="P288"><text:span text:style-name="T217">i</text:span><text:span text:style-name="T168">n </text:span><text:span text:style-name="T268">screen</text:span><text:span text:style-name="T168"> 3 (multicolor mode) </text:span><text:span text:style-name="T217">the argument passed, otherwise set by first one, refers to </text:span><text:span text:style-name="T168">the </text:span><text:span text:style-name="T194">b</text:span><text:span text:style-name="T217">order</text:span><text:span text:style-name="T168"> color (</text:span><text:span text:style-name="T217">the only color allowed)</text:span><text:span text:style-name="T168">. </text:span></text:p>
        </text:list-item>
      </text:list>
      <text:p text:style-name="P30">Examples:</text:p>
      <text:p text:style-name="P139">COLOR 1,15,5 =&gt; in SCREEN 1 it sets the text in black, the background in</text:p>
      <text:p text:style-name="P139"><text:s text:c="16"/>white, and the border in light blue</text:p>
      <text:p text:style-name="P139">COLOR 15,5 <text:s text:c="2"/>=&gt; in SCREEN 0 it sets the text to white on light blue</text:p>
      <text:p text:style-name="P139"><text:s text:c="16"/>background (this is the default combination)</text:p>
      <text:p text:style-name="Preformatted_20_Text"><text:span text:style-name="T168">COLOR 3 <text:s text:c="5"/>=&gt; in SCREEN 3 sets the </text:span><text:span text:style-name="T57">b</text:span><text:span text:style-name="T58">order</text:span><text:span text:style-name="T168"> color to light green</text:span></text:p>
      <text:p text:style-name="P139"/>
      <text:p text:style-name="P138"/>
      <text:h text:style-name="P272" text:outline-level="3"><text:bookmark-start text:name="__RefHeading___Toc3924_2749442001"/>CONT<text:bookmark-end text:name="__RefHeading___Toc3924_2749442001"/></text:h>
      <text:p text:style-name="P139"/>
      <text:p text:style-name="P139">Syntax: CONT</text:p>
      <text:p text:style-name="P30"/>
      <text:p text:style-name="P30">Given after an error that halted the execution of a program, forces the interpreter to continue with the line after the one that raised the error. <text:span text:style-name="T303">If, after in direct mode, an error is raised, then the continuation of the main program is not possible anymore.</text:span></text:p>
      <text:p text:style-name="P138"/>
      <text:h text:style-name="P272" text:outline-level="3"><text:bookmark-start text:name="__RefHeading___Toc3926_2749442001"/>COS<text:bookmark-end text:name="__RefHeading___Toc3926_2749442001"/></text:h>
      <text:p text:style-name="P139"/>
      <text:p text:style-name="P139">Syntax: COS(X)</text:p>
      <text:p text:style-name="P30"/>
      <text:p text:style-name="P30">Returns the cosine of <text:span text:style-name="T146">&lt;</text:span><text:span text:style-name="T23">x</text:span><text:span text:style-name="T146">&gt;</text:span>. The result is in <text:span text:style-name="T146">radius</text:span> in range -pi/2 to pi/2.</text:p>
      <text:p text:style-name="P30">Example:</text:p>
      <text:p text:style-name="P139">COS(10) =&gt; -0.839072</text:p>
      <text:p text:style-name="P30"/>
      <text:p text:style-name="P138"/>
      <text:h text:style-name="P272" text:outline-level="3"><text:bookmark-start text:name="__RefHeading___Toc3928_2749442001"/>DATA<text:bookmark-end text:name="__RefHeading___Toc3928_2749442001"/></text:h>
      <text:p text:style-name="P139"/>
      <text:p text:style-name="P139">Syntax: DATA &lt;list&gt;</text:p>
      <text:p text:style-name="P30"/>
      <text:p text:style-name="P30"><text:soft-page-break/>Introduces a list of information<text:span text:style-name="T303">s</text:span> used by the program itself. <text:span text:style-name="T146">&lt;</text:span><text:span text:style-name="T19">list</text:span><text:span text:style-name="T146">&gt;</text:span> can be a list of numerical or strings separated by commas and read with the <text:span text:style-name="T101">READ</text:span> statement. A string can be inserted without quotation marks, but if the string contain<text:span text:style-name="T334">s</text:span> any space, their use is needed.</text:p>
      <text:p text:style-name="P30">Example:</text:p>
      <text:p text:style-name="P139">10 DATA 20,30,40 <text:s/>=&gt; numericals</text:p>
      <text:p text:style-name="P154">20 DATA " HELLO ",LM80C </text:p>
      <text:p text:style-name="P154"/>
      <text:p text:style-name="Text_20_body">Note <text:span text:style-name="T303">at line 20 </text:span>the usage of quot<text:span text:style-name="T41">ation </text:span>marks to include <text:span text:style-name="T41">the leading and trailing </text:span>space<text:span text:style-name="T41">s</text:span> in the first string.</text:p>
      <text:p text:style-name="P34">See also <text:a xlink:type="simple" xlink:href="#4.0.53.READ|outline" text:style-name="Internet_20_link" text:visited-style-name="Visited_20_Internet_20_Link"><text:span text:style-name="T131">READ</text:span></text:a><text:span text:style-name="T303"> and </text:span><text:a xlink:type="simple" xlink:href="#4.0.56.RESTORE|outline" text:style-name="Internet_20_link" text:visited-style-name="Visited_20_Internet_20_Link"><text:span text:style-name="T101">RESTORE</text:span></text:a>.</text:p>
      <text:p text:style-name="P138"/>
      <text:h text:style-name="P272" text:outline-level="3"><text:bookmark-start text:name="__RefHeading___Toc3930_2749442001"/>DEEK<text:bookmark-end text:name="__RefHeading___Toc3930_2749442001"/></text:h>
      <text:p text:style-name="P139"/>
      <text:p text:style-name="P139">Syntax: DEEK(<text:span text:style-name="T46">nnnn</text:span>)</text:p>
      <text:p text:style-name="P30"/>
      <text:p text:style-name="P3"><text:span text:style-name="T168">Reads a word from memory cells given by the expression </text:span><text:span text:style-name="T215">&lt;</text:span><text:span text:style-name="T173">nnnn</text:span><text:span text:style-name="T215">&gt;</text:span><text:span text:style-name="T168"> and </text:span><text:span text:style-name="T215">&lt;</text:span><text:span text:style-name="T173">nnnn</text:span><text:span text:style-name="T215">&gt;</text:span><text:span text:style-name="T168">+1. </text:span><text:span text:style-name="T219">&lt;</text:span><text:span text:style-name="T174">nnnn</text:span><text:span text:style-name="T219">&gt; must be a numerical expression whose value must be into the range 0 to 65,535.</text:span><text:span text:style-name="T168"> A word is a 16-bit value stored in 2 contig</text:span><text:span text:style-name="T218">u</text:span><text:span text:style-name="T168">o</text:span><text:span text:style-name="T218">u</text:span><text:span text:style-name="T168">s memory cells: </text:span><text:span text:style-name="T215">&lt;</text:span><text:span text:style-name="T173">xxxx</text:span><text:span text:style-name="T215">&gt;</text:span><text:span text:style-name="T168"> contains the low byte while </text:span><text:span text:style-name="T215">&lt;</text:span><text:span text:style-name="T173">nnnn</text:span><text:span text:style-name="T215">&gt;</text:span><text:span text:style-name="T168">+1 contains the high byte.</text:span></text:p>
      <text:p text:style-name="P30">Example:</text:p>
      <text:p text:style-name="P139">A=DEEK(1000) =&gt; reads the word at 1000/1000+1 and stores it into A</text:p>
      <text:p text:style-name="P30"/>
      <text:p text:style-name="P65">See also <text:a xlink:type="simple" xlink:href="#4.0.19.DOKE|outline" text:style-name="Internet_20_link" text:visited-style-name="Visited_20_Internet_20_Link"><text:span text:style-name="T101">DOKE</text:span></text:a>.</text:p>
      <text:p text:style-name="P138"/>
      <text:h text:style-name="P272" text:outline-level="3"><text:bookmark-start text:name="__RefHeading___Toc3932_2749442001"/>DEF <text:span text:style-name="T95">FN</text:span><text:bookmark-end text:name="__RefHeading___Toc3932_2749442001"/></text:h>
      <text:p text:style-name="P139"/>
      <text:p text:style-name="P139">Syntax: DEF FN<text:span text:style-name="T46">name</text:span>(<text:span text:style-name="T46">arg</text:span>)=&lt;expression&gt;</text:p>
      <text:p text:style-name="P30"/>
      <text:p text:style-name="P6"><text:span text:style-name="T168">Creates an user-defined function that expands the built-in functions of the interpreter. </text:span><text:span text:style-name="T215">&lt;</text:span><text:span text:style-name="T173">name</text:span><text:span text:style-name="T215">&gt;</text:span><text:span text:style-name="T168"> is the name of the new function and must follow the </text:span><text:span text:style-name="T104">FN</text:span><text:span text:style-name="T168"> statement and must be a valid variable name; </text:span><text:span text:style-name="T215">&lt;</text:span><text:span text:style-name="T173">arg</text:span><text:span text:style-name="T215">&gt;</text:span><text:span text:style-name="T168"> is the </text:span><text:span text:style-name="T215">name for the argument</text:span><text:span text:style-name="T168"> </text:span><text:span text:style-name="T218">being passed that will be used by the function (</text:span><text:span text:style-name="T168">it must be a valid variable name, </text:span><text:span text:style-name="T218">see chapter on variables at 2.8</text:span><text:span text:style-name="T168">); </text:span><text:span text:style-name="T215">&lt;</text:span><text:span text:style-name="T170">expression</text:span><text:span text:style-name="T215">&gt;</text:span><text:span text:style-name="T168"> is the newly defined function. Limits: everything must reside in the lenght of a standard line; only one </text:span><text:span text:style-name="T200">argument</text:span><text:span text:style-name="T168"> is allowed. </text:span></text:p>
      <text:p text:style-name="P6"><text:span text:style-name="T168">To call the function just use the </text:span><text:span text:style-name="T215">&lt;</text:span><text:span text:style-name="T170">FN</text:span><text:span text:style-name="T173">name</text:span><text:span text:style-name="T215">&gt;</text:span><text:span text:style-name="T168"> name.</text:span></text:p>
      <text:p text:style-name="P30">Example:</text:p>
      <text:p text:style-name="P139">10 DEF FNRAD(DEG)=3.14159/180*DEG:REM SETS THE FUNCTION</text:p>
      <text:p text:style-name="P139">20 PRINT FNRAD(100):REM FUNCTION CALL (PRINTS 1.74532)</text:p>
      <text:p text:style-name="Preformatted_20_Text"/>
      <text:p text:style-name="P138"/>
      <text:h text:style-name="P272" text:outline-level="3"><text:bookmark-start text:name="__RefHeading___Toc3934_2749442001"/><text:soft-page-break/>DIM<text:bookmark-end text:name="__RefHeading___Toc3934_2749442001"/></text:h>
      <text:p text:style-name="P139"/>
      <text:p text:style-name="P139">Syntax DIM &lt;<text:span text:style-name="T46">name</text:span>&gt;(&lt;<text:span text:style-name="T46">dim1</text:span>&gt;,[<text:span text:style-name="T46">dim2</text:span>])[,....]</text:p>
      <text:p text:style-name="P30"/>
      <text:p text:style-name="P3">Allocates space for array variables. More than one array can be dimensioned with one <text:span text:style-name="T101">DIM</text:span> statement. Array can have one ore two dimensions. If an array is used without being dimensioned, it is assumed to have a ma<text:span text:style-name="T303">x</text:span>imum subscript of 10 (i.e., eleven elements from 0 to 10). So, for example, <text:span text:style-name="T101">A(I,J)</text:span> is assumed to have 121 elements, unless otherwise dimensioned.</text:p>
      <text:p text:style-name="P30">Examples:</text:p>
      <text:p text:style-name="P139">DIM A(10) =&gt; monodimensional array, elements numbered from 0 to 10</text:p>
      <text:p text:style-name="P139">DIM B(5,5) =&gt; bidimensional array, indexes fro<text:span text:style-name="T304">m</text:span> 0 to 5 (36 elements).</text:p>
      <text:p text:style-name="P139"/>
      <text:p text:style-name="P44">See also <text:a xlink:type="simple" xlink:href="#2.10.2.10 Array variables|outline" text:style-name="Internet_20_link" text:visited-style-name="Visited_20_Internet_20_Link">array chapter at 2.10</text:a>.</text:p>
      <text:p text:style-name="P138"/>
      <text:h text:style-name="P272" text:outline-level="3"><text:bookmark-start text:name="__RefHeading___Toc3936_2749442001"/>DOKE<text:bookmark-end text:name="__RefHeading___Toc3936_2749442001"/></text:h>
      <text:p text:style-name="P139"/>
      <text:p text:style-name="P139">Syntax: DOKE <text:span text:style-name="T146">nnnn</text:span>,<text:span text:style-name="T46">val</text:span></text:p>
      <text:p text:style-name="P30"/>
      <text:p text:style-name="P45">Writes a word value (a 16-bit number) into a couple of contiguo<text:span text:style-name="T304">u</text:span>s memory cells. <text:span text:style-name="T146">&lt;</text:span><text:span text:style-name="T23">nnnn</text:span><text:span text:style-name="T146">&gt;</text:span> and <text:span text:style-name="T146">&lt;</text:span><text:span text:style-name="T23">val</text:span><text:span text:style-name="T146">&gt;</text:span> must be valid numericals, in any supported format. The low byte of <text:span text:style-name="T146">&lt;</text:span><text:span text:style-name="T23">val</text:span><text:span text:style-name="T146">&gt;</text:span> will be written into location <text:span text:style-name="T146">&lt;nnnn&gt;</text:span> while the high byte of <text:span text:style-name="T146">&lt;</text:span><text:span text:style-name="T23">val</text:span><text:span text:style-name="T146">&gt;</text:span> will be written into location <text:span text:style-name="T146">&lt;</text:span><text:span text:style-name="T23">nnnn</text:span><text:span text:style-name="T146">&gt;</text:span>+1. <text:span text:style-name="T304">&lt;</text:span><text:span text:style-name="T33">nnnn</text:span><text:span text:style-name="T304">&gt; and &lt;</text:span><text:span text:style-name="T33">val</text:span><text:span text:style-name="T304">&gt; must be numerical expressions whose values must be into the range 0 to 65,535.</text:span></text:p>
      <text:p text:style-name="P30">Example:</text:p>
      <text:p text:style-name="P139">DOKE &amp;H8100,&amp;HAABB =&gt; cell $8100 will contain $<text:span text:style-name="T44">BB</text:span> <text:span text:style-name="T42">and</text:span></text:p>
      <text:p text:style-name="P139"><text:s text:c="22"/>cell $8101 will contain $<text:span text:style-name="T44">AA</text:span></text:p>
      <text:p text:style-name="P30"/>
      <text:p text:style-name="P65">See also <text:a xlink:type="simple" xlink:href="#4.0.16.DEEK|outline" text:style-name="Internet_20_link" text:visited-style-name="Visited_20_Internet_20_Link"><text:span text:style-name="T101">DEEK</text:span></text:a>.</text:p>
      <text:p text:style-name="P138"/>
      <text:h text:style-name="P272" text:outline-level="3"><text:bookmark-start text:name="__RefHeading___Toc3938_2749442001"/>DRAW<text:bookmark-end text:name="__RefHeading___Toc3938_2749442001"/></text:h>
      <text:p text:style-name="P139"/>
      <text:p text:style-name="P139">Syntax: DRAW <text:span text:style-name="T46">x</text:span>1,<text:span text:style-name="T46">y</text:span>1,<text:span text:style-name="T46">x</text:span>2,<text:span text:style-name="T46">y</text:span>2[,color]</text:p>
      <text:p text:style-name="P30"/>
      <text:p text:style-name="P7"><text:span text:style-name="T168">Draws a line starting from point with coordinates </text:span><text:span text:style-name="T215">&lt;</text:span><text:span text:style-name="T173">x</text:span><text:span text:style-name="T170">1</text:span><text:span text:style-name="T215">&gt;</text:span><text:span text:style-name="T168">,</text:span><text:span text:style-name="T215">&lt;</text:span><text:span text:style-name="T173">y</text:span><text:span text:style-name="T170">1</text:span><text:span text:style-name="T215">&gt;</text:span><text:span text:style-name="T168"> to point with coordinates </text:span><text:span text:style-name="T215">&lt;</text:span><text:span text:style-name="T173">x</text:span><text:span text:style-name="T170">2</text:span><text:span text:style-name="T215">&gt;</text:span><text:span text:style-name="T168">,</text:span><text:span text:style-name="T215">&lt;</text:span><text:span text:style-name="T173">y</text:span><text:span text:style-name="T170">2</text:span><text:span text:style-name="T215">&gt;</text:span><text:span text:style-name="T168">. If </text:span><text:span text:style-name="T220">&lt;</text:span><text:span text:style-name="T170">color</text:span><text:span text:style-name="T220">&gt;</text:span><text:span text:style-name="T168"> is specified, the line will be drawn with that color, otherwise the foreground color will be used. </text:span><text:span text:style-name="T220">&lt;</text:span><text:span text:style-name="T175">x1</text:span><text:span text:style-name="T220">&gt;</text:span><text:span text:style-name="T168"> and </text:span><text:span text:style-name="T220">&lt;x2&gt;</text:span><text:span text:style-name="T168"> must be in range 0~255, </text:span><text:span text:style-name="T220">while &lt;</text:span><text:span text:style-name="T175">y1</text:span><text:span text:style-name="T220">&gt;</text:span><text:span text:style-name="T168"> and </text:span><text:span text:style-name="T220">&lt;</text:span><text:span text:style-name="T175">y2</text:span><text:span text:style-name="T220">&gt;</text:span><text:span text:style-name="T168"> must be in range 0~191. </text:span><text:span text:style-name="T219">Origin of the coordinates (</text:span><text:span text:style-name="T168">0,0) i</text:span><text:span text:style-name="T219">s set to</text:span><text:span text:style-name="T168"> the top-left corner while 255,191 is the bottom-right corner. Due to hardware limitations of the Video Display Processor (</text:span><text:span text:style-name="T219">VDP)</text:span><text:span text:style-name="T168">, for every single </text:span><text:span text:style-name="T194">b</text:span><text:span text:style-name="T221">yte</text:span><text:span text:style-name="T168"> of </text:span><text:span text:style-name="T221">the memory </text:span><text:span text:style-name="T168">screen (8x1 pixels) there can only be 1 primary color: if a line of one color intersects a line of another color, the pixels </text:span><text:span text:style-name="T221">drawn into </text:span><text:span text:style-name="T168">the crossing byte will get the last color used. The direction </text:span><text:soft-page-break/><text:span text:style-name="T168">of drawing is always from </text:span><text:span text:style-name="T220">&lt;x1&gt;</text:span><text:span text:style-name="T168">,</text:span><text:span text:style-name="T220">&lt;y</text:span><text:span text:style-name="T168">1</text:span><text:span text:style-name="T220">&gt;</text:span><text:span text:style-name="T168"> to </text:span><text:span text:style-name="T220">&lt;x</text:span><text:span text:style-name="T168">2</text:span><text:span text:style-name="T220">&gt;</text:span><text:span text:style-name="T168">,</text:span><text:span text:style-name="T220">&lt;y</text:span><text:span text:style-name="T168">2</text:span><text:span text:style-name="T220">&gt;</text:span><text:span text:style-name="T168">, regardless </text:span><text:span text:style-name="T220">the position on the screen of </text:span><text:span text:style-name="T168">each pair of coordinates. </text:span></text:p>
      <text:p text:style-name="P30">Example:</text:p>
      <text:p text:style-name="P139">DRAW0,0,255,191,7 =&gt; draw a diagonal <text:span text:style-name="T305">line </text:span>from top left to bottom right,</text:p>
      <text:p text:style-name="P139"><text:s text:c="21"/><text:span text:style-name="T305">using the color "</text:span>cyan"</text:p>
      <text:p text:style-name="P30"/>
      <text:p text:style-name="P85">See also: <text:a xlink:type="simple" xlink:href="#4.0.12.COLOR|outline" text:style-name="Internet_20_link" text:visited-style-name="Visited_20_Internet_20_Link"><text:span text:style-name="T101">COLOR</text:span></text:a>, for color codes <text:span text:style-name="T304">and color foreground.</text:span></text:p>
      <text:p text:style-name="P138"/>
      <text:h text:style-name="P272" text:outline-level="3"><text:bookmark-start text:name="__RefHeading___Toc3940_2749442001"/>EN<text:span text:style-name="T42">D</text:span><text:bookmark-end text:name="__RefHeading___Toc3940_2749442001"/></text:h>
      <text:p text:style-name="P139"/>
      <text:p text:style-name="P139">Syntax: END</text:p>
      <text:p text:style-name="P139"/>
      <text:p text:style-name="P3"><text:span text:style-name="T168">Terminates the execution of a program. Any statement and/or program line following the </text:span><text:span text:style-name="T104">END</text:span><text:span text:style-name="T168"> statement will be ignored and control will return to the editor. There is another instruction to halt the execution of the program, </text:span><text:span text:style-name="T104">STOP</text:span><text:span text:style-name="T168">: the difference is that the latter interrupts the code flow with a "</text:span><text:span text:style-name="T112">Break</text:span><text:span text:style-name="T168">" message (as if the </text:span><text:span text:style-name="T104">RUN STOP</text:span><text:span text:style-name="T168"> key would have been pressed) while </text:span><text:span text:style-name="T104">END</text:span><text:span text:style-name="T168"> behaves has the interpreter would have reached the last line of the program. </text:span><text:span text:style-name="T221">Example:</text:span></text:p>
      <text:p text:style-name="Preformatted_20_Text">10 A=1</text:p>
      <text:p text:style-name="Preformatted_20_Text">20 PRINT A</text:p>
      <text:p text:style-name="Preformatted_20_Text">30 END:A=A+1:<text:span text:style-name="T305">REM THIS ADDITION WILL NEVER BE DONE</text:span></text:p>
      <text:p text:style-name="Preformatted_20_Text">40 PRINT A:<text:span text:style-name="T305">REM THIS LINE WILL NEVER BE E</text:span><text:span text:style-name="T56">X</text:span><text:span text:style-name="T305">ECUTED, TOO</text:span></text:p>
      <text:p text:style-name="Preformatted_20_Text"/>
      <text:p text:style-name="P54">See also: <text:a xlink:type="simple" xlink:href="#4.0.70.STOP|outline" text:style-name="Internet_20_link" text:visited-style-name="Visited_20_Internet_20_Link"><text:span text:style-name="T101">STOP</text:span></text:a>.</text:p>
      <text:p text:style-name="P138"/>
      <text:h text:style-name="P272" text:outline-level="3"><text:bookmark-start text:name="__RefHeading___Toc3942_2749442001"/>EXP<text:bookmark-end text:name="__RefHeading___Toc3942_2749442001"/></text:h>
      <text:p text:style-name="P139"/>
      <text:p text:style-name="P139">Syntax: EXP(<text:span text:style-name="T47">x</text:span>)</text:p>
      <text:p text:style-name="P30"/>
      <text:p text:style-name="P30">Returns <text:span text:style-name="T305">the mathematical constant </text:span><text:span text:style-name="T148">e</text:span> (<text:span text:style-name="T305">the Euler’s number) </text:span>to the power <text:span text:style-name="T147">&lt;</text:span><text:span text:style-name="T24">x</text:span><text:span text:style-name="T147">&gt;</text:span>. <text:span text:style-name="T147">&lt;</text:span><text:span text:style-name="T24">x</text:span><text:span text:style-name="T147">&gt;</text:span> must be less <text:span text:style-name="T143">than</text:span> or equal to 87.3365.</text:p>
      <text:p text:style-name="P30">Example:</text:p>
      <text:p text:style-name="P139">EXP(2) =&gt; 7.38905</text:p>
      <text:p text:style-name="P30"/>
      <text:p text:style-name="P138"/>
      <text:h text:style-name="P272" text:outline-level="3"><text:bookmark-start text:name="__RefHeading___Toc3944_2749442001"/>FOR...<text:span text:style-name="T95">TO...STEP</text:span><text:bookmark-end text:name="__RefHeading___Toc3944_2749442001"/></text:h>
      <text:p text:style-name="P139"/>
      <text:p text:style-name="P139">Syntax: FOR &lt;var&gt; = &lt;<text:span text:style-name="T47">start</text:span>&gt; TO &lt;<text:span text:style-name="T47">end</text:span>&gt; [STEP &lt;<text:span text:style-name="T47">step</text:span>&gt;] /instructions/ NEXT &lt;<text:span text:style-name="T47">var</text:span>&gt;[,...]</text:p>
      <text:p text:style-name="P30"/>
      <text:p text:style-name="P35"><text:soft-page-break/>The <text:span text:style-name="T101">FOR..NEXT</text:span> statements are used to create loops, i.e. a sequence of instructions that have to be repeated for a certain number of times. &lt;<text:span text:style-name="T19">var</text:span>&gt; is a valid <text:span text:style-name="T305">variable </text:span>name that will contain the value incremented during the loop and used for the ending test. <text:span text:style-name="T147">&lt;</text:span><text:span text:style-name="T24">start</text:span><text:span text:style-name="T147">&gt;</text:span>, <text:span text:style-name="T147">&lt;</text:span><text:span text:style-name="T24">stop</text:span><text:span text:style-name="T147">&gt;</text:span>, and <text:span text:style-name="T147">&lt;</text:span><text:span text:style-name="T24">step</text:span><text:span text:style-name="T147">&gt;</text:span> are <text:span text:style-name="T305">numerical </text:span>expression<text:span text:style-name="T305">s</text:span>. <text:span text:style-name="T147">&lt;</text:span><text:span text:style-name="T24">start</text:span><text:span text:style-name="T147">&gt;</text:span> is the starting value and it is assigned to &lt;<text:span text:style-name="T19">var</text:span>&gt; at the beginning of the loop. Then, the instructions between <text:span text:style-name="T101">FOR</text:span> and <text:span text:style-name="T101">NEXT</text:span> statements are executed. When the <text:span text:style-name="T101">NEXT</text:span> is reached, <text:span text:style-name="T147">&lt;</text:span><text:span text:style-name="T24">start</text:span><text:span text:style-name="T147">&gt;</text:span> is <text:span text:style-name="T147">checked to see if it’s </text:span>less than <text:span text:style-name="T147">&lt;</text:span><text:span text:style-name="T24">stop</text:span><text:span text:style-name="T147">&gt;: if</text:span> the value of <text:span text:style-name="T147">&lt;</text:span><text:span text:style-name="T24">step</text:span><text:span text:style-name="T147">&gt;</text:span> if present, <text:span text:style-name="T147">it </text:span>is added to &lt;<text:span text:style-name="T19">var</text:span>&gt; and <text:span text:style-name="T147">its value </text:span>tested against <text:span text:style-name="T147">&lt;stop&gt;.</text:span> <text:span text:style-name="T147">I</text:span>f &lt;<text:span text:style-name="T19">var</text:span>&gt; is greater then <text:span text:style-name="T147">&lt;</text:span><text:span text:style-name="T24">stop</text:span><text:span text:style-name="T147">&gt;</text:span> the loop is terminated and the execution continues from the first instruction after the <text:span text:style-name="T101">NEXT</text:span> statement; otherwise the loop is repeated. If <text:span text:style-name="T147">&lt;</text:span><text:span text:style-name="T24">step</text:span><text:span text:style-name="T147">&gt;</text:span> is not present, the increment is assumed to be 1. If <text:span text:style-name="T147">&lt;</text:span><text:span text:style-name="T24">step</text:span><text:span text:style-name="T147">&gt;</text:span> is negative, the loop decrements the value of &lt;<text:span text:style-name="T19">var</text:span>&gt; <text:span text:style-name="T147">going down </text:span>from <text:span text:style-name="T147">&lt;</text:span><text:span text:style-name="T24">start</text:span><text:span text:style-name="T147">&gt;</text:span> to <text:span text:style-name="T147">&lt;</text:span><text:span text:style-name="T24">stop</text:span><text:span text:style-name="T147">&gt;</text:span>.</text:p>
      <text:p text:style-name="P35"><text:span text:style-name="T101">FOR..NEXT</text:span> loops can be nested: the only limit is the amount of memory.</text:p>
      <text:p text:style-name="P30">One or more loop variables can follow the <text:span text:style-name="T101">NEXT</text:span> statement, alt<text:span text:style-name="T305">h</text:span>ough the first variable must refer to the recent loop, the second of the most recent one and so on. If no variable is present, the <text:span text:style-name="T101">NEXT</text:span> statement <text:s/>refers to the most recent <text:span text:style-name="T101">FOR</text:span> statement.</text:p>
      <text:p text:style-name="P30">Examples:</text:p>
      <text:p text:style-name="P149">FOR I=1 <text:span text:style-name="T48">TO</text:span> 10:PRINT I:NEXT I</text:p>
      <text:p text:style-name="P149"/>
      <text:p text:style-name="P28"><text:span text:style-name="T149">R</text:span>epeat the loop 10 times (from 1 to 10). <text:span text:style-name="T305">Another example:</text:span></text:p>
      <text:p text:style-name="P139"/>
      <text:p text:style-name="P139">10 FOR I=1 <text:span text:style-name="T48">TO</text:span> 10</text:p>
      <text:p text:style-name="P139">20 FOR J=1 TO 20</text:p>
      <text:p text:style-name="P139">30 PRINT A(I,J)</text:p>
      <text:p text:style-name="P149">40 NEXT J,I</text:p>
      <text:p text:style-name="P149"/>
      <text:p text:style-name="P28"><text:span text:style-name="T149">R</text:span>epeat 2 loops: <text:span text:style-name="T101">J</text:span> is the first <text:span text:style-name="T143">one </text:span>because is the most recent <text:span text:style-name="T149">one. The following is a decrement loop:</text:span></text:p>
      <text:p text:style-name="P139"/>
      <text:p text:style-name="P149"><text:span text:style-name="T149">10 FOR I=10 TO 1 STEP -</text:span><text:span text:style-name="T48">2</text:span></text:p>
      <text:p text:style-name="P150">20 PRINT I</text:p>
      <text:p text:style-name="P150">30 NEXT</text:p>
      <text:p text:style-name="P149"/>
      <text:p text:style-name="P55">This loop will go from 10 to 1 with decrements of 2, so the printed values will be:</text:p>
      <text:p text:style-name="P139">10</text:p>
      <text:p text:style-name="P150">8</text:p>
      <text:p text:style-name="P150">6</text:p>
      <text:p text:style-name="P150">4</text:p>
      <text:p text:style-name="P150">2</text:p>
      <text:p text:style-name="P28"/>
      <text:p text:style-name="P98"><text:span text:style-name="T222">Note that “1” won’t be printed because the last decrement gets 0 as result of the sub</text:span><text:span text:style-name="T221">t</text:span><text:span text:style-name="T222">raction and 0 is less than 1, </text:span><text:span text:style-name="T221">that is</text:span><text:span text:style-name="T222"> the &lt;</text:span><text:span text:style-name="T176">stop</text:span><text:span text:style-name="T222">&gt; value of the loop. Also note the absence of the variable after </text:span><text:span text:style-name="T113">NEXT</text:span><text:span text:style-name="T222">: in this case the interpreter will refer to the most recent </text:span><text:span text:style-name="T113">FOR</text:span><text:span text:style-name="T222"> statement, that is “I”.</text:span></text:p>
      <text:p text:style-name="P138"/>
      <text:h text:style-name="P272" text:outline-level="3"><text:bookmark-start text:name="__RefHeading___Toc3946_2749442001"/>FRE<text:bookmark-end text:name="__RefHeading___Toc3946_2749442001"/></text:h>
      <text:p text:style-name="P139"/>
      <text:p text:style-name="P139"><text:soft-page-break/>Syntax: FRE(<text:span text:style-name="T48">X</text:span>)</text:p>
      <text:p text:style-name="P30"/>
      <text:p text:style-name="P3"><text:span text:style-name="T168">If </text:span><text:span text:style-name="T222">&lt;</text:span><text:span text:style-name="T176">X</text:span><text:span text:style-name="T222">&gt;</text:span><text:span text:style-name="T168"> is a numerical expression, </text:span><text:span text:style-name="T104">FRE</text:span><text:span text:style-name="T168"> returns the memory available for BASIC environments. If the expression is a string, it returns the available space in the string </text:span><text:span text:style-name="T194">a</text:span><text:span text:style-name="T223">rea</text:span><text:span text:style-name="T168">. </text:span></text:p>
      <text:p text:style-name="P30">Examples:</text:p>
      <text:p text:style-name="P139">FRE(0) =&gt; returns the memory available for BASIC (programs and vars)</text:p>
      <text:p text:style-name="Preformatted_20_Text"><text:span text:style-name="T168">FRE("") =&gt; returns the free space in the string </text:span><text:span text:style-name="T57">a</text:span><text:span text:style-name="T59">rea</text:span></text:p>
      <text:p text:style-name="P139"/>
      <text:p text:style-name="P46">See <text:span text:style-name="T306">also </text:span><text:a xlink:type="simple" xlink:href="#4.0.10.CLEAR|outline" text:style-name="Internet_20_link" text:visited-style-name="Visited_20_Internet_20_Link"><text:span text:style-name="T101">CLEAR</text:span></text:a>. </text:p>
      <text:p text:style-name="P138"/>
      <text:h text:style-name="P274" text:outline-level="3"><text:bookmark-start text:name="__RefHeading___Toc3948_2749442001"/>GOSUB<text:bookmark-end text:name="__RefHeading___Toc3948_2749442001"/></text:h>
      <text:p text:style-name="P139"/>
      <text:p text:style-name="P155">Syntax: GOSUB &lt;line&gt;</text:p>
      <text:p text:style-name="P30"/>
      <text:p text:style-name="P8"><text:span text:style-name="T223">Calls a sub-routine by making a jump</text:span><text:span text:style-name="T168"> at </text:span><text:span text:style-name="T223">line </text:span><text:span text:style-name="T168">&lt;</text:span><text:span text:style-name="T170">line</text:span><text:span text:style-name="T168">&gt;. </text:span><text:span text:style-name="T223">A sub-routine is a sequence of statements that can be called from different points of the program. </text:span><text:span text:style-name="T114">GOSUB</text:span><text:span text:style-name="T223"> stores the current point of the program execution, then jumps to execute the portion of code from line &lt;</text:span><text:span text:style-name="T177">line</text:span><text:span text:style-name="T223">&gt;. The sub-routine ends when the </text:span><text:span text:style-name="T114">RETURN</text:span><text:span text:style-name="T223"> statement is encountered, after which the BASIC interpreter will </text:span><text:span text:style-name="T168">resume the execution at the instruction following the </text:span><text:span text:style-name="T223">calling </text:span><text:span text:style-name="T104">GOSUB</text:span><text:span text:style-name="T168"> statement.</text:span></text:p>
      <text:p text:style-name="P30">Example:</text:p>
      <text:p text:style-name="Preformatted_20_Text"><text:span text:style-name="T168">10 </text:span><text:span text:style-name="T223">A=0:</text:span><text:span text:style-name="T168">GOSUB </text:span><text:span text:style-name="T57">1</text:span><text:span text:style-name="T59">0</text:span><text:span text:style-name="T168">0:</text:span><text:span text:style-name="T223">PRINT A:REM </text:span><text:span text:style-name="T59">A is 1</text:span></text:p>
      <text:p text:style-name="Preformatted_20_Text"><text:span text:style-name="T168">20 </text:span><text:span text:style-name="T59">GOSUB 100:PRINT A:REM NOW, A is 2</text:span></text:p>
      <text:p text:style-name="Preformatted_20_Text"><text:span text:style-name="T168">30 </text:span><text:span text:style-name="T57">E</text:span><text:span text:style-name="T59">ND</text:span></text:p>
      <text:p text:style-name="P162">100 A=A+1</text:p>
      <text:p text:style-name="P174"><text:span text:style-name="T223">110 </text:span><text:span text:style-name="T168">RETURN:</text:span><text:span text:style-name="T223">REM </text:span><text:span text:style-name="T57">r</text:span><text:span text:style-name="T59">eturn to caller</text:span></text:p>
      <text:p text:style-name="P35"/>
      <text:p text:style-name="P35">See also <text:a xlink:type="simple" xlink:href="#4.0.26.GOTO|outline" text:style-name="Internet_20_link" text:visited-style-name="Visited_20_Internet_20_Link"><text:span text:style-name="T132">GOTO</text:span></text:a><text:span text:style-name="T306">, </text:span><text:a xlink:type="simple" xlink:href="#4.0.44.ON|outline" text:style-name="Internet_20_link" text:visited-style-name="Visited_20_Internet_20_Link"><text:span text:style-name="T132">ON</text:span></text:a><text:span text:style-name="T306">, and </text:span><text:a xlink:type="simple" xlink:href="#4.0.57.RETURN|outline" text:style-name="Internet_20_link" text:visited-style-name="Visited_20_Internet_20_Link"><text:span text:style-name="T101">RETURN</text:span></text:a>.</text:p>
      <text:p text:style-name="P138"/>
      <text:h text:style-name="P272" text:outline-level="3"><text:bookmark-start text:name="__RefHeading___Toc3950_2749442001"/>GOTO<text:bookmark-end text:name="__RefHeading___Toc3950_2749442001"/></text:h>
      <text:p text:style-name="P139"/>
      <text:p text:style-name="P139">Syntax: GOTO &lt;line&gt;</text:p>
      <text:p text:style-name="P30"/>
      <text:p text:style-name="P30">Makes an unconditional jump to another point of the program <text:span text:style-name="T307">whose line is i</text:span>ndicated by &lt;<text:span text:style-name="T19">line</text:span>&gt;. </text:p>
      <text:p text:style-name="P30">Example:</text:p>
      <text:p text:style-name="P139">10 GOTO 100</text:p>
      <text:p text:style-name="P156">20 PRINT "HELLO"</text:p>
      <text:p text:style-name="P156">100 PRINT "WORLD"</text:p>
      <text:p text:style-name="P157"/>
      <text:p text:style-name="Text_20_body">If you <text:span text:style-name="T307">run this program you will get only a “</text:span><text:span text:style-name="T133">WORLD</text:span><text:span text:style-name="T307">” message.</text:span></text:p>
      <text:p text:style-name="P99"><text:soft-page-break/>See also <text:a xlink:type="simple" xlink:href="#4.0.44.ON|outline" text:style-name="Internet_20_link" text:visited-style-name="Visited_20_Internet_20_Link"><text:span text:style-name="T101">ON</text:span></text:a>.</text:p>
      <text:p text:style-name="P138"/>
      <text:h text:style-name="P275" text:outline-level="3"><text:bookmark-start text:name="__RefHeading___Toc7846_3653248363"/>GPRINT<text:bookmark-end text:name="__RefHeading___Toc7846_3653248363"/></text:h>
      <text:p text:style-name="P185"/>
      <text:p text:style-name="P185">Syntax: GPRINT text,X,Y[[,fgcol][,bgcol]]</text:p>
      <text:p text:style-name="Text_20_body"/>
      <text:p text:style-name="P123"><text:span text:style-name="T349">Prints a text on the screen when in graphic 2 mode. &lt;</text:span><text:span text:style-name="T37">text</text:span><text:span text:style-name="T349">&gt; must be an expression that can be evaluated as a string, &lt;</text:span><text:span text:style-name="T37">X</text:span><text:span text:style-name="T349">&gt; is the character column in range 0~31 and &lt;</text:span><text:span text:style-name="T37">Y</text:span><text:span text:style-name="T349">&gt; is the character row in range 0~23. Characters in screen 2 keep a cell whose size is 8x8 pixels. &lt;</text:span><text:span text:style-name="T37">fgcol</text:span><text:span text:style-name="T349">&gt; is the foreground color: if it’s not passed, the default foreground color or the one set by </text:span><text:a xlink:type="simple" xlink:href="#4.0.12.COLOR|outline" text:style-name="Internet_20_link" text:visited-style-name="Visited_20_Internet_20_Link"><text:span text:style-name="T138">COLOR</text:span></text:a><text:span text:style-name="T349"> will be used. Similarly, &lt;</text:span><text:span text:style-name="T37">bgcol</text:span><text:span text:style-name="T349">&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38">No Graphics Mode</text:span><text:span text:style-name="T349">” error will be raised.</text:span></text:p>
      <text:p text:style-name="P124">Examples:</text:p>
      <text:p text:style-name="P186">SCREEN 2:GPRINT <text:span text:style-name="T224">"</text:span>HELLO<text:span text:style-name="T224">"</text:span>,0,0</text:p>
      <text:p text:style-name="Preformatted_20_Text"/>
      <text:p text:style-name="P124">This line will switch to graphic 2 and print “HELLO” in the top left corner of the screen using black text on a white background (default colors of screen 2).</text:p>
      <text:p text:style-name="P186">SCREEN 2:GPRINT <text:span text:style-name="T224">"</text:span>HELLO<text:span text:style-name="T224">"</text:span>,10,10,4,5</text:p>
      <text:p text:style-name="Preformatted_20_Text"/>
      <text:p text:style-name="P124">Same as before, but the text will printed at coordinates 10,10 (in pixels, at 80,80) using a blu text on a light blue background.</text:p>
      <text:p text:style-name="P186">SCREEN 2:GPRINT <text:span text:style-name="T224">"</text:span>HELLO<text:span text:style-name="T224">"</text:span>,30,0,8</text:p>
      <text:p text:style-name="Preformatted_20_Text"/>
      <text:p text:style-name="P125">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186">SCREEN 2:GPRINT <text:span text:style-name="T224">"</text:span>HELLO<text:span text:style-name="T224">"</text:span>,30,23</text:p>
      <text:p text:style-name="Preformatted_20_Text"/>
      <text:p text:style-name="P127">Only “<text:span text:style-name="T101">HE</text:span>” will be printed on the screen.</text:p>
      <text:p text:style-name="Preformatted_20_Text">SCREEN 2:GPRINT 12,0,0</text:p>
      <text:p text:style-name="Preformatted_20_Text">?Type Mis-match error</text:p>
      <text:p text:style-name="Preformatted_20_Text"/>
      <text:p text:style-name="P125">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26"><text:soft-page-break/><text:span text:style-name="T350">Keep in mind that </text:span><text:a xlink:type="simple" xlink:href="#4.0.75.STR$|outline" text:style-name="Internet_20_link" text:visited-style-name="Visited_20_Internet_20_Link"><text:span text:style-name="T139">STR$</text:span></text:a><text:span text:style-name="T350"> returns a string whose first char is the sign char and, if the number is positive then an empty char will be printed in front of the number, as it occurs when used in text modes.</text:span></text:p>
      <text:p text:style-name="P125">See also: <text:a xlink:type="simple" xlink:href="#4.0.65.SCREEN|outline" text:style-name="Internet_20_link" text:visited-style-name="Visited_20_Internet_20_Link"><text:span text:style-name="T101">SCREEN</text:span></text:a>, <text:a xlink:type="simple" xlink:href="#4.0.12.COLOR|outline" text:style-name="Internet_20_link" text:visited-style-name="Visited_20_Internet_20_Link"><text:span text:style-name="T101">COLOR</text:span></text:a>.</text:p>
      <text:p text:style-name="Horizontal_20_Line"/>
      <text:h text:style-name="P276" text:outline-level="3"><text:bookmark-start text:name="__RefHeading___Toc9570_731021030"/>HELP<text:bookmark-end text:name="__RefHeading___Toc9570_731021030"/></text:h>
      <text:p text:style-name="Preformatted_20_Text"/>
      <text:p text:style-name="Preformatted_20_Text">Syntax: HELP</text:p>
      <text:p text:style-name="P75"/>
      <text:p text:style-name="P75">Prints the line where an error has occurred. This statement can only be used in direct mode after an error has stopped the execution of a program. If called inside a program or when no errors have occurred an “HELP Call Error” will be raised.</text:p>
      <text:p text:style-name="P75">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01">CONT</text:span></text:a>.</text:p>
      <text:p text:style-name="Horizontal_20_Line"/>
      <text:h text:style-name="P272" text:outline-level="3"><text:bookmark-start text:name="__RefHeading___Toc3952_2749442001"/>HEX$<text:bookmark-end text:name="__RefHeading___Toc3952_2749442001"/></text:h>
      <text:p text:style-name="P139"/>
      <text:p text:style-name="P139">Syntax: HEX$(<text:span text:style-name="T48">arg</text:span>)</text:p>
      <text:p text:style-name="P30"/>
      <text:p text:style-name="P3"><text:span text:style-name="T168">Converts the numerical expression </text:span><text:span text:style-name="T222">&lt;</text:span><text:span text:style-name="T176">arg</text:span><text:span text:style-name="T222">&gt;</text:span><text:span text:style-name="T168"> into a string containing the hexadecimal representation of the value of </text:span><text:span text:style-name="T222">&lt;</text:span><text:span text:style-name="T176">arg</text:span><text:span text:style-name="T222">&gt;</text:span><text:span text:style-name="T168">. </text:span><text:span text:style-name="T222">&lt;</text:span><text:span text:style-name="T176">arg</text:span><text:span text:style-name="T222">&gt;</text:span><text:span text:style-name="T168"> must be a signed integer </text:span><text:span text:style-name="T194">w</text:span><text:span text:style-name="T224">hose</text:span><text:span text:style-name="T168"> value </text:span><text:span text:style-name="T224">is </text:span><text:span text:style-name="T168">in range -32,768/+32,767.</text:span></text:p>
      <text:p text:style-name="P30">Example:</text:p>
      <text:p text:style-name="P139">?HEX$(1000) =&gt; "3E8"</text:p>
      <text:p text:style-name="P30"/>
      <text:p text:style-name="P138"/>
      <text:h text:style-name="P272" text:outline-level="3"><text:bookmark-start text:name="__RefHeading___Toc3954_2749442001"/>IF...<text:span text:style-name="T95">THEN<text:line-break/>IF...GOTO</text:span><text:bookmark-end text:name="__RefHeading___Toc3954_2749442001"/></text:h>
      <text:p text:style-name="P139"/>
      <text:p text:style-name="P139">Syntax: IF cond THEN [...]</text:p>
      <text:p text:style-name="P139"><text:s text:c="8"/>IF cond GOTO &lt;line&gt;</text:p>
      <text:p text:style-name="P139"><text:s text:c="8"/>IF cond THEN &lt;line&gt;</text:p>
      <text:p text:style-name="P30"/>
      <text:p text:style-name="P30"><text:soft-page-break/>IF is a conditional branch. It <text:span text:style-name="T149">is used</text:span> to change the order of the execution of the instructions of a programs instead of the ordinary sequential flow. <text:span text:style-name="T149">&lt;</text:span><text:span text:style-name="T19">cond</text:span><text:span text:style-name="T149">&gt;</text:span> can be any valid arithmetic, relational, or logical expression: if it is eval<text:span text:style-name="T307">u</text:span>ated true (i.e. non-zero), the statements after IF are executed.</text:p>
      <text:p text:style-name="P3"><text:span text:style-name="T168">There are several allowed formats of the statement. If the expression is true, anything follow</text:span><text:span text:style-name="T194">i</text:span><text:span text:style-name="T224">ng</text:span><text:span text:style-name="T168"> THEN will be executed:</text:span></text:p>
      <text:p text:style-name="P139">10 IF A=1 THEN PRINT "A IS EQUAL TO 1":GOTO 100</text:p>
      <text:p text:style-name="P30"/>
      <text:p text:style-name="P3"><text:span text:style-name="T168">If there is only a </text:span><text:span text:style-name="T104">GOTO</text:span><text:span text:style-name="T168"> instruction after the expressio</text:span><text:span text:style-name="T224">n</text:span><text:span text:style-name="T168"> </text:span><text:span text:style-name="T194">b</text:span><text:span text:style-name="T224">eing</text:span><text:span text:style-name="T168"> evaluated, the </text:span><text:span text:style-name="T104">THEN</text:span><text:span text:style-name="T168"> statement can be omitted:</text:span></text:p>
      <text:p text:style-name="P139">10 IF A=1 GOTO 100</text:p>
      <text:p text:style-name="P30"/>
      <text:p text:style-name="P36">If there is only a jump instruction (<text:span text:style-name="T101">GOTO</text:span>) after the <text:span text:style-name="T101">IF</text:span>, <text:span text:style-name="T307">like in the previous example, </text:span>another form can be used where <text:span text:style-name="T101">GOTO</text:span> is omitted and <text:span text:style-name="T101">THEN</text:span> is followed by the line number <text:span text:style-name="T307">where the jump must be executed to</text:span>:</text:p>
      <text:p text:style-name="P139">10 IF A=1 THEN 100</text:p>
      <text:p text:style-name="P30"/>
      <text:p text:style-name="P138"/>
      <text:h text:style-name="P272" text:outline-level="3"><text:bookmark-start text:name="__RefHeading___Toc3956_2749442001"/>INKEY<text:bookmark-end text:name="__RefHeading___Toc3956_2749442001"/></text:h>
      <text:p text:style-name="P139"/>
      <text:p text:style-name="Preformatted_20_Text"><text:span text:style-name="T57">S</text:span><text:span text:style-name="T61">yntax</text:span><text:span text:style-name="T168">: INKEY(</text:span><text:span text:style-name="T60">nnnn</text:span><text:span text:style-name="T168">)</text:span></text:p>
      <text:p text:style-name="P30"/>
      <text:p text:style-name="P3"><text:span text:style-name="T194">R</text:span><text:span text:style-name="T168">eturns the ASCII code of the </text:span><text:span text:style-name="T194">k</text:span><text:span text:style-name="T224">ey </text:span><text:span text:style-name="T168">pressed by the user. </text:span><text:span text:style-name="T222">&lt;</text:span><text:span text:style-name="T176">nnnn</text:span><text:span text:style-name="T222">&gt;</text:span><text:span text:style-name="T168"> </text:span><text:span text:style-name="T224">is a numerical expression whose value </text:span><text:span text:style-name="T168">can vary between </text:span><text:span text:style-name="T292">1</text:span><text:span text:style-name="T168">0 and 1,023 and represents the interval the function has to wait for the user's input before </text:span><text:span text:style-name="T224">to </text:span><text:span text:style-name="T194">r</text:span><text:span text:style-name="T224">esume the execution of the program: </text:span><text:span text:style-name="T292">values smaller than 10 will be automatically converted to 10, while values greater than 1,023 will raise an error. </text:span><text:span text:style-name="T168">If </text:span><text:span text:style-name="T222">&lt;</text:span><text:span text:style-name="T176">nnnn</text:span><text:span text:style-name="T222">&gt;</text:span><text:span text:style-name="T168"> is 0 the function won't wait any time: it will read the input buffer and return the code being present. </text:span><text:span text:style-name="T224">If &lt;nnnn&gt; is greater than zero, then </text:span><text:span text:style-name="T115">I</text:span><text:span text:style-name="T116">NKEY</text:span><text:span text:style-name="T224"> </text:span><text:span text:style-name="T168">will wait </text:span><text:span text:style-name="T224">for a key pressure </text:span><text:span text:style-name="T168">for the number of hundredths of seconds </text:span><text:span text:style-name="T224">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94">a </text:span><text:span text:style-name="T224">value of 0 will </text:span><text:span text:style-name="T194">b</text:span><text:span text:style-name="T224">e returned (meaning no key being pressed)</text:span><text:span text:style-name="T168">. The last key being pressed is always inserted into a temp buffer used by </text:span><text:span text:style-name="T104">INKEY</text:span><text:span text:style-name="T168"> so if the user is asked to press a key </text:span><text:span text:style-name="T269">after</text:span><text:span text:style-name="T168"> a certain moment, it is r</text:span><text:span text:style-name="T194">e</text:span><text:span text:style-name="T168">com</text:span><text:span text:style-name="T225">m</text:span><text:span text:style-name="T168">ended to make a null read before the real one. Another good way of working is to make a little </text:span><text:span text:style-name="T104">IF..THEN</text:span><text:span text:style-name="T168"> loop and leave it when INKEY returns 0 to be sure to read only the requested key. S</text:span><text:span text:style-name="T194">i</text:span><text:span text:style-name="T168">nce the function read</text:span><text:span text:style-name="T225">s</text:span><text:span text:style-name="T168"> the keys very fast, it is suggested to introduce a delay of at least 5</text:span><text:span text:style-name="T225"> </text:span><text:span text:style-name="T168">to let the user be able to press a key.</text:span></text:p>
      <text:p text:style-name="P30">Examples:</text:p>
      <text:p text:style-name="P139">10 INKEY(0):REM EMPTIES THE BUFFER</text:p>
      <text:p text:style-name="P139">20 A=INKEY(10):IF A=0 THEN 10:REM REPEAT UNTIL A KEY IS PRESSED</text:p>
      <text:p text:style-name="P139">30 PRINT CHR$(A):REM PRINT PRESSED KEY CODE</text:p>
      <text:p text:style-name="P30"><text:soft-page-break/></text:p>
      <text:p text:style-name="P158">10 INKEY(0):REM EMPTIES THE BUFFER</text:p>
      <text:p text:style-name="Preformatted_20_Text"><text:span text:style-name="T57">2</text:span><text:span text:style-name="T168">0 A=INKEY(500):REM WAIT A KEY FOR 5 SECONDS</text:span></text:p>
      <text:p text:style-name="Preformatted_20_Text"><text:span text:style-name="T57">3</text:span><text:span text:style-name="T168">0 IF A=0 THEN PRINT "NO KEY PRESSED":GOTO </text:span><text:span text:style-name="T57">5</text:span><text:span text:style-name="T62">0</text:span></text:p>
      <text:p text:style-name="Preformatted_20_Text"><text:span text:style-name="T57">4</text:span><text:span text:style-name="T168">0 PRINT "KEY PRESSED: ";CHR$(A)</text:span></text:p>
      <text:p text:style-name="Preformatted_20_Text"><text:span text:style-name="T57">5</text:span><text:span text:style-name="T168">0 END</text:span></text:p>
      <text:p text:style-name="P30"/>
      <text:p text:style-name="P138"/>
      <text:h text:style-name="P272" text:outline-level="3"><text:bookmark-start text:name="__RefHeading___Toc3958_2749442001"/>INP<text:bookmark-end text:name="__RefHeading___Toc3958_2749442001"/></text:h>
      <text:p text:style-name="P139"/>
      <text:p text:style-name="P139">Syntax: INP(<text:span text:style-name="T48">X</text:span>)</text:p>
      <text:p text:style-name="P30"/>
      <text:p text:style-name="P30">Reads a byte (an 8-bit value) from the I/O port specified by the expression <text:span text:style-name="T149">&lt;</text:span><text:span text:style-name="T25">X</text:span><text:span text:style-name="T149">&gt;</text:span>. <text:span text:style-name="T149">&lt;</text:span><text:span text:style-name="T25">X</text:span><text:span text:style-name="T149">&gt;</text:span> must be in range 0-255.</text:p>
      <text:p text:style-name="P30">Example:</text:p>
      <text:p text:style-name="P139">A=INP(1) =&gt; read a byte from port 1 and assign it to A</text:p>
      <text:p text:style-name="P30"/>
      <text:p text:style-name="P138"/>
      <text:h text:style-name="P272" text:outline-level="3"><text:bookmark-start text:name="__RefHeading___Toc3960_2749442001"/>INPUT<text:bookmark-end text:name="__RefHeading___Toc3960_2749442001"/></text:h>
      <text:p text:style-name="P139"/>
      <text:p text:style-name="P139">Syntax: INPUT [&lt;prompt text&gt;;]&lt;list of variables&gt;</text:p>
      <text:p text:style-name="P30"/>
      <text:p text:style-name="P3"><text:span text:style-name="T168">Reads one or more data from the standard input and assign it to the same number of variables. The interpreter prompts the user with a question mark, then he/she must insert some data and press the </text:span><text:span text:style-name="T104">ENTER</text:span><text:span text:style-name="T168"> key. If more than one data is requested, </text:span><text:span text:style-name="T226">they </text:span><text:span text:style-name="T168">must be separated </text:span><text:span text:style-name="T226">each other </text:span><text:span text:style-name="T168">by a comma, and the user must be enter the exact amount of values with the correct type. If the data is invalid, i.e. a string when a number was expected, the interpreter will print a "</text:span><text:span text:style-name="T117">Redo From Start</text:span><text:span text:style-name="T104">?</text:span><text:span text:style-name="T168">" </text:span><text:span text:style-name="T194">m</text:span><text:span text:style-name="T226">essage</text:span><text:span text:style-name="T168"> and the user will be asked to re-enter the data; if more data was requested than</text:span><text:span text:style-name="T226"> </text:span><text:span text:style-name="T168">entered, a "</text:span><text:span text:style-name="T104">??</text:span><text:span text:style-name="T168">" will be printed and the interpreter will ask for the missing ones; if more data was entered than requested, an "</text:span><text:span text:style-name="T117">Extra Ignored</text:span><text:span text:style-name="T168">"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0">Examples:</text:p>
      <text:p text:style-name="P139"><text:span text:style-name="T308">10 </text:span>INPUT "WHAT'S YOUR NAME";NAME$ : <text:span text:style-name="T308">REM </text:span><text:s/>wait for a string</text:p>
      <text:p text:style-name="P139"><text:span text:style-name="T308">20 </text:span>INPUT "<text:span text:style-name="T308">INPUT </text:span>NAME,AGE";NAME$,AGE : <text:span text:style-name="T308">REM</text:span> wait for a string and a number</text:p>
      <text:p text:style-name="P159"><text:span text:style-name="T308">30 </text:span>INPUT A : <text:span text:style-name="T308">REM</text:span> wait for a number with just a "?"</text:p>
      <text:p text:style-name="P30"/>
      <text:p text:style-name="P138"/>
      <text:h text:style-name="P281" text:outline-level="3"><text:bookmark-start text:name="__RefHeading___Toc10045_2072703436"/><text:soft-page-break/>INSTR<text:bookmark-end text:name="__RefHeading___Toc10045_2072703436"/></text:h>
      <text:p text:style-name="P171"/>
      <text:p text:style-name="P187"><text:span text:style-name="T168">Syntax: </text:span><text:span text:style-name="T68">INSTR(string1,string2)</text:span></text:p>
      <text:p text:style-name="P49"/>
      <text:p text:style-name="P132">Return<text:span text:style-name="T354">s</text:span> the position of the first occurrence of one string within another. <text:span text:style-name="T355">&lt;s</text:span><text:span text:style-name="T39">tring1</text:span><text:span text:style-name="T355">&gt;</text:span><text:span text:style-name="T354"> is the string being searched, </text:span><text:span text:style-name="T355">while &lt;</text:span><text:span text:style-name="T39">string2</text:span><text:span text:style-name="T355">&gt;</text:span><text:span text:style-name="T354"> is the string sought. It returns 0 is </text:span><text:span text:style-name="T355">&lt;</text:span><text:span text:style-name="T39">string2</text:span><text:span text:style-name="T355">&gt;</text:span><text:span text:style-name="T354"> wasn’t found or it’s longer than </text:span><text:span text:style-name="T355">&lt;</text:span><text:span text:style-name="T39">string1</text:span><text:span text:style-name="T355">&gt;</text:span><text:span text:style-name="T354">, otherwise returns the position of the first occurrence found. </text:span><text:span text:style-name="T355">Comparison</text:span><text:span text:style-name="T354"> is <text:s/>done using ASCII codes of the chars </text:span><text:span text:style-name="T355">for</text:span><text:span text:style-name="T354"> both strings (i.e., “a” and “A” are different).</text:span></text:p>
      <text:p text:style-name="P133">Examples:</text:p>
      <text:p text:style-name="Preformatted_20_Text"><text:span text:style-name="T354">?INSTR(</text:span><text:span text:style-name="T290">"abcd","bc")<text:line-break/>2</text:span></text:p>
      <text:p text:style-name="P172"/>
      <text:p text:style-name="P188"><text:span text:style-name="T290">?</text:span><text:span text:style-name="T291">INSTR("abcdcd","bc")<text:line-break/>2<text:tab/><text:tab/><text:tab/><text:tab/>=&gt; first occurrence</text:span></text:p>
      <text:p text:style-name="P172"/>
      <text:p text:style-name="Preformatted_20_Text">?INSTR("a","abc")<text:line-break/>0<text:tab/><text:tab/><text:tab/><text:tab/><text:span text:style-name="T355">=&gt; string1 is shorter</text:span></text:p>
      <text:p text:style-name="Preformatted_20_Text"/>
      <text:p text:style-name="Preformatted_20_Text">?INSTR("hello","lo")<text:line-break/>4</text:p>
      <text:p text:style-name="Preformatted_20_Text"/>
      <text:p text:style-name="Preformatted_20_Text"><text:span text:style-name="T290">?</text:span><text:span text:style-name="T291">INSTR("hello","LO")<text:line-break/>0<text:tab/><text:tab/><text:tab/><text:tab/>=&gt; "lo" and "LO" are different</text:span></text:p>
      <text:p text:style-name="P173"/>
      <text:p text:style-name="Preformatted_20_Text"><text:span text:style-name="T290">?INSTR("</text:span><text:span text:style-name="T291">123",1)<text:line-break/>?Type Mis-match Error<text:tab/>=&gt; types are different</text:span></text:p>
      <text:p text:style-name="P173"/>
      <text:p text:style-name="Horizontal_20_Line"/>
      <text:h text:style-name="P277" text:outline-level="3"><text:bookmark-start text:name="__RefHeading___Toc10047_2072703436"/>INT<text:bookmark-end text:name="__RefHeading___Toc10047_2072703436"/></text:h>
      <text:p text:style-name="P139"/>
      <text:p text:style-name="P139">Syntax: INT(X)</text:p>
      <text:p text:style-name="P30"/>
      <text:p text:style-name="P30">Returns the integer part of <text:span text:style-name="T149">&lt;</text:span><text:span text:style-name="T19">X</text:span><text:span text:style-name="T149">&gt;</text:span>. <text:span text:style-name="T149">&lt;</text:span><text:span text:style-name="T19">X</text:span><text:span text:style-name="T149">&gt;</text:span> must be a <text:span text:style-name="T308">valid </text:span>numerical expression. The result is obtained by truncating <text:span text:style-name="T149">&lt;</text:span><text:span text:style-name="T19">X</text:span><text:span text:style-name="T149">&gt;</text:span> to the decimal point. If <text:span text:style-name="T149">&lt;</text:span><text:span text:style-name="T19">X</text:span><text:span text:style-name="T149">&gt;</text:span> is negative, the round is made to the first integer greater than <text:span text:style-name="T149">&lt;</text:span><text:span text:style-name="T19">X</text:span><text:span text:style-name="T149">&gt;</text:span>.</text:p>
      <text:p text:style-name="P30">Examples:</text:p>
      <text:p text:style-name="P139">?INT(3.14) =&gt; 3</text:p>
      <text:p text:style-name="P139">?INT(-3.14) =&gt; -4</text:p>
      <text:p text:style-name="P30"/>
      <text:p text:style-name="P138"/>
      <text:h text:style-name="P278" text:outline-level="3"><text:bookmark-start text:name="__RefHeading___Toc9236_766368163"/>KEY<text:bookmark-end text:name="__RefHeading___Toc9236_766368163"/></text:h>
      <text:p text:style-name="Preformatted_20_Text"/>
      <text:p text:style-name="Preformatted_20_Text">Syntax: KEY [n<text:span text:style-name="T339">[</text:span>,”text”]<text:span text:style-name="T339">]</text:span></text:p>
      <text:p text:style-name="Preformatted_20_Text"/>
      <text:p text:style-name="P116"><text:soft-page-break/><text:span text:style-name="T277">The LM80C Color Computer provides 8 function keys that can be programmed to quickly print short commands. With no arguments, </text:span><text:span text:style-name="T74">KEY</text:span><text:span text:style-name="T277"> just print the text assigned to each text. At startup, the system assigns the following functions to each key:</text:span></text:p>
      <text:list xml:id="list4073326943" text:style-name="L4">
        <text:list-item>
          <text:p text:style-name="P293">"LIST" + CHR$(13)</text:p>
        </text:list-item>
        <text:list-item>
          <text:p text:style-name="P293">"RUN" + CHR$(13)</text:p>
        </text:list-item>
        <text:list-item>
          <text:p text:style-name="P293">"SCREEN1" + CHR$(13)</text:p>
        </text:list-item>
        <text:list-item>
          <text:p text:style-name="P293">"COLOR1,15,5" + CHR$(13)</text:p>
        </text:list-item>
        <text:list-item>
          <text:p text:style-name="P293">"SERIAL1,38400" + CHR$(13)</text:p>
        </text:list-item>
        <text:list-item>
          <text:p text:style-name="P293">"SCREEN2" + CHR$(13)</text:p>
        </text:list-item>
        <text:list-item>
          <text:p text:style-name="P293">"CONT" + CHR$(13)</text:p>
        </text:list-item>
        <text:list-item>
          <text:p text:style-name="P293">"HELP" + CHR$(13)</text:p>
        </text:list-item>
      </text:list>
      <text:p text:style-name="P116"><text:span text:style-name="T277">To change a function </text:span><text:span text:style-name="T279">assigned to any key</text:span><text:span text:style-name="T277">, </text:span><text:span text:style-name="T74">KEY</text:span><text:span text:style-name="T277"> must be followed by &lt;</text:span><text:span text:style-name="T187">n</text:span><text:span text:style-name="T277">&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78">22,</text:span><text:span text:style-name="T277"> that include space, quotation marks, punctuations, numbers and several other </text:span><text:span text:style-name="T278">ones like question mark and parentheses</text:span><text:span text:style-name="T277">, and letters in upper (‘A’ ~ ‘Z’) and lower case (‘a’ ~ ‘z’), </text:span><text:span text:style-name="T278">although letters in lower case will be converted into upper case. The only special char that is allowed is RETURN, that you can enter by using the BASIC function </text:span><text:span text:style-name="T73">CHR$()</text:span><text:span text:style-name="T278">. Consider also that the max. number of chars allowed is 16 for each function key. Texts longer than this value will be truncated.</text:span></text:p>
      <text:p text:style-name="P91">Examples:</text:p>
      <text:p text:style-name="Preformatted_20_Text">KEY</text:p>
      <text:p text:style-name="Preformatted_20_Text"><text:span text:style-name="T345">KEY 1:</text:span>"LIST"+CHR$(13)</text:p>
      <text:p text:style-name="Preformatted_20_Text"><text:span text:style-name="T345">KEY 2:</text:span>"RUN"+CHR$(13)</text:p>
      <text:p text:style-name="P183"><text:span text:style-name="T345">KEY 3:</text:span>"SCREEN1"+CHR$(13)</text:p>
      <text:p text:style-name="P183"><text:span text:style-name="T345">KEY 4:</text:span>"COLOR1,15,5"+CHR$(13)</text:p>
      <text:p text:style-name="P183"><text:span text:style-name="T345">KEY 5:</text:span>"SERIAL1,38400"+CHR$(13)</text:p>
      <text:p text:style-name="P183"><text:span text:style-name="T345">KEY 6:</text:span>"SCREEN2"+CHR$(13)</text:p>
      <text:p text:style-name="P183"><text:span text:style-name="T345">KEY 7:</text:span>"CONT"+CHR$(13)</text:p>
      <text:p text:style-name="P183"><text:span text:style-name="T345">KEY 8:</text:span>"HELP"+CHR$(13)</text:p>
      <text:p text:style-name="P184">Ok</text:p>
      <text:p text:style-name="P183">KEY 1,"RUN100"+CHR$(100) → assign RUN100 followed by a RETURN char.</text:p>
      <text:p text:style-name="Text_20_body"/>
      <text:p text:style-name="P119">If “0” is used as argument, the command will restore the default functions:</text:p>
      <text:p text:style-name="Preformatted_20_Text">KEY 0 → revert FN keys to their original functions</text:p>
      <text:p text:style-name="P119"/>
      <text:p text:style-name="Horizontal_20_Line"/>
      <text:h text:style-name="P272" text:outline-level="3"><text:bookmark-start text:name="__RefHeading___Toc3964_2749442001"/>LEFT$<text:bookmark-end text:name="__RefHeading___Toc3964_2749442001"/></text:h>
      <text:p text:style-name="P139"/>
      <text:p text:style-name="P139">Syntax: LEFT$(<text:span text:style-name="T48">str</text:span>,<text:span text:style-name="T48">val</text:span>)</text:p>
      <text:p text:style-name="P30"/>
      <text:p text:style-name="P30">Returns a string that contains <text:span text:style-name="T149">&lt;</text:span><text:span text:style-name="T25">val</text:span><text:span text:style-name="T149">&gt;</text:span> characters to the left of string <text:span text:style-name="T149">&lt;</text:span><text:span text:style-name="T25">str</text:span><text:span text:style-name="T149">&gt;</text:span>.</text:p>
      <text:p text:style-name="P30"><text:soft-page-break/>Example:</text:p>
      <text:p text:style-name="P139">LEFT$("HELLO",2) =&gt; "HE"</text:p>
      <text:p text:style-name="P30"/>
      <text:p text:style-name="P36">See also <text:a xlink:type="simple" xlink:href="#4.0.58.RIGHT$|outline" text:style-name="Internet_20_link" text:visited-style-name="Visited_20_Internet_20_Link"><text:span text:style-name="T101">RIGHT$</text:span></text:a> and <text:a xlink:type="simple" xlink:href="#4.0.40.MID$|outline" text:style-name="Internet_20_link" text:visited-style-name="Visited_20_Internet_20_Link"><text:span text:style-name="T101">MID$</text:span></text:a>.</text:p>
      <text:p text:style-name="P138"/>
      <text:h text:style-name="P272" text:outline-level="3"><text:bookmark-start text:name="__RefHeading___Toc3966_2749442001"/>LEN<text:bookmark-end text:name="__RefHeading___Toc3966_2749442001"/></text:h>
      <text:p text:style-name="P139"/>
      <text:p text:style-name="P139">Syntax: LEN(<text:span text:style-name="T48">str</text:span>)</text:p>
      <text:p text:style-name="P30"/>
      <text:p text:style-name="P3"><text:span text:style-name="T168">Returns the leng</text:span><text:span text:style-name="T226">t</text:span><text:span text:style-name="T168">h of string </text:span><text:span text:style-name="T222">&lt;</text:span><text:span text:style-name="T176">str</text:span><text:span text:style-name="T222">&gt;</text:span><text:span text:style-name="T168">. </text:span><text:span text:style-name="T226">Any type of char is considered, so a space is just a char being counted.</text:span></text:p>
      <text:p text:style-name="P30">Example:</text:p>
      <text:p text:style-name="P139">?LEN("HELLO") =&gt; 5</text:p>
      <text:p text:style-name="P159">?<text:span text:style-name="T308">LEN(" HELLO") =&gt; 6</text:span></text:p>
      <text:p text:style-name="P139"/>
      <text:p text:style-name="P138"/>
      <text:h text:style-name="P272" text:outline-level="3"><text:bookmark-start text:name="__RefHeading___Toc3968_2749442001"/>LET<text:bookmark-end text:name="__RefHeading___Toc3968_2749442001"/></text:h>
      <text:p text:style-name="P139"/>
      <text:p text:style-name="P139">Syntax: LET &lt;var&gt;=&lt;val&gt;</text:p>
      <text:p text:style-name="P30"/>
      <text:p text:style-name="P30">Assigns the value &lt;<text:span text:style-name="T19">val</text:span>&gt; to the variable with name &lt;<text:span text:style-name="T19">var</text:span>&gt;. The use of <text:span text:style-name="T101">LET</text:span> is optional and this statement can be omitted.</text:p>
      <text:p text:style-name="P30">Example:</text:p>
      <text:p text:style-name="P139">LET A=10 <text:s text:c="2"/>is equal to <text:s text:c="2"/>A=10</text:p>
      <text:p text:style-name="P30"/>
      <text:p text:style-name="P138"/>
      <text:h text:style-name="P272" text:outline-level="3"><text:bookmark-start text:name="__RefHeading___Toc3972_2749442001"/>LIST<text:bookmark-end text:name="__RefHeading___Toc3972_2749442001"/></text:h>
      <text:p text:style-name="P139"/>
      <text:p text:style-name="P139">Syntax: LIST [<text:span text:style-name="T160">&lt;</text:span>start<text:span text:style-name="T160">&gt;</text:span>]<text:span text:style-name="T160">[-[&lt;end&gt;]]</text:span></text:p>
      <text:p text:style-name="P30"/>
      <text:p text:style-name="P3"><text:span text:style-name="T168">Lists a program stored in memory. </text:span><text:span text:style-name="T104">LIST</text:span><text:span text:style-name="T168"> without arguments will print the whole program. If &lt;</text:span><text:span text:style-name="T170">start</text:span><text:span text:style-name="T168">&gt; is passed, only the specified line will be printed. &lt;</text:span><text:span text:style-name="T170">start</text:span><text:span text:style-name="T168">&gt; followed by "-" will print the line passed as argument and all the following ones. If &lt;</text:span><text:span text:style-name="T170">end</text:span><text:span text:style-name="T168">&gt; is passed, precede</text:span><text:span text:style-name="T227">d</text:span><text:span text:style-name="T168"> by "-", only the lines up to &lt;</text:span><text:span text:style-name="T170">end</text:span><text:span text:style-name="T168">&gt; will be printed. If both &lt;</text:span><text:span text:style-name="T192">start</text:span><text:span text:style-name="T168">&gt; and &lt;</text:span><text:span text:style-name="T170">end</text:span><text:span text:style-name="T168">&gt; are passed, only the lines </text:span><text:span text:style-name="T228">between, and </text:span><text:span text:style-name="T168">included </text:span><text:span text:style-name="T194">t</text:span><text:span text:style-name="T228">hem, </text:span><text:span text:style-name="T168">will be printed. If &lt;</text:span><text:span text:style-name="T170">start</text:span><text:span text:style-name="T168">&gt; isn't present in memory, the next line </text:span><text:span text:style-name="T227">will be</text:span><text:span text:style-name="T168"> considered </text:span><text:span text:style-name="T227">instead</text:span><text:span text:style-name="T168">: same for &lt;</text:span><text:span text:style-name="T170">end</text:span><text:span text:style-name="T168">&gt;. </text:span><text:span text:style-name="T227">This means that, i.e., if the program contains lines 10 and 20, then “</text:span><text:span text:style-name="T118">LIST 15-</text:span><text:span text:style-name="T227">” will just print line 20. </text:span><text:span text:style-name="T168">During the listing, </text:span><text:span text:style-name="T194">t</text:span><text:span text:style-name="T228">he </text:span><text:span text:style-name="T168">press of </text:span><text:span text:style-name="T104">SPACE</text:span><text:span text:style-name="T168"> key will pause the printing: to </text:span><text:soft-page-break/><text:span text:style-name="T168">resume it, just press the </text:span><text:span text:style-name="T104">SPACE</text:span><text:span text:style-name="T168"> key another time, </text:span><text:span text:style-name="T227">or, </text:span><text:span text:style-name="T168">to halt it, press the </text:span><text:span text:style-name="T104">RUN/STOP</text:span><text:span text:style-name="T168"> key. </text:span><text:span text:style-name="T227">Listing can also be halted </text:span><text:span text:style-name="T168">by pressing the </text:span><text:span text:style-name="T118">RUN/STOP</text:span><text:span text:style-name="T227"> key at any time</text:span><text:span text:style-name="T168">.</text:span></text:p>
      <text:p text:style-name="P28">Examples:</text:p>
      <text:p text:style-name="P139">LIST <text:s text:c="8"/>=&gt; list the whole program stored into memory</text:p>
      <text:p text:style-name="P139">LIST 100 <text:s text:c="4"/><text:span text:style-name="T161">=</text:span>&gt; list <text:span text:style-name="T160">only </text:span>line 100</text:p>
      <text:p text:style-name="P139">LIST -100 <text:s text:c="3"/>=&gt; list lines from beginning <text:span text:style-name="T309">of program </text:span>to 100</text:p>
      <text:p text:style-name="P139">LIST 100- <text:s text:c="3"/>=&gt; list lines from 100 to end of program</text:p>
      <text:p text:style-name="P139">LIST 50-100 <text:s/>=&gt; list lines from 50 to 100 <text:span text:style-name="T160">only</text:span></text:p>
      <text:p text:style-name="P56"/>
      <text:p text:style-name="P138"/>
      <text:h text:style-name="P272" text:outline-level="3"><text:bookmark-start text:name="__RefHeading___Toc3974_2749442001"/>LOCATE<text:bookmark-end text:name="__RefHeading___Toc3974_2749442001"/></text:h>
      <text:p text:style-name="P139"/>
      <text:p text:style-name="P139">Syntax: LOCATE <text:span text:style-name="T48">x</text:span>,<text:span text:style-name="T48">y</text:span></text:p>
      <text:p text:style-name="P30"/>
      <text:p text:style-name="P9"><text:span text:style-name="T168">Places the cursor on the screen at coordinates </text:span><text:span text:style-name="T222">&lt;</text:span><text:span text:style-name="T176">x</text:span><text:span text:style-name="T222">&gt;</text:span><text:span text:style-name="T168">,</text:span><text:span text:style-name="T222">&lt;</text:span><text:span text:style-name="T176">y</text:span><text:span text:style-name="T222">&gt;</text:span><text:span text:style-name="T168">. </text:span><text:span text:style-name="T104">LOCATE</text:span><text:span text:style-name="T168"> works only in </text:span><text:span text:style-name="T194">s</text:span><text:span text:style-name="T228">creen</text:span><text:span text:style-name="T168"> modes 0, </text:span><text:span text:style-name="T228">1,</text:span><text:span text:style-name="T168"> &amp; </text:span><text:span text:style-name="T194">4 </text:span><text:span text:style-name="T228">because </text:span><text:span text:style-name="T194">screen modes 2 &amp; 3 </text:span><text:span text:style-name="T228">are pure graphics modes and </text:span><text:span text:style-name="T194">have n</text:span><text:span text:style-name="T228">o </text:span><text:span text:style-name="T194">cursor support</text:span><text:span text:style-name="T168">. </text:span><text:span text:style-name="T222">&lt;</text:span><text:span text:style-name="T176">y</text:span><text:span text:style-name="T222">&gt;</text:span><text:span text:style-name="T168"> is in range 0~23, while </text:span><text:span text:style-name="T222">&lt;</text:span><text:span text:style-name="T176">x</text:span><text:span text:style-name="T222">&gt;</text:span><text:span text:style-name="T168"> is in range 0~31/39, depending on which mode is active at the moment: </text:span><text:span text:style-name="T194">s</text:span><text:span text:style-name="T228">creen mode</text:span><text:span text:style-name="T168"> 1 is 32 chars wide while </text:span><text:span text:style-name="T194">s</text:span><text:span text:style-name="T228">creen modes</text:span><text:span text:style-name="T168"> 1</text:span><text:span text:style-name="T229">&amp;4</text:span><text:span text:style-name="T168"> </text:span><text:span text:style-name="T229">are</text:span><text:span text:style-name="T168"> 40 chars wide. Coordinates 0,0 point to the top left corner.</text:span></text:p>
      <text:p text:style-name="P30">Examples:</text:p>
      <text:p text:style-name="P139">LOCATE 0,0 =&gt; place the cursor in the top left corner</text:p>
      <text:p text:style-name="P139">LOCATE 0,9 =&gt; place the cursor at the first cell of the 10th row</text:p>
      <text:p text:style-name="P30"/>
      <text:p text:style-name="P138"/>
      <text:h text:style-name="P272" text:outline-level="3"><text:bookmark-start text:name="__RefHeading___Toc3976_2749442001"/>LOG<text:bookmark-end text:name="__RefHeading___Toc3976_2749442001"/></text:h>
      <text:p text:style-name="P139"/>
      <text:p text:style-name="P139">Syntax: LOG(<text:span text:style-name="T49">expr</text:span>)</text:p>
      <text:p text:style-name="P30"/>
      <text:p text:style-name="P30">Returns the natural logarithm of <text:span text:style-name="T150">&lt;</text:span><text:span text:style-name="T26">expr</text:span><text:span text:style-name="T150">&gt;</text:span>. <text:span text:style-name="T150">&lt;</text:span><text:span text:style-name="T26">expr</text:span><text:span text:style-name="T150">&gt;</text:span> must be <text:span text:style-name="T309">a numerical expression whose value is </text:span>greater than 0.</text:p>
      <text:p text:style-name="P30">Example:</text:p>
      <text:p text:style-name="P139">LOG(10) =&gt; 2.30259</text:p>
      <text:p text:style-name="P30"/>
      <text:p text:style-name="P138"/>
      <text:h text:style-name="P272" text:outline-level="3"><text:bookmark-start text:name="__RefHeading___Toc3978_2749442001"/>MID$<text:bookmark-end text:name="__RefHeading___Toc3978_2749442001"/></text:h>
      <text:p text:style-name="P139"/>
      <text:p text:style-name="Preformatted_20_Text"><text:span text:style-name="T168">Syntax: MIDS$(</text:span><text:span text:style-name="T63">str</text:span><text:span text:style-name="T168">,</text:span><text:span text:style-name="T63">s</text:span><text:span text:style-name="T64">tart</text:span><text:span text:style-name="T168">[,</text:span><text:span text:style-name="T63">end</text:span><text:span text:style-name="T168">])</text:span></text:p>
      <text:p text:style-name="P139"/>
      <text:p text:style-name="P139"/>
      <text:p text:style-name="P3"><text:soft-page-break/><text:span text:style-name="T168">Returns a portion of string </text:span><text:span text:style-name="T229">&lt;</text:span><text:span text:style-name="T178">str</text:span><text:span text:style-name="T229">&gt;</text:span><text:span text:style-name="T168">. If </text:span><text:span text:style-name="T229">&lt;</text:span><text:span text:style-name="T178">end</text:span><text:span text:style-name="T229">&gt;</text:span><text:span text:style-name="T168"> is omitted, it returns the </text:span><text:span text:style-name="T228">chars from </text:span><text:span text:style-name="T229">&lt;</text:span><text:span text:style-name="T178">s</text:span><text:span text:style-name="T179">tart</text:span><text:span text:style-name="T229">&gt;</text:span><text:span text:style-name="T168"> </text:span><text:span text:style-name="T194">t</text:span><text:span text:style-name="T228">o the end of the string</text:span><text:span text:style-name="T168">; if </text:span><text:span text:style-name="T229">&lt;</text:span><text:span text:style-name="T178">end</text:span><text:span text:style-name="T229">&gt;</text:span><text:span text:style-name="T168"> is passed, it returns the chars between, </text:span><text:span text:style-name="T228">and included,</text:span><text:span text:style-name="T168"> </text:span><text:span text:style-name="T229">&lt;</text:span><text:span text:style-name="T178">arg</text:span><text:span text:style-name="T229">&gt; </text:span><text:span text:style-name="T168">and </text:span><text:span text:style-name="T229">&lt;</text:span><text:span text:style-name="T178">end</text:span><text:span text:style-name="T229">&gt;</text:span><text:span text:style-name="T168">.</text:span></text:p>
      <text:p text:style-name="P30">Examples:</text:p>
      <text:p text:style-name="P139">?MID$("HELLO",3) =&gt; "LLO"</text:p>
      <text:p text:style-name="P139">?MID$("HELLO",<text:span text:style-name="T49">2</text:span>,2<text:span text:style-name="T150">)</text:span> = &gt; "<text:span text:style-name="T49">EL</text:span>"</text:p>
      <text:p text:style-name="P30"/>
      <text:p text:style-name="P86">See also: <text:a xlink:type="simple" xlink:href="#4.0.34.LEFT$|outline" text:style-name="Internet_20_link" text:visited-style-name="Visited_20_Internet_20_Link"><text:span text:style-name="T101">LEFT$</text:span></text:a> and <text:a xlink:type="simple" xlink:href="#4.0.58.RIGHT$|outline" text:style-name="Internet_20_link" text:visited-style-name="Visited_20_Internet_20_Link"><text:span text:style-name="T101">RIGHT$</text:span></text:a>.</text:p>
      <text:p text:style-name="P138"/>
      <text:h text:style-name="P272" text:outline-level="3"><text:bookmark-start text:name="__RefHeading___Toc3980_2749442001"/>NEW<text:bookmark-end text:name="__RefHeading___Toc3980_2749442001"/></text:h>
      <text:p text:style-name="P139"/>
      <text:p text:style-name="P139">Syntax: NEW</text:p>
      <text:p text:style-name="P30"/>
      <text:p text:style-name="P30">Deletes the current program in memory and clears every variable. Used before to enter a new program without the need to reset the system.</text:p>
      <text:p text:style-name="P30">Example:</text:p>
      <text:p text:style-name="P139">NEW</text:p>
      <text:p text:style-name="P30"/>
      <text:p text:style-name="P86">See also: <text:a xlink:type="simple" xlink:href="#4.0.10.CLEAR|outline" text:style-name="Internet_20_link" text:visited-style-name="Visited_20_Internet_20_Link"><text:span text:style-name="T101">CLEAR</text:span></text:a>.</text:p>
      <text:p text:style-name="P138"/>
      <text:h text:style-name="P272" text:outline-level="3"><text:bookmark-start text:name="__RefHeading___Toc3982_2749442001"/>NEXT<text:bookmark-end text:name="__RefHeading___Toc3982_2749442001"/></text:h>
      <text:p text:style-name="P139"/>
      <text:p text:style-name="P139">Syntax: NEXT &lt;list of variables&gt;</text:p>
      <text:p text:style-name="P30"/>
      <text:p text:style-name="P47">Used in <text:span text:style-name="T101">FOR</text:span> loops. See <text:a xlink:type="simple" xlink:href="#4.0.23.FOR...TO...STEP|outline" text:style-name="Internet_20_link" text:visited-style-name="Visited_20_Internet_20_Link"><text:span text:style-name="T101">FOR</text:span></text:a> for details.</text:p>
      <text:p text:style-name="P138"/>
      <text:h text:style-name="P279" text:outline-level="3"><text:bookmark-start text:name="__RefHeading___Toc9387_3778654832"/>NMI<text:bookmark-end text:name="__RefHeading___Toc9387_3778654832"/></text:h>
      <text:p text:style-name="Preformatted_20_Text"/>
      <text:p text:style-name="P182">Syntax: NMI addr</text:p>
      <text:p text:style-name="P182"/>
      <text:p text:style-name="P120"><text:span text:style-name="T340">Used to activate the Non-Maskable Interrupt (NMI) hooked to the VDP interrupt signal. &lt;</text:span><text:span text:style-name="T36">addr</text:span><text:span text:style-name="T340">&gt; is a signed 16-bit integer that points to a location in memory where an user routine is located. If &lt;</text:span><text:span text:style-name="T36">addr</text:span><text:span text:style-name="T340">&gt; assumes the value 0, then the statement disables the VDP interrupt signal and reset the vector to its defaults.</text:span></text:p>
      <text:p text:style-name="P121">Example:</text:p>
      <text:p text:style-name="Preformatted_20_Text">NMI &amp;H9000</text:p>
      <text:p text:style-name="Preformatted_20_Text"/>
      <text:p text:style-name="P121"><text:span text:style-name="T341">This one s</text:span>ets the NMI vector to point to an interrupt service routine located at &amp;H9000.</text:p>
      <text:p text:style-name="Horizontal_20_Line"><text:soft-page-break/></text:p>
      <text:h text:style-name="P272" text:outline-level="3"><text:bookmark-start text:name="__RefHeading___Toc3984_2749442001"/>NOT<text:bookmark-end text:name="__RefHeading___Toc3984_2749442001"/></text:h>
      <text:p text:style-name="P139"/>
      <text:p text:style-name="P139">Syntax: NOT <text:span text:style-name="T49">arg</text:span></text:p>
      <text:p text:style-name="P30"/>
      <text:p text:style-name="P30">Logic operator used in boolean expressions. <text:span text:style-name="T101">NOT</text:span> performs a logical negation, or bit-wise complement, of <text:span text:style-name="T150">&lt;</text:span><text:span text:style-name="T26">arg</text:span><text:span text:style-name="T150">&gt;</text:span>. The interpreter supports 4 boolean operators: <text:span text:style-name="T101">AND</text:span>, <text:span text:style-name="T101">OR</text:span>, <text:span text:style-name="T101">XOR</text:span>, and <text:span text:style-name="T101">NOT</text:span>, each of them work with 16-bit signed integers. They convert their inputs in 16-bit integers and return a value in such format. <text:span text:style-name="T101">NOT</text:span> returns the complement of value <text:span text:style-name="T150">&lt;</text:span><text:span text:style-name="T26">arg</text:span><text:span text:style-name="T150">&gt;</text:span>, meaning that the result is true when <text:span text:style-name="T150">&lt;</text:span><text:span text:style-name="T26">arg</text:span><text:span text:style-name="T150">&gt;</text:span> is false and vice-versa. The truth table of <text:span text:style-name="T101">NOT</text:span> operator is shown below (1=T=true, 0=F=false):</text:p>
      <text:p text:style-name="P139">NOT 1 =&gt; 0</text:p>
      <text:p text:style-name="P139">NOT 0 =&gt; 1</text:p>
      <text:p text:style-name="P30"/>
      <text:p text:style-name="P30">Since the interpreter works with 16-bit signed numbers, one could think that in some cases it works in a strange manner:</text:p>
      <text:p text:style-name="P139">NOT 1 =&gt; -2</text:p>
      <text:p text:style-name="P139">NOT 0 =&gt; -1</text:p>
      <text:p text:style-name="P30"/>
      <text:p text:style-name="P17"><text:span text:style-name="T168">Indeed, the results are </text:span><text:span text:style-name="T270">right</text:span><text:span text:style-name="T168">. </text:span><text:span text:style-name="T104">NOT 0</text:span><text:span text:style-name="T168"> </text:span><text:span text:style-name="T229">should be expected to</text:span><text:span text:style-name="T168"> return 1 but, since the two's complement of sixteen zeros is sixteen ones, which is the two's complement representation of -1, </text:span><text:span text:style-name="T229">the correct result is just -1</text:span><text:span text:style-name="T168">. Similarly, </text:span><text:span text:style-name="T104">NOT 1</text:span><text:span text:style-name="T168"> should be </text:span><text:span text:style-name="T229">expected to return </text:span><text:span text:style-name="T168">0 but since the 16-bit value of 1 is the binary 0000000000000001, the bit complement of it is 1111111111111110 that is the two’s complement of -2. </text:span></text:p>
      <text:p text:style-name="P37">Eventually:</text:p>
      <text:p text:style-name="P139">NOT X </text:p>
      <text:p text:style-name="P139"/>
      <text:p text:style-name="Text_20_body">and</text:p>
      <text:p text:style-name="P139">-(X+1)</text:p>
      <text:p text:style-name="P139"/>
      <text:p text:style-name="P57">are equivalent.</text:p>
      <text:p text:style-name="P36">See also <text:a xlink:type="simple" xlink:href="#4.0.4.AND|outline" text:style-name="Internet_20_link" text:visited-style-name="Visited_20_Internet_20_Link"><text:span text:style-name="T101">AND</text:span></text:a>, <text:a xlink:type="simple" xlink:href="#4.0.45.OR|outline" text:style-name="Internet_20_link" text:visited-style-name="Visited_20_Internet_20_Link"><text:span text:style-name="T101">OR</text:span></text:a>, and <text:a xlink:type="simple" xlink:href="#4.0.85.XOR|outline" text:style-name="Internet_20_link" text:visited-style-name="Visited_20_Internet_20_Link"><text:span text:style-name="T101">XOR</text:span></text:a>.</text:p>
      <text:p text:style-name="P138"/>
      <text:h text:style-name="P272" text:outline-level="3"><text:bookmark-start text:name="__RefHeading___Toc3986_2749442001"/>ON<text:bookmark-end text:name="__RefHeading___Toc3986_2749442001"/></text:h>
      <text:p text:style-name="P139"/>
      <text:p text:style-name="P139">Syntax: ON <text:span text:style-name="T49">expr</text:span> GOTO &lt;list of lines&gt;</text:p>
      <text:p text:style-name="P151"><text:s text:c="8"/>ON <text:span text:style-name="T49">expr</text:span> GOSUB &lt;list of lines&gt;</text:p>
      <text:p text:style-name="P30"/>
      <text:p text:style-name="P30"><text:soft-page-break/>Used in conjunction with <text:span text:style-name="T101">GOTO</text:span> and <text:span text:style-name="T101">GOSUB</text:span> to introduce a series of unconditional jumps (<text:span text:style-name="T101">GOTO</text:span>) or calls to subroutines (<text:span text:style-name="T101">GOSUB</text:span>). <text:span text:style-name="T150">&lt;</text:span><text:span text:style-name="T26">expr</text:span><text:span text:style-name="T150">&gt;</text:span> must be a numerical expression <text:span text:style-name="T310">whose values must be greater than or equal to 1</text:span>: the jump is executed by calling the line whose position corresponds to the value of <text:span text:style-name="T150">&lt;</text:span><text:span text:style-name="T26">expr</text:span><text:span text:style-name="T150">&gt;</text:span>. The lines must be separated by col<text:span text:style-name="T150">ons</text:span>.</text:p>
      <text:p text:style-name="P30">Examples:</text:p>
      <text:p text:style-name="P139"><text:span text:style-name="T310">10 </text:span>ON A GOTO 100,200,300</text:p>
      <text:p text:style-name="P139"><text:span text:style-name="T310">20 </text:span>ON B GOSUB 1000,2000,3000</text:p>
      <text:p text:style-name="P30"/>
      <text:p text:style-name="P87">See also: <text:a xlink:type="simple" xlink:href="#4.0.26.GOTO|outline" text:style-name="Internet_20_link" text:visited-style-name="Visited_20_Internet_20_Link"><text:span text:style-name="T101">GOTO</text:span></text:a>, and <text:a xlink:type="simple" xlink:href="#4.0.25.GOSUB|outline" text:style-name="Internet_20_link" text:visited-style-name="Visited_20_Internet_20_Link"><text:span text:style-name="T101">GOSUB</text:span></text:a>.</text:p>
      <text:p text:style-name="P138"/>
      <text:h text:style-name="P272" text:outline-level="3"><text:bookmark-start text:name="__RefHeading___Toc3988_2749442001"/>OR<text:bookmark-end text:name="__RefHeading___Toc3988_2749442001"/></text:h>
      <text:p text:style-name="P139"/>
      <text:p text:style-name="P139">Syntax: <text:span text:style-name="T50">arg1</text:span> OR <text:span text:style-name="T50">arg2</text:span></text:p>
      <text:p text:style-name="P30"/>
      <text:p text:style-name="P30">Logic operator used in boolean expressions and bitwise operations. <text:span text:style-name="T101">OR</text:span> performs a logical disjunction operation. It returns a true value when one or both the expressions are true. The interpreter supports 4 boolean operators: <text:span text:style-name="T101">AND</text:span>, <text:span text:style-name="T101">OR</text:span>, <text:span text:style-name="T101">XOR</text:span>, and <text:span text:style-name="T101">NOT</text:span>, each of them work with 16-bit signed integers. They convert their inputs in 16-bit integers and return a value in such format. Its truth table is the following (1=T=true, 0=F=false):</text:p>
      <text:p text:style-name="P139">0 OR 0 = 0</text:p>
      <text:p text:style-name="P139">0 OR 1 = 1</text:p>
      <text:p text:style-name="P139">1 OR 0 = 1</text:p>
      <text:p text:style-name="P139">1 OR 1 = 1</text:p>
      <text:p text:style-name="P30"/>
      <text:p text:style-name="P30">Example:</text:p>
      <text:p text:style-name="P139">4 OR 2 =&gt; 6 (4 is 100b, 2 is 10b, so 100b OR 010b = 110b, that is 6 in</text:p>
      <text:p text:style-name="P139"><text:s text:c="12"/>decimal representation)</text:p>
      <text:p text:style-name="P30"/>
      <text:p text:style-name="P36">See also <text:a xlink:type="simple" xlink:href="#4.0.4.AND|outline" text:style-name="Internet_20_link" text:visited-style-name="Visited_20_Internet_20_Link"><text:span text:style-name="T101">AND</text:span></text:a>, <text:a xlink:type="simple" xlink:href="#4.0.43.NOT|outline" text:style-name="Internet_20_link" text:visited-style-name="Visited_20_Internet_20_Link"><text:span text:style-name="T101">NOT</text:span></text:a>, and <text:a xlink:type="simple" xlink:href="#4.0.85.XOR|outline" text:style-name="Internet_20_link" text:visited-style-name="Visited_20_Internet_20_Link"><text:span text:style-name="T101">XOR</text:span></text:a>.</text:p>
      <text:p text:style-name="P138"/>
      <text:h text:style-name="P272" text:outline-level="3"><text:bookmark-start text:name="__RefHeading___Toc3990_2749442001"/>OUT<text:bookmark-end text:name="__RefHeading___Toc3990_2749442001"/></text:h>
      <text:p text:style-name="P139"/>
      <text:p text:style-name="P139">Syntax: OUT <text:span text:style-name="T50">port</text:span>,<text:span text:style-name="T50">value</text:span></text:p>
      <text:p text:style-name="P30"/>
      <text:p text:style-name="P30">Sends <text:span text:style-name="T151">&lt;</text:span><text:span text:style-name="T27">value</text:span><text:span text:style-name="T151">&gt;</text:span> to the peripheral device connected to output port <text:span text:style-name="T151">&lt;</text:span><text:span text:style-name="T27">port</text:span><text:span text:style-name="T151">&gt;</text:span>. <text:span text:style-name="T151">&lt;</text:span><text:span text:style-name="T27">port</text:span><text:span text:style-name="T151">&gt;</text:span> and <text:span text:style-name="T151">&lt;</text:span><text:span text:style-name="T27">value</text:span><text:span text:style-name="T151">&gt;</text:span> must be expressions with values in range 0~255.</text:p>
      <text:p text:style-name="P30">Example:</text:p>
      <text:p text:style-name="P139">OUT 1,100</text:p>
      <text:p text:style-name="P30"/>
      <text:p text:style-name="P21"><text:soft-page-break/><text:span text:style-name="T287">Note: with no understanding of what is being done, writing into I/O ports can lead to unpredictable behaviors, </text:span><text:span text:style-name="T288">even the complete freeze of the system resulting in the loss of any data.</text:span></text:p>
      <text:p text:style-name="P138"/>
      <text:h text:style-name="P272" text:outline-level="3"><text:bookmark-start text:name="__RefHeading___Toc3992_2749442001"/>PAUSE<text:bookmark-end text:name="__RefHeading___Toc3992_2749442001"/></text:h>
      <text:p text:style-name="P139"/>
      <text:p text:style-name="P139">Syntax: PAUSE <text:span text:style-name="T50">arg</text:span></text:p>
      <text:p text:style-name="P30"/>
      <text:p text:style-name="P3"><text:span text:style-name="T168">Forces the </text:span><text:span text:style-name="T194">B</text:span><text:span text:style-name="T231">ASIC interpreter</text:span><text:span text:style-name="T168"> to halt and wait for a specific interval of time set by </text:span><text:span text:style-name="T232">&lt;</text:span><text:span text:style-name="T180">arg</text:span><text:span text:style-name="T232">&gt;</text:span><text:span text:style-name="T168">. </text:span><text:span text:style-name="T232">&lt;</text:span><text:span text:style-name="T180">arg</text:span><text:span text:style-name="T232">&gt;</text:span><text:span text:style-name="T168"> must be a numerical expression in range 0~65,535 that represents the number of 100ths of a second to wait. </text:span><text:span text:style-name="T280">The delay can be interrupted by pressing the “</text:span><text:span text:style-name="T123">RUN STOP</text:span><text:span text:style-name="T280">” key.</text:span></text:p>
      <text:p text:style-name="P30">Examples:</text:p>
      <text:p text:style-name="P139">PAUSE 1000 =&gt; wait for 10 seconds (1,000 x 0.01s)</text:p>
      <text:p text:style-name="P139">PAUSE 0 =&gt; no wait</text:p>
      <text:p text:style-name="P139"/>
      <text:p text:style-name="Text_20_body"><text:span text:style-name="T230">T</text:span><text:span text:style-name="T168">h</text:span><text:span text:style-name="T230">e latter</text:span><text:span text:style-name="T168"> is similar to the assembly instruction </text:span><text:span text:style-name="T104">NOP</text:span><text:span text:style-name="T168"> </text:span><text:span text:style-name="T230">since it doesn’t do anything e</text:span><text:span text:style-name="T231">lse </text:span><text:span text:style-name="T230">that the execution of the base code.</text:span></text:p>
      <text:p text:style-name="P138"/>
      <text:h text:style-name="P272" text:outline-level="3"><text:bookmark-start text:name="__RefHeading___Toc3994_2749442001"/>PEEK<text:bookmark-end text:name="__RefHeading___Toc3994_2749442001"/></text:h>
      <text:p text:style-name="P139"/>
      <text:p text:style-name="P139">Syntax: PEEK(<text:span text:style-name="T50">nnnn</text:span>)</text:p>
      <text:p text:style-name="P30"/>
      <text:p text:style-name="P30">Returns the byte stored in RAM at location <text:span text:style-name="T151">&lt;</text:span><text:span text:style-name="T27">nnnn</text:span><text:span text:style-name="T151">&gt;</text:span>. <text:span text:style-name="T151">&lt;</text:span><text:span text:style-name="T27">nnnn</text:span><text:span text:style-name="T151">&gt;</text:span> must be a numerical expression in range -32,768 to 32,767 (i.e. a 16-bit signed integer).</text:p>
      <text:p text:style-name="P30">Example:</text:p>
      <text:p text:style-name="P139">PRINT PEEK(8000) =&gt; prints the contents of address 8000.</text:p>
      <text:p text:style-name="P139"/>
      <text:p text:style-name="Text_20_body">See also <text:a xlink:type="simple" xlink:href="#4.0.50.POKE|outline" text:style-name="Internet_20_link" text:visited-style-name="Visited_20_Internet_20_Link"><text:span text:style-name="T101">POKE</text:span></text:a>.</text:p>
      <text:p text:style-name="P138"/>
      <text:h text:style-name="P272" text:outline-level="3"><text:bookmark-start text:name="__RefHeading___Toc3996_2749442001"/>PLOT<text:bookmark-end text:name="__RefHeading___Toc3996_2749442001"/></text:h>
      <text:p text:style-name="P139"/>
      <text:p text:style-name="P139">Syntax: PLOT x,y[,color]</text:p>
      <text:p text:style-name="P30"/>
      <text:p text:style-name="P3"><text:span text:style-name="T168">Plots a pixel onto the screen. This command only works in </text:span><text:span text:style-name="T271">screen</text:span><text:span text:style-name="T168"> mode 2. </text:span><text:span text:style-name="T233">&lt;</text:span><text:span text:style-name="T170">x</text:span><text:span text:style-name="T233">&gt;</text:span><text:span text:style-name="T168"> and </text:span><text:span text:style-name="T233">&lt;</text:span><text:span text:style-name="T170">y</text:span><text:span text:style-name="T233">&gt;</text:span><text:span text:style-name="T168"> are the coordinates where to set the pixel. </text:span><text:span text:style-name="T233">&lt;</text:span><text:span text:style-name="T170">color</text:span><text:span text:style-name="T233">&gt;</text:span><text:span text:style-name="T168"> is optional: if not passed, the color used is the default one set with the </text:span><text:span text:style-name="T104">COLOR</text:span><text:span text:style-name="T168"> command or, in case you are plotting into an 8x1 pixel area that already has a pixel colored with a color different from the foreground color set with </text:span><text:span text:style-name="T104">COLOR</text:span><text:span text:style-name="T168">, the former will be used. </text:span><text:span text:style-name="T233">&lt;</text:span><text:span text:style-name="T170">x</text:span><text:span text:style-name="T233">&gt;</text:span><text:span text:style-name="T168"> must be in range 0~255 while </text:span><text:span text:style-name="T233">&lt;</text:span><text:span text:style-name="T170">y</text:span><text:span text:style-name="T233">&gt;</text:span><text:span text:style-name="T168"> in range 0~191. The coordinates 0,0 correspond to the pixel </text:span><text:span text:style-name="T194">a</text:span><text:span text:style-name="T234">t</text:span><text:span text:style-name="T168"> the top left corner of the screen.</text:span></text:p>
      <text:p text:style-name="P30"><text:soft-page-break/>Example:</text:p>
      <text:p text:style-name="P139">PLOT 0,255 <text:s/>=&gt; plot a pixel into the top right corner of the screen</text:p>
      <text:p text:style-name="P139"/>
      <text:p text:style-name="Text_20_body">See also <text:a xlink:type="simple" xlink:href="#4.0.12.COLOR|outline" text:style-name="Internet_20_link" text:visited-style-name="Visited_20_Internet_20_Link"><text:span text:style-name="T101">COLOR</text:span></text:a>.</text:p>
      <text:p text:style-name="P138"/>
      <text:h text:style-name="P280"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22"><text:span text:style-name="T168">Return the status of a </text:span><text:span text:style-name="T284">screen </text:span><text:span text:style-name="T168">pixel in graphic mode 2. If the pixel whose coordinates </text:span><text:span text:style-name="T284">are </text:span><text:span text:style-name="T168">given by &lt;</text:span><text:span text:style-name="T170">x</text:span><text:span text:style-name="T168">&gt; (0~255) and &lt;</text:span><text:span text:style-name="T170">y</text:span><text:span text:style-name="T168">&gt; (0~191) is set (i.e. i</text:span><text:span text:style-name="T284">t</text:span><text:span text:style-name="T168"> has a color different th</text:span><text:span text:style-name="T283">a</text:span><text:span text:style-name="T168">n the background), </text:span><text:span text:style-name="T104">POINT</text:span><text:span text:style-name="T168"> will return 1, otherwise it will return 0.</text:span></text:p>
      <text:p text:style-name="P93">Example:</text:p>
      <text:p text:style-name="Preformatted_20_Text">10 SCREEN 2</text:p>
      <text:p text:style-name="Preformatted_20_Text">20 PLOT 100,10<text:span text:style-name="T343">0</text:span>:REM SET THE PIXEL AT 100,100</text:p>
      <text:p text:style-name="Preformatted_20_Text">30 A=POINT(100,100):REM NOW, A=1</text:p>
      <text:p text:style-name="Preformatted_20_Text"/>
      <text:p text:style-name="Horizontal_20_Line"/>
      <text:h text:style-name="P272" text:outline-level="3"><text:bookmark-start text:name="__RefHeading___Toc3998_2749442001"/>POKE<text:bookmark-end text:name="__RefHeading___Toc3998_2749442001"/></text:h>
      <text:p text:style-name="P139"/>
      <text:p text:style-name="P139">Syntax: POKE <text:span text:style-name="T50">nnnn</text:span>,<text:span text:style-name="T151">val</text:span></text:p>
      <text:p text:style-name="P30"/>
      <text:p text:style-name="P30">Writes the byte <text:span text:style-name="T151">&lt;</text:span><text:span text:style-name="T27">val</text:span><text:span text:style-name="T151">&gt;</text:span> into the location of RAM whose address is <text:span text:style-name="T151">&lt;</text:span><text:span text:style-name="T27">nnnn</text:span><text:span text:style-name="T151">&gt;</text:span>. <text:span text:style-name="T151">&lt;</text:span><text:span text:style-name="T27">nnn</text:span><text:span text:style-name="T151">&gt;</text:span> must be a numerical expression in range -32,768 to 32,767 (i.e. a 16-bit signed integer), <text:span text:style-name="T151">&lt;</text:span><text:span text:style-name="T27">val</text:span><text:span text:style-name="T151">&gt;</text:span> an expression whose value is in range 0~255.</text:p>
      <text:p text:style-name="P30">Example:</text:p>
      <text:p text:style-name="P139">POKE -28672,128 =&gt; writes 128 into memory cell located at 36,864</text:p>
      <text:p text:style-name="P139"/>
      <text:p text:style-name="P38"><text:span text:style-name="T76">Please note tha</text:span>t numbers are 16-bit signed <text:span text:style-name="T96">integers </text:span>so everything greater than 32,767 must be provided in two's complement <text:span text:style-name="T76">format. A quick way to get the unsigned value of &lt;</text:span><text:span text:style-name="T34">nnnn</text:span><text:span text:style-name="T76">&gt; is to add it to 65,536:</text:span></text:p>
      <text:p text:style-name="P139">-<text:span text:style-name="T151">10,000 =&gt; 65,536 + (-10,000) = 55,536</text:span></text:p>
      <text:p text:style-name="P38"/>
      <text:p text:style-name="P66">See als<text:span text:style-name="T335">o</text:span> <text:a xlink:type="simple" xlink:href="#4.0.48.PEEK|outline" text:style-name="Internet_20_link" text:visited-style-name="Visited_20_Internet_20_Link"><text:span text:style-name="T101">PEEK</text:span></text:a>.</text:p>
      <text:p text:style-name="P138"/>
      <text:h text:style-name="P272" text:outline-level="3"><text:bookmark-start text:name="__RefHeading___Toc4000_2749442001"/>POS<text:bookmark-end text:name="__RefHeading___Toc4000_2749442001"/></text:h>
      <text:p text:style-name="P139"/>
      <text:p text:style-name="P139">Syntax: POS(X)</text:p>
      <text:p text:style-name="P30"/>
      <text:p text:style-name="P18"><text:soft-page-break/><text:span text:style-name="T235">In origin it returned </text:span><text:span text:style-name="T168">the current position of the terminal's printer head. </text:span><text:span text:style-name="T235">Now it returns the horizontal position of the cursor on the internal buffer line. The internal buffer line is a special temporary memory used by the interpreter to store the text found on a screen line when the </text:span><text:span text:style-name="T119">RETURN</text:span><text:span text:style-name="T235"> key is pressed: the text is copied into the buffer and evaluated. Similarly, any text generated by the interpreter is put in this buffer before to be printed on video.</text:span></text:p>
      <text:p text:style-name="P18"><text:span text:style-name="T168">Note: it </text:span><text:span text:style-name="T235">doesn’t return the position of the cursor on the screen, and it could change its behavior </text:span><text:span text:style-name="T168">in future releases.</text:span></text:p>
      <text:p text:style-name="P30"/>
      <text:p text:style-name="P138"/>
      <text:h text:style-name="P272" text:outline-level="3"><text:bookmark-start text:name="__RefHeading___Toc4002_2749442001"/>PRINT<text:bookmark-end text:name="__RefHeading___Toc4002_2749442001"/></text:h>
      <text:p text:style-name="P139"/>
      <text:p text:style-name="P139">Syntax: PRINT [data|variables|text|operations]</text:p>
      <text:p text:style-name="P30"/>
      <text:p text:style-name="P30">The <text:span text:style-name="T101">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4 spaces each: if expressions are separated by commas the interpreter prints each expression at the beginning of such spaces. If a semicolon is used (<text:span text:style-name="T101">;</text:span>) the expressions are printed one after another. If neither of them are present, then the interpreter will go to the next line after the ending of the print statement.</text:p>
      <text:p text:style-name="P30">Exampl<text:span text:style-name="T76">e</text:span>s:</text:p>
      <text:p text:style-name="P139">PRINT =&gt; just go to next line</text:p>
      <text:p text:style-name="P139">PRINT "HELLO" =&gt; prints HELLO and then a carriage return</text:p>
      <text:p text:style-name="P139"/>
      <text:p text:style-name="P139">PRINT A =&gt; prints the value of variable A</text:p>
      <text:p text:style-name="P139"/>
      <text:p text:style-name="P139">PRINT "LENG<text:span text:style-name="T311">T</text:span>H:";LN;"METERS" =&gt; prints LENG<text:span text:style-name="T311">T</text:span>H followed by the contents</text:p>
      <text:p text:style-name="P139"><text:s text:c="31"/>of LN and then by METERS</text:p>
      <text:p text:style-name="P139"/>
      <text:p text:style-name="P139">PRINT A,B =&gt; prints the contents of A and B with tabulation</text:p>
      <text:p text:style-name="P30"/>
      <text:p text:style-name="P58">The print begins from the current cursor position. Is the text being printed exceeds the size of the line (32 or 40 chars), the printin<text:span text:style-name="T311">g</text:span> will continue from the beginning of the next line. If the printing involves the last line of the screen, the entire contents of the screen will be scrolled one row up when the bottom right cell will be filled up. </text:p>
      <text:p text:style-name="P58">It is possible to change the position of the cursor by using the <text:span text:style-name="T101">LOCATE</text:span> statement.</text:p>
      <text:p text:style-name="Preformatted_20_Text">LOCATE 10,10:PRINT"HELLO"</text:p>
      <text:p text:style-name="Preformatted_20_Text"/>
      <text:p text:style-name="P66">Two special statements can be used in conjunction with <text:span text:style-name="T101">PRINT</text:span>: <text:span text:style-name="T101">SPC</text:span> and <text:span text:style-name="T101">TAB</text:span>. The former prints a certain value of empty spaces: </text:p>
      <text:p text:style-name="Preformatted_20_Text">PRINT "HELLO";SPC(5);"WORLD"</text:p>
      <text:p text:style-name="Preformatted_20_Text"><text:soft-page-break/>HELLO <text:s text:c="4"/>WORLD</text:p>
      <text:p text:style-name="Preformatted_20_Text"/>
      <text:p text:style-name="P66">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60"/>
      <text:p text:style-name="P58">See also: <text:a xlink:type="simple" xlink:href="#4.0.38.LOCATE|outline" text:style-name="Internet_20_link" text:visited-style-name="Visited_20_Internet_20_Link"><text:span text:style-name="T101">LOCATE</text:span></text:a>, <text:a xlink:type="simple" xlink:href="#4.0.66.SPC|outline" text:style-name="Internet_20_link" text:visited-style-name="Visited_20_Internet_20_Link"><text:span text:style-name="T134">SPC</text:span></text:a><text:span text:style-name="T311">, </text:span><text:a xlink:type="simple" xlink:href="#4.0.73.TAB|outline" text:style-name="Internet_20_link" text:visited-style-name="Visited_20_Internet_20_Link"><text:span text:style-name="T134">TAB</text:span></text:a>.</text:p>
      <text:p text:style-name="P138"/>
      <text:h text:style-name="P272" text:outline-level="3"><text:bookmark-start text:name="__RefHeading___Toc4004_2749442001"/>READ<text:bookmark-end text:name="__RefHeading___Toc4004_2749442001"/></text:h>
      <text:p text:style-name="P30"/>
      <text:p text:style-name="P139">Syntax: READ &lt;list of variables&gt;</text:p>
      <text:p text:style-name="P30"/>
      <text:p text:style-name="P3"><text:span text:style-name="T168">Reads the informations stored into the program with </text:span><text:span text:style-name="T271">a</text:span><text:span text:style-name="T168"> </text:span><text:span text:style-name="T104">DATA</text:span><text:span text:style-name="T168"> statement. &lt;</text:span><text:span text:style-name="T170">list of variables</text:span><text:span text:style-name="T168">&gt; is a set of variables names separated by commas. The The effect of </text:span><text:span text:style-name="T104">READ</text:span><text:span text:style-name="T168"> statement is to read the value introduced by </text:span><text:span text:style-name="T104">DATA</text:span><text:span text:style-name="T168"> and store it into the variables following </text:span><text:span text:style-name="T104">READ</text:span><text:span text:style-name="T168">, from left to right. If the informations to be read are less than the variables names an error will be raised. If there are more values stored in </text:span><text:span text:style-name="T104">DATA</text:span><text:span text:style-name="T168"> than are read from a </text:span><text:span text:style-name="T104">READ</text:span><text:span text:style-name="T168">, the next </text:span><text:span text:style-name="T104">READ</text:span><text:span text:style-name="T168"> will continue to read from the </text:span><text:span text:style-name="T236">first</text:span><text:span text:style-name="T168"> unread data. Types of variables and informations must be coherent (i.e. a string can not be assigned to a numerical variable).</text:span></text:p>
      <text:p text:style-name="P30">Example:</text:p>
      <text:p text:style-name="P139">10 DATA 10,20,"HELLO"</text:p>
      <text:p text:style-name="P139">20 READ A,B,C$ =&gt; 10 will be written into A, 20 into B, and "HELLO" in C</text:p>
      <text:p text:style-name="P38"/>
      <text:p text:style-name="P38">See also: <text:a xlink:type="simple" xlink:href="#4.0.15.DATA|outline" text:style-name="Internet_20_link" text:visited-style-name="Visited_20_Internet_20_Link"><text:span text:style-name="T135">DATA</text:span></text:a><text:span text:style-name="T335">, and </text:span><text:a xlink:type="simple" xlink:href="#4.0.56.RESTORE|outline" text:style-name="Internet_20_link" text:visited-style-name="Visited_20_Internet_20_Link"><text:span text:style-name="T101">RESTORE</text:span></text:a>.</text:p>
      <text:p text:style-name="P138"/>
      <text:h text:style-name="P272" text:outline-level="3"><text:bookmark-start text:name="__RefHeading___Toc4006_2749442001"/>REM<text:bookmark-end text:name="__RefHeading___Toc4006_2749442001"/></text:h>
      <text:p text:style-name="P139"/>
      <text:p text:style-name="P139">Syntax: REM &lt;comment&gt;</text:p>
      <text:p text:style-name="P30"/>
      <text:p text:style-name="P3"><text:span text:style-name="T168">Used to enter a comment into the program. Everything follow</text:span><text:span text:style-name="T236">ing</text:span><text:span text:style-name="T168"> the </text:span><text:span text:style-name="T104">REM</text:span><text:span text:style-name="T168"> statement will be ignored </text:span><text:span text:style-name="T272">up to</text:span><text:span text:style-name="T232"> the end of current program line.</text:span></text:p>
      <text:p text:style-name="P30">Example:</text:p>
      <text:p text:style-name="P139">10 X=10:REM SETS HERE THE STARTING VALUE</text:p>
      <text:p text:style-name="P30"/>
      <text:p text:style-name="P138"/>
      <text:h text:style-name="P272" text:outline-level="3"><text:bookmark-start text:name="__RefHeading___Toc4008_2749442001"/>RESET<text:bookmark-end text:name="__RefHeading___Toc4008_2749442001"/></text:h>
      <text:p text:style-name="P139"/>
      <text:p text:style-name="P139"><text:soft-page-break/>Syntax: RESET</text:p>
      <text:p text:style-name="P30"/>
      <text:p text:style-name="P30"><text:span text:style-name="T77">P</text:span>erforms a system reset. <text:span text:style-name="T77">Equivalent to pushing the reset button, with the only difference that the software reset doesn’t reset the peripheral chips of the computer but simply re-initialize them by executing the boot code.</text:span></text:p>
      <text:p text:style-name="P30"/>
      <text:p text:style-name="P138"/>
      <text:h text:style-name="P272" text:outline-level="3"><text:bookmark-start text:name="__RefHeading___Toc4010_2749442001"/>RESTORE<text:bookmark-end text:name="__RefHeading___Toc4010_2749442001"/></text:h>
      <text:p text:style-name="P139"/>
      <text:p text:style-name="P139">Syntax: RESTORE [line_num]</text:p>
      <text:p text:style-name="P30"/>
      <text:p text:style-name="P30">After a <text:span text:style-name="T101">RESTORE</text:span> statement the next information read with a <text:span text:style-name="T101">READ</text:span> statement will be the first value of the first <text:span text:style-name="T101">DATA</text:span> into the program. If <text:span text:style-name="T152">&lt;</text:span><text:span text:style-name="T19">line_num</text:span><text:span text:style-name="T152">&gt;</text:span> is passed, the next information <text:span text:style-name="T152">will be </text:span>read <text:span text:style-name="T152">from the first data in such</text:span> <text:span text:style-name="T152">program </text:span>line: this permits to read the same informations several times.</text:p>
      <text:p text:style-name="P30">Example:</text:p>
      <text:p text:style-name="P139">10 DATA 10,20,30</text:p>
      <text:p text:style-name="P139">20 READ A =&gt; A will contain 10</text:p>
      <text:p text:style-name="P139">30 RESTORE: READ B =&gt; B will also contain 10</text:p>
      <text:p text:style-name="P30"/>
      <text:p text:style-name="P39">See also <text:a xlink:type="simple" xlink:href="#4.0.15.DATA|outline" text:style-name="Internet_20_link" text:visited-style-name="Visited_20_Internet_20_Link"><text:span text:style-name="T101">DATA</text:span></text:a>, and <text:a xlink:type="simple" xlink:href="#4.0.53.READ|outline" text:style-name="Internet_20_link" text:visited-style-name="Visited_20_Internet_20_Link"><text:span text:style-name="T101">READ</text:span></text:a>.</text:p>
      <text:p text:style-name="P138"/>
      <text:h text:style-name="P272" text:outline-level="3"><text:bookmark-start text:name="__RefHeading___Toc4012_2749442001"/>RETURN<text:bookmark-end text:name="__RefHeading___Toc4012_2749442001"/></text:h>
      <text:p text:style-name="P139"/>
      <text:p text:style-name="P139">Syntax: RETURN</text:p>
      <text:p text:style-name="P30"/>
      <text:p text:style-name="P30">Used to leave a sub-routine called by <text:span text:style-name="T101">GOSUB</text:span>. After the <text:span text:style-name="T101">RETURN</text:span> statement, the execution of the program will continue with the instruction following the <text:span text:style-name="T101">GOSUB</text:span> statement.</text:p>
      <text:p text:style-name="P30">Example:</text:p>
      <text:p text:style-name="P139">10 GOSUB 100</text:p>
      <text:p text:style-name="P139">20 PRINT "FINISH":END</text:p>
      <text:p text:style-name="P139">100 PRINT "START"</text:p>
      <text:p text:style-name="P139">110 RETURN <text:s/>=&gt; the execution will continue from line 20</text:p>
      <text:p text:style-name="P139"/>
      <text:p text:style-name="P88">See also: <text:a xlink:type="simple" xlink:href="#4.0.25.GOSUB|outline" text:style-name="Internet_20_link" text:visited-style-name="Visited_20_Internet_20_Link"><text:span text:style-name="T101">GOSUB</text:span></text:a>.</text:p>
      <text:p text:style-name="P138"/>
      <text:h text:style-name="P272" text:outline-level="3"><text:bookmark-start text:name="__RefHeading___Toc4014_2749442001"/>RIGHT$<text:bookmark-end text:name="__RefHeading___Toc4014_2749442001"/></text:h>
      <text:p text:style-name="P139"/>
      <text:p text:style-name="P139">Syntax: RIGHT$(<text:span text:style-name="T51">str</text:span>,<text:span text:style-name="T51">val</text:span>)</text:p>
      <text:p text:style-name="P30"><text:soft-page-break/></text:p>
      <text:p text:style-name="P30">Returns a string that contains <text:span text:style-name="T152">&lt;</text:span><text:span text:style-name="T28">val</text:span><text:span text:style-name="T152">&gt;</text:span> characters to the right of string <text:span text:style-name="T152">&lt;</text:span><text:span text:style-name="T28">str</text:span><text:span text:style-name="T152">&gt;</text:span>.</text:p>
      <text:p text:style-name="P30">Example:</text:p>
      <text:p text:style-name="P139">RIGHT$("HELLO",2) =&gt; "LO"</text:p>
      <text:p text:style-name="P30"/>
      <text:p text:style-name="P39">See also <text:a xlink:type="simple" xlink:href="#4.0.34.LEFT$|outline" text:style-name="Internet_20_link" text:visited-style-name="Visited_20_Internet_20_Link"><text:span text:style-name="T101">LEFT$</text:span></text:a> and <text:a xlink:type="simple" xlink:href="#4.0.40.MID$|outline" text:style-name="Internet_20_link" text:visited-style-name="Visited_20_Internet_20_Link"><text:span text:style-name="T101">MID$</text:span></text:a>.</text:p>
      <text:p text:style-name="P138"/>
      <text:h text:style-name="P272" text:outline-level="3"><text:bookmark-start text:name="__RefHeading___Toc4016_2749442001"/>RND<text:bookmark-end text:name="__RefHeading___Toc4016_2749442001"/></text:h>
      <text:p text:style-name="P139"/>
      <text:p text:style-name="P139">Syntax: RND(<text:span text:style-name="T51">val</text:span>)</text:p>
      <text:p text:style-name="P30"/>
      <text:p text:style-name="P30">Returns a random number between 0 and 1. A negative value of <text:span text:style-name="T152">&lt;</text:span><text:span text:style-name="T28">val</text:span><text:span text:style-name="T152">&gt;</text:span> will start a new sequence; if <text:span text:style-name="T152">&lt;</text:span><text:span text:style-name="T28">val</text:span><text:span text:style-name="T152">&gt;</text:span> is greater than zero the function will return the next value in the random sequence; a value of zero will return the last number returned. The same negative number will generate the same random sequence.</text:p>
      <text:p text:style-name="P30">Examples:</text:p>
      <text:p text:style-name="P139">A=RND(1) =&gt; returns a random number</text:p>
      <text:p text:style-name="P139">A=INT(RND(1)*6)+1 =&gt; rolls a dice: will return a number between 1 and 6.</text:p>
      <text:p text:style-name="P30"/>
      <text:p text:style-name="P30">If you need to create a good random sequence you can use the system tick timer used to increment the 100ths of second counter:</text:p>
      <text:p text:style-name="P139">RND(-ABS(TMR(0)))</text:p>
      <text:p text:style-name="P30"/>
      <text:p text:style-name="P39">See also <text:a xlink:type="simple" xlink:href="#4.0.75.TMR|outline" text:style-name="Internet_20_link" text:visited-style-name="Visited_20_Internet_20_Link"><text:span text:style-name="T101">TMR</text:span></text:a>.</text:p>
      <text:p text:style-name="P138"/>
      <text:h text:style-name="P272" text:outline-level="3"><text:bookmark-start text:name="__RefHeading___Toc4018_2749442001"/>RUN<text:bookmark-end text:name="__RefHeading___Toc4018_2749442001"/></text:h>
      <text:p text:style-name="P139"/>
      <text:p text:style-name="P139">Syntax: RUN [numline]</text:p>
      <text:p text:style-name="P30"/>
      <text:p text:style-name="P30">Start the execution of the program currently stored in memory. If <text:span text:style-name="T152">&lt;</text:span><text:span text:style-name="T19">numline</text:span><text:span text:style-name="T28">&gt;</text:span> is <text:span text:style-name="T77">present</text:span>, the execution will start from such line, otherwise it will start from the first line.</text:p>
      <text:p text:style-name="P39">Example:</text:p>
      <text:p text:style-name="P139">RUN <text:s/>=&gt; start the execution of the program from the first line</text:p>
      <text:p text:style-name="P139">RUN 1000 =&gt; start the execution of the program from line 1000</text:p>
      <text:p text:style-name="P30"/>
      <text:p text:style-name="P138"/>
      <text:h text:style-name="P272" text:outline-level="3"><text:bookmark-start text:name="__RefHeading___Toc4020_2749442001"/><text:soft-page-break/>SCREEN<text:bookmark-end text:name="__RefHeading___Toc4020_2749442001"/></text:h>
      <text:p text:style-name="P139"/>
      <text:p text:style-name="P139">Syntax: SCREEN mode<text:span text:style-name="T142">[,spriteSize][,spriteMagn]</text:span></text:p>
      <text:p text:style-name="P30"/>
      <text:p text:style-name="P10"><text:span text:style-name="T237">C</text:span><text:span text:style-name="T168">hanges the screen mode. </text:span><text:span text:style-name="T233">&lt;</text:span><text:span text:style-name="T170">mode</text:span><text:span text:style-name="T233">&gt;</text:span><text:span text:style-name="T168"> is a number between 0 and 4 and sets the screen as follow:</text:span></text:p>
      <text:list xml:id="list1100566608" text:style-name="L5">
        <text:list-item>
          <text:p text:style-name="P289"><text:span text:style-name="T236">text mode only: </text:span><text:span text:style-name="T168">40x24 chars</text:span><text:span text:style-name="T236">, </text:span><text:span text:style-name="T168">no sprites support;</text:span></text:p>
        </text:list-item>
        <text:list-item>
          <text:p text:style-name="P289"><text:span text:style-name="T236">text/graphic mode: </text:span><text:span text:style-name="T168">32x24 chars or 256x192 pixels </text:span><text:span text:style-name="T236">with tiled graphic </text:span><text:span text:style-name="T168">mode </text:span><text:span text:style-name="T236">and </text:span><text:span text:style-name="T168">sprites supp</text:span><text:span text:style-name="T236">ort;</text:span></text:p>
        </text:list-item>
        <text:list-item>
          <text:p text:style-name="P289"><text:span text:style-name="T236">graphic mode only: </text:span><text:span text:style-name="T168">256x192 pixels </text:span><text:span text:style-name="T236">bitmapped </text:span><text:span text:style-name="T168">graphic mode, </text:span><text:span text:style-name="T236">with </text:span><text:span text:style-name="T168">sprites support;</text:span></text:p>
        </text:list-item>
        <text:list-item>
          <text:p text:style-name="P289"><text:span text:style-name="T236">graphic mode only: </text:span><text:span text:style-name="T168">64x48 pixels multicolor graphic mode, </text:span><text:span text:style-name="T236">with </text:span><text:span text:style-name="T168">sprites supported;</text:span></text:p>
        </text:list-item>
        <text:list-item>
          <text:p text:style-name="P291">text/graphic mode: mix between mode 1 &amp; mode 2, limited sprite support;</text:p>
        </text:list-item>
      </text:list>
      <text:p text:style-name="P89"/>
      <text:p text:style-name="P30"><text:span text:style-name="T101">SCREEN</text:span> initializes the screen with default settings, <text:span text:style-name="T77">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7">complete </text:span>charset <text:span text:style-name="T77">with 256 chars, </text:span>since these two are also text modes: the big difference is that mode 0 is a real text mode, with no support for sprites and graphics, <text:span text:style-name="T77">while mode 1 is a graphics mode where each char is in reality a tile.</text:span> In every mode, <text:span text:style-name="T101">SCREEN</text:span> also performs a screen clear. </text:p>
      <text:p text:style-name="P3"><text:span text:style-name="T272">Screen</text:span><text:span text:style-name="T168"> 4 is a special, not </text:span><text:span text:style-name="T280">o</text:span><text:span text:style-name="T168">fficially supported yet </text:span><text:span text:style-name="T280">well</text:span><text:span text:style-name="T168"> documented mode that is a mix between </text:span><text:span text:style-name="T272">screen</text:span><text:span text:style-name="T168"> 1 and </text:span><text:span text:style-name="T272">screen</text:span><text:span text:style-name="T168"> 2. In </text:span><text:span text:style-name="T272">screen</text:span><text:span text:style-name="T168">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0">Examples:</text:p>
      <text:p text:style-name="P139">SCREEN 0 <text:s/>=&gt; sets the 40x24 chars text mode</text:p>
      <text:p text:style-name="P139">SCREEN 2 <text:s/>=&gt; sets the bitmap graphic mode</text:p>
      <text:p text:style-name="P30"/>
      <text:p text:style-name="P92">In an error occurs inside a program or at the prompt in direct mode while in graphics modes (screen 2 &amp; 3), the interpreter will immediately return to screen 1 mode. Same behavior if you press the “<text:span text:style-name="T101">RUN STOP</text:span>” key in direct mode while in graphic modes.</text:p>
      <text:p text:style-name="P30">If <text:span text:style-name="T144">&lt;</text:span><text:span text:style-name="T19">spriteSize</text:span><text:span text:style-name="T144">&gt;</text:span> and <text:span text:style-name="T144">&lt;</text:span><text:span text:style-name="T19">SpriteMagn</text:span><text:span text:style-name="T144">&gt;</text:span> are passed, then <text:span text:style-name="T101">SCREEN</text:span> also sets the size and magnification attributes for sprites. Arguments can assume value of 0 or 1. <text:span text:style-name="T142">If &lt;</text:span><text:span text:style-name="T19">spriteSize</text:span><text:span text:style-name="T20">&gt;</text:span> <text:span text:style-name="T142">is</text:span> 0 <text:span text:style-name="T142">then </text:span>sprites <text:span text:style-name="T142">are set to </text:span>8x8 pixels, <text:span text:style-name="T142">while if it’s </text:span>1 <text:span text:style-name="T142">then </text:span>sprites <text:span text:style-name="T142">are set </text:span>to 16x16 pixels <text:span text:style-name="T142">(this is obtained combining together 4 8x8 sprites). If &lt;</text:span><text:span text:style-name="T21">s</text:span><text:span text:style-name="T19">priteMagn</text:span><text:span text:style-name="T144">&gt;</text:span> <text:span text:style-name="T142">is </text:span>0 <text:span text:style-name="T142">then </text:span>no sprite magnification <text:span text:style-name="T142">is set, while if it’s</text:span> 1 <text:span text:style-name="T142">than </text:span>sprite <text:soft-page-break/>magnification <text:span text:style-name="T142">is set </text:span>to ON: <text:span text:style-name="T142">this means</text:span> that 8x8 sprites become 16x16, and 16x16 sprites become 32x32.</text:p>
      <text:p text:style-name="P30">Note <text:span text:style-name="T312">that </text:span>sprite<text:span text:style-name="T142">s</text:span> magnification <text:span text:style-name="T145">halves</text:span> their video resolution so that when a sprite is magnified each pixel occupies a 2x2 pixel <text:span text:style-name="T312">block </text:span>on the video grid.</text:p>
      <text:p text:style-name="P30">You can just pass one argument of the two, in this case it is assumed that <text:span text:style-name="T156">the argument is</text:span> the sprite size.</text:p>
      <text:p text:style-name="P28">Examples:</text:p>
      <text:p text:style-name="P139">SCREEN 1,0,0 =&gt; this corresponds to SCREEN 1, sprites are set to 8x8</text:p>
      <text:p text:style-name="P139"><text:s text:c="16"/>pixels and sprite magnification is off</text:p>
      <text:p text:style-name="P139">SCREEN 1,1,0 =&gt; screen mode 1 with sprites size set to 16x16 (the last</text:p>
      <text:p text:style-name="P139"><text:s text:c="16"/>argument can be omitted)</text:p>
      <text:p text:style-name="P139">SCREEN 1,1 <text:s text:c="2"/>=&gt; same as above</text:p>
      <text:p text:style-name="P139">SCREEN 1,0,1 =&gt; sprites size set to 8x8, sprite magnification on</text:p>
      <text:p text:style-name="P28"/>
      <text:p text:style-name="P3"><text:span text:style-name="T168">Obviously, the sprite size and magnification arguments are re</text:span><text:span text:style-name="T236">l</text:span><text:span text:style-name="T168">e</text:span><text:span text:style-name="T236">v</text:span><text:span text:style-name="T168">ant only when used in graphic modes that support the sprite visualization: </text:span><text:span text:style-name="T238">for this reason, when setting the </text:span><text:span text:style-name="T236">screen</text:span><text:span text:style-name="T238"> mode 0 </text:span><text:span text:style-name="T236">(a text mode) </text:span><text:span text:style-name="T238">only &lt;</text:span><text:span text:style-name="T181">mode</text:span><text:span text:style-name="T238">&gt; is accepted.</text:span></text:p>
      <text:p text:style-name="P30">Further reading: to better know the video capabilities of the VDP the reading of its reference guide is recom<text:span text:style-name="T336">me</text:span>nded. A copy can be found here:</text:p>
      <text:p text:style-name="P3"><text:a xlink:type="simple" xlink:href="https://github.com/leomil72/LM80C/tree/master/manuals" text:style-name="Internet_20_link" text:visited-style-name="Visited_20_Internet_20_Link"><text:span text:style-name="T168">https://github.com/leomil72/LM80C/tree/master/manuals</text:span></text:a></text:p>
      <text:p text:style-name="P30">See also: <text:a xlink:type="simple" xlink:href="#4.0.11.CLS|outline" text:style-name="Internet_20_link" text:visited-style-name="Visited_20_Internet_20_Link"><text:span text:style-name="T101">CLS</text:span></text:a> and <text:a xlink:type="simple" xlink:href="#4.0.12.COLOR|outline" text:style-name="Internet_20_link" text:visited-style-name="Visited_20_Internet_20_Link"><text:span text:style-name="T101">COLOR</text:span></text:a><text:span text:style-name="T331">.</text:span></text:p>
      <text:p text:style-name="P138"/>
      <text:h text:style-name="P272" text:outline-level="3"><text:bookmark-start text:name="__RefHeading___Toc4022_2749442001"/>SERIAL<text:bookmark-end text:name="__RefHeading___Toc4022_2749442001"/></text:h>
      <text:p text:style-name="P139"/>
      <text:p text:style-name="P139">Syntax: SERIAL ch,bps[,data,par,stop]</text:p>
      <text:p text:style-name="P30"/>
      <text:p text:style-name="P3"><text:span text:style-name="T168">Opens a serial connection between the computer and an external device. </text:span><text:span text:style-name="T233">&lt;</text:span><text:span text:style-name="T170">ch</text:span><text:span text:style-name="T233">&gt;</text:span><text:span text:style-name="T168"> can be 1 or 2: 1 corresponds to SIO channel A, while 2 to SIO channel B. In LM80C computer the channel A is connected to a USB-to-serial converter so that serial port 1 works only as a char device, while channel B (port 2) </text:span><text:span text:style-name="T282">will be</text:span><text:span text:style-name="T168"> configured as a block device </text:span><text:span text:style-name="T282">(actually, it is NOT supported by BASIC)</text:span><text:span text:style-name="T168">. </text:span><text:span text:style-name="T233">&lt;</text:span><text:span text:style-name="T170">bps</text:span><text:span text:style-name="T233">&gt;</text:span><text:span text:style-name="T168"> indicates the bauds per second, i.e. the speed of the serial line. </text:span><text:span text:style-name="T233">&lt;</text:span><text:span text:style-name="T170">bps</text:span><text:span text:style-name="T233">&gt;</text:span><text:span text:style-name="T168"> can assume one of the following values:</text:span></text:p>
      <text:p text:style-name="P139">57600,38400,28800,19200,14400,9600,4800,3600,2400,1200,<text:span text:style-name="T165">600,1,</text:span>0</text:p>
      <text:p text:style-name="P139"/>
      <text:p text:style-name="P32"><text:span text:style-name="T165">1 and 0 are special values that will be analyzed below. If a valid value for &lt;</text:span><text:span text:style-name="T32">bps</text:span><text:span text:style-name="T165">&gt; is entered, </text:span>the serial line will be set to run at the selected speed. <text:span text:style-name="T144">&lt;</text:span><text:span text:style-name="T19">data</text:span><text:span text:style-name="T144">&gt;</text:span> represents the number of bits that compose the data to be sent: allowed values are 5/6/7/8. 5 is used to instructs the SIO to work with a number of 5 bits (or less) per single char. <text:span text:style-name="T144">&lt;</text:span><text:span text:style-name="T19">par</text:span><text:span text:style-name="T144">&gt;</text:span> is the parity bit: it can be 0/1/2. 0 means no parity bit; 1 means an odd parity; 2 means an even parity. <text:span text:style-name="T144">&lt;</text:span><text:span text:style-name="T19">stop</text:span><text:span text:style-name="T144">&gt;</text:span> sets the number of bits sent after <text:soft-page-break/>the data bits. Its value must be: 0, for no stop bits; 1, for 1 stop bit; 2, for 1.5 stop bits; 3, for 2 stop bits. Opening a serial line leads to the corresponding status LED to be turned on.</text:p>
      <text:p text:style-name="P30">Example:</text:p>
      <text:p text:style-name="P139">SERIAL 1,19200,8,0,1 <text:s/>=&gt; normal settings to open a serial line with</text:p>
      <text:p text:style-name="P139"><text:s text:c="25"/>19,200 bps, 8 data bits, no parity bits,1 stop</text:p>
      <text:p text:style-name="P139"><text:s text:c="25"/>bit</text:p>
      <text:p text:style-name="P28"/>
      <text:p text:style-name="P20"><text:span text:style-name="T282">If nothing follows after &lt;</text:span><text:span text:style-name="T188">bps</text:span><text:span text:style-name="T282">&gt;, then default values of 8,0,1 will be assigned to &lt;</text:span><text:span text:style-name="T188">data</text:span><text:span text:style-name="T282">&gt;,&lt;</text:span><text:span text:style-name="T188">par</text:span><text:span text:style-name="T282">&gt;, and &lt;</text:span><text:span text:style-name="T188">stop</text:span><text:span text:style-name="T282">&gt;, respectively. So, the two commands below are equivalent:</text:span></text:p>
      <text:p text:style-name="Preformatted_20_Text">SERIAL 1,38400,8,0,1</text:p>
      <text:p text:style-name="Preformatted_20_Text">SERIAL 1,38400</text:p>
      <text:p text:style-name="P169"/>
      <text:p text:style-name="P59">If the user tries to re-open a serial communication on a port already opened, an error will be raised:</text:p>
      <text:p text:style-name="P139">SERIAL 1,19200,8,0,1</text:p>
      <text:p text:style-name="P139">Ok</text:p>
      <text:p text:style-name="P139">SERIAL 1,38400,8,0,1</text:p>
      <text:p text:style-name="P139">Serial Port Already Open Error</text:p>
      <text:p text:style-name="P139">Ok</text:p>
      <text:p text:style-name="P40"/>
      <text:p text:style-name="P40">If 0 is entered <text:span text:style-name="T165">as &lt;</text:span><text:span text:style-name="T32">bps</text:span><text:span text:style-name="T165">&gt;</text:span>, the<text:span text:style-name="T341">n</text:span> other <text:span text:style-name="T88">arguments</text:span> are ignored and the command closes the connection opened on channel <text:span text:style-name="T144">&lt;</text:span><text:span text:style-name="T19">ch</text:span><text:span text:style-name="T144">&gt;:</text:span></text:p>
      <text:p text:style-name="P139">SERIAL 1,0 =&gt; closes the serial port 1, resetting the SIO channel A.</text:p>
      <text:p text:style-name="P30"/>
      <text:p text:style-name="P59">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39">SERIAL 1,1<text:tab/>=&gt; re-activates the RX/<text:span text:style-name="T166">TX</text:span> <text:span text:style-name="T55">transmission</text:span> after a buffer overrun condition</text:p>
      <text:p text:style-name="P59"/>
      <text:p text:style-name="P94">The LM80C BASIC has also an input buffer whose length is 88 chars: if, during a serial communication, a line longer than 88 chars is received the interpreter will discard all the exceeding chars.</text:p>
      <text:p text:style-name="P30">Further reading: to better know the serial capabilities of the SIO chip, the reading of the Z80 peripherals' user manual is recom<text:span text:style-name="T312">m</text:span>ended. A copy can be found here:</text:p>
      <text:p text:style-name="P3"><text:a xlink:type="simple" xlink:href="https://github.com/leomil72/LM80C/tree/master/manuals" text:style-name="Internet_20_link" text:visited-style-name="Visited_20_Internet_20_Link"><text:span text:style-name="T168">https://github.com/leomil72/LM80C/tree/master/manuals</text:span></text:a></text:p>
      <text:p text:style-name="P138"/>
      <text:h text:style-name="P272" text:outline-level="3"><text:bookmark-start text:name="__RefHeading___Toc4024_2749442001"/><text:soft-page-break/>SGN<text:bookmark-end text:name="__RefHeading___Toc4024_2749442001"/></text:h>
      <text:p text:style-name="P139"/>
      <text:p text:style-name="P139">Syntax: SGN(<text:span text:style-name="T51">arg</text:span>)</text:p>
      <text:p text:style-name="P30"/>
      <text:p text:style-name="P30">Returns the sign of <text:span text:style-name="T152">&lt;</text:span><text:span text:style-name="T28">arg</text:span><text:span text:style-name="T152">&gt;. I</text:span>t returns -1 if <text:span text:style-name="T152">&lt;</text:span><text:span text:style-name="T28">arg</text:span><text:span text:style-name="T152">&gt;</text:span> is negative, 1 if it is positive, or 0 if it is zero.</text:p>
      <text:p text:style-name="P30">Example:</text:p>
      <text:p text:style-name="P139">PRINT SGN(-345) =&gt; -1</text:p>
      <text:p text:style-name="P30"/>
      <text:p text:style-name="P3"><text:span text:style-name="T168">An interesting usage of </text:span><text:span text:style-name="T104">SGN</text:span><text:span text:style-name="T168"> is in combination with conditional jumps where a specific set of i</text:span><text:span text:style-name="T239">n</text:span><text:span text:style-name="T168">structions </text:span><text:span text:style-name="T240">may</text:span><text:span text:style-name="T168"> be executed depending of the sign of a variable being checked:</text:span></text:p>
      <text:p text:style-name="P30">Example:</text:p>
      <text:p text:style-name="P139">10 ON SGN(X)+2 GOSUB 100,200,300</text:p>
      <text:p text:style-name="P30"/>
      <text:p text:style-name="P30">In this example, the program will continue from line 100 if X&lt;0, from line 200 i<text:span text:style-name="T152">f</text:span> X=0, and from line 300 if X&gt;0.</text:p>
      <text:p text:style-name="P138"/>
      <text:h text:style-name="P272" text:outline-level="3"><text:bookmark-start text:name="__RefHeading___Toc4026_2749442001"/>SIN<text:bookmark-end text:name="__RefHeading___Toc4026_2749442001"/></text:h>
      <text:p text:style-name="P139"/>
      <text:p text:style-name="P139">Syntax: SIN(<text:span text:style-name="T51">arg</text:span>)</text:p>
      <text:p text:style-name="P30"/>
      <text:p text:style-name="P30">Returns the sine of <text:span text:style-name="T144">&lt;</text:span><text:span text:style-name="T28">arg</text:span><text:span text:style-name="T144">&gt;</text:span>. The result is in <text:span text:style-name="T152">radius</text:span> in range -pi/2 to pi/2.</text:p>
      <text:p text:style-name="P30">Example:</text:p>
      <text:p text:style-name="P139">SIN(5) =&gt; -0.958924</text:p>
      <text:p text:style-name="P30"/>
      <text:p text:style-name="P138"/>
      <text:h text:style-name="P272" text:outline-level="3"><text:bookmark-start text:name="__RefHeading___Toc4028_2749442001"/>SOUND<text:bookmark-end text:name="__RefHeading___Toc4028_2749442001"/></text:h>
      <text:p text:style-name="P139"/>
      <text:p text:style-name="P139">Syntax: SOUND ch<text:span text:style-name="T162">[</text:span>,tone<text:span text:style-name="T316">[</text:span>,dur<text:span text:style-name="T162">]]</text:span></text:p>
      <text:p text:style-name="P30"/>
      <text:p text:style-name="P13"><text:span text:style-name="T168">This command instructs the PSG to emit a </text:span><text:span text:style-name="T246">tone</text:span><text:span text:style-name="T168"> </text:span><text:span text:style-name="T246">or a noise </text:span><text:span text:style-name="T168">with a particular </text:span><text:span text:style-name="T246">frequency</text:span><text:span text:style-name="T168"> for a specific duration on the selected channel. </text:span><text:span text:style-name="T246">Its behavior varies according to the king of sound to reproduce. </text:span><text:span text:style-name="T248">The volume of the tone or noise being generated is set with the </text:span><text:span text:style-name="T120">VOLUME</text:span><text:span text:style-name="T248"> command: for this reason, it must be invoked before any call of </text:span><text:span text:style-name="T120">SOUND</text:span><text:span text:style-name="T248">, otherwise nothing will be heared.</text:span></text:p>
      <text:p text:style-name="P100"><text:bookmark-start text:name="__RefHeading___Toc7671_2934496892"/><text:span text:style-name="T246">T</text:span><text:span text:style-name="T168">one generation</text:span><text:bookmark-end text:name="__RefHeading___Toc7671_2934496892"/></text:p>
      <text:p text:style-name="P13"><text:soft-page-break/><text:span text:style-name="T233">&lt;</text:span><text:span text:style-name="T170">ch</text:span><text:span text:style-name="T233">&gt;</text:span><text:span text:style-name="T168"> </text:span><text:span text:style-name="T246">must be in range 1 to 3 for sounds </text:span><text:span text:style-name="T168">and corresponds to the same analog channel of the PSG. </text:span><text:span text:style-name="T246"><text:s/></text:span><text:span text:style-name="T168"><text:s/></text:span><text:span text:style-name="T233">&lt;</text:span><text:span text:style-name="T170">tone</text:span><text:span text:style-name="T233">&gt;</text:span><text:span text:style-name="T168"> can vary between 0 and 4,095 and it is inversely related to the real frequency of the emitted tone. </text:span><text:span text:style-name="T285">Below is the </text:span><text:span text:style-name="T168">formula to get the frequency:</text:span></text:p>
      <text:p text:style-name="P139">Freq = 1,843,200 / 16 / (4,096 – tone)</text:p>
      <text:p text:style-name="P139"/>
      <text:p text:style-name="P30"><text:span text:style-name="T78">w</text:span>here 1,843,200 Hz is the clock of the PSG while "16" is a fixed internal prescaler.</text:p>
      <text:p text:style-name="P41">I.e.: if tone is equal to 4,000, the frequency of the sound generated by the PSG will be 1,200 Hz. In fact, 1,843,200 / 16 / <text:span text:style-name="T347">(4,096-4,000)</text:span> <text:span text:style-name="T348">→</text:span><text:span text:style-name="T347"> 1,843,200 / 16 / 96 = </text:span>1,200. The lower frequency will be 28 Hz while the higher frequency will be 115,200 Hz (115 KHz). Obviously, anything over 15/20 KHz won’t be audible. </text:p>
      <text:p text:style-name="P41"><text:span text:style-name="T144">&lt;</text:span><text:span text:style-name="T19">dur</text:span><text:span text:style-name="T144">&gt;</text:span> is the duration in 100ths of a second and its range is between 0 and 16,383 (0.0~163.8 seconds). By setting a tone of <text:span text:style-name="T144">&lt;</text:span><text:span text:style-name="T19">tone</text:span><text:span text:style-name="T144">&gt;</text:span> 0 we force the audio to quit immediately. By setting a tone with duration equals to 0, the tone will last forever, unless you quit the volume off or you set another tone on the same channel.</text:p>
      <text:p text:style-name="P3"><text:span text:style-name="T168">The inverse formula to calculate the value </text:span><text:span text:style-name="T233">&lt;</text:span><text:span text:style-name="T189">tone</text:span><text:span text:style-name="T233">&gt;</text:span><text:span text:style-name="T168"> to pass to </text:span><text:span text:style-name="T104">SOUND</text:span><text:span text:style-name="T168"> to generate a tone of freq</text:span><text:span text:style-name="T286">u</text:span><text:span text:style-name="T168">ency </text:span><text:span text:style-name="T233">&lt;</text:span><text:span text:style-name="T170">freq</text:span><text:span text:style-name="T233">&gt;</text:span><text:span text:style-name="T168"> is:</text:span></text:p>
      <text:p text:style-name="Preformatted_20_Text"><text:span text:style-name="T66">tone</text:span><text:span text:style-name="T168"> = 4,096 - (1,843,299 / 16 / (freq))</text:span></text:p>
      <text:p text:style-name="P30"/>
      <text:p text:style-name="P3"><text:span text:style-name="T168">I.e.: if a tone with a frequency of 2,000 Hz (2 KHz) is required, </text:span><text:span text:style-name="T233">&lt;</text:span><text:span text:style-name="T189">tone</text:span><text:span text:style-name="T233">&gt;</text:span><text:span text:style-name="T168"> equals to </text:span></text:p>
      <text:p text:style-name="Preformatted_20_Text"><text:span text:style-name="T66">tone</text:span><text:span text:style-name="T168"> = 4,096 - (1,843,200 / 16 / 2,000)) = 4,096 - 57.6 =&gt; 4,038(.4)</text:span></text:p>
      <text:p text:style-name="P139"/>
      <text:p text:style-name="P30">In fact, if we use the previous formula, we get:</text:p>
      <text:p text:style-name="P139">Freq = 1,843,200 / 16 / (4,096 - 4,038) = 115,200 / 58 = 1,986 Hz</text:p>
      <text:p text:style-name="P30"/>
      <text:p text:style-name="P30"><text:span text:style-name="T78">D</text:span>ue to integer truncating, the frequency is a little bit smaller than needed</text:p>
      <text:p text:style-name="P30">Example:</text:p>
      <text:p text:style-name="P139">SOUND 1,3500,100 =&gt; plays a tone of freq. 193 Hz for 1 second.</text:p>
      <text:p text:style-name="P30"/>
      <text:p text:style-name="P100"><text:bookmark-start text:name="__RefHeading___Toc7673_2934496892"/>Noise generation<text:bookmark-end text:name="__RefHeading___Toc7673_2934496892"/></text:p>
      <text:p text:style-name="P14"><text:span text:style-name="T246">If &lt;</text:span><text:span text:style-name="T184">ch</text:span><text:span text:style-name="T246">&gt; is in range 4 to 6, then it is intended that the PSG must activate a noise reproduction on channel </text:span><text:span text:style-name="T247">whose number is given by </text:span><text:span text:style-name="T246">“</text:span><text:span text:style-name="T184">ch-3</text:span><text:span text:style-name="T246">”: </text:span><text:span text:style-name="T247">so, 4 stands for channel 1, 5 stands for channel 2, and 6 stands for channel 3. &lt;</text:span><text:span text:style-name="T185">tone</text:span><text:span text:style-name="T247">&gt; sets the frequency of the noise being generated and varies </text:span><text:span text:style-name="T246">from </text:span><text:span text:style-name="T247">1</text:span><text:span text:style-name="T246"> to 31, where </text:span><text:span text:style-name="T247">1 is the highest frequency and </text:span><text:span text:style-name="T246">31 </text:span><text:span text:style-name="T247">is the lowest one. To get the </text:span><text:span text:style-name="T248">frequency refers to the following formula:</text:span></text:p>
      <text:p text:style-name="Preformatted_20_Text">Fnoise = 1,843,200 / 16 / tone</text:p>
      <text:p text:style-name="P74"/>
      <text:p text:style-name="P15"><text:span text:style-name="T248">So, i.e., if &lt;</text:span><text:span text:style-name="T186">tone</text:span><text:span text:style-name="T248">&gt; is 20, then </text:span><text:span text:style-name="T186">Fnoise</text:span><text:span text:style-name="T248"> will be equals to 1,843,200/16/20 = 5,760 Hz. If &lt;</text:span><text:span text:style-name="T186">tone</text:span><text:span text:style-name="T248">&gt; is set to 0, then the noise reproduction on the selected channel will be halted.</text:span></text:p>
      <text:p text:style-name="P15"><text:soft-page-break/><text:span text:style-name="T247">A </text:span><text:span text:style-name="T246">tone and </text:span><text:span text:style-name="T247">a </text:span><text:span text:style-name="T246">noise</text:span><text:span text:style-name="T168"> </text:span><text:span text:style-name="T246">can co-exist on the same channel: it should, however, be considered that they will be mixed together, affecting each other at the human’s hear. </text:span><text:span text:style-name="T247">The example below will generate an old airplane-like noise.</text:span></text:p>
      <text:p text:style-name="P177"><text:span text:style-name="T246">S</text:span><text:span text:style-name="T168">OUND 1,1000,0:SOUND 4,</text:span><text:span text:style-name="T65">1</text:span><text:span text:style-name="T168">0</text:span></text:p>
      <text:p text:style-name="P164"/>
      <text:p text:style-name="Text_20_body">When <text:span text:style-name="T136">SOUND</text:span><text:span text:style-name="T318"> is called to generate a noise, the &lt;</text:span><text:span text:style-name="T35">dur</text:span><text:span text:style-name="T318">&gt; argument is ignored: actually, there is no automatic mechanism to reproduce a noise just for a specified period.</text:span></text:p>
      <text:p text:style-name="Text_20_body"/>
      <text:p text:style-name="P100"><text:bookmark-start text:name="__RefHeading___Toc7675_2934496892"/>Sound 0<text:bookmark-end text:name="__RefHeading___Toc7675_2934496892"/></text:p>
      <text:p text:style-name="P32">There is a special usage of <text:span text:style-name="T101">SOUND</text:span>. If <text:span text:style-name="T317">being </text:span>used with just a 0 as <text:span text:style-name="T88">argument</text:span>, <text:span text:style-name="T101">SOUND</text:span> will reset the PSG registers and shut down every sound generated by the audio chip, including the white noise and the envelops activated with <text:span text:style-name="T101">SREG</text:span>. <text:span text:style-name="T317">It will also set the volume of all the channels to 0.</text:span></text:p>
      <text:p text:style-name="P30">Example:</text:p>
      <text:p text:style-name="P139">SOUND 0 <text:s/>=&gt; shut down every king of tone/<text:span text:style-name="T319">noise</text:span></text:p>
      <text:p text:style-name="P30"/>
      <text:p text:style-name="P73">See also: <text:a xlink:type="simple" xlink:href="#4.0.78.VOLUME|outline" text:style-name="Internet_20_link" text:visited-style-name="Visited_20_Internet_20_Link"><text:span text:style-name="T101">VOLUME</text:span></text:a>.</text:p>
      <text:p text:style-name="P138"/>
      <text:h text:style-name="P272" text:outline-level="3"><text:bookmark-start text:name="__RefHeading___Toc4030_2749442001"/>SPC<text:bookmark-end text:name="__RefHeading___Toc4030_2749442001"/></text:h>
      <text:p text:style-name="P139"/>
      <text:p text:style-name="P139">Syntax: SPC(<text:span text:style-name="T51">val</text:span>)</text:p>
      <text:p text:style-name="P30"/>
      <text:p text:style-name="P3"><text:span text:style-name="T168">Prints </text:span><text:span text:style-name="T241">&lt;</text:span><text:span text:style-name="T182">val</text:span><text:span text:style-name="T241">&gt;</text:span><text:span text:style-name="T168"> empty chars on video. It can only be used in conjunction with a </text:span><text:span text:style-name="T104">PRINT</text:span><text:span text:style-name="T168"> statement. </text:span><text:span text:style-name="T240">Note that </text:span><text:span text:style-name="T104">TAB</text:span><text:span text:style-name="T168"> and </text:span><text:span text:style-name="T104">SPC</text:span><text:span text:style-name="T168"> are similar but have different behaviors since the former moves the cursor without altering the chars before the position to reach while </text:span><text:span text:style-name="T104">SPC</text:span><text:span text:style-name="T168"> prints empty chars deleting every char during the movement.</text:span></text:p>
      <text:p text:style-name="P30">Example:</text:p>
      <text:p text:style-name="P139">PRINT "A";SPC(5);"B"</text:p>
      <text:p text:style-name="P139">A <text:s text:c="4"/>B</text:p>
      <text:p text:style-name="P139"/>
      <text:p text:style-name="P163">PRINT "HELLO";SPC(3);"WORLD"</text:p>
      <text:p text:style-name="P163">HELLO <text:s text:c="2"/>WORLD</text:p>
      <text:p text:style-name="P30"/>
      <text:p text:style-name="P30">See also: <text:a xlink:type="simple" xlink:href="#4.0.52.PRINT|outline" text:style-name="Internet_20_link" text:visited-style-name="Visited_20_Internet_20_Link"><text:span text:style-name="T137">PRINT</text:span></text:a><text:span text:style-name="T336"> and </text:span><text:a xlink:type="simple" xlink:href="#4.0.73.TAB|outline" text:style-name="Internet_20_link" text:visited-style-name="Visited_20_Internet_20_Link"><text:span text:style-name="T101">TAB</text:span></text:a>.</text:p>
      <text:p text:style-name="P138"/>
      <text:h text:style-name="P272" text:outline-level="3"><text:bookmark-start text:name="__RefHeading___Toc4032_2749442001"/>SQR<text:bookmark-end text:name="__RefHeading___Toc4032_2749442001"/></text:h>
      <text:p text:style-name="P139"/>
      <text:p text:style-name="P139">Syntax: SQR(<text:span text:style-name="T51">arg</text:span>)</text:p>
      <text:p text:style-name="P30"/>
      <text:p text:style-name="P30"><text:soft-page-break/>Returns the square root of <text:span text:style-name="T152">&lt;</text:span><text:span text:style-name="T28">arg</text:span><text:span text:style-name="T152">&gt;. &lt;</text:span><text:span text:style-name="T28">arg</text:span><text:span text:style-name="T152">&gt;</text:span> must be <text:span text:style-name="T313">a numerical expression whose values is </text:span>greater than zero.</text:p>
      <text:p text:style-name="P30">Example:</text:p>
      <text:p text:style-name="P139">SQR(9) =&gt; 3</text:p>
      <text:p text:style-name="P30"/>
      <text:p text:style-name="P138"/>
      <text:h text:style-name="P272" text:outline-level="3"><text:bookmark-start text:name="__RefHeading___Toc4034_2749442001"/>SREG<text:bookmark-end text:name="__RefHeading___Toc4034_2749442001"/></text:h>
      <text:p text:style-name="P139"/>
      <text:p text:style-name="P139">Syntax: SREG <text:span text:style-name="T51">reg</text:span>,<text:span text:style-name="T51">val</text:span></text:p>
      <text:p text:style-name="P30"/>
      <text:p text:style-name="P48">Writes the byte <text:span text:style-name="T152">&lt;</text:span><text:span text:style-name="T28">val</text:span><text:span text:style-name="T152">&gt;</text:span> into the register <text:span text:style-name="T152">&lt;</text:span><text:span text:style-name="T28">reg</text:span><text:span text:style-name="T152">&gt;</text:span> of the PSG. <text:span text:style-name="T152">&lt;</text:span><text:span text:style-name="T28">reg</text:span><text:span text:style-name="T152">&gt;</text:span> must be in the range 0-15 while <text:span text:style-name="T152">&lt;</text:span><text:span text:style-name="T28">val</text:span><text:span text:style-name="T152">&gt;</text:span> in range 0-255. Some words must be spent about the register numbering. <text:span text:style-name="T152">Most of the</text:span> PSG data sheet<text:span text:style-name="T152">s found</text:span> <text:span text:style-name="T313">anywhere on the net </text:span>report <text:span text:style-name="T313">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52">e</text:span> registers are <text:span text:style-name="T152">16 and they are numbered from 0 to 15 in decimal format. </text:span></text:p>
      <text:p text:style-name="P30">Example:</text:p>
      <text:p text:style-name="P139">SREG 8,15 =&gt; set the volume of analog channel A to 15</text:p>
      <text:p text:style-name="P30"/>
      <text:p text:style-name="P11"><text:span text:style-name="T240">Noe that </text:span><text:span text:style-name="T241">registers #14 and #15 are used </text:span><text:span text:style-name="T240">by the system manage </text:span><text:span text:style-name="T241">the keyboard </text:span><text:span text:style-name="T168">so they shouldn't be used. </text:span></text:p>
      <text:p text:style-name="P11"><text:span text:style-name="T168">Further reading: to better know the capabilities of the </text:span><text:span text:style-name="T240">Programmable Sound Generator (PSG)</text:span><text:span text:style-name="T168"> chip </text:span><text:span text:style-name="T240">of the LM80C Color Computer</text:span><text:span text:style-name="T168">, the reading of the </text:span><text:span text:style-name="T240">GI AY-3-8910/Yamaha YM219F’s </text:span><text:span text:style-name="T168">user manual is recom</text:span><text:span text:style-name="T236">m</text:span><text:span text:style-name="T168">ended. A copy can be found here:</text:span></text:p>
      <text:p text:style-name="P48"><text:a xlink:type="simple" xlink:href="https://github.com/leomil72/LM80C/tree/master/manuals" text:style-name="Internet_20_link" text:visited-style-name="Visited_20_Internet_20_Link">https://github.com/leomil72/LM80C/tree/master/manuals</text:a></text:p>
      <text:p text:style-name="P60">See also: <text:a xlink:type="simple" xlink:href="#4.0.69.SSTAT|outline" text:style-name="Internet_20_link" text:visited-style-name="Visited_20_Internet_20_Link"><text:span text:style-name="T101">SSTAT</text:span></text:a>.</text:p>
      <text:p text:style-name="P138"/>
      <text:h text:style-name="P272" text:outline-level="3"><text:bookmark-start text:name="__RefHeading___Toc4036_2749442001"/>SSTAT<text:bookmark-end text:name="__RefHeading___Toc4036_2749442001"/></text:h>
      <text:p text:style-name="P139"/>
      <text:p text:style-name="P139">Syntax: SSTAT(<text:span text:style-name="T51">reg</text:span>)</text:p>
      <text:p text:style-name="P30"/>
      <text:p text:style-name="P3"><text:span text:style-name="T168">Reads the PSG (Programmable Sound Generator) register set by </text:span><text:span text:style-name="T241">&lt;</text:span><text:span text:style-name="T182">reg</text:span><text:span text:style-name="T241">&gt;</text:span><text:span text:style-name="T168"> and returns a byte. </text:span><text:span text:style-name="T241">&lt;</text:span><text:span text:style-name="T182">reg</text:span><text:span text:style-name="T241">&gt;</text:span><text:span text:style-name="T168"> must be in the range 0-15. </text:span></text:p>
      <text:p text:style-name="P30">Example:</text:p>
      <text:p text:style-name="P139">?SSTAT(8) =&gt; <text:span text:style-name="T152">return the value of </text:span>register #<text:span text:style-name="T79">8</text:span></text:p>
      <text:p text:style-name="P139"/>
      <text:p text:style-name="P28"><text:soft-page-break/>See also <text:a xlink:type="simple" xlink:href="#4.0.68.SREG|outline" text:style-name="Internet_20_link" text:visited-style-name="Visited_20_Internet_20_Link"><text:span text:style-name="T101">SREG</text:span></text:a>.</text:p>
      <text:p text:style-name="P138"/>
      <text:h text:style-name="P272" text:outline-level="3"><text:bookmark-start text:name="__RefHeading___Toc4038_2749442001"/>STOP<text:bookmark-end text:name="__RefHeading___Toc4038_2749442001"/></text:h>
      <text:p text:style-name="P139"/>
      <text:p text:style-name="P139">Syntax: STOP</text:p>
      <text:p text:style-name="P30"/>
      <text:p text:style-name="P19"><text:span text:style-name="T168">Halts the execution of a program </text:span><text:span text:style-name="T273">with a “</text:span><text:span text:style-name="T121">Break</text:span><text:span text:style-name="T273">” message, as if the </text:span><text:span text:style-name="T122">RUN/STOP</text:span><text:span text:style-name="T273"> key would have been pressed</text:span><text:span text:style-name="T168">. See </text:span><text:span text:style-name="T104">CONT</text:span><text:span text:style-name="T168"> on how to resume running. There is another instruction to halt the execution of the program, </text:span><text:span text:style-name="T122">END</text:span><text:span text:style-name="T168">: the difference is that the latter behaves has the interpreter would have reached the last line of the program.</text:span></text:p>
      <text:p text:style-name="P60">See also: <text:a xlink:type="simple" xlink:href="#4.0.13.CONT|outline" text:style-name="Internet_20_link" text:visited-style-name="Visited_20_Internet_20_Link"><text:span text:style-name="T137">CONT</text:span></text:a><text:span text:style-name="T336"> and </text:span><text:a xlink:type="simple" xlink:href="#4.0.21.END|outline" text:style-name="Internet_20_link" text:visited-style-name="Visited_20_Internet_20_Link"><text:span text:style-name="T101">END</text:span></text:a>.</text:p>
      <text:p text:style-name="P138"/>
      <text:h text:style-name="P272" text:outline-level="3"><text:bookmark-start text:name="__RefHeading___Toc4040_2749442001"/>STR$<text:bookmark-end text:name="__RefHeading___Toc4040_2749442001"/></text:h>
      <text:p text:style-name="P139"/>
      <text:p text:style-name="P139">Syntax: STR$(<text:span text:style-name="T51">arg</text:span>)</text:p>
      <text:p text:style-name="P30"/>
      <text:p text:style-name="P11"><text:span text:style-name="T240">Returns the string representation of </text:span><text:span text:style-name="T241">the</text:span><text:span text:style-name="T168"> </text:span><text:span text:style-name="T240">numerical </text:span><text:span text:style-name="T168">expression </text:span><text:span text:style-name="T233">&lt;</text:span><text:span text:style-name="T182">arg</text:span><text:span text:style-name="T233">&gt;. </text:span></text:p>
      <text:p text:style-name="P30">Example:</text:p>
      <text:p text:style-name="P139">STR$(12) =&gt; "12"</text:p>
      <text:p text:style-name="P30"/>
      <text:p text:style-name="P138"/>
      <text:h text:style-name="P272" text:outline-level="3"><text:bookmark-start text:name="__RefHeading___Toc4042_2749442001"/>SYS<text:bookmark-end text:name="__RefHeading___Toc4042_2749442001"/></text:h>
      <text:p text:style-name="P139"/>
      <text:p text:style-name="P139">Syntax: SYS address[,value]</text:p>
      <text:p text:style-name="P30"/>
      <text:p text:style-name="P3"><text:span text:style-name="T168">Calls a machine language routine starting at </text:span><text:span text:style-name="T233">&lt;</text:span><text:span text:style-name="T170">address</text:span><text:span text:style-name="T233">&gt;</text:span><text:span text:style-name="T168">. </text:span><text:span text:style-name="T233">&lt;</text:span><text:span text:style-name="T170">address</text:span><text:span text:style-name="T233">&gt;</text:span><text:span text:style-name="T168"> must be </text:span><text:span text:style-name="T240">a valid numerical expression in range 0~65,535, or an absolute </text:span><text:span text:style-name="T168">signed integer </text:span><text:span text:style-name="T240">number </text:span><text:span text:style-name="T168">(i.e. in range -32,768 to +32,767). If </text:span><text:span text:style-name="T233">&lt;</text:span><text:span text:style-name="T170">value</text:span><text:span text:style-name="T233">&gt;</text:span><text:span text:style-name="T168"> is </text:span><text:span text:style-name="T233">passed</text:span><text:span text:style-name="T168">, it will </text:span><text:span text:style-name="T240">then </text:span><text:span text:style-name="T168">be passed to the routine into the Accumulator register. </text:span><text:span text:style-name="T233">&lt;</text:span><text:span text:style-name="T170">value</text:span><text:span text:style-name="T233">&gt;</text:span><text:span text:style-name="T168"> must be a byte value (0~255). </text:span><text:span text:style-name="T69">SYS</text:span><text:span text:style-name="T168"> differs from </text:span><text:span text:style-name="T69">USR</text:span><text:span text:style-name="T168"> in </text:span><text:span text:style-name="T240">two</text:span><text:span text:style-name="T168"> way</text:span><text:span text:style-name="T240">s: first, </text:span><text:span text:style-name="T168">it's a command, so there is no return value to be collected, </text:span><text:span text:style-name="T240">and second, </text:span><text:span text:style-name="T70">USR</text:span><text:span text:style-name="T240"> has an indirect indexing method while with </text:span><text:span text:style-name="T70">SYS</text:span><text:span text:style-name="T240"> the address is explicitly passed.</text:span></text:p>
      <text:p text:style-name="P60">Example:</text:p>
      <text:p text:style-name="P139">SYS &amp;HB000,100</text:p>
      <text:p text:style-name="P30"/>
      <text:p text:style-name="P30">See also: <text:a xlink:type="simple" xlink:href="#4.0.76.USR|outline" text:style-name="Internet_20_link" text:visited-style-name="Visited_20_Internet_20_Link"><text:span text:style-name="T43">USR</text:span></text:a>.</text:p>
      <text:p text:style-name="P138"/>
      <text:h text:style-name="P272" text:outline-level="3"><text:bookmark-start text:name="__RefHeading___Toc4044_2749442001"/><text:soft-page-break/>TAB<text:bookmark-end text:name="__RefHeading___Toc4044_2749442001"/></text:h>
      <text:p text:style-name="P139"/>
      <text:p text:style-name="P139">Syntax: TAB(<text:span text:style-name="T52">val</text:span>)</text:p>
      <text:p text:style-name="P30"/>
      <text:p text:style-name="P30">Moves the cursor to column <text:span text:style-name="T153">&lt;</text:span><text:span text:style-name="T29">val</text:span><text:span text:style-name="T153">&gt;</text:span> on the video. <text:span text:style-name="T153">&lt;</text:span><text:span text:style-name="T29">val</text:span><text:span text:style-name="T153">&gt;</text:span> must be in the range 0~255: 0 means no movement.</text:p>
      <text:p text:style-name="P30">Example:</text:p>
      <text:p text:style-name="P139">PRINT TAB(5);"*" =&gt;</text:p>
      <text:p text:style-name="P139"><text:s text:c="5"/>*</text:p>
      <text:p text:style-name="P139"/>
      <text:p text:style-name="P3"><text:span text:style-name="T194">N</text:span><text:span text:style-name="T274">ote that</text:span><text:span text:style-name="T168"> </text:span><text:span text:style-name="T69">TAB</text:span><text:span text:style-name="T168"> and </text:span><text:span text:style-name="T69">SPC</text:span><text:span text:style-name="T168"> are similar but have different behaviors since the former moves the cursor without altering the chars before the position to reach, while </text:span><text:span text:style-name="T69">SPC</text:span><text:span text:style-name="T168"> prints empty chars deleting every char under the cursor during its movement. </text:span><text:span text:style-name="T275">Another difference is that the latter moves the cursor w</text:span><text:span text:style-name="T274">hile</text:span><text:span text:style-name="T275"> keeping in account i</text:span><text:span text:style-name="T274">ts </text:span><text:span text:style-name="T275">previous position while </text:span><text:span text:style-name="T71">TAB</text:span><text:span text:style-name="T275"> just considers the video columns, regardless of the current position of the cursor.</text:span></text:p>
      <text:p text:style-name="P66">Other examples:</text:p>
      <text:p text:style-name="P176">PRINT <text:span text:style-name="T168">"</text:span>HELLO<text:span text:style-name="T168">"</text:span>;TAB(10);<text:span text:style-name="T168">"</text:span>WORLD<text:span text:style-name="T168">"</text:span></text:p>
      <text:p text:style-name="P175">HELLO <text:s text:c="4"/>WORLD</text:p>
      <text:p text:style-name="P175"/>
      <text:p text:style-name="P176">PRINT <text:span text:style-name="T168">"</text:span>HI<text:span text:style-name="T168">"</text:span>;TAB(10);<text:span text:style-name="T168">"</text:span>WORLD<text:span text:style-name="T168">"</text:span></text:p>
      <text:p text:style-name="P175">HI <text:s text:c="7"/>WORLD</text:p>
      <text:p text:style-name="P175"/>
      <text:p text:style-name="P66">See how the word “WORLD” is being printed at the same location (corresponding to column number 10) regardless the length of the previous word.</text:p>
      <text:p text:style-name="P30">See also: <text:a xlink:type="simple" xlink:href="#4.0.66.SPC|outline" text:style-name="Internet_20_link" text:visited-style-name="Visited_20_Internet_20_Link"><text:span text:style-name="T43">SPC</text:span></text:a>.</text:p>
      <text:p text:style-name="P138"/>
      <text:h text:style-name="P272" text:outline-level="3"><text:bookmark-start text:name="__RefHeading___Toc4046_2749442001"/>TAN<text:bookmark-end text:name="__RefHeading___Toc4046_2749442001"/></text:h>
      <text:p text:style-name="P139"/>
      <text:p text:style-name="P139">Syntax: TAN(<text:span text:style-name="T52">arg</text:span>)</text:p>
      <text:p text:style-name="P30"/>
      <text:p text:style-name="P42">Returns the tangent of <text:span text:style-name="T153">&lt;</text:span><text:span text:style-name="T29">arg</text:span><text:span text:style-name="T153">&gt;</text:span>. The result is in radians <text:span text:style-name="T153">in range -pi/2 to pi/2.</text:span></text:p>
      <text:p text:style-name="P30">Example:</text:p>
      <text:p text:style-name="P139">TAN(1) =&gt; 1.55741</text:p>
      <text:p text:style-name="P30"/>
      <text:p text:style-name="P138"/>
      <text:h text:style-name="P272" text:outline-level="3"><text:bookmark-start text:name="__RefHeading___Toc4048_2749442001"/>TMR<text:bookmark-end text:name="__RefHeading___Toc4048_2749442001"/></text:h>
      <text:p text:style-name="P139"/>
      <text:p text:style-name="P139">Syntax: TMR(<text:span text:style-name="T52">val</text:span>)</text:p>
      <text:p text:style-name="P30"/>
      <text:p text:style-name="P3"><text:soft-page-break/><text:span text:style-name="T168">Returns the value of the system tick timer, that is a 32-bit counter that is incremented every hundredth of a second. Since the BASIC interpreter only manage</text:span><text:span text:style-name="T274">s</text:span><text:span text:style-name="T168"> 16-bit values, the system timer </text:span><text:span text:style-name="T274">is </text:span><text:span text:style-name="T168">divided into 2 “halves”, </text:span><text:span text:style-name="T274">so it can be read as a couple of 16-bit registers</text:span><text:span text:style-name="T168">: if </text:span><text:span text:style-name="T243">&lt;</text:span><text:span text:style-name="T183">val</text:span><text:span text:style-name="T243">&gt;</text:span><text:span text:style-name="T168"> is 0 than the function will return the first two less significant bytes of the counter. If </text:span><text:span text:style-name="T243">&lt;</text:span><text:span text:style-name="T183">val</text:span><text:span text:style-name="T243">&gt;</text:span><text:span text:style-name="T168"> is 1, than the two most significant bytes will be returned instead. </text:span></text:p>
      <text:p text:style-name="P30">Example:</text:p>
      <text:p text:style-name="P139">TMR(0) =&gt; 3456</text:p>
      <text:p text:style-name="P30"/>
      <text:p text:style-name="P30">Since the BASIC operates with signed integers, values returned by <text:span text:style-name="T43">TMR</text:span> go from -32,768 to +32,767. To get the unsigned counterpart, if the value returned is negative, you can add it to 65,536 to get a value in the range 0 ~ 65,535.</text:p>
      <text:p text:style-name="P30">Example:</text:p>
      <text:p text:style-name="P139">10 A=TMR(0):IF A&lt;0 THEN A=65536+A</text:p>
      <text:p text:style-name="P30"/>
      <text:p text:style-name="P30">The system counter can be used to measure the passing of time by using the whole 32-bit value of the system tick timer. Also, if you divide this value by 100 you get the numbers of seconds elapsed since the computer has been powered on.</text:p>
      <text:p text:style-name="P30">Examples:</text:p>
      <text:p text:style-name="P139">PRINT (TMR(1)*65536+TMR(0)) =&gt; 273636 <text:s/>(100dths of seconds)</text:p>
      <text:p text:style-name="P139">PRINT INT((TMR(1)*65536+TMR(0))/100) =&gt; 2736 <text:s/>(seconds)</text:p>
      <text:p text:style-name="P30"/>
      <text:p text:style-name="P138"/>
      <text:h text:style-name="P272" text:outline-level="3"><text:bookmark-start text:name="__RefHeading___Toc4050_2749442001"/>USR<text:bookmark-end text:name="__RefHeading___Toc4050_2749442001"/></text:h>
      <text:p text:style-name="P30"/>
      <text:p text:style-name="P139">Syntax: USR(<text:span text:style-name="T52">arg</text:span>)</text:p>
      <text:p text:style-name="P30"/>
      <text:p text:style-name="P12"><text:span text:style-name="T168">Calls a user-defined machine language subroutine with argument </text:span><text:span text:style-name="T233">&lt;</text:span><text:span text:style-name="T183">arg</text:span><text:span text:style-name="T233">&gt;</text:span><text:span text:style-name="T168">. </text:span><text:span text:style-name="T233">&lt;</text:span><text:span text:style-name="T183">arg</text:span><text:span text:style-name="T233">&gt;</text:span><text:span text:style-name="T168"> is mandatory: even if it's not used, it must be passed to </text:span><text:span text:style-name="T69">USR</text:span><text:span text:style-name="T168">. The call of the subroutine is made through an entry point in RAM that must be initialized with the address of the first cell where the user code is stored in RAM. The entry point is located at locations $80</text:span><text:span text:style-name="T242">6</text:span><text:span text:style-name="T289">5</text:span><text:span text:style-name="T168"> and $80</text:span><text:span text:style-name="T242">6</text:span><text:span text:style-name="T289">6</text:span><text:span text:style-name="T168">: the address must be set using the little-endian order, meaning that the less significant byte must be stored into $80</text:span><text:span text:style-name="T242">6</text:span><text:span text:style-name="T289">5</text:span><text:span text:style-name="T168"> while the most significant byte must be stored into $80</text:span><text:span text:style-name="T242">6</text:span><text:span text:style-name="T289">6</text:span><text:span text:style-name="T168">. </text:span></text:p>
      <text:p text:style-name="P12"><text:span text:style-name="T242">Example: s</text:span><text:span text:style-name="T168">uppose that a subroutine has been stored in RAM from $B0A0. Then the byte $A0 will </text:span><text:span text:style-name="T242">need to be</text:span><text:span text:style-name="T168"> stored </text:span><text:span text:style-name="T242">into</text:span><text:span text:style-name="T168"> $80</text:span><text:span text:style-name="T242">6</text:span><text:span text:style-name="T289">5</text:span><text:span text:style-name="T168"> while byte $B0 </text:span><text:span text:style-name="T242">into</text:span><text:span text:style-name="T168"> $80</text:span><text:span text:style-name="T242">6</text:span><text:span text:style-name="T289">6</text:span><text:span text:style-name="T168">. </text:span><text:span text:style-name="T242">This can be done using the </text:span><text:span text:style-name="T72">DOKE</text:span><text:span text:style-name="T242"> command. Then, since </text:span><text:span text:style-name="T69">USR</text:span><text:span text:style-name="T168"> is a function, it must be called in a way </text:span><text:span text:style-name="T242">by </text:span><text:span text:style-name="T168">collect</text:span><text:span text:style-name="T242">ing</text:span><text:span text:style-name="T168"> the possible returned value:</text:span></text:p>
      <text:p text:style-name="Preformatted_20_Text"><text:span text:style-name="T242">10 DOKE&amp;H806</text:span><text:span text:style-name="T67">5</text:span><text:span text:style-name="T242">,&amp;HB0A0:</text:span><text:span text:style-name="T168">A=USR(0)</text:span></text:p>
      <text:p text:style-name="P139"/>
      <text:p text:style-name="P61"><text:soft-page-break/>After a system reset, the <text:span text:style-name="T43">USR</text:span> points, by default, to a call to an “Illegal function call” error. This is done to avoid system hangs by calling the function without setting it properly.</text:p>
      <text:p text:style-name="P30">See also: <text:a xlink:type="simple" xlink:href="#4.0.72.SYS|outline" text:style-name="Internet_20_link" text:visited-style-name="Visited_20_Internet_20_Link"><text:span text:style-name="T43">SYS</text:span></text:a>.</text:p>
      <text:p text:style-name="P138"/>
      <text:h text:style-name="P272" text:outline-level="3"><text:bookmark-start text:name="__RefHeading___Toc4052_2749442001"/>VAL<text:bookmark-end text:name="__RefHeading___Toc4052_2749442001"/></text:h>
      <text:p text:style-name="P139"/>
      <text:p text:style-name="P139">Syntax: VAL(<text:span text:style-name="T52">str</text:span>)</text:p>
      <text:p text:style-name="P30"/>
      <text:p text:style-name="P30">Returns the numerical value of string <text:span text:style-name="T153">&lt;</text:span><text:span text:style-name="T29">str</text:span><text:span text:style-name="T153">&gt;</text:span>. If the first character of <text:span text:style-name="T153">&lt;</text:span><text:span text:style-name="T29">str</text:span><text:span text:style-name="T153">&gt;</text:span> isn’t a “+”, <text:span text:style-name="T153">an “</text:span>&amp;”, or a digit then the result<text:span text:style-name="T337">s</text:span> will be 0.</text:p>
      <text:p text:style-name="P30">Examples:</text:p>
      <text:p text:style-name="P139">VAL("12") =&gt; 12</text:p>
      <text:p text:style-name="P139">A$="a":PRINT VAL(A$) =&gt; 0, because A$ can not be represented as a number</text:p>
      <text:p text:style-name="P30"/>
      <text:p text:style-name="P292">VAL can also be used with strings representing hexadecimal or binary values. If the trailing char is “$” the string will be interpreted as an hexadecimal value while if the trailing char is “%” then it will be interpreted as a binary value.</text:p>
      <text:p text:style-name="P292">Examples:</text:p>
      <text:p text:style-name="Preformatted_20_Text">?VAL("$0AFF")</text:p>
      <text:p text:style-name="Preformatted_20_Text">2815</text:p>
      <text:p text:style-name="Preformatted_20_Text"/>
      <text:p text:style-name="Preformatted_20_Text">?VAL("%1100")</text:p>
      <text:p text:style-name="Preformatted_20_Text">12</text:p>
      <text:p text:style-name="P292"/>
      <text:p text:style-name="P292">Pay attention that VAL only supports uppercase letters when interpreting hexadecimal values.</text:p>
      <text:p text:style-name="P292">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38"/>
      <text:h text:style-name="P272" text:outline-level="3"><text:bookmark-start text:name="__RefHeading___Toc4054_2749442001"/>VOLUME<text:bookmark-end text:name="__RefHeading___Toc4054_2749442001"/></text:h>
      <text:p text:style-name="P139"/>
      <text:p text:style-name="P139">Syntax: VOLUME <text:span text:style-name="T52">chn</text:span>,<text:span text:style-name="T52">val</text:span></text:p>
      <text:p text:style-name="P30"><text:soft-page-break/></text:p>
      <text:p text:style-name="P3"><text:span text:style-name="T168">Sets the volume of the selected channel </text:span><text:span text:style-name="T243">&lt;</text:span><text:span text:style-name="T183">chn</text:span><text:span text:style-name="T243">&gt;</text:span><text:span text:style-name="T168"> to </text:span><text:span text:style-name="T243">value</text:span><text:span text:style-name="T168"> </text:span><text:span text:style-name="T243">&lt;</text:span><text:span text:style-name="T183">val</text:span><text:span text:style-name="T243">&gt;</text:span><text:span text:style-name="T168">. </text:span><text:span text:style-name="T243">&lt;</text:span><text:span text:style-name="T183">chn</text:span><text:span text:style-name="T243">&gt;</text:span><text:span text:style-name="T168"> must be in the range 0~3: 1,2, and 3 works on the corresponding analog channel, respectively. If </text:span><text:span text:style-name="T243">&lt;</text:span><text:span text:style-name="T183">chn</text:span><text:span text:style-name="T243">&gt;</text:span><text:span text:style-name="T168"> is 0, the </text:span><text:span text:style-name="T242">command</text:span><text:span text:style-name="T168"> will </text:span><text:span text:style-name="T242">modify</text:span><text:span text:style-name="T168"> all the channels. </text:span><text:span text:style-name="T243">&lt;</text:span><text:span text:style-name="T183">val</text:span><text:span text:style-name="T243">&gt;</text:span><text:span text:style-name="T168"> must be a numerical value between 0 (no audio) and 15 (max volume). </text:span><text:span text:style-name="T276">Another thing to take into account is that the volume is logarithmic: the increments in the “power” of the sound is more evident as long as the value of the volume increases.</text:span></text:p>
      <text:p text:style-name="P30">Example:</text:p>
      <text:p text:style-name="P139">VOLUME 1,15 =&gt; sets the volume of channel 1 to the max. value</text:p>
      <text:p text:style-name="P139">VOLUME 0,0 =&gt; quits the volume of all the channels.</text:p>
      <text:p text:style-name="P30"/>
      <text:p text:style-name="P61">Please note that by quitting the volume of a sound channel doesn’t mean <text:span text:style-name="T338">that that sound generation on such channel has been</text:span> <text:span text:style-name="T314">halted</text:span>. To stop the sound generation, <text:span text:style-name="T338">too, </text:span><text:span text:style-name="T43">SOUND</text:span> must be used.</text:p>
      <text:p text:style-name="P61">Example:</text:p>
      <text:p text:style-name="P139">10 VOLUME 1,15 : <text:span text:style-name="T154">REM CHANNEL 1 VOLUME SET TO MAX</text:span></text:p>
      <text:p text:style-name="P139">20 SOUND 1,3000,0 : <text:span text:style-name="T154">REM GENERATING A TONE WITH NO ENDING</text:span></text:p>
      <text:p text:style-name="P139">30 PAUSE 200 : REM A PAUSE OF 2 SECONDS</text:p>
      <text:p text:style-name="P152">40 VOLUME 1,0 : REM SET CHANNEL 1 VOLUME TO OFF</text:p>
      <text:p text:style-name="P152">50 PAUSE 200 : REM ANOTHER PAUSE OF 2 SECONDS</text:p>
      <text:p text:style-name="P139">60 VOLUME 1,15 : <text:span text:style-name="T154">REM SET AGAIN VOLUME TO MAX – SOUND IS STILL PRESENT</text:span></text:p>
      <text:p text:style-name="P139">70 PAUSE 200 : REM ANOTHER PAUSE OF 2 SECONDS</text:p>
      <text:p text:style-name="P139">80 SOUND 0 : REM SOUND FROM ALL CHANNELS ARE OFF</text:p>
      <text:p text:style-name="P139"/>
      <text:p text:style-name="P70">See also <text:a xlink:type="simple" xlink:href="#4.0.65.SOUND|outline" text:style-name="Internet_20_link" text:visited-style-name="Visited_20_Internet_20_Link"><text:span text:style-name="T43">SOUND</text:span></text:a>.</text:p>
      <text:p text:style-name="P138"/>
      <text:h text:style-name="P272" text:outline-level="3"><text:bookmark-start text:name="__RefHeading___Toc4056_2749442001"/>VPEEK<text:bookmark-end text:name="__RefHeading___Toc4056_2749442001"/></text:h>
      <text:p text:style-name="P139"/>
      <text:p text:style-name="P139">Syntax: VPEEK(<text:span text:style-name="T53">nnnn</text:span>)</text:p>
      <text:p text:style-name="P30"/>
      <text:p text:style-name="P30">Reads a value from the VRAM (or Video-RAM). <text:span text:style-name="T154">&lt;</text:span><text:span text:style-name="T30">nnnn</text:span><text:span text:style-name="T154">&gt;</text:span> is a value between 0 ($0000) and 16,383 ($3FFF), since the VRAM is 16 KB wide. It returns a byte value (<text:span text:style-name="T154">range </text:span>0<text:span text:style-name="T154">~</text:span>255). </text:p>
      <text:p text:style-name="P30">Example:</text:p>
      <text:p text:style-name="P153">A=VPEEK(0)</text:p>
      <text:p text:style-name="P28"/>
      <text:p text:style-name="P90">Note: since the VRAM (or Video-RAM) is at exclusive use of the VDP (Video Dislay Processor)<text:span text:style-name="T154">, it can only be accessed by this chip. This means that it is out of the normal address space of the CPU, therefore specific instructions to read from or write to VRAM have been implemented.</text:span></text:p>
      <text:p text:style-name="P62">See also <text:a xlink:type="simple" xlink:href="#4.0.80.VPOKE|outline" text:style-name="Internet_20_link" text:visited-style-name="Visited_20_Internet_20_Link"><text:span text:style-name="T43">VPOKE</text:span></text:a>.</text:p>
      <text:p text:style-name="P138"/>
      <text:h text:style-name="P272" text:outline-level="3"><text:bookmark-start text:name="__RefHeading___Toc4058_2749442001"/><text:soft-page-break/>VPOKE<text:bookmark-end text:name="__RefHeading___Toc4058_2749442001"/></text:h>
      <text:p text:style-name="P139"/>
      <text:p text:style-name="P139">Syntax: VPOKE <text:span text:style-name="T53">nnnn</text:span>,<text:span text:style-name="T53">val</text:span></text:p>
      <text:p text:style-name="P30"/>
      <text:p text:style-name="P30">Like it<text:span text:style-name="T154">s </text:span><text:span text:style-name="T75">POKE</text:span> counterpart, <text:span text:style-name="T43">VPOKE</text:span> writes <text:span text:style-name="T154">into VRAM (or Video-RAM). </text:span><text:span text:style-name="T75">VPOKE</text:span><text:span text:style-name="T154"> writes the value</text:span> <text:span text:style-name="T154">&lt;</text:span><text:span text:style-name="T30">val</text:span><text:span text:style-name="T154">&gt;</text:span> into the cell of VRAM whose address is <text:span text:style-name="T154">&lt;</text:span><text:span text:style-name="T30">nnnn</text:span><text:span text:style-name="T154">&gt;</text:span>. <text:span text:style-name="T154">&lt;</text:span><text:span text:style-name="T30">nnnn</text:span><text:span text:style-name="T154">&gt;</text:span> must be in the range 0~16,383, while <text:span text:style-name="T154">&lt;</text:span><text:span text:style-name="T30">val</text:span><text:span text:style-name="T154">&gt;</text:span> is a byte value (0-255).</text:p>
      <text:p text:style-name="P30">Example:</text:p>
      <text:p text:style-name="P139">VPOKE 1000,100</text:p>
      <text:p text:style-name="P30"/>
      <text:p text:style-name="P71">See also <text:a xlink:type="simple" xlink:href="#4.0.79.VPEEK|outline" text:style-name="Internet_20_link" text:visited-style-name="Visited_20_Internet_20_Link"><text:span text:style-name="T43">VPEEK</text:span></text:a>.</text:p>
      <text:p text:style-name="P138"/>
      <text:h text:style-name="P272" text:outline-level="3"><text:bookmark-start text:name="__RefHeading___Toc4060_2749442001"/>VREG<text:bookmark-end text:name="__RefHeading___Toc4060_2749442001"/></text:h>
      <text:p text:style-name="P139"/>
      <text:p text:style-name="P139">Syntax: VREG reg,value</text:p>
      <text:p text:style-name="P30"/>
      <text:p text:style-name="P30">Writes <text:span text:style-name="T144">&lt;</text:span><text:span text:style-name="T19">value</text:span><text:span text:style-name="T144">&gt;</text:span> into the VDP register <text:span text:style-name="T144">&lt;</text:span><text:span text:style-name="T19">reg</text:span><text:span text:style-name="T144">&gt;</text:span>. <text:span text:style-name="T144">&lt;</text:span><text:span text:style-name="T19">reg</text:span><text:span text:style-name="T144">&gt;</text:span> must be a number in the range 0~7, while <text:span text:style-name="T144">&lt;</text:span><text:span text:style-name="T19">value</text:span><text:span text:style-name="T144">&gt;</text:span> is a byte (0~255).</text:p>
      <text:p text:style-name="P30">Example:</text:p>
      <text:p text:style-name="P139">VREG 7,15 = writes 15 into register #7</text:p>
      <text:p text:style-name="P30"/>
      <text:p text:style-name="P30">Further reading: to better know the serial capabilities of the <text:span text:style-name="T80">VDP</text:span> chip, the reading of the <text:span text:style-name="T80">TMS9918A</text:span> user manual is recom<text:span text:style-name="T315">m</text:span>ended. A copy can be found here:</text:p>
      <text:p text:style-name="P3"><text:a xlink:type="simple" xlink:href="https://github.com/leomil72/LM80C/tree/master/manuals" text:style-name="Internet_20_link" text:visited-style-name="Visited_20_Internet_20_Link"><text:span text:style-name="T168">https://github.com/leomil72/LM80C/tree/master/manuals</text:span></text:a></text:p>
      <text:p text:style-name="P71">See also <text:a xlink:type="simple" xlink:href="#4.0.82.VSTAT|outline" text:style-name="Internet_20_link" text:visited-style-name="Visited_20_Internet_20_Link"><text:span text:style-name="T43">VSTAT</text:span></text:a>.</text:p>
      <text:p text:style-name="P138"/>
      <text:h text:style-name="P272" text:outline-level="3"><text:bookmark-start text:name="__RefHeading___Toc4062_2749442001"/>VSTAT<text:bookmark-end text:name="__RefHeading___Toc4062_2749442001"/></text:h>
      <text:p text:style-name="P139"/>
      <text:p text:style-name="P139">Syntax: VSTAT(<text:span text:style-name="T45">x</text:span>)</text:p>
      <text:p text:style-name="P30"/>
      <text:p text:style-name="P30">Reads the status register of the VDP. <text:span text:style-name="T144">&lt;</text:span><text:span text:style-name="T20">x</text:span><text:span text:style-name="T144">&gt;</text:span> is ignored and can be any signed integer (between -32,768 and +32,767), <text:span text:style-name="T338">since there is only a read-only register in VDP, so any value of &lt;</text:span><text:span text:style-name="T31">x</text:span><text:span text:style-name="T155">&gt; will always refer to the same register. The function </text:span>returns a byte value (0-255).</text:p>
      <text:p text:style-name="P30">Example:</text:p>
      <text:p text:style-name="P139">?VSTAT(0)</text:p>
      <text:p text:style-name="P139"/>
      <text:p text:style-name="P71">See also <text:a xlink:type="simple" xlink:href="#4.0.81.VREG|outline" text:style-name="Internet_20_link" text:visited-style-name="Visited_20_Internet_20_Link"><text:span text:style-name="T43">VREG</text:span></text:a>.</text:p>
      <text:p text:style-name="P138"><text:soft-page-break/></text:p>
      <text:h text:style-name="P272" text:outline-level="3"><text:bookmark-start text:name="__RefHeading___Toc4064_2749442001"/>WAIT<text:bookmark-end text:name="__RefHeading___Toc4064_2749442001"/></text:h>
      <text:p text:style-name="P139"/>
      <text:p text:style-name="P139">Syntax: WAIT <text:span text:style-name="T54">port</text:span>,<text:span text:style-name="T155">V</text:span><text:span text:style-name="T54">or</text:span>[,<text:span text:style-name="T155">V</text:span><text:span text:style-name="T54">and</text:span>]</text:p>
      <text:p text:style-name="P30"/>
      <text:p text:style-name="P30">Reads the I/O port <text:span text:style-name="T155">&lt;</text:span><text:span text:style-name="T31">port</text:span><text:span text:style-name="T155">&gt;</text:span> and performs and OR between the <text:span text:style-name="T155">byte being returned </text:span>and <text:span text:style-name="T155">&lt;</text:span><text:span text:style-name="T31">Vor</text:span><text:span text:style-name="T155">&gt;</text:span>. If <text:span text:style-name="T155">&lt;</text:span><text:span text:style-name="T31">Vand</text:span><text:span text:style-name="T155">&gt;</text:span> is passed, <text:span text:style-name="T338">too,</text:span> the result of the OR operation is <text:span text:style-name="T155">then </text:span>ANDed with <text:span text:style-name="T155">&lt;</text:span><text:span text:style-name="T31">Vand</text:span><text:span text:style-name="T155">&gt;</text:span>. The ex<text:span text:style-name="T155">e</text:span>cution continues with a non-zero result.</text:p>
      <text:p text:style-name="P30">Example:</text:p>
      <text:p text:style-name="P139">WAIT 0,0,128 =&gt; the execution continues only if port 0 returns 128</text:p>
      <text:p text:style-name="P139"><text:s text:c="16"/>because 128 OR 0 = 128 and 128 AND 128 = 128.</text:p>
      <text:p text:style-name="P28"/>
      <text:p text:style-name="P72">See also <text:a xlink:type="simple" xlink:href="#4.0.31.INP|outline" text:style-name="Internet_20_link" text:visited-style-name="Visited_20_Internet_20_Link"><text:span text:style-name="T43">INP</text:span></text:a>.</text:p>
      <text:p text:style-name="P138"/>
      <text:h text:style-name="P272" text:outline-level="3"><text:bookmark-start text:name="__RefHeading___Toc4066_2749442001"/>WIDTH<text:bookmark-end text:name="__RefHeading___Toc4066_2749442001"/></text:h>
      <text:p text:style-name="P139"/>
      <text:p text:style-name="P139">Syntax: WIDTH <text:span text:style-name="T54">val</text:span></text:p>
      <text:p text:style-name="P30"/>
      <text:p text:style-name="P30">Sets the leng<text:span text:style-name="T315">t</text:span>h of a line for inputs or outputs. <text:span text:style-name="T155">&lt;</text:span><text:span text:style-name="T31">val</text:span><text:span text:style-name="T155">&gt;</text:span> must be in the range 0~255. Default is 255. <text:span text:style-name="T155">Please consider that this value doesn’t affect the length of the program lines being but only the length of lines on the terminal console, if a serial port is connected to a remote device.</text:span></text:p>
      <text:p text:style-name="P138"/>
      <text:h text:style-name="P272" text:outline-level="3"><text:bookmark-start text:name="__RefHeading___Toc4068_2749442001"/>XOR<text:bookmark-end text:name="__RefHeading___Toc4068_2749442001"/></text:h>
      <text:p text:style-name="P139"/>
      <text:p text:style-name="P139">Syntax: <text:span text:style-name="T45">arg1</text:span> XOR <text:span text:style-name="T45">arg2</text:span></text:p>
      <text:p text:style-name="P30"/>
      <text:p text:style-name="P30">Logic operator used in boolean expressions and bitwise operations. It performs a logical exclusive disjunction between expression <text:span text:style-name="T144">&lt;</text:span><text:span text:style-name="T20">arg1</text:span><text:span text:style-name="T144">&gt;</text:span> and <text:span text:style-name="T144">&lt;</text:span><text:span text:style-name="T20">arg2</text:span><text:span text:style-name="T144">&gt;</text:span>. The interpreter supports 4 boolean operators: <text:span text:style-name="T43">AND</text:span>, <text:span text:style-name="T43">OR</text:span>, <text:span text:style-name="T43">XOR</text:span>, and <text:span text:style-name="T43">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39">0 XOR 0 = 0</text:p>
      <text:p text:style-name="P139">0 XOR 1 = 1</text:p>
      <text:p text:style-name="P139">1 XOR 0 = 1</text:p>
      <text:p text:style-name="P139">1 XOR 1 = 0</text:p>
      <text:p text:style-name="P30"/>
      <text:p text:style-name="P30">Example:</text:p>
      <text:p text:style-name="P139"><text:soft-page-break/>11 XOR 2 =&gt; 9 (11 is 1011b, 2 is 0010b, so 1011b XOR 0010b is equal to</text:p>
      <text:p text:style-name="P139"><text:s text:c="14"/>1001b, that is 9 in decimal representation)</text:p>
      <text:p text:style-name="P30"/>
      <text:p text:style-name="P30">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39">65 XOR 167 = 230</text:p>
      <text:p text:style-name="P30"/>
      <text:p text:style-name="P30">Now, to revert to the original text, let's XOR 230 with the same "key":</text:p>
      <text:p text:style-name="P139">230 XOR 167 =&gt; 65</text:p>
      <text:p text:style-name="P139"/>
      <text:p text:style-name="P43">See also: <text:a xlink:type="simple" xlink:href="#4.0.4.AND|outline" text:style-name="Internet_20_link" text:visited-style-name="Visited_20_Internet_20_Link"><text:span text:style-name="T43">AND</text:span></text:a>, <text:a xlink:type="simple" xlink:href="#4.0.45.OR|outline" text:style-name="Internet_20_link" text:visited-style-name="Visited_20_Internet_20_Link"><text:span text:style-name="T43">OR</text:span></text:a>, and <text:a xlink:type="simple" xlink:href="#4.0.43.NOT|outline" text:style-name="Internet_20_link" text:visited-style-name="Visited_20_Internet_20_Link"><text:span text:style-name="T43">NOT</text:span></text:a>.</text:p>
      <text:p text:style-name="P138"/>
      <text:h text:style-name="P267" text:outline-level="1"><text:bookmark-start text:name="__RefHeading___Toc9734_3299531010"/>5.APPENDIX<text:bookmark-end text:name="__RefHeading___Toc9734_3299531010"/></text:h>
      <text:h text:style-name="P271" text:outline-level="2"><text:bookmark-start text:name="__RefHeading___Toc9736_3299531010"/><text:span text:style-name="T351">5.1 </text:span><text:span text:style-name="T16">ASCII table</text:span><text:bookmark-end text:name="__RefHeading___Toc9736_3299531010"/></text:h>
      <text:p text:style-name="P128">ASCII codes from 0 to 31 (non graphic chars):</text:p>
      <table:table table:name="Tabella1" table:style-name="Tabella1">
        <table:table-column table:style-name="Tabella1.A" table:number-columns-repeated="3"/>
        <table:table-column table:style-name="Tabella1.D"/>
        <table:table-row>
          <table:table-cell table:style-name="Tabella1.A1" office:value-type="string">
            <text:p text:style-name="P257">0: <text:span text:style-name="T352">NULL</text:span></text:p>
          </table:table-cell>
          <table:table-cell table:style-name="Tabella1.A1" office:value-type="string">
            <text:p text:style-name="P257">8: DEL key (backspace)</text:p>
          </table:table-cell>
          <table:table-cell table:style-name="Tabella1.A1" office:value-type="string">
            <text:p text:style-name="P257">16: <text:span text:style-name="T352">C= graph. key</text:span></text:p>
          </table:table-cell>
          <table:table-cell table:style-name="Tabella1.D1" office:value-type="string">
            <text:p text:style-name="P257">24: <text:span text:style-name="T352">F8 (HELP) key</text:span></text:p>
          </table:table-cell>
        </table:table-row>
        <table:table-row>
          <table:table-cell table:style-name="Tabella1.A2" office:value-type="string">
            <text:p text:style-name="P257">1: <text:span text:style-name="T352">F1 key</text:span></text:p>
          </table:table-cell>
          <table:table-cell table:style-name="Tabella1.A2" office:value-type="string">
            <text:p text:style-name="P257">9: <text:s/><text:span text:style-name="T352">H. tab (on serial)*</text:span></text:p>
          </table:table-cell>
          <table:table-cell table:style-name="Tabella1.A2" office:value-type="string">
            <text:p text:style-name="P257">17: <text:span text:style-name="T352">CTRL-Q*</text:span></text:p>
          </table:table-cell>
          <table:table-cell table:style-name="Tabella1.D2" office:value-type="string">
            <text:p text:style-name="P257">25: <text:span text:style-name="T352">HOME key</text:span></text:p>
          </table:table-cell>
        </table:table-row>
        <table:table-row>
          <table:table-cell table:style-name="Tabella1.A2" office:value-type="string">
            <text:p text:style-name="P257">2: <text:span text:style-name="T352">F2 key</text:span></text:p>
          </table:table-cell>
          <table:table-cell table:style-name="Tabella1.A2" office:value-type="string">
            <text:p text:style-name="P257">10: <text:span text:style-name="T353">Line feed</text:span></text:p>
          </table:table-cell>
          <table:table-cell table:style-name="Tabella1.A2" office:value-type="string">
            <text:p text:style-name="P257">18: <text:span text:style-name="T352">CTRL-R*</text:span></text:p>
          </table:table-cell>
          <table:table-cell table:style-name="Tabella1.D2" office:value-type="string">
            <text:p text:style-name="P258">26: <text:span text:style-name="T38">not used</text:span></text:p>
          </table:table-cell>
        </table:table-row>
        <table:table-row>
          <table:table-cell table:style-name="Tabella1.A2" office:value-type="string">
            <text:p text:style-name="P257">3: <text:span text:style-name="T352">CTRL-C</text:span></text:p>
          </table:table-cell>
          <table:table-cell table:style-name="Tabella1.A2" office:value-type="string">
            <text:p text:style-name="P256"><text:span text:style-name="T351">11: </text:span><text:span text:style-name="T38">not used</text:span></text:p>
          </table:table-cell>
          <table:table-cell table:style-name="Tabella1.A2" office:value-type="string">
            <text:p text:style-name="P257">19: <text:span text:style-name="T352">CTRL-S*</text:span></text:p>
          </table:table-cell>
          <table:table-cell table:style-name="Tabella1.D2" office:value-type="string">
            <text:p text:style-name="P257">27: <text:span text:style-name="T352">ESCAPE key</text:span></text:p>
          </table:table-cell>
        </table:table-row>
        <table:table-row>
          <table:table-cell table:style-name="Tabella1.A2" office:value-type="string">
            <text:p text:style-name="P257">4: <text:span text:style-name="T352">F3 key</text:span></text:p>
          </table:table-cell>
          <table:table-cell table:style-name="Tabella1.A2" office:value-type="string">
            <text:p text:style-name="P257">12: Clear screen &amp; form feed (on serial)</text:p>
          </table:table-cell>
          <table:table-cell table:style-name="Tabella1.A2" office:value-type="string">
            <text:p text:style-name="P257">20: <text:span text:style-name="T352">SHIFT key</text:span></text:p>
          </table:table-cell>
          <table:table-cell table:style-name="Tabella1.D2" office:value-type="string">
            <text:p text:style-name="P257">28: <text:span text:style-name="T352">CURSOR LEFT key</text:span></text:p>
          </table:table-cell>
        </table:table-row>
        <table:table-row>
          <table:table-cell table:style-name="Tabella1.A2" office:value-type="string">
            <text:p text:style-name="P257">5: <text:span text:style-name="T352">F4 key</text:span></text:p>
          </table:table-cell>
          <table:table-cell table:style-name="Tabella1.A2" office:value-type="string">
            <text:p text:style-name="P257">13: RETURN key &amp; carriage return</text:p>
          </table:table-cell>
          <table:table-cell table:style-name="Tabella1.A2" office:value-type="string">
            <text:p text:style-name="P257">21: <text:span text:style-name="T352">CTRL-U*</text:span></text:p>
          </table:table-cell>
          <table:table-cell table:style-name="Tabella1.D2" office:value-type="string">
            <text:p text:style-name="P257">29: <text:span text:style-name="T352">CURSOR RIGHT key</text:span></text:p>
          </table:table-cell>
        </table:table-row>
        <table:table-row>
          <table:table-cell table:style-name="Tabella1.A2" office:value-type="string">
            <text:p text:style-name="P257">6: <text:span text:style-name="T352">F5 key</text:span></text:p>
          </table:table-cell>
          <table:table-cell table:style-name="Tabella1.A2" office:value-type="string">
            <text:p text:style-name="P257">14: <text:span text:style-name="T352">CTRL key</text:span></text:p>
          </table:table-cell>
          <table:table-cell table:style-name="Tabella1.A2" office:value-type="string">
            <text:p text:style-name="P257">22: <text:span text:style-name="T352">F6 key</text:span></text:p>
          </table:table-cell>
          <table:table-cell table:style-name="Tabella1.D2" office:value-type="string">
            <text:p text:style-name="P257">30: <text:span text:style-name="T352">CURSOR UP key</text:span></text:p>
          </table:table-cell>
        </table:table-row>
        <table:table-row>
          <table:table-cell table:style-name="Tabella1.A2" office:value-type="string">
            <text:p text:style-name="P257">7: <text:span text:style-name="T352">bell (on serial)*</text:span></text:p>
          </table:table-cell>
          <table:table-cell table:style-name="Tabella1.A2" office:value-type="string">
            <text:p text:style-name="P257">15: <text:span text:style-name="T352">CTRL-O*</text:span></text:p>
          </table:table-cell>
          <table:table-cell table:style-name="Tabella1.A2" office:value-type="string">
            <text:p text:style-name="P257">23: <text:span text:style-name="T352">F7 key</text:span></text:p>
          </table:table-cell>
          <table:table-cell table:style-name="Tabella1.D2" office:value-type="string">
            <text:p text:style-name="P257">31: <text:span text:style-name="T352">CURSOR DOWN key</text:span></text:p>
          </table:table-cell>
        </table:table-row>
      </table:table>
      <text:p text:style-name="Text_20_body">*<text:span text:style-name="T352">legacy</text:span></text:p>
      <text:p text:style-name="Text_20_body"><draw:frame draw:style-name="fr2" draw:name="Immagine2" text:anchor-type="paragraph" svg:x="0cm" svg:y="0.09cm" svg:width="8.573cm" svg:height="6.588cm" draw:z-index="1"><draw:image xlink:href="Pictures/1000000000000400000003133247F0F0498BFD14.jpg" xlink:type="simple" xlink:show="embed" xlink:actuate="onLoad" loext:mime-type="image/jpeg"/></draw:frame><draw:frame draw:style-name="fr1" draw:name="Immagine3" text:anchor-type="paragraph" svg:x="8.571cm" svg:y="0.09cm" svg:width="8.465cm" svg:height="6.604cm" draw:z-index="2"><draw:image xlink:href="Pictures/10000000000004000000031F247C6FDBDBAB68B8.jpg" xlink:type="simple" xlink:show="embed" xlink:actuate="onLoad" loext:mime-type="image/jpeg"/></draw:frame><draw:frame draw:style-name="fr1" draw:name="Immagine4" text:anchor-type="paragraph" svg:x="0.007cm" svg:y="6.692cm" svg:width="8.565cm" svg:height="6.415cm" draw:z-index="3"><draw:image xlink:href="Pictures/1000000000000400000002FFBA381E305C8913E4.jpg" xlink:type="simple" xlink:show="embed" xlink:actuate="onLoad" loext:mime-type="image/jpeg"/></draw:frame><draw:frame draw:style-name="fr1" draw:name="Immagine5" text:anchor-type="paragraph" svg:x="8.571cm" svg:y="6.729cm" svg:width="8.34cm" svg:height="6.378cm" draw:z-index="4"><draw:image xlink:href="Pictures/10000000000004000000030A58E82F2F68DB6387.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6" text:anchor-type="paragraph" svg:x="0.007cm" svg:y="0.044cm" svg:width="8.514cm" svg:height="6.459cm" draw:z-index="5"><draw:image xlink:href="Pictures/1000000000000400000003098D7E479107919420.jpg" xlink:type="simple" xlink:show="embed" xlink:actuate="onLoad" loext:mime-type="image/jpeg"/></draw:frame><draw:frame draw:style-name="fr1" draw:name="Immagine7" text:anchor-type="paragraph" svg:x="8.52cm" svg:y="0.067cm" svg:width="8.458cm" svg:height="6.436cm" draw:z-index="6"><draw:image xlink:href="Pictures/100000000000040000000301BFB561F2605828E7.jpg" xlink:type="simple" xlink:show="embed" xlink:actuate="onLoad" loext:mime-type="image/jpeg"/></draw:frame><draw:frame draw:style-name="fr1" draw:name="Immagine8" text:anchor-type="paragraph" svg:x="0.007cm" svg:y="6.502cm" svg:width="8.613cm" svg:height="6.484cm" draw:z-index="7"><draw:image xlink:href="Pictures/1000000000000400000003031E55882E8CF966FF.jpg" xlink:type="simple" xlink:show="embed" xlink:actuate="onLoad" loext:mime-type="image/jpeg"/></draw:frame><text:soft-page-break/><text:line-break/><text:line-break/><text:line-break/></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0"/>
      <text:p text:style-name="P130">P.S.: char 127 is DELETE</text:p>
      <text:p text:style-name="P130">P.P.S.: the ASCII table above is valid both for SCREEN 0 (6x8 pixel chars) and SCREEN 1, 2(with GPRINT), and 4 (8x8 pixel chars).</text:p>
      <text:p text:style-name="P130"/>
      <text:h text:style-name="Heading_20_2" text:outline-level="2"><text:bookmark-start text:name="__RefHeading___Toc10006_1351868231"/>5.2 Status LEDs<text:bookmark-end text:name="__RefHeading___Toc10006_1351868231"/></text:h>
      <text:p text:style-name="P131">Status LEDs are used by the operating system to communicate special conditions to the users. Their meaning is as follow:</text:p>
      <table:table table:name="Tabella2" table:style-name="Tabella2">
        <table:table-column table:style-name="Tabella2.A"/>
        <table:table-column table:style-name="Tabella2.B"/>
        <table:table-row>
          <table:table-cell table:style-name="Tabella2.A1" office:value-type="string">
            <text:p text:style-name="P259">0: Serial 1 buffer overrun</text:p>
          </table:table-cell>
          <table:table-cell table:style-name="Tabella2.B1" office:value-type="string">
            <text:p text:style-name="P259">4: N.C.</text:p>
          </table:table-cell>
        </table:table-row>
        <table:table-row>
          <table:table-cell table:style-name="Tabella2.A2" office:value-type="string">
            <text:p text:style-name="P259">1: Serial 2 buffer overrun</text:p>
          </table:table-cell>
          <table:table-cell table:style-name="Tabella2.B2" office:value-type="string">
            <text:p text:style-name="P259">5: N.C.</text:p>
          </table:table-cell>
        </table:table-row>
        <table:table-row>
          <table:table-cell table:style-name="Tabella2.A2" office:value-type="string">
            <text:p text:style-name="P259">2: N.C.</text:p>
          </table:table-cell>
          <table:table-cell table:style-name="Tabella2.B2" office:value-type="string">
            <text:p text:style-name="P259">7: Serial 1 line open</text:p>
          </table:table-cell>
        </table:table-row>
        <table:table-row>
          <table:table-cell table:style-name="Tabella2.A2" office:value-type="string">
            <text:p text:style-name="P259">3: N.C.</text:p>
          </table:table-cell>
          <table:table-cell table:style-name="Tabella2.B2" office:value-type="string">
            <text:p text:style-name="P259">8: Serial 2 line open</text:p>
          </table:table-cell>
        </table:table-row>
      </table:table>
      <text:p text:style-name="P131"/>
      <text:h text:style-name="P264" text:outline-level="1"><text:bookmark-start text:name="__RefHeading___Toc4389_2749442001"/><text:span text:style-name="T352">6</text:span>. USEFUL LINKS<text:bookmark-end text:name="__RefHeading___Toc4389_2749442001"/></text:h>
      <text:p text:style-name="P63">Project home page:</text:p>
      <text:p text:style-name="P22"><text:a xlink:type="simple" xlink:href="https://www.leonardomiliani.com/en/lm80c/" text:style-name="Internet_20_link" text:visited-style-name="Visited_20_Internet_20_Link"><text:span text:style-name="T168">https://www.leonardomiliani.com/en/lm80c/</text:span></text:a></text:p>
      <text:p text:style-name="P63"/>
      <text:p text:style-name="P64">Github repository for source codes and schematics:</text:p>
      <text:p text:style-name="P23"><text:a xlink:type="simple" xlink:href="https://github.com/leomil72/LM80C" text:style-name="Internet_20_link" text:visited-style-name="Visited_20_Internet_20_Link"><text:span text:style-name="T168">https://github.com/leomil72/LM80C</text:span></text:a></text:p>
      <text:p text:style-name="P64"/>
      <text:p text:style-name="P64">Hackaday page:</text:p>
      <text:p text:style-name="P23"><text:a xlink:type="simple" xlink:href="https://hackaday.io/project/165246-lm80c-color-computer" text:style-name="Internet_20_link" text:visited-style-name="Visited_20_Internet_20_Link"><text:span text:style-name="T168">https://hackaday.io/project/165246-lm80c-color-computer</text:span></text:a></text:p>
      <text:p text:style-name="P64"/>
      <text:p text:style-name="P136"/>
      <text:p text:style-name="P64"/>
      <text:p text:style-name="P64"/>
      <text:p text:style-name="P64"/>
      <text:p text:style-name="P64"/>
      <text:p text:style-name="P64"/>
      <text:p text:style-name="P64"/>
      <text:p text:style-name="P64"/>
      <text:p text:style-name="P64"/>
      <text:p text:style-name="P64"/>
      <text:p text:style-name="P64"/>
      <text:p text:style-name="P64"/>
      <text:p text:style-name="P26">LM80C</text:p>
      <text:p text:style-name="P26">Color Computer</text:p>
      <text:p text:style-name="P27">Enjoy home-brewing <text:span text:style-name="T158">computers</text:span></text:p>
      <text:p text:style-name="P24"/>
      <text:p text:style-name="P24"/>
      <text:p text:style-name="P25">Leonardo Miliani</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loext: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Miliani</meta:initial-creator>
    <meta:creation-date>2020-03-01T10:44:58.359262325</meta:creation-date>
    <dc:date>2020-06-07T17:13:16.315752186</dc:date>
    <meta:editing-duration>PT7H48M24S</meta:editing-duration>
    <meta:editing-cycles>90</meta:editing-cycles>
    <meta:generator>LibreOffice/6.4.4.2$MacOSX_X86_64 LibreOffice_project/3d775be2011f3886db32dfd395a6a6d1ca2630ff</meta:generator>
    <dc:description>Written by Leonardo Miliani for the LM80C Color Computer</dc:description>
    <dc:title>LM80C BASIC Reference Manual</dc:title>
    <dc:creator>Leonardo Miliani</dc:creator>
    <meta:document-statistic meta:table-count="2" meta:image-count="8" meta:object-count="0" meta:page-count="72" meta:paragraph-count="1552" meta:word-count="15916" meta:character-count="88356" meta:non-whitespace-character-count="73504"/>
  </office:meta>
</office:document-meta>
</file>